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46cm"/>
    </style:style>
    <style:style style:name="co3" style:family="table-column">
      <style:table-column-properties fo:break-before="auto" style:column-width="3.911cm"/>
    </style:style>
    <style:style style:name="co4" style:family="table-column">
      <style:table-column-properties fo:break-before="auto" style:column-width="5.694cm"/>
    </style:style>
    <style:style style:name="co5" style:family="table-column">
      <style:table-column-properties fo:break-before="auto" style:column-width="4.406cm"/>
    </style:style>
    <style:style style:name="co6" style:family="table-column">
      <style:table-column-properties fo:break-before="auto" style:column-width="9.902cm"/>
    </style:style>
    <style:style style:name="co7" style:family="table-column">
      <style:table-column-properties fo:break-before="auto" style:column-width="18.81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DejaVu Sans" fo:font-size="10pt" style:font-size-asian="10pt" style:font-size-complex="10pt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DejaVu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DejaVu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no-wrap"/>
      <style:text-properties style:font-name="DejaVu San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DejaVu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no-wrap"/>
      <style:paragraph-properties fo:text-align="start"/>
      <style:text-properties style:use-window-font-color="true" style:text-outline="false" style:text-line-through-style="none" style:text-line-through-type="none" style:font-name="DejaVu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ext-properties style:font-name="DejaVu Sans" fo:font-size="10pt" style:font-size-asian="10pt" style:font-size-complex="10pt"/>
    </style:style>
    <style:style style:name="ce10" style:family="table-cell" style:parent-style-name="Default" style:data-style-name="N100">
      <style:table-cell-properties fo:wrap-option="wrap" style:shrink-to-fit="false"/>
      <style:text-properties style:font-name="DejaVu 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1" table:default-cell-style-name="ce5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9"/>
        <table:table-column table:style-name="co1" table:number-columns-repeated="1016" table:default-cell-style-name="ce1"/>
        <table:table-row table:style-name="ro1">
          <table:table-cell office:value-type="string" calcext:value-type="string">
            <text:p>VF gen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Uniprot</text:p>
          </table:table-cell>
          <table:table-cell office:value-type="string" calcext:value-type="string">
            <text:p>Categor(y/ies)</text:p>
          </table:table-cell>
          <table:table-cell office:value-type="string" calcext:value-type="string">
            <text:p>Sub Categor(y/ies)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Ref Genome</text:p>
          </table:table-cell>
          <table:table-cell office:value-type="string" calcext:value-type="string">
            <text:p>Sequenc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gn43</text:p>
          </table:table-cell>
          <table:table-cell table:style-name="ce3"/>
          <table:table-cell/>
          <table:table-cell table:style-name="ce3" office:value-type="string" calcext:value-type="string">
            <text:p>Autotransporter</text:p>
          </table:table-cell>
          <table:table-cell table:style-name="ce3" office:value-type="string" calcext:value-type="string">
            <text:p>Antigen 43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aida</text:p>
          </table:table-cell>
          <table:table-cell table:style-name="ce3"/>
          <table:table-cell/>
          <table:table-cell table:style-name="ce3" office:value-type="string" calcext:value-type="string">
            <text:p>Autotransporter</text:p>
          </table:table-cell>
          <table:table-cell table:style-name="ce3" office:value-type="string" calcext:value-type="string">
            <text:p>Adhesin involved in diffuse adherenc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cdtA</text:p>
          </table:table-cell>
          <table:table-cell table:style-name="ce3"/>
          <table:table-cell/>
          <table:table-cell table:style-name="ce3" office:value-type="string" calcext:value-type="string">
            <text:p>Toxins</text:p>
          </table:table-cell>
          <table:table-cell table:style-name="ce3" office:value-type="string" calcext:value-type="string">
            <text:p>Cytolethal distending toxin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cdtB</text:p>
          </table:table-cell>
          <table:table-cell table:style-name="ce3"/>
          <table:table-cell/>
          <table:table-cell table:style-name="ce3" office:value-type="string" calcext:value-type="string">
            <text:p>Toxins</text:p>
          </table:table-cell>
          <table:table-cell table:style-name="ce3" office:value-type="string" calcext:value-type="string">
            <text:p>Cytolethal distending toxin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cdtC</text:p>
          </table:table-cell>
          <table:table-cell table:style-name="ce3"/>
          <table:table-cell/>
          <table:table-cell table:style-name="ce3" office:value-type="string" calcext:value-type="string">
            <text:p>Toxins</text:p>
          </table:table-cell>
          <table:table-cell table:style-name="ce3" office:value-type="string" calcext:value-type="string">
            <text:p>Cytolethal distending toxin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cesD</text:p>
          </table:table-cell>
          <table:table-cell table:style-name="ce3"/>
          <table:table-cell/>
          <table:table-cell table:style-name="ce3" office:value-type="string" calcext:value-type="string">
            <text:p>Secretion system</text:p>
          </table:table-cell>
          <table:table-cell table:style-name="ce3" office:value-type="string" calcext:value-type="string">
            <text:p>LEE locus encoded TTSS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cesD2</text:p>
          </table:table-cell>
          <table:table-cell table:style-name="ce3"/>
          <table:table-cell/>
          <table:table-cell table:style-name="ce3" office:value-type="string" calcext:value-type="string">
            <text:p>Secretion system</text:p>
          </table:table-cell>
          <table:table-cell table:style-name="ce3" office:value-type="string" calcext:value-type="string">
            <text:p>LEE locus encoded TTSS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cesF</text:p>
          </table:table-cell>
          <table:table-cell table:style-name="ce3"/>
          <table:table-cell/>
          <table:table-cell table:style-name="ce3" office:value-type="string" calcext:value-type="string">
            <text:p>Secretion system</text:p>
          </table:table-cell>
          <table:table-cell table:style-name="ce3" office:value-type="string" calcext:value-type="string">
            <text:p>LEE locus encoded TTSS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cesT</text:p>
          </table:table-cell>
          <table:table-cell table:style-name="ce3"/>
          <table:table-cell/>
          <table:table-cell table:style-name="ce3" office:value-type="string" calcext:value-type="string">
            <text:p>Secretion system</text:p>
          </table:table-cell>
          <table:table-cell table:style-name="ce3" office:value-type="string" calcext:value-type="string">
            <text:p>LEE locus encoded TTSS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chuA</text:p>
          </table:table-cell>
          <table:table-cell table:style-name="ce3"/>
          <table:table-cell/>
          <table:table-cell table:style-name="ce3" office:value-type="string" calcext:value-type="string">
            <text:p>Iron uptake</text:p>
          </table:table-cell>
          <table:table-cell table:style-name="ce3" office:value-type="string" calcext:value-type="string">
            <text:p>Hemin uptak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chuS</text:p>
          </table:table-cell>
          <table:table-cell table:style-name="ce3"/>
          <table:table-cell/>
          <table:table-cell table:style-name="ce3" office:value-type="string" calcext:value-type="string">
            <text:p>Iron uptake</text:p>
          </table:table-cell>
          <table:table-cell table:style-name="ce3" office:value-type="string" calcext:value-type="string">
            <text:p>Hemin uptak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chuT</text:p>
          </table:table-cell>
          <table:table-cell table:style-name="ce3"/>
          <table:table-cell/>
          <table:table-cell table:style-name="ce3" office:value-type="string" calcext:value-type="string">
            <text:p>Iron uptake</text:p>
          </table:table-cell>
          <table:table-cell table:style-name="ce3" office:value-type="string" calcext:value-type="string">
            <text:p>Hemin uptak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chuU</text:p>
          </table:table-cell>
          <table:table-cell table:style-name="ce3"/>
          <table:table-cell/>
          <table:table-cell table:style-name="ce3" office:value-type="string" calcext:value-type="string">
            <text:p>Iron uptake</text:p>
          </table:table-cell>
          <table:table-cell table:style-name="ce3" office:value-type="string" calcext:value-type="string">
            <text:p>Hemin uptak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chuW</text:p>
          </table:table-cell>
          <table:table-cell table:style-name="ce3"/>
          <table:table-cell/>
          <table:table-cell table:style-name="ce3" office:value-type="string" calcext:value-type="string">
            <text:p>Iron uptake</text:p>
          </table:table-cell>
          <table:table-cell table:style-name="ce3" office:value-type="string" calcext:value-type="string">
            <text:p>Hemin uptak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chuX</text:p>
          </table:table-cell>
          <table:table-cell table:style-name="ce3"/>
          <table:table-cell/>
          <table:table-cell table:style-name="ce3" office:value-type="string" calcext:value-type="string">
            <text:p>Iron uptake</text:p>
          </table:table-cell>
          <table:table-cell table:style-name="ce3" office:value-type="string" calcext:value-type="string">
            <text:p>Hemin uptak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chuY</text:p>
          </table:table-cell>
          <table:table-cell table:style-name="ce3"/>
          <table:table-cell/>
          <table:table-cell table:style-name="ce3" office:value-type="string" calcext:value-type="string">
            <text:p>Iron uptake</text:p>
          </table:table-cell>
          <table:table-cell table:style-name="ce3" office:value-type="string" calcext:value-type="string">
            <text:p>Hemin uptak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cif</text:p>
          </table:table-cell>
          <table:table-cell table:style-name="ce3"/>
          <table:table-cell/>
          <table:table-cell table:style-name="ce3" office:value-type="string" calcext:value-type="string">
            <text:p>Non-LEE encoded TTSS effectors</text:p>
          </table:table-cell>
          <table:table-cell table:style-name="ce2" office:value-type="string" calcext:value-type="string">
            <text:p>Cell-cycle-inhibitory factor Cif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cnf1</text:p>
          </table:table-cell>
          <table:table-cell table:style-name="ce3"/>
          <table:table-cell/>
          <table:table-cell table:style-name="ce3" office:value-type="string" calcext:value-type="string">
            <text:p>Toxins</text:p>
          </table:table-cell>
          <table:table-cell table:style-name="ce2" office:value-type="string" calcext:value-type="string">
            <text:p>Cytotoxic necrotizing factor 1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eae</text:p>
          </table:table-cell>
          <table:table-cell table:style-name="ce6" office:value-type="string" calcext:value-type="string">
            <text:p>intimin adherence protein</text:p>
          </table:table-cell>
          <table:table-cell/>
          <table:table-cell table:style-name="ce3" office:value-type="string" calcext:value-type="string">
            <text:p>Adherence</text:p>
          </table:table-cell>
          <table:table-cell table:style-name="ce3" office:value-type="string" calcext:value-type="string">
            <text:p>Intimin</text:p>
          </table:table-cell>
          <table:table-cell/>
          <table:table-cell table:style-name="ce6" office:value-type="string" calcext:value-type="string">
            <text:p>Escherichia coli O157:H7 EDL933 (EHEC)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ecpA</text:p>
          </table:table-cell>
          <table:table-cell table:style-name="ce6" office:value-type="string" calcext:value-type="string">
            <text:p>hypothetical protein</text:p>
          </table:table-cell>
          <table:table-cell/>
          <table:table-cell table:style-name="ce3" office:value-type="string" calcext:value-type="string">
            <text:p>Adherence</text:p>
          </table:table-cell>
          <table:table-cell table:style-name="ce3" office:value-type="string" calcext:value-type="string">
            <text:p>E. coli common pilus (ECP)</text:p>
          </table:table-cell>
          <table:table-cell/>
          <table:table-cell table:style-name="ce6" office:value-type="string" calcext:value-type="string">
            <text:p>Escherichia coli O157:H7 EDL933 (EHEC)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ecpB</text:p>
          </table:table-cell>
          <table:table-cell table:style-name="ce6" office:value-type="string" calcext:value-type="string">
            <text:p>hypothetical protein</text:p>
          </table:table-cell>
          <table:table-cell/>
          <table:table-cell table:style-name="ce3" office:value-type="string" calcext:value-type="string">
            <text:p>Adherence</text:p>
          </table:table-cell>
          <table:table-cell table:style-name="ce3" office:value-type="string" calcext:value-type="string">
            <text:p>E. coli common pilus (ECP)</text:p>
          </table:table-cell>
          <table:table-cell/>
          <table:table-cell table:style-name="ce6" office:value-type="string" calcext:value-type="string">
            <text:p>Escherichia coli O157:H7 EDL933 (EHEC) 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ecpC</text:p>
          </table:table-cell>
          <table:table-cell table:style-name="ce6" office:value-type="string" calcext:value-type="string">
            <text:p>putative enzyme</text:p>
          </table:table-cell>
          <table:table-cell/>
          <table:table-cell table:style-name="ce3" office:value-type="string" calcext:value-type="string">
            <text:p>Adherence</text:p>
          </table:table-cell>
          <table:table-cell table:style-name="ce3" office:value-type="string" calcext:value-type="string">
            <text:p>E. coli common pilus (ECP)</text:p>
          </table:table-cell>
          <table:table-cell/>
          <table:table-cell table:style-name="ce6" office:value-type="string" calcext:value-type="string">
            <text:p>Escherichia coli O157:H7 EDL933 (EHEC) 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ecpD</text:p>
          </table:table-cell>
          <table:table-cell table:style-name="ce6" office:value-type="string" calcext:value-type="string">
            <text:p>putative receptor</text:p>
          </table:table-cell>
          <table:table-cell/>
          <table:table-cell table:style-name="ce3" office:value-type="string" calcext:value-type="string">
            <text:p>Adherence</text:p>
          </table:table-cell>
          <table:table-cell table:style-name="ce3" office:value-type="string" calcext:value-type="string">
            <text:p>E. coli common pilus (ECP)</text:p>
          </table:table-cell>
          <table:table-cell/>
          <table:table-cell table:style-name="ce6" office:value-type="string" calcext:value-type="string">
            <text:p>Escherichia coli O157:H7 EDL933 (EHEC)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ecpE</text:p>
          </table:table-cell>
          <table:table-cell table:style-name="ce6" office:value-type="string" calcext:value-type="string">
            <text:p>hypothetical protein</text:p>
          </table:table-cell>
          <table:table-cell/>
          <table:table-cell table:style-name="ce3" office:value-type="string" calcext:value-type="string">
            <text:p>Adherence</text:p>
          </table:table-cell>
          <table:table-cell table:style-name="ce3" office:value-type="string" calcext:value-type="string">
            <text:p>E. coli common pilus (ECP)</text:p>
          </table:table-cell>
          <table:table-cell/>
          <table:table-cell table:style-name="ce6" office:value-type="string" calcext:value-type="string">
            <text:p>Escherichia coli O157:H7 EDL933 (EHEC) 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ecpR</text:p>
          </table:table-cell>
          <table:table-cell table:style-name="ce6" office:value-type="string" calcext:value-type="string">
            <text:p>putative regulator</text:p>
          </table:table-cell>
          <table:table-cell/>
          <table:table-cell table:style-name="ce3" office:value-type="string" calcext:value-type="string">
            <text:p>Adherence</text:p>
          </table:table-cell>
          <table:table-cell table:style-name="ce3" office:value-type="string" calcext:value-type="string">
            <text:p>E. coli common pilus (ECP)</text:p>
          </table:table-cell>
          <table:table-cell/>
          <table:table-cell table:style-name="ce6" office:value-type="string" calcext:value-type="string">
            <text:p>Escherichia coli O157:H7 EDL933 (EHEC) 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escC</text:p>
          </table:table-cell>
          <table:table-cell table:style-name="ce3"/>
          <table:table-cell/>
          <table:table-cell table:style-name="ce3" office:value-type="string" calcext:value-type="string">
            <text:p>Secretion system</text:p>
          </table:table-cell>
          <table:table-cell table:style-name="ce3" office:value-type="string" calcext:value-type="string">
            <text:p>LEE locus encoded TTSS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escD</text:p>
          </table:table-cell>
          <table:table-cell table:style-name="ce3"/>
          <table:table-cell/>
          <table:table-cell table:style-name="ce3" office:value-type="string" calcext:value-type="string">
            <text:p>Secretion system</text:p>
          </table:table-cell>
          <table:table-cell table:style-name="ce3" office:value-type="string" calcext:value-type="string">
            <text:p>LEE locus encoded TTSS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escF</text:p>
          </table:table-cell>
          <table:table-cell table:style-name="ce3"/>
          <table:table-cell/>
          <table:table-cell table:style-name="ce3" office:value-type="string" calcext:value-type="string">
            <text:p>Secretion system</text:p>
          </table:table-cell>
          <table:table-cell table:style-name="ce3" office:value-type="string" calcext:value-type="string">
            <text:p>LEE locus encoded TTSS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escJ</text:p>
          </table:table-cell>
          <table:table-cell table:style-name="ce3"/>
          <table:table-cell/>
          <table:table-cell table:style-name="ce3" office:value-type="string" calcext:value-type="string">
            <text:p>Secretion system</text:p>
          </table:table-cell>
          <table:table-cell table:style-name="ce3" office:value-type="string" calcext:value-type="string">
            <text:p>LEE locus encoded TTSS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escN</text:p>
          </table:table-cell>
          <table:table-cell table:style-name="ce3"/>
          <table:table-cell/>
          <table:table-cell table:style-name="ce3" office:value-type="string" calcext:value-type="string">
            <text:p>Secretion system</text:p>
          </table:table-cell>
          <table:table-cell table:style-name="ce3" office:value-type="string" calcext:value-type="string">
            <text:p>LEE locus encoded TTSS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escR</text:p>
          </table:table-cell>
          <table:table-cell table:style-name="ce3"/>
          <table:table-cell/>
          <table:table-cell table:style-name="ce3" office:value-type="string" calcext:value-type="string">
            <text:p>Secretion system</text:p>
          </table:table-cell>
          <table:table-cell table:style-name="ce3" office:value-type="string" calcext:value-type="string">
            <text:p>LEE locus encoded TTSS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escS</text:p>
          </table:table-cell>
          <table:table-cell table:style-name="ce3"/>
          <table:table-cell/>
          <table:table-cell table:style-name="ce3" office:value-type="string" calcext:value-type="string">
            <text:p>Secretion system</text:p>
          </table:table-cell>
          <table:table-cell table:style-name="ce3" office:value-type="string" calcext:value-type="string">
            <text:p>LEE locus encoded TTSS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escT</text:p>
          </table:table-cell>
          <table:table-cell table:style-name="ce3"/>
          <table:table-cell/>
          <table:table-cell table:style-name="ce3" office:value-type="string" calcext:value-type="string">
            <text:p>Secretion system</text:p>
          </table:table-cell>
          <table:table-cell table:style-name="ce3" office:value-type="string" calcext:value-type="string">
            <text:p>LEE locus encoded TTSS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escU</text:p>
          </table:table-cell>
          <table:table-cell table:style-name="ce3"/>
          <table:table-cell/>
          <table:table-cell table:style-name="ce3" office:value-type="string" calcext:value-type="string">
            <text:p>Secretion system</text:p>
          </table:table-cell>
          <table:table-cell table:style-name="ce3" office:value-type="string" calcext:value-type="string">
            <text:p>LEE locus encoded TTSS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escV</text:p>
          </table:table-cell>
          <table:table-cell table:style-name="ce3"/>
          <table:table-cell/>
          <table:table-cell table:style-name="ce3" office:value-type="string" calcext:value-type="string">
            <text:p>Secretion system</text:p>
          </table:table-cell>
          <table:table-cell table:style-name="ce3" office:value-type="string" calcext:value-type="string">
            <text:p>LEE locus encoded TTSS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espA</text:p>
          </table:table-cell>
          <table:table-cell table:style-name="ce6" office:value-type="string" calcext:value-type="string">
            <text:p>secreted protein EspA</text:p>
          </table:table-cell>
          <table:table-cell/>
          <table:table-cell table:style-name="ce3" office:value-type="string" calcext:value-type="string">
            <text:p>Secretion system</text:p>
          </table:table-cell>
          <table:table-cell table:style-name="ce3" office:value-type="string" calcext:value-type="string">
            <text:p>LEE locus encoded TTSS</text:p>
          </table:table-cell>
          <table:table-cell/>
          <table:table-cell table:style-name="ce6" office:value-type="string" calcext:value-type="string">
            <text:p>Escherichia coli O157:H7 EDL933 (EHEC) 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espB</text:p>
          </table:table-cell>
          <table:table-cell table:style-name="ce6" office:value-type="string" calcext:value-type="string">
            <text:p>secreted protein EspB</text:p>
          </table:table-cell>
          <table:table-cell/>
          <table:table-cell table:style-name="ce3" office:value-type="string" calcext:value-type="string">
            <text:p>Secretion system</text:p>
          </table:table-cell>
          <table:table-cell table:style-name="ce3" office:value-type="string" calcext:value-type="string">
            <text:p>LEE locus encoded TTSS</text:p>
          </table:table-cell>
          <table:table-cell/>
          <table:table-cell table:style-name="ce6" office:value-type="string" calcext:value-type="string">
            <text:p>Escherichia coli O157:H7 EDL933 (EHEC) 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espD</text:p>
          </table:table-cell>
          <table:table-cell table:style-name="ce6" office:value-type="string" calcext:value-type="string">
            <text:p>secreted protein EspD</text:p>
          </table:table-cell>
          <table:table-cell/>
          <table:table-cell table:style-name="ce3" office:value-type="string" calcext:value-type="string">
            <text:p>Secretion system</text:p>
          </table:table-cell>
          <table:table-cell table:style-name="ce3" office:value-type="string" calcext:value-type="string">
            <text:p>LEE locus encoded TTSS</text:p>
          </table:table-cell>
          <table:table-cell/>
          <table:table-cell table:style-name="ce6" office:value-type="string" calcext:value-type="string">
            <text:p>Escherichia coli O157:H7 EDL933 (EHEC) 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espF</text:p>
          </table:table-cell>
          <table:table-cell table:style-name="ce6" office:value-type="string" calcext:value-type="string">
            <text:p>EspF</text:p>
          </table:table-cell>
          <table:table-cell/>
          <table:table-cell table:style-name="ce3" office:value-type="string" calcext:value-type="string">
            <text:p>LEE-encoded TTSS effectors</text:p>
          </table:table-cell>
          <table:table-cell table:style-name="ce2" office:value-type="string" calcext:value-type="string">
            <text:p>EspF</text:p>
          </table:table-cell>
          <table:table-cell/>
          <table:table-cell table:style-name="ce6" office:value-type="string" calcext:value-type="string">
            <text:p>Escherichia coli O157:H7 EDL933 (EHEC) 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espFu/tccP</text:p>
          </table:table-cell>
          <table:table-cell table:style-name="ce3"/>
          <table:table-cell/>
          <table:table-cell table:style-name="ce3" office:value-type="string" calcext:value-type="string">
            <text:p>Non-LEE encoded TTSS effectors</text:p>
          </table:table-cell>
          <table:table-cell table:style-name="ce2" office:value-type="string" calcext:value-type="string">
            <text:p>EspFu/TccP (Tir cytoskeleton coupling protein)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espG</text:p>
          </table:table-cell>
          <table:table-cell table:style-name="ce6" office:value-type="string" calcext:value-type="string">
            <text:p>EspG</text:p>
          </table:table-cell>
          <table:table-cell/>
          <table:table-cell table:style-name="ce3" office:value-type="string" calcext:value-type="string">
            <text:p>LEE-encoded TTSS effectors</text:p>
          </table:table-cell>
          <table:table-cell table:style-name="ce2" office:value-type="string" calcext:value-type="string">
            <text:p>EspG</text:p>
          </table:table-cell>
          <table:table-cell/>
          <table:table-cell table:style-name="ce6" office:value-type="string" calcext:value-type="string">
            <text:p>Escherichia coli O157:H7 EDL933 (EHEC) 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espG2</text:p>
          </table:table-cell>
          <table:table-cell table:style-name="ce3"/>
          <table:table-cell/>
          <table:table-cell table:style-name="ce3" office:value-type="string" calcext:value-type="string">
            <text:p>Non-LEE encoded TTSS effectors</text:p>
          </table:table-cell>
          <table:table-cell table:style-name="ce2" office:value-type="string" calcext:value-type="string">
            <text:p>EspG2 (EPEC EspC island)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espH</text:p>
          </table:table-cell>
          <table:table-cell table:style-name="ce3" office:value-type="string" calcext:value-type="string">
            <text:p>EspH</text:p>
          </table:table-cell>
          <table:table-cell/>
          <table:table-cell table:style-name="ce3" office:value-type="string" calcext:value-type="string">
            <text:p>LEE-encoded TTSS effectors</text:p>
          </table:table-cell>
          <table:table-cell table:style-name="ce2" office:value-type="string" calcext:value-type="string">
            <text:p>EspH</text:p>
          </table:table-cell>
          <table:table-cell/>
          <table:table-cell table:style-name="ce6" office:value-type="string" calcext:value-type="string">
            <text:p>Escherichia coli O157:H7 EDL933 (EHEC) 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espJ</text:p>
          </table:table-cell>
          <table:table-cell table:style-name="ce3"/>
          <table:table-cell/>
          <table:table-cell table:style-name="ce3" office:value-type="string" calcext:value-type="string">
            <text:p>Non-LEE encoded TTSS effectors</text:p>
          </table:table-cell>
          <table:table-cell table:style-name="ce2" office:value-type="string" calcext:value-type="string">
            <text:p>EspJ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espP</text:p>
          </table:table-cell>
          <table:table-cell table:style-name="ce6" office:value-type="string" calcext:value-type="string">
            <text:p>putative exoprotein-precursor</text:p>
          </table:table-cell>
          <table:table-cell/>
          <table:table-cell table:style-name="ce3" office:value-type="string" calcext:value-type="string">
            <text:p>Autotransporter</text:p>
          </table:table-cell>
          <table:table-cell table:style-name="ce3" office:value-type="string" calcext:value-type="string">
            <text:p>EspP</text:p>
          </table:table-cell>
          <table:table-cell/>
          <table:table-cell table:style-name="ce6" office:value-type="string" calcext:value-type="string">
            <text:p>Escherichia coli O157:H7 EDL933 (EHEC) 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imA</text:p>
          </table:table-cell>
          <table:table-cell table:style-name="ce3"/>
          <table:table-cell/>
          <table:table-cell table:style-name="ce3" office:value-type="string" calcext:value-type="string">
            <text:p>Adherence</text:p>
          </table:table-cell>
          <table:table-cell table:style-name="ce3" office:value-type="string" calcext:value-type="string">
            <text:p>Type I fimbria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fimB</text:p>
          </table:table-cell>
          <table:table-cell table:style-name="ce3"/>
          <table:table-cell/>
          <table:table-cell table:style-name="ce3" office:value-type="string" calcext:value-type="string">
            <text:p>Adherence</text:p>
          </table:table-cell>
          <table:table-cell table:style-name="ce3" office:value-type="string" calcext:value-type="string">
            <text:p>Type I fimbria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fimC</text:p>
          </table:table-cell>
          <table:table-cell table:style-name="ce3"/>
          <table:table-cell/>
          <table:table-cell table:style-name="ce3" office:value-type="string" calcext:value-type="string">
            <text:p>Adherence</text:p>
          </table:table-cell>
          <table:table-cell table:style-name="ce3" office:value-type="string" calcext:value-type="string">
            <text:p>Type I fimbria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fimD</text:p>
          </table:table-cell>
          <table:table-cell table:style-name="ce3"/>
          <table:table-cell/>
          <table:table-cell table:style-name="ce3" office:value-type="string" calcext:value-type="string">
            <text:p>Adherence</text:p>
          </table:table-cell>
          <table:table-cell table:style-name="ce3" office:value-type="string" calcext:value-type="string">
            <text:p>Type I fimbria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fimE</text:p>
          </table:table-cell>
          <table:table-cell table:style-name="ce3"/>
          <table:table-cell/>
          <table:table-cell table:style-name="ce3" office:value-type="string" calcext:value-type="string">
            <text:p>Adherence</text:p>
          </table:table-cell>
          <table:table-cell table:style-name="ce3" office:value-type="string" calcext:value-type="string">
            <text:p>Type I fimbria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fimF</text:p>
          </table:table-cell>
          <table:table-cell table:style-name="ce3"/>
          <table:table-cell/>
          <table:table-cell table:style-name="ce3" office:value-type="string" calcext:value-type="string">
            <text:p>Adherence</text:p>
          </table:table-cell>
          <table:table-cell table:style-name="ce3" office:value-type="string" calcext:value-type="string">
            <text:p>Type I fimbria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fimG</text:p>
          </table:table-cell>
          <table:table-cell table:style-name="ce3"/>
          <table:table-cell/>
          <table:table-cell table:style-name="ce3" office:value-type="string" calcext:value-type="string">
            <text:p>Adherence</text:p>
          </table:table-cell>
          <table:table-cell table:style-name="ce3" office:value-type="string" calcext:value-type="string">
            <text:p>Type I fimbria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fimH</text:p>
          </table:table-cell>
          <table:table-cell table:style-name="ce3"/>
          <table:table-cell/>
          <table:table-cell table:style-name="ce3" office:value-type="string" calcext:value-type="string">
            <text:p>Adherence</text:p>
          </table:table-cell>
          <table:table-cell table:style-name="ce3" office:value-type="string" calcext:value-type="string">
            <text:p>Type I fimbria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fimI</text:p>
          </table:table-cell>
          <table:table-cell table:style-name="ce3"/>
          <table:table-cell/>
          <table:table-cell table:style-name="ce3" office:value-type="string" calcext:value-type="string">
            <text:p>Adherence</text:p>
          </table:table-cell>
          <table:table-cell table:style-name="ce3" office:value-type="string" calcext:value-type="string">
            <text:p>Type I fimbria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focA</text:p>
          </table:table-cell>
          <table:table-cell table:style-name="ce6" office:value-type="string" calcext:value-type="string">
            <text:p>F1C major fimbrial subunit precursor</text:p>
          </table:table-cell>
          <table:table-cell/>
          <table:table-cell table:style-name="ce3" office:value-type="string" calcext:value-type="string">
            <text:p>Adherence</text:p>
          </table:table-cell>
          <table:table-cell table:style-name="ce3" office:value-type="string" calcext:value-type="string">
            <text:p>F1C fimbriae</text:p>
          </table:table-cell>
          <table:table-cell/>
          <table:table-cell table:style-name="ce6" office:value-type="string" calcext:value-type="string">
            <text:p>Escherichia coli CFT073 (UPEC) 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ocC</text:p>
          </table:table-cell>
          <table:table-cell table:style-name="ce6" office:value-type="string" calcext:value-type="string">
            <text:p>F1C periplasmic chaperone</text:p>
          </table:table-cell>
          <table:table-cell/>
          <table:table-cell table:style-name="ce3" office:value-type="string" calcext:value-type="string">
            <text:p>Adherence</text:p>
          </table:table-cell>
          <table:table-cell table:style-name="ce3" office:value-type="string" calcext:value-type="string">
            <text:p>F1C fimbriae</text:p>
          </table:table-cell>
          <table:table-cell/>
          <table:table-cell table:style-name="ce6" office:value-type="string" calcext:value-type="string">
            <text:p>Escherichia coli CFT073 (UPEC) 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ocD</text:p>
          </table:table-cell>
          <table:table-cell table:style-name="ce6" office:value-type="string" calcext:value-type="string">
            <text:p>F1C fimbrial usher</text:p>
          </table:table-cell>
          <table:table-cell/>
          <table:table-cell table:style-name="ce3" office:value-type="string" calcext:value-type="string">
            <text:p>Adherence</text:p>
          </table:table-cell>
          <table:table-cell table:style-name="ce3" office:value-type="string" calcext:value-type="string">
            <text:p>F1C fimbriae</text:p>
          </table:table-cell>
          <table:table-cell/>
          <table:table-cell table:style-name="ce6" office:value-type="string" calcext:value-type="string">
            <text:p>Escherichia coli CFT073 (UPEC) 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ocF</text:p>
          </table:table-cell>
          <table:table-cell table:style-name="ce6" office:value-type="string" calcext:value-type="string">
            <text:p>F1C minor fimbrial subunit F precursor</text:p>
          </table:table-cell>
          <table:table-cell/>
          <table:table-cell table:style-name="ce3" office:value-type="string" calcext:value-type="string">
            <text:p>Adherence</text:p>
          </table:table-cell>
          <table:table-cell table:style-name="ce3" office:value-type="string" calcext:value-type="string">
            <text:p>F1C fimbriae</text:p>
          </table:table-cell>
          <table:table-cell/>
          <table:table-cell table:style-name="ce6" office:value-type="string" calcext:value-type="string">
            <text:p>Escherichia coli CFT073 (UPEC) 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ocG</text:p>
          </table:table-cell>
          <table:table-cell table:style-name="ce6" office:value-type="string" calcext:value-type="string">
            <text:p>F1C minor fimbrial subunit protein G presursor</text:p>
          </table:table-cell>
          <table:table-cell/>
          <table:table-cell table:style-name="ce3" office:value-type="string" calcext:value-type="string">
            <text:p>Adherence</text:p>
          </table:table-cell>
          <table:table-cell table:style-name="ce3" office:value-type="string" calcext:value-type="string">
            <text:p>F1C fimbriae</text:p>
          </table:table-cell>
          <table:table-cell/>
          <table:table-cell table:style-name="ce6" office:value-type="string" calcext:value-type="string">
            <text:p>Escherichia coli CFT073 (UPEC) 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ocH</text:p>
          </table:table-cell>
          <table:table-cell table:style-name="ce6" office:value-type="string" calcext:value-type="string">
            <text:p>F1C Putative fimbrial adhesin precursor</text:p>
          </table:table-cell>
          <table:table-cell/>
          <table:table-cell table:style-name="ce3" office:value-type="string" calcext:value-type="string">
            <text:p>Adherence</text:p>
          </table:table-cell>
          <table:table-cell table:style-name="ce3" office:value-type="string" calcext:value-type="string">
            <text:p>F1C fimbriae</text:p>
          </table:table-cell>
          <table:table-cell/>
          <table:table-cell table:style-name="ce6" office:value-type="string" calcext:value-type="string">
            <text:p>Escherichia coli CFT073 (UPEC) 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ocI</text:p>
          </table:table-cell>
          <table:table-cell table:style-name="ce6" office:value-type="string" calcext:value-type="string">
            <text:p>Putative minor F1C fimbrial subunit precursor</text:p>
          </table:table-cell>
          <table:table-cell/>
          <table:table-cell table:style-name="ce3" office:value-type="string" calcext:value-type="string">
            <text:p>Adherence</text:p>
          </table:table-cell>
          <table:table-cell table:style-name="ce3" office:value-type="string" calcext:value-type="string">
            <text:p>F1C fimbriae</text:p>
          </table:table-cell>
          <table:table-cell/>
          <table:table-cell table:style-name="ce6" office:value-type="string" calcext:value-type="string">
            <text:p>Escherichia coli CFT073 (UPEC) 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yuA</text:p>
          </table:table-cell>
          <table:table-cell table:style-name="ce3"/>
          <table:table-cell/>
          <table:table-cell table:style-name="ce3" office:value-type="string" calcext:value-type="string">
            <text:p>Iron uptake</text:p>
          </table:table-cell>
          <table:table-cell table:style-name="ce3" office:value-type="string" calcext:value-type="string">
            <text:p>Yersiniabactin siderophor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glrA</text:p>
          </table:table-cell>
          <table:table-cell table:style-name="ce3"/>
          <table:table-cell/>
          <table:table-cell table:style-name="ce3" office:value-type="string" calcext:value-type="string">
            <text:p>Secretion system</text:p>
          </table:table-cell>
          <table:table-cell table:style-name="ce3" office:value-type="string" calcext:value-type="string">
            <text:p>LEE locus encoded TTSS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glrR</text:p>
          </table:table-cell>
          <table:table-cell table:style-name="ce3"/>
          <table:table-cell/>
          <table:table-cell table:style-name="ce3" office:value-type="string" calcext:value-type="string">
            <text:p>Secretion system</text:p>
          </table:table-cell>
          <table:table-cell table:style-name="ce3" office:value-type="string" calcext:value-type="string">
            <text:p>LEE locus encoded TTSS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hlyA</text:p>
          </table:table-cell>
          <table:table-cell table:style-name="ce6" office:value-type="string" calcext:value-type="string">
            <text:p>hemolysin toxin protein</text:p>
          </table:table-cell>
          <table:table-cell/>
          <table:table-cell table:style-name="ce3" office:value-type="string" calcext:value-type="string">
            <text:p>Toxins</text:p>
          </table:table-cell>
          <table:table-cell table:style-name="ce3" office:value-type="string" calcext:value-type="string">
            <text:p>Alpha-hemolysin</text:p>
          </table:table-cell>
          <table:table-cell/>
          <table:table-cell table:style-name="ce6" office:value-type="string" calcext:value-type="string">
            <text:p>Escherichia coli O157:H7 EDL933 (EHEC) 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hlyB</text:p>
          </table:table-cell>
          <table:table-cell table:style-name="ce6" office:value-type="string" calcext:value-type="string">
            <text:p>hemolysin transport protein</text:p>
          </table:table-cell>
          <table:table-cell/>
          <table:table-cell table:style-name="ce3" office:value-type="string" calcext:value-type="string">
            <text:p>Toxins</text:p>
          </table:table-cell>
          <table:table-cell table:style-name="ce3" office:value-type="string" calcext:value-type="string">
            <text:p>Alpha-hemolysin</text:p>
          </table:table-cell>
          <table:table-cell/>
          <table:table-cell table:style-name="ce6" office:value-type="string" calcext:value-type="string">
            <text:p>Escherichia coli O157:H7 EDL933 (EHEC)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hlyC</text:p>
          </table:table-cell>
          <table:table-cell table:style-name="ce6" office:value-type="string" calcext:value-type="string">
            <text:p>hemolysin transport protein</text:p>
          </table:table-cell>
          <table:table-cell/>
          <table:table-cell table:style-name="ce3" office:value-type="string" calcext:value-type="string">
            <text:p>Toxins</text:p>
          </table:table-cell>
          <table:table-cell table:style-name="ce3" office:value-type="string" calcext:value-type="string">
            <text:p>Alpha-hemolysin</text:p>
          </table:table-cell>
          <table:table-cell/>
          <table:table-cell table:style-name="ce6" office:value-type="string" calcext:value-type="string">
            <text:p>Escherichia coli O157:H7 EDL933 (EHEC) 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hlyD</text:p>
          </table:table-cell>
          <table:table-cell table:style-name="ce6" office:value-type="string" calcext:value-type="string">
            <text:p>hemolysin transport protein</text:p>
          </table:table-cell>
          <table:table-cell/>
          <table:table-cell table:style-name="ce3" office:value-type="string" calcext:value-type="string">
            <text:p>Toxins</text:p>
          </table:table-cell>
          <table:table-cell table:style-name="ce3" office:value-type="string" calcext:value-type="string">
            <text:p>Alpha-hemolysin</text:p>
          </table:table-cell>
          <table:table-cell/>
          <table:table-cell table:style-name="ce6" office:value-type="string" calcext:value-type="string">
            <text:p>Escherichia coli O157:H7 EDL933 (EHEC)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ibeA</text:p>
          </table:table-cell>
          <table:table-cell table:style-name="ce3"/>
          <table:table-cell/>
          <table:table-cell table:style-name="ce3" office:value-type="string" calcext:value-type="string">
            <text:p>Invasion</text:p>
          </table:table-cell>
          <table:table-cell table:style-name="ce3" office:value-type="string" calcext:value-type="string">
            <text:p>Invasion of brain endothelial cells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ireA</text:p>
          </table:table-cell>
          <table:table-cell table:style-name="ce3"/>
          <table:table-cell/>
          <table:table-cell table:style-name="ce3" office:value-type="string" calcext:value-type="string">
            <text:p>Iron uptake</text:p>
          </table:table-cell>
          <table:table-cell table:style-name="ce3" office:value-type="string" calcext:value-type="string">
            <text:p>Iron-regulated element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iroB</text:p>
          </table:table-cell>
          <table:table-cell table:style-name="ce3"/>
          <table:table-cell/>
          <table:table-cell table:style-name="ce3" office:value-type="string" calcext:value-type="string">
            <text:p>Iron uptake</text:p>
          </table:table-cell>
          <table:table-cell table:style-name="ce3" office:value-type="string" calcext:value-type="string">
            <text:p>Salmochelin siderophor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iroC</text:p>
          </table:table-cell>
          <table:table-cell table:style-name="ce3"/>
          <table:table-cell/>
          <table:table-cell table:style-name="ce3" office:value-type="string" calcext:value-type="string">
            <text:p>Iron uptake</text:p>
          </table:table-cell>
          <table:table-cell table:style-name="ce3" office:value-type="string" calcext:value-type="string">
            <text:p>Salmochelin siderophor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iroD</text:p>
          </table:table-cell>
          <table:table-cell table:style-name="ce3"/>
          <table:table-cell/>
          <table:table-cell table:style-name="ce3" office:value-type="string" calcext:value-type="string">
            <text:p>Iron uptake</text:p>
          </table:table-cell>
          <table:table-cell table:style-name="ce3" office:value-type="string" calcext:value-type="string">
            <text:p>Salmochelin siderophor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iroE</text:p>
          </table:table-cell>
          <table:table-cell table:style-name="ce3"/>
          <table:table-cell/>
          <table:table-cell table:style-name="ce3" office:value-type="string" calcext:value-type="string">
            <text:p>Iron uptake</text:p>
          </table:table-cell>
          <table:table-cell table:style-name="ce3" office:value-type="string" calcext:value-type="string">
            <text:p>Salmochelin siderophor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iroN</text:p>
          </table:table-cell>
          <table:table-cell table:style-name="ce3"/>
          <table:table-cell/>
          <table:table-cell table:style-name="ce3" office:value-type="string" calcext:value-type="string">
            <text:p>Iron uptake</text:p>
          </table:table-cell>
          <table:table-cell table:style-name="ce3" office:value-type="string" calcext:value-type="string">
            <text:p>Salmochelin siderophor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irp1</text:p>
          </table:table-cell>
          <table:table-cell table:style-name="ce3"/>
          <table:table-cell/>
          <table:table-cell table:style-name="ce3" office:value-type="string" calcext:value-type="string">
            <text:p>Iron uptake</text:p>
          </table:table-cell>
          <table:table-cell table:style-name="ce3" office:value-type="string" calcext:value-type="string">
            <text:p>Yersiniabactin siderophor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irp2</text:p>
          </table:table-cell>
          <table:table-cell table:style-name="ce3"/>
          <table:table-cell/>
          <table:table-cell table:style-name="ce3" office:value-type="string" calcext:value-type="string">
            <text:p>Iron uptake</text:p>
          </table:table-cell>
          <table:table-cell table:style-name="ce3" office:value-type="string" calcext:value-type="string">
            <text:p>Yersiniabactin siderophor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iucA</text:p>
          </table:table-cell>
          <table:table-cell table:style-name="ce3"/>
          <table:table-cell/>
          <table:table-cell table:style-name="ce3" office:value-type="string" calcext:value-type="string">
            <text:p>Iron uptake</text:p>
          </table:table-cell>
          <table:table-cell table:style-name="ce3" office:value-type="string" calcext:value-type="string">
            <text:p>Aerobactin siderophor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iucB</text:p>
          </table:table-cell>
          <table:table-cell table:style-name="ce3"/>
          <table:table-cell/>
          <table:table-cell table:style-name="ce3" office:value-type="string" calcext:value-type="string">
            <text:p>Iron uptake</text:p>
          </table:table-cell>
          <table:table-cell table:style-name="ce3" office:value-type="string" calcext:value-type="string">
            <text:p>Aerobactin siderophor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iucC</text:p>
          </table:table-cell>
          <table:table-cell table:style-name="ce3"/>
          <table:table-cell/>
          <table:table-cell table:style-name="ce3" office:value-type="string" calcext:value-type="string">
            <text:p>Iron uptake</text:p>
          </table:table-cell>
          <table:table-cell table:style-name="ce3" office:value-type="string" calcext:value-type="string">
            <text:p>Aerobactin siderophor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iucD</text:p>
          </table:table-cell>
          <table:table-cell table:style-name="ce3"/>
          <table:table-cell/>
          <table:table-cell table:style-name="ce3" office:value-type="string" calcext:value-type="string">
            <text:p>Iron uptake</text:p>
          </table:table-cell>
          <table:table-cell table:style-name="ce3" office:value-type="string" calcext:value-type="string">
            <text:p>Aerobactin siderophor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iutA</text:p>
          </table:table-cell>
          <table:table-cell table:style-name="ce3"/>
          <table:table-cell/>
          <table:table-cell table:style-name="ce3" office:value-type="string" calcext:value-type="string">
            <text:p>Iron uptake</text:p>
          </table:table-cell>
          <table:table-cell table:style-name="ce3" office:value-type="string" calcext:value-type="string">
            <text:p>Aerobactin siderophor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ler</text:p>
          </table:table-cell>
          <table:table-cell table:style-name="ce3" office:value-type="string" calcext:value-type="string">
            <text:p>Ler</text:p>
          </table:table-cell>
          <table:table-cell/>
          <table:table-cell table:style-name="ce3" office:value-type="string" calcext:value-type="string">
            <text:p>Secretion system</text:p>
          </table:table-cell>
          <table:table-cell table:style-name="ce3" office:value-type="string" calcext:value-type="string">
            <text:p>LEE locus encoded TTSS</text:p>
          </table:table-cell>
          <table:table-cell/>
          <table:table-cell table:style-name="ce6" office:value-type="string" calcext:value-type="string">
            <text:p>Escherichia coli O157:H7 EDL933 (EHEC)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ap</text:p>
          </table:table-cell>
          <table:table-cell table:style-name="ce3"/>
          <table:table-cell/>
          <table:table-cell table:style-name="ce3" office:value-type="string" calcext:value-type="string">
            <text:p>LEE-encoded TTSS effectors</text:p>
          </table:table-cell>
          <table:table-cell table:style-name="ce2" office:value-type="string" calcext:value-type="string">
            <text:p>Mitochondria-associated protein Map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nleA/espI</text:p>
          </table:table-cell>
          <table:table-cell table:style-name="ce6" office:value-type="string" calcext:value-type="string">
            <text:p>NleA encoded by cryptic prophage CP-933P</text:p>
          </table:table-cell>
          <table:table-cell/>
          <table:table-cell table:style-name="ce3" office:value-type="string" calcext:value-type="string">
            <text:p>Non-LEE encoded TTSS effectors</text:p>
          </table:table-cell>
          <table:table-cell table:style-name="ce2" office:value-type="string" calcext:value-type="string">
            <text:p>NleA/EspI</text:p>
          </table:table-cell>
          <table:table-cell/>
          <table:table-cell table:style-name="ce6" office:value-type="string" calcext:value-type="string">
            <text:p>Escherichia coli O157:H7 EDL933 (EHEC)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nleC</text:p>
          </table:table-cell>
          <table:table-cell table:style-name="ce6" office:value-type="string" calcext:value-type="string">
            <text:p>NleC encoded by prophage CP-933K</text:p>
          </table:table-cell>
          <table:table-cell/>
          <table:table-cell table:style-name="ce3" office:value-type="string" calcext:value-type="string">
            <text:p>Non-LEE encoded TTSS effectors</text:p>
          </table:table-cell>
          <table:table-cell table:style-name="ce2" office:value-type="string" calcext:value-type="string">
            <text:p>NleC</text:p>
          </table:table-cell>
          <table:table-cell/>
          <table:table-cell table:style-name="ce6" office:value-type="string" calcext:value-type="string">
            <text:p>Escherichia coli O157:H7 EDL933 (EHEC) 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nleD</text:p>
          </table:table-cell>
          <table:table-cell table:style-name="ce6" office:value-type="string" calcext:value-type="string">
            <text:p>NleD encoded by prophage CP-933K</text:p>
          </table:table-cell>
          <table:table-cell/>
          <table:table-cell table:style-name="ce3" office:value-type="string" calcext:value-type="string">
            <text:p>Non-LEE encoded TTSS effectors</text:p>
          </table:table-cell>
          <table:table-cell table:style-name="ce2" office:value-type="string" calcext:value-type="string">
            <text:p>NleD</text:p>
          </table:table-cell>
          <table:table-cell/>
          <table:table-cell table:style-name="ce6" office:value-type="string" calcext:value-type="string">
            <text:p>Escherichia coli O157:H7 EDL933 (EHEC) 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a</text:p>
          </table:table-cell>
          <table:table-cell table:style-name="ce6" office:value-type="string" calcext:value-type="string">
            <text:p>Paa</text:p>
          </table:table-cell>
          <table:table-cell/>
          <table:table-cell table:style-name="ce3" office:value-type="string" calcext:value-type="string">
            <text:p>Adherence</text:p>
          </table:table-cell>
          <table:table-cell table:style-name="ce3" office:value-type="string" calcext:value-type="string">
            <text:p>Porcine attaching-effacing associated protein</text:p>
          </table:table-cell>
          <table:table-cell/>
          <table:table-cell table:style-name="ce6" office:value-type="string" calcext:value-type="string">
            <text:p>Escherichia coli O157:H7 EDL933 (EHEC) 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pA</text:p>
          </table:table-cell>
          <table:table-cell table:style-name="ce3"/>
          <table:table-cell/>
          <table:table-cell table:style-name="ce3" office:value-type="string" calcext:value-type="string">
            <text:p>Adherence</text:p>
          </table:table-cell>
          <table:table-cell table:style-name="ce3" office:value-type="string" calcext:value-type="string">
            <text:p>P fimbria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papB</text:p>
          </table:table-cell>
          <table:table-cell table:style-name="ce3"/>
          <table:table-cell/>
          <table:table-cell table:style-name="ce3" office:value-type="string" calcext:value-type="string">
            <text:p>Adherence</text:p>
          </table:table-cell>
          <table:table-cell table:style-name="ce3" office:value-type="string" calcext:value-type="string">
            <text:p>P fimbria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papC</text:p>
          </table:table-cell>
          <table:table-cell table:style-name="ce3"/>
          <table:table-cell/>
          <table:table-cell table:style-name="ce3" office:value-type="string" calcext:value-type="string">
            <text:p>Adherence</text:p>
          </table:table-cell>
          <table:table-cell table:style-name="ce3" office:value-type="string" calcext:value-type="string">
            <text:p>P fimbria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papD</text:p>
          </table:table-cell>
          <table:table-cell table:style-name="ce3"/>
          <table:table-cell/>
          <table:table-cell table:style-name="ce3" office:value-type="string" calcext:value-type="string">
            <text:p>Adherence</text:p>
          </table:table-cell>
          <table:table-cell table:style-name="ce3" office:value-type="string" calcext:value-type="string">
            <text:p>P fimbria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papE</text:p>
          </table:table-cell>
          <table:table-cell table:style-name="ce3"/>
          <table:table-cell/>
          <table:table-cell table:style-name="ce3" office:value-type="string" calcext:value-type="string">
            <text:p>Adherence</text:p>
          </table:table-cell>
          <table:table-cell table:style-name="ce3" office:value-type="string" calcext:value-type="string">
            <text:p>P fimbria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papF</text:p>
          </table:table-cell>
          <table:table-cell table:style-name="ce3"/>
          <table:table-cell/>
          <table:table-cell table:style-name="ce3" office:value-type="string" calcext:value-type="string">
            <text:p>Adherence</text:p>
          </table:table-cell>
          <table:table-cell table:style-name="ce3" office:value-type="string" calcext:value-type="string">
            <text:p>P fimbria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papG</text:p>
          </table:table-cell>
          <table:table-cell table:style-name="ce3"/>
          <table:table-cell/>
          <table:table-cell table:style-name="ce3" office:value-type="string" calcext:value-type="string">
            <text:p>Adherence</text:p>
          </table:table-cell>
          <table:table-cell table:style-name="ce3" office:value-type="string" calcext:value-type="string">
            <text:p>P fimbria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papH</text:p>
          </table:table-cell>
          <table:table-cell table:style-name="ce3"/>
          <table:table-cell/>
          <table:table-cell table:style-name="ce3" office:value-type="string" calcext:value-type="string">
            <text:p>Adherence</text:p>
          </table:table-cell>
          <table:table-cell table:style-name="ce3" office:value-type="string" calcext:value-type="string">
            <text:p>P fimbria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papI</text:p>
          </table:table-cell>
          <table:table-cell table:style-name="ce3"/>
          <table:table-cell/>
          <table:table-cell table:style-name="ce3" office:value-type="string" calcext:value-type="string">
            <text:p>Adherence</text:p>
          </table:table-cell>
          <table:table-cell table:style-name="ce3" office:value-type="string" calcext:value-type="string">
            <text:p>P fimbria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papJ</text:p>
          </table:table-cell>
          <table:table-cell table:style-name="ce3"/>
          <table:table-cell/>
          <table:table-cell table:style-name="ce3" office:value-type="string" calcext:value-type="string">
            <text:p>Adherence</text:p>
          </table:table-cell>
          <table:table-cell table:style-name="ce3" office:value-type="string" calcext:value-type="string">
            <text:p>P fimbria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papK</text:p>
          </table:table-cell>
          <table:table-cell table:style-name="ce3"/>
          <table:table-cell/>
          <table:table-cell table:style-name="ce3" office:value-type="string" calcext:value-type="string">
            <text:p>Adherence</text:p>
          </table:table-cell>
          <table:table-cell table:style-name="ce3" office:value-type="string" calcext:value-type="string">
            <text:p>P fimbria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papX</text:p>
          </table:table-cell>
          <table:table-cell table:style-name="ce3"/>
          <table:table-cell/>
          <table:table-cell table:style-name="ce3" office:value-type="string" calcext:value-type="string">
            <text:p>Adherence</text:p>
          </table:table-cell>
          <table:table-cell table:style-name="ce3" office:value-type="string" calcext:value-type="string">
            <text:p>P fimbria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pic</text:p>
          </table:table-cell>
          <table:table-cell table:style-name="ce3"/>
          <table:table-cell/>
          <table:table-cell table:style-name="ce3" office:value-type="string" calcext:value-type="string">
            <text:p>Autotransporter</text:p>
          </table:table-cell>
          <table:table-cell table:style-name="ce3" office:value-type="string" calcext:value-type="string">
            <text:p>Pic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sat</text:p>
          </table:table-cell>
          <table:table-cell table:style-name="ce3"/>
          <table:table-cell/>
          <table:table-cell table:style-name="ce3" office:value-type="string" calcext:value-type="string">
            <text:p>Autotransporter</text:p>
          </table:table-cell>
          <table:table-cell table:style-name="ce3" office:value-type="string" calcext:value-type="string">
            <text:p>Sat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sepL</text:p>
          </table:table-cell>
          <table:table-cell table:style-name="ce3"/>
          <table:table-cell/>
          <table:table-cell table:style-name="ce3" office:value-type="string" calcext:value-type="string">
            <text:p>Secretion system</text:p>
          </table:table-cell>
          <table:table-cell table:style-name="ce3" office:value-type="string" calcext:value-type="string">
            <text:p>LEE locus encoded TTSS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sepQ</text:p>
          </table:table-cell>
          <table:table-cell table:style-name="ce3"/>
          <table:table-cell/>
          <table:table-cell table:style-name="ce3" office:value-type="string" calcext:value-type="string">
            <text:p>Secretion system</text:p>
          </table:table-cell>
          <table:table-cell table:style-name="ce3" office:value-type="string" calcext:value-type="string">
            <text:p>LEE locus encoded TTSS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sepZ</text:p>
          </table:table-cell>
          <table:table-cell table:style-name="ce3"/>
          <table:table-cell/>
          <table:table-cell table:style-name="ce3" office:value-type="string" calcext:value-type="string">
            <text:p>LEE-encoded TTSS effectors</text:p>
          </table:table-cell>
          <table:table-cell table:style-name="ce2" office:value-type="string" calcext:value-type="string">
            <text:p>SepZ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sfaA</text:p>
          </table:table-cell>
          <table:table-cell table:style-name="ce6"/>
          <table:table-cell/>
          <table:table-cell table:style-name="ce3" office:value-type="string" calcext:value-type="string">
            <text:p>Adherence</text:p>
          </table:table-cell>
          <table:table-cell table:style-name="ce3" office:value-type="string" calcext:value-type="string">
            <text:p>S fimbriae</text:p>
          </table:table-cell>
          <table:table-cell/>
          <table:table-cell table:style-name="ce6"/>
          <table:table-cell table:number-columns-repeated="1017"/>
        </table:table-row>
        <table:table-row table:style-name="ro2">
          <table:table-cell table:style-name="ce2" office:value-type="string" calcext:value-type="string">
            <text:p>sfaB</text:p>
          </table:table-cell>
          <table:table-cell table:style-name="ce3"/>
          <table:table-cell/>
          <table:table-cell table:style-name="ce3" office:value-type="string" calcext:value-type="string">
            <text:p>Adherence</text:p>
          </table:table-cell>
          <table:table-cell table:style-name="ce3" office:value-type="string" calcext:value-type="string">
            <text:p>S fimbria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sfaC</text:p>
          </table:table-cell>
          <table:table-cell table:style-name="ce3"/>
          <table:table-cell/>
          <table:table-cell table:style-name="ce3" office:value-type="string" calcext:value-type="string">
            <text:p>Adherence</text:p>
          </table:table-cell>
          <table:table-cell table:style-name="ce3" office:value-type="string" calcext:value-type="string">
            <text:p>S fimbria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sfaD</text:p>
          </table:table-cell>
          <table:table-cell table:style-name="ce3"/>
          <table:table-cell/>
          <table:table-cell table:style-name="ce3" office:value-type="string" calcext:value-type="string">
            <text:p>Adherence</text:p>
          </table:table-cell>
          <table:table-cell table:style-name="ce3" office:value-type="string" calcext:value-type="string">
            <text:p>S fimbria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sfaE</text:p>
          </table:table-cell>
          <table:table-cell table:style-name="ce3"/>
          <table:table-cell/>
          <table:table-cell table:style-name="ce3" office:value-type="string" calcext:value-type="string">
            <text:p>Adherence</text:p>
          </table:table-cell>
          <table:table-cell table:style-name="ce3" office:value-type="string" calcext:value-type="string">
            <text:p>S fimbria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sfaF</text:p>
          </table:table-cell>
          <table:table-cell table:style-name="ce3"/>
          <table:table-cell/>
          <table:table-cell table:style-name="ce3" office:value-type="string" calcext:value-type="string">
            <text:p>Adherence</text:p>
          </table:table-cell>
          <table:table-cell table:style-name="ce3" office:value-type="string" calcext:value-type="string">
            <text:p>S fimbria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sfaG</text:p>
          </table:table-cell>
          <table:table-cell table:style-name="ce3"/>
          <table:table-cell/>
          <table:table-cell table:style-name="ce3" office:value-type="string" calcext:value-type="string">
            <text:p>Adherence</text:p>
          </table:table-cell>
          <table:table-cell table:style-name="ce3" office:value-type="string" calcext:value-type="string">
            <text:p>S fimbria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sfaH</text:p>
          </table:table-cell>
          <table:table-cell table:style-name="ce3"/>
          <table:table-cell/>
          <table:table-cell table:style-name="ce3" office:value-type="string" calcext:value-type="string">
            <text:p>Adherence</text:p>
          </table:table-cell>
          <table:table-cell table:style-name="ce3" office:value-type="string" calcext:value-type="string">
            <text:p>S fimbria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sfaS</text:p>
          </table:table-cell>
          <table:table-cell table:style-name="ce3"/>
          <table:table-cell/>
          <table:table-cell table:style-name="ce3" office:value-type="string" calcext:value-type="string">
            <text:p>Adherence</text:p>
          </table:table-cell>
          <table:table-cell table:style-name="ce3" office:value-type="string" calcext:value-type="string">
            <text:p>S fimbria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sitA</text:p>
          </table:table-cell>
          <table:table-cell table:style-name="ce3"/>
          <table:table-cell/>
          <table:table-cell table:style-name="ce3" office:value-type="string" calcext:value-type="string">
            <text:p>Iron uptake</text:p>
          </table:table-cell>
          <table:table-cell table:style-name="ce3" office:value-type="string" calcext:value-type="string">
            <text:p>Iron/managanease transport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sitB</text:p>
          </table:table-cell>
          <table:table-cell table:style-name="ce3"/>
          <table:table-cell/>
          <table:table-cell table:style-name="ce3" office:value-type="string" calcext:value-type="string">
            <text:p>Iron uptake</text:p>
          </table:table-cell>
          <table:table-cell table:style-name="ce3" office:value-type="string" calcext:value-type="string">
            <text:p>Iron/managanease transport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sitC</text:p>
          </table:table-cell>
          <table:table-cell table:style-name="ce3"/>
          <table:table-cell/>
          <table:table-cell table:style-name="ce3" office:value-type="string" calcext:value-type="string">
            <text:p>Iron uptake</text:p>
          </table:table-cell>
          <table:table-cell table:style-name="ce3" office:value-type="string" calcext:value-type="string">
            <text:p>Iron/managanease transport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sitD</text:p>
          </table:table-cell>
          <table:table-cell table:style-name="ce3"/>
          <table:table-cell/>
          <table:table-cell table:style-name="ce3" office:value-type="string" calcext:value-type="string">
            <text:p>Iron uptake</text:p>
          </table:table-cell>
          <table:table-cell table:style-name="ce3" office:value-type="string" calcext:value-type="string">
            <text:p>Iron/managanease transport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stx1A</text:p>
          </table:table-cell>
          <table:table-cell table:style-name="ce6" office:value-type="string" calcext:value-type="string">
            <text:p>shiga-like toxin 1 subunit A encoded within prophage CP-933V</text:p>
          </table:table-cell>
          <table:table-cell/>
          <table:table-cell table:style-name="ce3" office:value-type="string" calcext:value-type="string">
            <text:p>Toxins</text:p>
          </table:table-cell>
          <table:table-cell table:style-name="ce3" office:value-type="string" calcext:value-type="string">
            <text:p>Shiga-like toxin</text:p>
          </table:table-cell>
          <table:table-cell/>
          <table:table-cell table:style-name="ce6" office:value-type="string" calcext:value-type="string">
            <text:p>Escherichia coli O157:H7 EDL933 (EHEC)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tx1B</text:p>
          </table:table-cell>
          <table:table-cell table:style-name="ce6" office:value-type="string" calcext:value-type="string">
            <text:p>shiga-like toxin 1 subunit B encoded within prophage CP-933V</text:p>
          </table:table-cell>
          <table:table-cell/>
          <table:table-cell table:style-name="ce3" office:value-type="string" calcext:value-type="string">
            <text:p>Toxins</text:p>
          </table:table-cell>
          <table:table-cell table:style-name="ce3" office:value-type="string" calcext:value-type="string">
            <text:p>Shiga-like toxin</text:p>
          </table:table-cell>
          <table:table-cell/>
          <table:table-cell table:style-name="ce6" office:value-type="string" calcext:value-type="string">
            <text:p>Escherichia coli O157:H7 EDL933 (EHEC) 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tx2A</text:p>
          </table:table-cell>
          <table:table-cell table:style-name="ce6" office:value-type="string" calcext:value-type="string">
            <text:p>shiga-like toxin II A subunit encoded by bacteriophage BP-933W</text:p>
          </table:table-cell>
          <table:table-cell/>
          <table:table-cell table:style-name="ce3" office:value-type="string" calcext:value-type="string">
            <text:p>Toxins</text:p>
          </table:table-cell>
          <table:table-cell table:style-name="ce3" office:value-type="string" calcext:value-type="string">
            <text:p>Shiga-like toxin</text:p>
          </table:table-cell>
          <table:table-cell/>
          <table:table-cell table:style-name="ce6" office:value-type="string" calcext:value-type="string">
            <text:p>Escherichia coli O157:H7 EDL933 (EHEC) 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tx2B</text:p>
          </table:table-cell>
          <table:table-cell table:style-name="ce6" office:value-type="string" calcext:value-type="string">
            <text:p>shiga-like toxin II B subunit encoded by bacteriophage BP-933W</text:p>
          </table:table-cell>
          <table:table-cell/>
          <table:table-cell table:style-name="ce3" office:value-type="string" calcext:value-type="string">
            <text:p>Toxins</text:p>
          </table:table-cell>
          <table:table-cell table:style-name="ce3" office:value-type="string" calcext:value-type="string">
            <text:p>Shiga-like toxin</text:p>
          </table:table-cell>
          <table:table-cell/>
          <table:table-cell table:style-name="ce6" office:value-type="string" calcext:value-type="string">
            <text:p>Escherichia coli O157:H7 EDL933 (EHEC) 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tia</text:p>
          </table:table-cell>
          <table:table-cell table:style-name="ce3"/>
          <table:table-cell/>
          <table:table-cell table:style-name="ce3" office:value-type="string" calcext:value-type="string">
            <text:p>Invasion</text:p>
          </table:table-cell>
          <table:table-cell table:style-name="ce3" office:value-type="string" calcext:value-type="string">
            <text:p>Tia/Hek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tir</text:p>
          </table:table-cell>
          <table:table-cell table:style-name="ce6" office:value-type="string" calcext:value-type="string">
            <text:p>putative translocated intimin receptor protein</text:p>
          </table:table-cell>
          <table:table-cell/>
          <table:table-cell table:style-name="ce3" office:value-type="string" calcext:value-type="string">
            <text:p>LEE-encoded TTSS effectors</text:p>
          </table:table-cell>
          <table:table-cell table:style-name="ce2" office:value-type="string" calcext:value-type="string">
            <text:p>Tir</text:p>
          </table:table-cell>
          <table:table-cell/>
          <table:table-cell table:style-name="ce6" office:value-type="string" calcext:value-type="string">
            <text:p>Escherichia coli O157:H7 EDL933 (EHEC) 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xB</text:p>
          </table:table-cell>
          <table:table-cell table:style-name="ce6" office:value-type="string" calcext:value-type="string">
            <text:p>ToxB</text:p>
          </table:table-cell>
          <table:table-cell/>
          <table:table-cell table:style-name="ce3" office:value-type="string" calcext:value-type="string">
            <text:p>Adherence</text:p>
          </table:table-cell>
          <table:table-cell table:style-name="ce3" office:value-type="string" calcext:value-type="string">
            <text:p>ToxB</text:p>
          </table:table-cell>
          <table:table-cell/>
          <table:table-cell table:style-name="ce6" office:value-type="string" calcext:value-type="string">
            <text:p>Escherichia coli O157:H7 EDL933 (EHEC)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sh</text:p>
          </table:table-cell>
          <table:table-cell table:style-name="ce3"/>
          <table:table-cell/>
          <table:table-cell table:style-name="ce3" office:value-type="string" calcext:value-type="string">
            <text:p>Autotransporter</text:p>
          </table:table-cell>
          <table:table-cell table:style-name="ce3" office:value-type="string" calcext:value-type="string">
            <text:p>Temperature-sensitive hemagglutinin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vat</text:p>
          </table:table-cell>
          <table:table-cell table:style-name="ce3"/>
          <table:table-cell/>
          <table:table-cell table:style-name="ce3" office:value-type="string" calcext:value-type="string">
            <text:p>Autotransporter</text:p>
          </table:table-cell>
          <table:table-cell table:style-name="ce3" office:value-type="string" calcext:value-type="string">
            <text:p>Vacuolating autotransporter gen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ybtA</text:p>
          </table:table-cell>
          <table:table-cell table:style-name="ce3"/>
          <table:table-cell/>
          <table:table-cell table:style-name="ce3" office:value-type="string" calcext:value-type="string">
            <text:p>Iron uptake</text:p>
          </table:table-cell>
          <table:table-cell table:style-name="ce3" office:value-type="string" calcext:value-type="string">
            <text:p>Yersiniabactin siderophor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ybtE</text:p>
          </table:table-cell>
          <table:table-cell table:style-name="ce3"/>
          <table:table-cell/>
          <table:table-cell table:style-name="ce3" office:value-type="string" calcext:value-type="string">
            <text:p>Iron uptake</text:p>
          </table:table-cell>
          <table:table-cell table:style-name="ce3" office:value-type="string" calcext:value-type="string">
            <text:p>Yersiniabactin siderophor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ybtP</text:p>
          </table:table-cell>
          <table:table-cell table:style-name="ce3"/>
          <table:table-cell/>
          <table:table-cell table:style-name="ce3" office:value-type="string" calcext:value-type="string">
            <text:p>Iron uptake</text:p>
          </table:table-cell>
          <table:table-cell table:style-name="ce3" office:value-type="string" calcext:value-type="string">
            <text:p>Yersiniabactin siderophor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ybtQ</text:p>
          </table:table-cell>
          <table:table-cell table:style-name="ce3"/>
          <table:table-cell/>
          <table:table-cell table:style-name="ce3" office:value-type="string" calcext:value-type="string">
            <text:p>Iron uptake</text:p>
          </table:table-cell>
          <table:table-cell table:style-name="ce3" office:value-type="string" calcext:value-type="string">
            <text:p>Yersiniabactin siderophor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ybtS</text:p>
          </table:table-cell>
          <table:table-cell table:style-name="ce3"/>
          <table:table-cell/>
          <table:table-cell table:style-name="ce3" office:value-type="string" calcext:value-type="string">
            <text:p>Iron uptake</text:p>
          </table:table-cell>
          <table:table-cell table:style-name="ce3" office:value-type="string" calcext:value-type="string">
            <text:p>Yersiniabactin siderophor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ybtT</text:p>
          </table:table-cell>
          <table:table-cell table:style-name="ce3"/>
          <table:table-cell/>
          <table:table-cell table:style-name="ce3" office:value-type="string" calcext:value-type="string">
            <text:p>Iron uptake</text:p>
          </table:table-cell>
          <table:table-cell table:style-name="ce3" office:value-type="string" calcext:value-type="string">
            <text:p>Yersiniabactin siderophor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ybtU</text:p>
          </table:table-cell>
          <table:table-cell table:style-name="ce3"/>
          <table:table-cell/>
          <table:table-cell table:style-name="ce3" office:value-type="string" calcext:value-type="string">
            <text:p>Iron uptake</text:p>
          </table:table-cell>
          <table:table-cell table:style-name="ce3" office:value-type="string" calcext:value-type="string">
            <text:p>Yersiniabactin siderophore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ybtX</text:p>
          </table:table-cell>
          <table:table-cell table:style-name="ce3"/>
          <table:table-cell/>
          <table:table-cell table:style-name="ce3" office:value-type="string" calcext:value-type="string">
            <text:p>Iron uptake</text:p>
          </table:table-cell>
          <table:table-cell table:style-name="ce3" office:value-type="string" calcext:value-type="string">
            <text:p>Yersiniabactin siderophore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table:style-name="ce4" office:value-type="string" calcext:value-type="string">
            <text:p>EspX1</text:p>
          </table:table-cell>
          <table:table-cell table:style-name="ce7" office:value-type="string" calcext:value-type="string">
            <text:p>COG1357; Pentapeptide repeats containing protein [Function unknown]</text:p>
          </table:table-cell>
          <table:table-cell table:style-name="ce7" office:value-type="string" calcext:value-type="string">
            <text:p>Q8XA51</text:p>
          </table:table-cell>
          <table:table-cell table:style-name="ce4" office:value-type="string" calcext:value-type="string">
            <text:p>Effector</text:p>
          </table:table-cell>
          <table:table-cell table:style-name="ce4"/>
          <table:table-cell table:style-name="ce4" office:value-type="string" calcext:value-type="string">
            <text:p>tobe_extensive_2006</text:p>
          </table:table-cell>
          <table:table-cell table:style-name="ce4" office:value-type="string" calcext:value-type="string">
            <text:p>&gt;gi|15829254:c24962-23115 Escherichia coli O157:H7 str. Sakai chromosome, complete genome</text:p>
          </table:table-cell>
          <table:table-cell table:style-name="ce10" office:value-type="string" calcext:value-type="string">
            <text:p>TTAAGACCACTCTATTTTTGAATTAAATTCCTATATACTTTAACCATTCATAAATATCTCCTCATTAGACCTTGTAAATTATTAACAGCAATCAACACAGGTTAAATACCTATTTATATTGTACTTCTTAAAATTAATGAGCGATTTTTGATAGTAGTCACATTCACTCATAAATTAAATTAATAAAAATTCATCAACTTCAAGGACTGATAATGACAGATGGTATCTCAACTTCGCCACATTGTCTTTATAAATCAAATATAGTAGATGATGTAATAATAAATAAAACAAGACAAAATGAGTTAGTAAAAGTGTTTTGCGAGTATAAAACAGAGTTCTTAATTTTGTTTGATGACTTTTTCAGAAGCCAGGATTTGCCTAAACCATCTCCAGTCCTCCATCATTTTTTTCAATATACTCATCTGAGAGATGCACATTTTTATAGATGTAAACTCATAGAACATACAGTTCAATTTTCTTTTTTTAAACACAAAGGCATCACATTACTTAGATTGGATGTTTTTGATGACAGAACAAGCGAATGTCTTTCTGAAGAGATTAAGATATATCAAGAATGCCATGAAAAATTTATTAAATTTTTAAAGGCAAACTTCAATCAGGAAATATACCCAGAGCTATACACTCCTGAAATATTTTATGAGGCCTGCAGAAATCTCCAGTCATTTTATGATCATCAGGAGACGTCACAAAACGCTAAGTACAGTGCAATAGTCAAGAAAAAAAGTTATTTTAATAAGGAAATCAGAAATCTAATAAAAAAGAATATTTATCCTGAGCTATACAATGAGCAATGCAATAAAATCCCCGCCTCATCGACAGATGATAACCAGAAAATAACATGGCAGAATTTTAAAACTAGCAATGCGGCATATTCACAACTATGTGAAAAATTATCTTTATTAAAAAGCTCGCCCAGTCGGTTAATAGAGAAATCAGCTTACTGCTCAAATGAAAACATGATCACCGATAAATTTGATGTTGTCTTTTCTTACTGCGGAGATAATGTAAAGGAATTTATACTTTTATTACCCTATAATAAATCGCTGGAGATGCATGAACTTAACGAGCAAAACATCCAGTATTTGACTGCCCTTAATATTAATATACATAAACTGTTGCTATCAAATATAACAATAGAAAAGAGCAACCTTTCATATGGGTATTATTTTGGTTGTGTATTATCCAATATATCATGTTTTGAAAGCGACTTATCAAACACCATCTTTTCAAATGGAGAAATAAACAACCTCTTCATTAAAAAAAGCAACATATTTGGAACATCGTTCACTAATACCATGATAAAAAATTTGCGCTGTGAAGATATTATGCCTGGCCGATGGACCACTCAACTTGTCAATAAGCACTTAGGTTACAGATACACAGGAGTATTCAAAACCCTGGCAAGTATTGATGACAAACCGTCCCGTTTCGAAATTTTGATACCATTGGTACAAACTTTAGTTCGCGACAATGTAAAGCTAAATAATGATGTGTATAAAGAACTGAAAAAGTTTATGCACGATTACGACAAAACATCCCCAGAAATGAGAAAATACCTTCAGAGCATCAACGAGTCTATGTTCCTTATGAAAAAAATATCTCATCAAGATTAAAACACCCCAAAAAAGAAGTAATTTCAGAATGAAATTACCTGTGATAATTATTAATTAACTGCAGAGAAATAAAAAATAATCTGAAGCATGCTCTGAAACATCCTACTCTGTCACTCTAATGATGGCACCTTGCTCTTCTTATAAAGAAGGGAATAATTAAGAATATTAAATTTTCAAACTTTCATCAACTTCACATCAAGAAATTAAAAAATT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EspY1</text:p>
          </table:table-cell>
          <table:table-cell table:style-name="ce7" office:value-type="string" calcext:value-type="string">
            <text:p>hypothetical protein</text:p>
          </table:table-cell>
          <table:table-cell table:style-name="ce7" office:value-type="string" calcext:value-type="string">
            <text:p>Q8XA11</text:p>
          </table:table-cell>
          <table:table-cell table:style-name="ce4" office:value-type="string" calcext:value-type="string">
            <text:p>Effector</text:p>
          </table:table-cell>
          <table:table-cell table:style-name="ce4"/>
          <table:table-cell table:style-name="ce4" office:value-type="string" calcext:value-type="string">
            <text:p>tobe_extensive_2006</text:p>
          </table:table-cell>
          <table:table-cell table:style-name="ce4" office:value-type="string" calcext:value-type="string">
            <text:p>&gt;gi|15829254:63335-64313 Escherichia coli O157:H7 str. Sakai chromosome, complete genome</text:p>
          </table:table-cell>
          <table:table-cell office:value-type="string" calcext:value-type="string">
            <text:p>ATTATATTTTTACGTCTTAAAAATAAAAAACACATATCTGAATGAGCGATTTTTGAAAGTATATTTATTCAGAGCGCGCATCATGAGTTTTTAACTCAATGCGAGGCTATTACCATGAAAGTATCAGTTCCAGGCATGCCGGCTACACTTTTAAATATGAGCAATAACGATATTTATAAGATGGTGAGCGGGGACAAGATGGACATGAAGATGAATATCTTTCAACGCTTGTGGGAGACGTTACGTCATCTGTTCTGGTCAGATAAACAGACTGAGGCTTATAAACTTCTGTTCAATTTCGTGAATAAAAAGGCTGGCAACATCAACGCCTCAAAATACTTTACTGGGGCTGTCAACGAGAATGAGAAAGAAAAGTTTATCCATAGTCTGGAATTATTCAATGAACTCAAAACATGCGCAAAAAATCCGGATGAGATGGTCGCAAAGGGCAATATGAGCTGGGTCGCACAGACCTTCGGTGATATCGAGTTAAGTGTCACTTTTTTTATTGAAAATAAGGAGATATGTACTCAGACGTTGCAGCTGCATAAAGGCCCAGGTAACTTGGGCGTTGATCTTAGAGAGGCTTACCTTCCCGGCGTTGACATGAGGGATTGTTACCTTGGTCTCAAAACAATGAAAGGTCACAATAAAGTCCTTTACTTGGAACCTGGGTGGAATGCTAACCTGGACGGTGCTACCCTGGACGGTGCTACCCTGGACGGTGCTACCGTGGACGGTGCTACCCACCTATATGATGAGGTAATTATTATTAATAAAATCACCCCCAAAAAAATTGATACTGAAGAAGTTGCTACTAAACAAAGTACTGCTGAACAAATTACTGACAACGCAATTATTGAATGAGCCAGAATAAGCTAAGGTTGAAGGGGCTGGAACGCCCCTTCAACCTTAGCAGTAGCGTGGGATGATTTCACAATTAGAAAGACCTGCATGATGAGCTAGAGAAGAGGCTAG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EspY2</text:p>
          </table:table-cell>
          <table:table-cell table:style-name="ce7" office:value-type="string" calcext:value-type="string">
            <text:p>hypothetical protein</text:p>
          </table:table-cell>
          <table:table-cell table:style-name="ce7" office:value-type="string" calcext:value-type="string">
            <text:p>Q8XA03</text:p>
          </table:table-cell>
          <table:table-cell table:style-name="ce4" office:value-type="string" calcext:value-type="string">
            <text:p>Effector</text:p>
          </table:table-cell>
          <table:table-cell table:style-name="ce4"/>
          <table:table-cell table:style-name="ce4" office:value-type="string" calcext:value-type="string">
            <text:p>tobe_extensive_2006</text:p>
          </table:table-cell>
          <table:table-cell table:style-name="ce4" office:value-type="string" calcext:value-type="string">
            <text:p>&gt;gi|15829254:80585-81324 Escherichia coli O157:H7 str. Sakai chromosome, complete genome</text:p>
          </table:table-cell>
          <table:table-cell office:value-type="string" calcext:value-type="string">
            <text:p>GTTTATTGCGTGAATGAGCGATTTTTGACAGTATTCTTATTCAGGACGCTTATTCTGAGTTTTTTATTCAGAGTGGAGCTATCAGCATGAAAGTAAGAAACCCAGAACAGATTAGTATCCCTGCTAGTAATACCACTAAAGATCCAGGCCTTACTAATTCTCAGATTATCAGGATGGCTAACTTGGTCAAAAAGACCGAGAATATGAATATCTTTGAAGAGCTATGGGAGACGTTACGCAATCTCTTCCAGTCAGATAAACATTCCCAGACTGCGGCAAGGCAAATTCTGAAGGATGCATTTTATTTCCAGAATAGTGATGACTACTCAAAATACTTTACCGGGGCTGTCGACGGGAAGGCGCGTGATAAGTTAACTCACTGGCTGATAAAATTTAATGAACTCAAAGAATACGCAAAAGATCCGGAAAATATGGCCGCGAAGGCCTCACTCTCGCCAGAAGGTACGTTATGCGTCAGTTTTTTTATTGGCGATGAGGCGATATTTACTCTGGAGTTGCAGCTGAAAAAGAGCACCAGGACCGGGGGGATTGATCTGAGTAATGCTTACTTTAACGGGGTTGTCATTTGTGGTATTGACTGTCTCGAGGTTGACCTGAGCAATGCTGAAACGAACAATAGCCGTTGGTATGACTGACCTGCGCGAGGTTAACCTGAAAAAGCTGACCTTTCCGGCCAGAACAAGGCTAGACTGCGCCGTTATTGATTAACTCAGAATAT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EspY3</text:p>
          </table:table-cell>
          <table:table-cell table:style-name="ce7" office:value-type="string" calcext:value-type="string">
            <text:p>Pentapeptide repeats containing protein [Function unknown]</text:p>
          </table:table-cell>
          <table:table-cell table:style-name="ce7" office:value-type="string" calcext:value-type="string">
            <text:p>Q8XE85</text:p>
          </table:table-cell>
          <table:table-cell table:style-name="ce4" office:value-type="string" calcext:value-type="string">
            <text:p>Effector</text:p>
          </table:table-cell>
          <table:table-cell table:style-name="ce4"/>
          <table:table-cell table:style-name="ce4" office:value-type="string" calcext:value-type="string">
            <text:p>tobe_extensive_2006</text:p>
          </table:table-cell>
          <table:table-cell table:style-name="ce4" office:value-type="string" calcext:value-type="string">
            <text:p>&gt;gi|15829254:c503343-501300 Escherichia coli O157:H7 str. Sakai chromosome, complete genome</text:p>
          </table:table-cell>
          <table:table-cell office:value-type="string" calcext:value-type="string">
            <text:p>AGTAAATTTCGCTTTTCACCCATTTTATCTGCTGAATTCCCCATCGTCTGCGATGATGGGGACAACGTACCTCCCATCACCTTCTGTAACCATAATCCACCTCTGCAAGAGAAATTCTTCGTGAATGAGTTTGCAGCTATTCATCGTCTTCATCCCTTTGAGCGATTTTTGATAGTTTCTCCAGGTAATATCCCCTAAAACTGTCTTATTTAGTCAACGTAAGAGGATTACAATCATGATGAAAACCATCACCAAACAACCGATCCTGTTTACTGATGTACCGGTTGCAGATTTAAGAAACTCAATGAAGCAAGATTTAAATCAAAATCTTATTGAAAGGCTGTGGAACAAAATTCGTGATTTTTTTCTGGACAGTGATAAACAAAAGGCATTTAAATCGATTCATAAATACATCAATACATTGTCAGTTCTAAATTATAATTCAGCGTTAACTCCAGATCCCAACTTTAATATAGATGCAACGTCAGATTTAGACTCATATTTAAAGCTGGATTTTGATCGCCTCTCGCCCAAACAAAAACAGACCACGCTTTGTTGTTTCTGGAATAAAATTGCATCCTCATTGCCAGAGCCATACAACAGTACCATCAAACATAACATTATTTTTTATAAAGACGGAGAAAATCTGATGATACGTGGAACTATCTCTATTGTTAACGAGGTAGTAAAGACTTATTCACTCCCAATAGAAAAGGATGACAATGGATATTACGATTTCAGCGGTCTATATCTAGCACACAGCAATATTTCCGGTAAAGATCCCAATAAAGATCCCGATATAGATTTCGGTATAGATATGGGAAACTGTAACTGCTCAAATGTCAACTTCGAACATACTTATTTTTATGGCGTCAAGTTTACAAATGCGAATTGTACAAATGCGAATTTTAACAATTGTAGATTTAAGAAATGCGACCTGACAAATATGAATTGCACTGGCGCAATTCTTGATAATGCGATGATATATGGTAAAGAAAAAGAACCTGAGATGCAATATCCAGAAGCAGATCAAATAATACAAAGGATAACTTATCAGAAATCAGATGGGAATGAAACGAAAGGGATGATTCTAACTAACTGCTCCTGTGTGAAAACCACTTTCAATTGGGCAGATTTATCAGAAAGTGATTGCCAAAATGTGGACTTTAGCGAGGCTAATCTTTCAAACACTATTCTTCCTGACATCGTCAGGATGAAAGGCACGAAACTTTACCGTACCGACCTTTTTAATCCGATATTAAAAACAGAAGCAGAATCAACAGAAGAAAAAGACATTAGCCCATTAGCAAAAATTATTCTTGACTATATTGAATCAGATAAAAACCCTGAGTCATTAAACTTTGAAGAAAAATCAACAGTTATTAAAATAAAACAAGATATCGATAATTTTATTTTCTACAATCAGCATTTAAAGAAAATATTCAATCGCGCAATGAATCTTCAAGAAAAAATAAGCAGGAAAAAGTATAATGAATTTTTTAAATATATACAAGCAGAAGCCAAACAATATTTCAAAGACCAGTATAAACTAACAAAAAATGATTATTTGAAGAAAGTACCTTTAACTGCACAATTAATTGCAAAATACAAAATGGATGATCAATTGGACCAACTTTTGGTTACCCGTGAAATTCAAGATGAAATAAAATCAAAGATTCAAGACAAAATAGATGAACTTTCTAAAAATTTATTCAACACTATGACCGAAACCATTGAGAATAATTTTGATGATATTTTTCGTCAACAGTCAGAGAATATGAGCAATTATTATGAGTTCGTCGACTGACGATATTTCAGTGTCATTGAATTATGAGTGACAAAGATACACCTTGAAATATCGCCGCATAGTATATTCGGCGATGTCGGGTTTTACTTTAACAGAGTGCCCCAAAATTGGGGCACTGTTCATTTATAAATCAAACCGGGTGGTCTGGAATCGCCTACACCTCCCGGTCAATGGCATTTAAAGAATACCCAGCGGCCAGTGATGACCGATAAAGTACAGGATGCCTGCGGAAATCAC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NleB2-1</text:p>
          </table:table-cell>
          <table:table-cell table:style-name="ce7" office:value-type="string" calcext:value-type="string">
            <text:p>non-LEE encoded effector protein NleB; Provisional</text:p>
          </table:table-cell>
          <table:table-cell table:style-name="ce7" office:value-type="string" calcext:value-type="string">
            <text:p>Q8X837</text:p>
          </table:table-cell>
          <table:table-cell table:style-name="ce4" office:value-type="string" calcext:value-type="string">
            <text:p>Effector</text:p>
          </table:table-cell>
          <table:table-cell table:style-name="ce4"/>
          <table:table-cell table:style-name="ce4" office:value-type="string" calcext:value-type="string">
            <text:p>tobe_extensive_2006</text:p>
          </table:table-cell>
          <table:table-cell table:style-name="ce4" office:value-type="string" calcext:value-type="string">
            <text:p>&gt;gi|15829254:924473-925747 Escherichia coli O157:H7 str. Sakai chromosome, complete genome</text:p>
          </table:table-cell>
          <table:table-cell office:value-type="string" calcext:value-type="string">
            <text:p>GCTCCGGTTTTTGTTGTCATGTCCGGTGGATGTTTGTTAGGAAAGCAAAGATGGCAAAACTGCTGGAGGTTTTGTGGTTGAGTATGCCAATATAATTAATAGATTAAAGAGTTAGTTGTGAAGAAAATATGGATAAACAGGACGACGAATGCTTTCACCGATAAGGACAACTTTCCATAACTCAGTAAATATAGTGCAGAGTTCACCCTGTCAAACGGTTTCTTTTGCAGGAAAGGAATATGAGTTAAAGGTCATTGATGAAAAAACGCCTATTCTTTTTCAGTGGTTTGAACCTAATCCTGAACGATATAAGAAAGATGAGGTTCCAATAGTTAATACTAAGCAGCATCCCTATTTAGATAATGTCACAAATGCGGCAAGGATAGAGAGTGATCGTATGATAGGTATTTTTGTTGATGGCGATTTTTCAGTCAACCAAAAGACTGCTTTTTCAAAATTGGAACGAGATTTTGAAAATGTAATGATAATCTATCGGGAAGATGTTGACTTCAGTATGTATGACAGAAAACTATCAGATATTTATCATGATATTATATGTGAACAAAGGTTACGAACTGAAGACAAAAGAGATGAATACTTGTTGAATCTGTTAGAGAAAGAGCTGAGGGAAATTTCAAAGGCGCAGGATTCTTTGATTTCTATGTATGCAAAGAAAAGAAATCATGCATGGTTTGATTTCTTCAGAAATTTAGCCTTATTAAAAGCAGGAGAGATATTCAGGTGCACATATAATACAAAGAATCACGGTATTTCATTCGGGGAGGGGTGTATCTATCTTGATATGGATATGATACTTACAGGTAAGCTTGGTACAATATATGCTCCTGATGGAATTTCAATGCATGTGGATCGTCGTAATGATAGTGTAAATATTGAAAATAGTGCAATAATTGTTAACCGTAGTAATCATCCTGCTCTACTTGAGGGACTTTCTTTTATGCATAGTAAAGTAGATGCTCATCCATATTATGATGGTTTGGGGAAAGGAGTTAAGAAATATTTTAATTTTACACCATTACATAATTATAATCATTTTTGTGACTTTATTGAGTTTAACCACCCTAATATAATCATGAACACAAGTCAGTATACATGCAGTTCATGGTAAATGAATTTGATATAGTTTATTTTGTTGTAATAAATGATTTGCAGGGTATTAGATATAAACATGAAAATTCCCTCATTACAGTCCAACTTCAACTTTTCCGCCCCGGCAGGATACTCTGCTCCCATTGCTCCTAATCGTGCTGAAAA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NleC</text:p>
          </table:table-cell>
          <table:table-cell table:style-name="ce7" office:value-type="string" calcext:value-type="string">
            <text:p>Peptidase_M85; NFkB-p65-degrading zinc protease</text:p>
          </table:table-cell>
          <table:table-cell table:style-name="ce7" office:value-type="string" calcext:value-type="string">
            <text:p>Q8X834</text:p>
          </table:table-cell>
          <table:table-cell table:style-name="ce4" office:value-type="string" calcext:value-type="string">
            <text:p>Effector</text:p>
          </table:table-cell>
          <table:table-cell table:style-name="ce4"/>
          <table:table-cell table:style-name="ce4" office:value-type="string" calcext:value-type="string">
            <text:p>tobe_extensive_2006</text:p>
          </table:table-cell>
          <table:table-cell table:style-name="ce4" office:value-type="string" calcext:value-type="string">
            <text:p>&gt;gi|15829254:925512-926802 Escherichia coli O157:H7 str. Sakai chromosome, complete genome</text:p>
          </table:table-cell>
          <table:table-cell office:value-type="string" calcext:value-type="string">
            <text:p>CATAATTATAATCATTTTTGTGACTTTATTGAGTTTAACCACCCTAATATAATCATGAACACAAGTCAGTATACATGCAGTTCATGGTAAATGAATTTGATATAGTTTATTTTGTTGTAATAAATGATTTGCAGGGTATTAGATATAAACATGAAAATTCCCTCATTACAGTCCAACTTCAACTTTTCCGCCCCGGCAGGATACTCTGCTCCCATTGCTCCTAATCGTGCTGAAAATGCCTATGCGGATTACGTTTTGGATATAGGTAAGCGAATACCACTTTCCGCAGCAGATTTAAGCAACGTATACGAAAGTGTAATACGCGCCGTCCATGACAGCCGTAGCAGGCTTATCGATCAGCATACAGTCGATATGATCGGCAACACTGTACTTGATGCTTTGAGCCGATCACAGACATTTCGTGATGCCGTAAGCTATGGCATTCATAATGAGAAGGTACACATTGGTTGCATTAAATACAGAAACGAATACGAGCTTAACGAAGAATCTTCTGTCAAAATTGATGATATTCAATCACTAACCTGTAACGAATTATATGAATATGATGTCGGGCAAGAGCCAATTTTCCCCATTTGCGAAGCAGGAGAAAACGATAACGAAGAGCCTTATGTCAGTTTTAGTGTTGCGCCAGATACTGACTCTTATGAGATGCCATCGTGGCAGGAAGGACTGATTCACGAGATTATTCATCATGTTACTGGATCTAGCGATCCATCTGGAGATAGTAATATAGAGTTAGGACCCACCGAGATTCTCGCACGTCGTGTCGCTCAAGAACTGGGATGGAGTGTTCCCGACTTCAAAGGATATGCAGAGCCAGAACGTGAAGCTCATCTTAGGCTACGTAACCTGAATGCCCTTCGACAGGCTGCCATGAGGCATGAAGAGAATGAGAGGGCTTTCTTCGAAAGGCTGGGTACGATCAGTGACCGATATGAGGCGAGTCCTGATTTCACAGAGTATTCCGCTGTGTCTAACATAGGATACGGATTTATCCAGCAACATGATTTTCCTGGATTGGCTATCAACGATAATTTACAGGATGCAAATCAGATCCAACTGTATCATGGCGCCCCTTATATTTTTACATTTGGGGATGTGGACAAACACAATCAGCAATGATTCGTCTTTGCAGTGACATAAGGTTACTATTCATACATTTTAACGGAGTTGATGATGGGTAATCGTGCAACATTGTATGTAAAGGCAATTCCCCTAATTTTACTGTAGTAAGTGAACATGGCCGGAACGAGACTATCAGCATCATCG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NleH1-1</text:p>
          </table:table-cell>
          <table:table-cell table:style-name="ce8" office:value-type="string" calcext:value-type="string">
            <text:p>hypothetical protein</text:p>
          </table:table-cell>
          <table:table-cell table:style-name="ce8" office:value-type="string" calcext:value-type="string">
            <text:p>Q8X831</text:p>
          </table:table-cell>
          <table:table-cell table:style-name="ce4" office:value-type="string" calcext:value-type="string">
            <text:p>Effector</text:p>
          </table:table-cell>
          <table:table-cell table:style-name="ce4"/>
          <table:table-cell table:style-name="ce4" office:value-type="string" calcext:value-type="string">
            <text:p>tobe_extensive_2006</text:p>
          </table:table-cell>
          <table:table-cell table:style-name="ce4" office:value-type="string" calcext:value-type="string">
            <text:p>&gt;gi|15829254:927349-928494 Escherichia coli O157:H7 str. Sakai chromosome, complete genome</text:p>
          </table:table-cell>
          <table:table-cell office:value-type="string" calcext:value-type="string">
            <text:p>TTGATGGGATGCTGGAAGGATGAATTAGTTGCCAGATACAAAAAGCAAGAGTTCATTTCTAATTTTTGTTGCCATGTTAGGGGGGATGTTTGTTAAGGAAATTTAGATGGGTTTATTTTGAAGGTTGAAATGTATGTTATCGCCATATTCTGTAAATTTGGGATGTTCATGGAATTCTTTAACCAGAAACCTGACTTCGCCTGATAATCGTGTTTTATCCTCTGTAAGGGATGCTGCCGTTCATTCTGATAATGGGGCGCAAGTAAAGGTTGGCAACAGAACATATCGTGTTGTTGCCACCGATAATAAGTTTTGCGTTACAAGAGAAAGTCATAGTGGTTGTTTTACTAATCTGTTGCACAGGCTGGGATGGCCTAAGGGGGAGATTAGCAGGAAAATTGAGGTCATGCTGAATGCATCACCAGTGAGCGCTGCTATGGAAAGAGGCATTGTTCATTCGAACAGACCTGATTTACCTCCTGTTGATTATGCACCGCCAGAGTTACCGAGTGTGGACTATAACAGGTTGTCAGTACCTGGTAATGTTATTGGCAAAGGGGGGAACGCTGTAGTATATGAAGATGCTGAGGATGCAACAAAAGTCCTGAAGATGTTTACTACATCTCAAAGCAATGAAGAGGTGACAAGCGAAGTTCGTTGCTTCAACCAATATTATGGTGCCGGGAGTGCAGAAAAAATATATGGCAATAATGGTGATATTATTGGTATTAGAATGGATAAAATAAATGGAGAATCGCTTTTAAATATTTCGTCCTTGCCAGCACAGGCTGAGCATGCTATTTACGATATGTTTGATAGACTGGAGCAAAAAGGAATTCTTTTTGTCGATACAACAGAGACAAATGTCTTATATGACCGCGCGAAGAATGAGTTTAATCCAATAGATATATCATCTTATAATGTTTCCGACCGTTCATGGAGTGAAAGTCAAATAATGCAATCTTATCATGGCGGAAAGCAAGATCTTATTAGTGTGGTATTAAGTAAAATTTAGTAATTTTATCCAGTGTAGTGGATTTGTTGCATGGATGGAGTTGGTAACAAATTGTGTGGTTGGCAATTCTTGGCGGATCACGGAAATGGGCAATGTCGCTGAGGACTGGCAAATGGCTATGATCCGCTTTA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NleD</text:p>
          </table:table-cell>
          <table:table-cell table:style-name="ce8" office:value-type="string" calcext:value-type="string">
            <text:p>beta_clamp; Beta clamp domain. The beta subunit (processivity factor) of DNA polymerase III holoenzyme, refered to as the beta clamp, forms a ring shaped dimer that encircles dsDNA (sliding clamp) in bacteria. </text:p>
          </table:table-cell>
          <table:table-cell table:style-name="ce8" office:value-type="string" calcext:value-type="string">
            <text:p>Q7AGE0</text:p>
          </table:table-cell>
          <table:table-cell table:style-name="ce4" office:value-type="string" calcext:value-type="string">
            <text:p>Effector</text:p>
          </table:table-cell>
          <table:table-cell table:style-name="ce4"/>
          <table:table-cell table:style-name="ce4" office:value-type="string" calcext:value-type="string">
            <text:p>tobe_extensive_2006</text:p>
          </table:table-cell>
          <table:table-cell table:style-name="ce4" office:value-type="string" calcext:value-type="string">
            <text:p>&gt;gi|15829254:928488-929396 Escherichia coli O157:H7 str. Sakai chromosome, complete genome</text:p>
          </table:table-cell>
          <table:table-cell office:value-type="string" calcext:value-type="string">
            <text:p>CGCTTTATTATCGGGTTTGGTGACCGCCTTGACGGTCACTTTTAAAAAAATCATTTTCACAGAGTGGTAAACAGGCTGCTAATAAGTAGCATTCTCAGGAGTCCTGATGCGCCCTACGTCCCTCAACTTGGTATTACATCAGTCATCAAGGTCGAGCTCAATGTCAGATACAGATATCGAGTCTCTTGTAAAAGCATCGAGCGTTCAATGGATAAAAAATAATCCGCAACTTCGTTTCCAGGGGACTGATCATAATATATATCAGCAGATTGAAGCAGCACTCGATAAGATTGGCTCTACAGAGACAGGGCGTGTACTCCTGAATGCTATTGAATCAATATCCCGACTTAAATCAGAAACAGTGGTAATACACCTCAACTCTTCCAGACTAGGAGTTATGGCACATAGAGATATAGATGCTGAGAACCATCGGGGGACTGGTTCCGATTTTCACTGTAATCTGAATGCAGTTGAATATCCCTGTGGGGAGGGGATTAGCGTGGTGGACTTTCATGCGACTATTGTTTTTCATGAGTTGCTCCATGTTTTCCACAATTTAAATGGGGAGCGTTTGAAAGTTGAGAGTTCCCGAGCAGAATCACAAAAATACTCTCCACTTTTACTCGAAGAAGCCAGGACTGTTGGGTTGGGGGCTTTTTCAGAGGAGGTGCTTTCAGAAAATAAATTCCACGAAGAGATTGGGATGCCCCGTAGAACCTCCTACCCGCACGACTCAGCTCTTATTCATGATGACAATACAGTGAGTCTGGGATTCCAACAGGTAAGACTGCATCCATTGCTTTAGCTGTGTTTCTTGTGCTGAATATATATTGGTGGGGCAAACGGAGGCACACAAAACTTTGCACTGGATTGCAAGGCTTTGTGCTATTCCGATAGTGGTTCAGGTG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EspX2</text:p>
          </table:table-cell>
          <table:table-cell table:style-name="ce8" office:value-type="string" calcext:value-type="string">
            <text:p>SopA_C; SopA-like catalytic domain; central domain</text:p>
          </table:table-cell>
          <table:table-cell table:style-name="ce8" office:value-type="string" calcext:value-type="string">
            <text:p>Q7AGC6</text:p>
          </table:table-cell>
          <table:table-cell table:style-name="ce4" office:value-type="string" calcext:value-type="string">
            <text:p>Effector</text:p>
          </table:table-cell>
          <table:table-cell table:style-name="ce4"/>
          <table:table-cell table:style-name="ce4" office:value-type="string" calcext:value-type="string">
            <text:p>tobe_extensive_2006</text:p>
          </table:table-cell>
          <table:table-cell table:style-name="ce4" office:value-type="string" calcext:value-type="string">
            <text:p>&gt;gi|15829254:954911-957527 Escherichia coli O157:H7 str. Sakai chromosome, complete genome</text:p>
          </table:table-cell>
          <table:table-cell office:value-type="string" calcext:value-type="string">
            <text:p>TGATTTTATTATTTTCATTGTCTATAGTGTATCCGACTATCTCCCTAAGCAAAATAAAGTGTGCAGTCGTTTCATTACCGTATATCTTTAGTAGTTCTAATAAACTATCAAAAATCGCTCATTTCAGCTTATTGATAGAAAGATTGATTGCCAGTCTGTTTAGAGCCGTACAGCAGCAAACTTTCATAACCAGGTTGATCCTGAATTTGCAGTACGAAAAGTTAAAAATGAGCGATTTCTGTAAGACTCCCCATTTTGCCAGGCTTATGATTCGCAGATCATTCAAGTGCAAAGGAGCGATGTATGGATTGTTCAAAATGCAATGGTTATGCGACGATGTTATTAAATATGGTGCAGGGTTCTGACCCGGTTAATTTACTGGAATTACATGGTTTCCTTGAACATTTCGCATATTATGTTTCATTTGGCAAATTTAATGCTGGCCACCAGCGCTATAATGCATTTAAAAAATTCGTCAGTGAGATTTCGGAGATCAGCGCAAATGATATCAATATGACGATTAAAACCGGGCAATCCAGACATGAAAATGTGATCTCTATAAATATGAATGATGCAATTCCTCGTGATGAGAAAGGGATCACCGTTAGAATAGATAATATTAATGGAAAGAAAAACAACTCTAATTCATCAGATGTTTTTATTCCTTATGTAAATACATTTCCCGACCTCAAAAATAAAATACTCAGGATGAAAATTGAACTGACTGAAGGTAGTGGTTTTTCTAAAAGTCTTTCTGACAGTCAGATTGAGATGCATATTCTGAGGACTGTTAATTCGCTAAATGTTGGCGAGAAATTGAATGATGATAATCTTGCAGATCATTCTATATTCACTAACGAATTCTCTGTTATTATTCCGCCATCCTATTATGATGCAACTTCTGCAGTAAACGCTAATAATATTGTGAGAGAAAAACTATTTGAAAGTGATAGTAAAGTTAAAGATATCGTCGATGATATGTCTAATCATGACGTGGAGAGCGAAAAAGATATATTTGTAATCGGGGGGATGATAGAAAAACTGAATTCTCTGGCAGACGAATCTTTCAATGATAGTACTGATAACATACAAACAGTAAAAGATCTGTTAACGCAATTAACTGATGGCATGGAGCTCTTCGCGCTGCGGGACATAGTGGCATTCCCATCAACCATAATAGCAAAATTAATAAAATCCCCACTTAATAGCGATCATGAACTTGTTATGCGCGCACTGGATACGTATCTGTGCTACTTCAGAAATAAAAATCTGAATAACAATGCGGAAATAATTAACTTTTTCCATGCCCTCTTTTTAAAGAGACCAGAGTTGATGGTTGCTGAAAATTATAGATTTATTCAATTTATTGATTTGCTTTTTGAAAACGGAAATGTTGAAGAGAAAAACTTAGCATTTGACCTTTATCACAATTATCTTTCATTATCTGAAATAAAACAATTCGTTACTGAAGAAATTAAATTGAATTTCAATGAGCAGCAAGGATTGTTAGATAAAGATAATAAATGTTATATCCTGTTATCATCCGATAACTCTGGGCGAGTAATGCGCTTATCGCACCAGGCGTTAATCTCAATGCTTGAGCCAGAGGTTAAGAAAAAGACTATCTGGAATAATTACTCTATTTATCCATCTTTGCAGGATACCCATGAAGTTGTCAGAGATGATCCAGAAACGATTTGTATGCGTGCATTTCCTTTATTTGCAAAAGGATGGGAATATGCGCAGAAAAATAAGAAACATCAATTGATCCTCAATGCTCTTGGATTCAAAGGTTATATTCGTGATATATTTATGTCAGCAATAATGCGAAAAACAGATTTTGTGCTCGAATGCAATAATCAACCGACAGAACTTAATTCATCATTTTCCTCTTTGATGAACGATTCAGATCAATGGCAACAGCATACTCTGAAAGATAAACATTACGCTAATCTATTAACGATGCTGGATCTCAATGATGCCAGTGAAAGTGATAAGTCTAAAATATTTTTCTGCCTGTCTGCCGTATTTGCAAATATTTCTCACAGTAATGTCTTTAACGGTATTCCTGATGCGTCAAAAACTTTAAAACGTTATGCATTTGCTTTATTGGCGAAAGCTCATTCTTTAGATGAAAGTATGATAAGCAATCAAACTTTTAATACATACAAAACGGTATTGCTTGATTTCAATAATCTGTCTAATGAAGAGGCCAACCAGTTGCGCATAAGTTCGTTATATCGTGATATGGTCCGCTATGCACAATATCGTTTTTCTAAAGTTTTATCCGAGTGGACGCCAGACGCATGGCTGTAAAGATCGCAGCAGAATAATGGCATTGATGGCCCTGGCTCAGGCCAGGGTCGGCAATACCGGTTCCTGCGAAGCGATGACGGCGGCAATTGTAACCACGAAATGCGGTATCACTTGCTGTTTTCTGCCCTGAAGACTGGCGCTCACTGTGCCGTCGAATTTTCAATCAAATATATTGCGAGAGGGCGTGTTTGCGAGCCGCTTTCCAGAAACAGAAAAACCATTACCCCTGAAAACCGAAAAATGCCACAATATTGGCTGTTTATACAGTATTTCAGGTTTTCTCATGGCATTAACCGCCGC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EspF2-1</text:p>
          </table:table-cell>
          <table:table-cell table:style-name="ce8" office:value-type="string" calcext:value-type="string">
            <text:p>EspF; EspF protein repeat</text:p>
          </table:table-cell>
          <table:table-cell table:style-name="ce8" office:value-type="string" calcext:value-type="string">
            <text:p>Q8X2U1</text:p>
          </table:table-cell>
          <table:table-cell table:style-name="ce4" office:value-type="string" calcext:value-type="string">
            <text:p>Effector</text:p>
          </table:table-cell>
          <table:table-cell table:style-name="ce4"/>
          <table:table-cell table:style-name="ce4" office:value-type="string" calcext:value-type="string">
            <text:p>tobe_extensive_2006</text:p>
          </table:table-cell>
          <table:table-cell table:style-name="ce4" office:value-type="string" calcext:value-type="string">
            <text:p>&gt;gi|15829254:c1209904-1209165 Escherichia coli O157:H7 str. Sakai chromosome, complete genome</text:p>
          </table:table-cell>
          <table:table-cell office:value-type="string" calcext:value-type="string">
            <text:p>AACGCTTTACATCGGCCTCTACCTGATGTAGCTCAGCGTCTGGTGCAGCATCTTGCAGAGCATGGCATTCAACCAGCCCGGAGTATGGCTGAACATATTCCTCCGGCACCTAACTGGCCTGCGCCACCACCGCCAGTACAAAATGAACAATCAAGACCTCTGCCTGATGTGGCTCAGCGTCTGATGCAGCATCTTGCAGAGCATGGCATTCAACCAGCCCGGAATATGGCTGAACATATTCCTCCGGCACCTAACTGGCCTGCGCCAACGCCGCCAGTACAAAATGAACAATCAAGACCTTTGCCTGATGTGGCTCAGCGTCTGATGCAGCATCTTGCAGAGCATGGCATTCAACCAGCCCGGAATATGGCTGAACATATTCCTCCGGCACCTAACTGGCCTGCGCCAACGCCGCCAGTACAAAATGAACAATCAAGACCTTTGCCTGATGTGGCTCAGCGTCTGATGCAGCATCTTGCAGAGCATGGCATTCAACCAGCCCGGAATATGGCTGAACATATTCCTCCGGCACCTAACTGGCCTGCGCCAACGCCGCCAGTACAAAATGAACAATCAAGACCTTTGCCTGATGTGGCTCAGCGTCTGATGCAGCATCTTGCAGAGCATGGCATTAATACATCTAAGCGCTCGTGATTATAATATAATTACCTATATTAGCTCTGACCTGACAGTTACCGGTTATTTATACAGGTATCTGTCAGATTACATCTAACCAACAA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EspV</text:p>
          </table:table-cell>
          <table:table-cell table:style-name="ce8" office:value-type="string" calcext:value-type="string">
            <text:p>hypothetical protein</text:p>
          </table:table-cell>
          <table:table-cell table:style-name="ce8" office:value-type="string" calcext:value-type="string">
            <text:p>Q8XC43</text:p>
          </table:table-cell>
          <table:table-cell table:style-name="ce4" office:value-type="string" calcext:value-type="string">
            <text:p>Effector</text:p>
          </table:table-cell>
          <table:table-cell table:style-name="ce4"/>
          <table:table-cell table:style-name="ce4" office:value-type="string" calcext:value-type="string">
            <text:p>tobe_extensive_2006</text:p>
          </table:table-cell>
          <table:table-cell table:style-name="ce4" office:value-type="string" calcext:value-type="string">
            <text:p>&gt;gi|15829254:c1210667-1210431 Escherichia coli O157:H7 str. Sakai chromosome, complete genome</text:p>
          </table:table-cell>
          <table:table-cell office:value-type="string" calcext:value-type="string">
            <text:p>TTTTTATTCGGATGAGATTATCGGTCATGAGCGGAACCTCAGGTTCCTCGTCTGATGCCGCTCTTGCAACACGTTACGCTGCCGAGTATTTTTGTAAAACATGGACTGCTCCAGGCCTGAACCAGGCAGAAGGATACAAAGCCATCTCAGATCTGTCGCATCACTATTTTCGTGCAGAAGGCTCTAGCCCTCCCCAATCTTTTTTGTGACACCCTGTTTCACTGAACATGAAGACAC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EspX7</text:p>
          </table:table-cell>
          <table:table-cell table:style-name="ce8" office:value-type="string" calcext:value-type="string">
            <text:p>E3 ubiquitin-protein ligase SopA; Provisional</text:p>
          </table:table-cell>
          <table:table-cell table:style-name="ce8" office:value-type="string" calcext:value-type="string">
            <text:p>Q8X5G6</text:p>
          </table:table-cell>
          <table:table-cell table:style-name="ce4" office:value-type="string" calcext:value-type="string">
            <text:p>Effector</text:p>
          </table:table-cell>
          <table:table-cell table:style-name="ce4"/>
          <table:table-cell table:style-name="ce4" office:value-type="string" calcext:value-type="string">
            <text:p>tobe_extensive_2006</text:p>
          </table:table-cell>
          <table:table-cell table:style-name="ce4" office:value-type="string" calcext:value-type="string">
            <text:p>&gt;gi|15829254:1578810-1581862 Escherichia coli O157:H7 str. Sakai chromosome, complete genome</text:p>
          </table:table-cell>
          <table:table-cell office:value-type="string" calcext:value-type="string">
            <text:p>CCTTCACGGGGATTTACAACGATTTGGCCGCCGCCTCAGCCTGTACGTGAACACGGCAGCGGAAGCCATCCGTGCCCTGTCGCTGCAGATGCCGGGATTCCGCCGTCAGATGAACGAAGGCTGGTACCAGACACGTATTCCGACAGCTTCACAAAACCGGAGTCCGGCTCCGGTTTTTGTTGTCATGTCCGGGGAATATTTGTTAGATAAAAAAGAGGAGATAATTCAATAGGGAGTTAAATTAATGCCGATAAATCTGACATCTTATTTGTGGGTACAGGGACAGAAAGTTGTCCCGGCAGTTGTGTTTTCTAATTTTACTTTAGTGGACTAAGTAAAAAGGAGTGAGATAAATGCTGCCCACTACAAATATCTCTGTAAATTCTGGAGTAATATCTTTTGAAAGTCCTGTAGATTCACCATCTAACGAGGATGTTGAAGTTGCCCTCGAAAAGTGGTGTGCTGAGGGAGAATTTAGCGAAAATCGTCATGAGGTTGCATCAAAAATACTTGATGTTATAAGTACTAATGGAGAGACTTTATCAATCAGTGAGCCAATAACAACATTACCAGACTTGCTTCCAGGTTCTCTGAAAGAACTGGTTTTGAATGGATGTACAGAGCTTAAATCAATAAACTGCTTACCCCCCAACTTATCTTCATTAAGTATGGTTGGATGCTCATCATTAGAGGTTATAAATTGCAGCATACCTGAAAATGTCATTAATTTATCTTTATGCCATTGTAGTTCTTTGAAACATATAGAAGGTTCCTTTCCTGAGGCACTCAGAAATTCCGTATATTTAAATGGCTGTAATTCATTAAATGAATCGCAATGTCAATTCCTTGCATATGATGTCAGTCAAGGCCGTGCCTGCCTGAGCAAAGCTGAGCTTACTGCTGACTTAATTTGGTTGTCAGCTAACCGAACGGGTGAAGAGTCTGCTGAAGAATTGAATTACTCTGGATGTGACTTGTCAGGTCTAAGTCTTGTAGGGCTGAATTTATCATCAGTAAATTTTTCTGGAGCAGTGCTTGATGATACAGATCTCAGGATGAGTGATTTGTCTCAGGCTGTATTGGAAAACTGTTCTTTTAAAAACTCGATTTTGAATGAATGTAATTTTTGTTATGCTAATTTATCTAATTGTATTATTAGGGCTTTGTTTGAAAACTCTAATTTCAGCAATTCCAATCTTAAAAATGCATCATTTAAAGGATCTTCATATATACAATATCCTCCAATTTTGAACGAGGCTGATTTAACAGGAGCTATTATAATTCCTGGAATGGTTTTAAGTGGTGCTATCTTAGGTGATGTAAAGGAGCTCTTTAGTGAAAAAAGTAATACCATTAATCTAGGAGGGTGTTACATAGATCTATCTGACATACAGGAAAATATATTATCTGTGTTGGATAACTATACAAAATCAAATAAATCAATTTTATTGACTATGAATACATCTGATGATAAGTATAACCATGATAAAGTAAGGGCCGCTGAAGAACTTATCAAAAAAATATCTCTTGACGAATTAGCGGCGTTCCGGCCCTATGTTAAGATGTCTTTGGCTGATTCATTTAGTATTCATCCTTATTTGAACAACGCAAATATACAGCAATGGCTCGAGCCTATATGTGATGACTTTTTTGATACTATAATGTCTTGGTTTAATAATTCAATAATGATGTATATGGAGAATGGTAGTTTATTGCAGGCAGGGATGTATTTTGAGCGACATCCAGGTGCGATGGTATCTTATAATAGTTCCTTTATACAAATTGTAATGAATGGTTCACGGCGTGATGGAATGCAGGAACGATTTAGGGAACTCTATGAAGTATATTTAAAAAATGAAAAAGTTTATCCTGTCACACAGCAGAGTGATTTTGGATTGTGCGATGGCTCTGGGAAGCCTGACTGGGATGATGATTCCGATTTGGCTTATAACTGGGTTTTGTTATCATCACAGGATGATGGTATGGCAATGATGTGTTCTTTGAGTCATATGGTTGATATGTTATCTCCTAATACATCAACTAATTGGATGTCCTTTTTTTTATATAAGGATGGAGAAGTTCAAAATACATTTGGGTATTCATTGAGCAATCTTTTTTCTGAATCATTTCCAATTTTCAGTATTCCTTATCATAAAGCTTTTTCCCAGAATTTCGTTTCTGGTATTCTGGATATACTCATTTCTGATAATGAACTCAAAGAGAGATTTATTGAGGCACTTAATTCCAATAAATCAGATTATAAAATGATTGCTGATGATCAGCAAAGGAAACTTGCCTGTGTCTGGAATCCCTTTCTTGATGGTTGGGAACTGAACGCTCAGCATGTAGATATGATTATGGGGAGCCATGTATTGAAAGATATGCCACTAAGAAAACAGGCTGAAATATTATTTTGTTTAGGGGGGGTTTTCTGTAAATACTCATCGAGTGATATGTTTGGTACAGAGTATGATTCTCCTGAGATTCTACGGAGATATGCAAATGGATTGATTGAACAAGCTTATAAAACAGATCCTCAGGTATTTGGCTCAGTTTATTATTACAATGATATTTTAGACAGGCTACAAGGAAGAAATAATGTTTTTACTTGTACCGCTGTGCTGACTGATATGCTAACGGAGCATGCAAAAGAATCTTTTCCTGAAATATTTTCATTGTATTATCCTGTTGCGTGGCGTTGATTTAGAGACCATGGATGAATATTATTGTAACACTGTCTTTTTAGGTTTGCACATGTTCAGTGGGAACATTTATTGCTCCGTTGTTATTATGTCTTGGTTTAGTGGCATGAGCCGAATGTTCTTAAAATTTACAGTGTCGAAGATGAAAGAGTACGATAGAACTCGTTGTGATTCGATTTGTCTGATATGGTGGTAATATATGAATAGGATACTGCATATATCGTAGTGCTTGAGGATGTTGATTAGGGCATATGATTTTTATATTTTTCTTGAGCAACGTTTTAAGGGAAAATTTACATATGACAACTTTGTCTGAAGAGTATCTTTGTTGTCAGTATTTTTTTGAATGT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EspN</text:p>
          </table:table-cell>
          <table:table-cell table:style-name="ce8" office:value-type="string" calcext:value-type="string">
            <text:p>hypothetical protein</text:p>
          </table:table-cell>
          <table:table-cell table:style-name="ce8" office:value-type="string" calcext:value-type="string">
            <text:p>Q8X5G5</text:p>
          </table:table-cell>
          <table:table-cell table:style-name="ce4" office:value-type="string" calcext:value-type="string">
            <text:p>Effector</text:p>
          </table:table-cell>
          <table:table-cell table:style-name="ce4"/>
          <table:table-cell table:style-name="ce4" office:value-type="string" calcext:value-type="string">
            <text:p>tobe_extensive_2006</text:p>
          </table:table-cell>
          <table:table-cell table:style-name="ce4" office:value-type="string" calcext:value-type="string">
            <text:p>&gt;gi|15829254:1581591-1586012 Escherichia coli O157:H7 str. Sakai chromosome, complete genome</text:p>
          </table:table-cell>
          <table:table-cell office:value-type="string" calcext:value-type="string">
            <text:p>GTTGTTATTATGTCTTGGTTTAGTGGCATGAGCCGAATGTTCTTAAAATTTACAGTGTCGAAGATGAAAGAGTACGATAGAACTCGTTGTGATTCGATTTGTCTGATATGGTGGTAATATATGAATAGGATACTGCATATATCGTAGTGCTTGAGGATGTTGATTAGGGCATATGATTTTTATATTTTTCTTGAGCAACGTTTTAAGGGAAAATTTACATATGACAACTTTGTCTGAAGAGTATCTTTGTTGTCAGTATTTTTTTGAATGTGATAATTGATTTTGTTTTGCTGTGAATGGTCACTATAGATGAAATATGATTTTAATTACAACGAAAATTATGTTCGTTATTTCTGGGCAAATCGTGGAGAATCATATTTTATGAATTGATATTCAGATTAATATGTTTTTGTTACTATAGTAATATGGCGTAATTAATGATTGTTTTGAAAAGACTCTCAACTGGTGTTTATTCATTGAATAGTGCGTTATAAGAGGAAGTGGAATTTTAATGAAAATAACAAACTATATACTGCCAACAAGTCGTACTCATGGTTCATTCTCAACTATAAAATCATGGGACACAATGAATTATATTAAACATTTAATCAGACATACAAATGACCCTATATTTGAAGAACAATTTTATAAAATAACACAATCTCATATTGACTTTGACAAAAGAGCTAAAGATGAAAAAAATGACACCATTAACATTTATGATAACTTTTTCTATTCATCTAATGATGATCTTGATTCTAAAATTAGAAGTATGTTAAATAATTTATATGAGAAAAGCTTAACTTTCCGAAGAATAATTAATTATTATGTGAAGGAAATAAACTTAAGTGATTATGGCTTTCTAAAATGTAAGATTTTACCAGCATATGCTTATAACTATGAGATGGAAAATGATGCCCCCCCAAAAATACTAATTCCAATTGACCATAATTTAAATTTTATTGATGCAAAATATAATGGAGAAACTTATCGGGGAAATGAAGAGTTTGCTATTAATCTTTTTCTGCAGCATATATTACATAATGACATACAAGAACAAACATCGATAGACTTATACACGAGCATAATAAATAAAGAGTTGGATAGCAATAGAAAATCATACAATAATGAAATTTTTAACAATTTCTCTTTTGATAAGTCTGTAAAGTTGAATTCATATAACTATATTGCAGATGATATAGAGCAAGTAATCGATAAAGGAAGCAAAGTTCAATTGGAGGTATATAATTTATTATCCGAAGAAAAGATATTTGAACATAAAATTATGAATAATTGGACAAGGAGCATAAAAAATATATTGACGACATATTTGTTTATGTCATCAGGAGCGGTGACAGCCAGAAATGTTCAAACCTTTTCTCCAACAATAAATAATGAGTCAAGGATTCGATTGCCGAGAGCATTGCCAGTAGGCCATCCATATCCTGAGGAACATAAGGCTTCTGGTTTCTCCCCTTTTATGATGGGGGGGCTGAGTGGTGATATTCTTCCGGAAATTTTAACGGGGAATGGACCATCTATATTTTTTAACGGAAAACATAATAACCAACATGATGGAGCTTTTGGAAAAATAATAGATTTTACCCAAAATGGAAATAAAATAAGTGCAAAAGATAAAGAAATAATAAAAAGATATATTTTTGATAAGATCAATGTTTTGATTAAAGAGTATTTCATTAGAACTGGTAAAAATTCTCATACCCCATTTGAAGTTTTTATAAAGGAGCGATTATTTAATCAATATGATATTTTTAAAACATTGGCTAGAGATATATTGGCACACCCATTAGTAATATATGATGCGGGTTACAAAAATTATCATGAGTCATTAAATGCTGCTATTGCAATAAACTCTAGACCATTACAAGAAATACATTATGGTGATGTTTTATATCATTATCATAAAAATGACATCTCTTTGGGAGTAGATACTCTTTACGGGAGGGAAAGTTTTGATATTGTACTGGATGCAATGAACGTATATAGAAAAAGCAAAAAAATGAGAGTTATTTCCAATAATGAGATGAAAAAAAGCATTAAAATATCTGAATTAGTTATCCATAATATTATAAAGAAAGGATTGACTAATTGTTTGCTTAAAAAGGATGTTCTTAATGCCAGATATGATCTTATTAGAGATATTCTTCGATATTCTTTAAATATACGACAGGGAATTAAACATGATGATGTTAATAGAATAGCGGAAAATATAATAAAAAAGTATGGTATAACTGAGGGTATGAATCCTAAACCTAGGAATGCCAGAATATCTAAAGAATTGCTTTTATTAGCTGTTGATAGACAGATTGAGTGGGCGAAAAAACATTTTATAACAAAAGATGTATTGGAAAATGTTGTGTCAAAATGTGATTTATCATCTATCTTTAATGTTAATAAAGTGCTTCAGAATACTATTCTTGAGTTTGTCCATGAAATTAATAATATATCATCTGCTCGCTGGATGTCAAAATCAGAAAAGAATAATAAACAAAAAGAGGCAATAGAAAAGTTCAAAAAAGAAGTATCCCATATGAATGGCGGGCAGCAGTTTATTTGGGGGTTTGATAAGGTTATTCAAGAAGGCTTAAGTGGATTGATTGAGTTAAGTATCGATATTAATGATAGTACAAATCATCGTGATAAGTCTTCTCTTTCTCCTGATGGGAGAGCTGTGTTACATTTTTTAGGTACAATTTGGAATATGGCGATGGGAGCTGTACCTGGTTATAATGCATTGTCTGGTGTAAGTAGCATTTTACATAGTGCTATAGTAAAAGAATCTAGCAATATCTGTGATTATATTCAGGGGGCTGTACGTATTGGAATGGACTTTGTTCCAGGCACTCGCTCTGACTTACATAGCCGTTCGCTGCAGATAAAATATGAGGCTTTGAAGCATATAGAAAAAAACATTAATGATAATATTATTTATCATCCGAGTAATAATGCTAATTTCTATTCTGTAATTGAGTCAATTGATGGTAATGACTTTATATATAACGAAAAACAATCTAAAATATTAGAAATGAAACAGGATCGTGGGGGGAATAGATATAGTGCAGTAGATCTTAACTCTTCTAAGTATGGGTATTATGAGAAAGTTGGCGGTGGTTTTTATAGATATATAGAATCCTTTAACCCCATATCTTCAGAGACACCAAATAAAATAGTCTACAAGGGGGAATCAGTAGATTTAACTAAGGAGCCAAATTCGGAATTATATTCAGGTAGGTATTCTATAAATAACAAACAGGTTAATGTTTATTTCTTTCGTGACGCTGATGGTACATTTTATAAATCAGAAGGTCTTCATGGTGGGGGAGTTATTAGATACATAGATAAACCGTATTCTCAGTTAAGAGAAGGAGATATTGGGTATGATGAGGATTTGTTGGATATATACGATGATTCTCCGGTGCTTGAAGACACGTTGCCTGCTTTATCTTCTGAAATAGTACCAACTCCAGAACATAGTATTAAACAAATTTATTCGAAAATTAAGGAGGGGCACATAGAACTGTCCGATTCAGACATCATATTGTGTCGCGGCACAACCGGTATTCAAGCTGAAAATATCGTTGAATATAAAACTGCTGGAGGGCTTCCTGATTCAAATCCAAATGTAAAAGCACCAGATGAATATATGGCACAACAGCAGGTACGTATTGGAAGAATATTGCCTGAATACACATCGGATCTTAGCGTTGCTGATCGGTTTAGTCGTGAGCATTATCTAATAGTTGTTAAAGTAAAGGCAAAATATATCACACGAGGAAGTGTTACAGAGAGTGGTTGGGTTATAGATAAGACCGCACCTGTTGAACCACTTGCGATAATTGATAGAACTTTTGGTATGAAGGAAAATATCTCAATGGTAAATGCATCGAAATAGTTTTTTTACAATCTATGTCCTGCCTCCTCTGGTAAAAACGATGCTACATCTTGGAGATGTTGCACGGCAGTACGGTGTTGACCGATATGTAGTGAAGTACACATCGGTCAACGAATTACCATTGTCAGCAATATCATCCTGATAAACTCAGTACTCGTGAGCCGCTTGATGACGGGCGGAATAGCCCAAAAGGTAAACGATCCGCATGGCAGTCCGTCGGAAAGCTGCTGCTTCATACGACCGCTTAAACCGTCAGTTAGTGTCAGTATCGCTGAAGATCAGCTTCTTTTGCTGATTTACTCTGTTTTTACCTGCCCTGATGAAATACTCTTTAATCATAACATTGATTATATCGAAAATATATTTTTTGCTATCATTAAGAATATTTATATGTGGAACCGGAGTATTTTGGACGGTAGTCTTTCCACTCTGGTGTATCTAATATTCTTTCTGCTGGTATCTCTTTGCCATGCAGATAAAATTTTATGTTTTTCATTATTTGGCTGTT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EspO1-1</text:p>
          </table:table-cell>
          <table:table-cell table:style-name="ce8" office:value-type="string" calcext:value-type="string">
            <text:p>hypothetical protein</text:p>
          </table:table-cell>
          <table:table-cell table:style-name="ce8" office:value-type="string" calcext:value-type="string">
            <text:p>Q8X3G1</text:p>
          </table:table-cell>
          <table:table-cell table:style-name="ce4" office:value-type="string" calcext:value-type="string">
            <text:p>Effector</text:p>
          </table:table-cell>
          <table:table-cell table:style-name="ce4"/>
          <table:table-cell table:style-name="ce4" office:value-type="string" calcext:value-type="string">
            <text:p>tobe_extensive_2006</text:p>
          </table:table-cell>
          <table:table-cell table:style-name="ce4" office:value-type="string" calcext:value-type="string">
            <text:p>&gt;gi|15829254:c1588127-1587770 Escherichia coli O157:H7 str. Sakai chromosome, complete genome</text:p>
          </table:table-cell>
          <table:table-cell office:value-type="string" calcext:value-type="string">
            <text:p>ATAGCATAAAAACACTTTTCATGGAGCAAAGGAGAAAACAATGCCATTTTCAATCAAAAACAGATTTTCAAGTTCACAAGTACATTACCCGGAAATATCCGGTCCCATAAAAGACAAGCCAGCGTCAAAGAACTGCATACTTACATCAACAACATGTAATGTAGATAGCTATACAGTGTACCAAAAAAAAGCCTGTAGTTTTGACATGCGCCCACCCGGCGCAGGAGAAAGAACCCCAAAACTAAAACTCTCAGTTACTGAGATGACATGGCTATCTAAAACTATAGAAACAGAGATACACAACACAAAAGAATAGCAACCACTTACCAGAGAACACAAAAAGCCACAGACCCGAAAC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EspK</text:p>
          </table:table-cell>
          <table:table-cell table:style-name="ce8" office:value-type="string" calcext:value-type="string">
            <text:p>type III secretion protein GogB; Provisional</text:p>
          </table:table-cell>
          <table:table-cell table:style-name="ce8" office:value-type="string" calcext:value-type="string">
            <text:p>Q8X782</text:p>
          </table:table-cell>
          <table:table-cell table:style-name="ce4" office:value-type="string" calcext:value-type="string">
            <text:p>Effector</text:p>
          </table:table-cell>
          <table:table-cell table:style-name="ce4"/>
          <table:table-cell table:style-name="ce4" office:value-type="string" calcext:value-type="string">
            <text:p>tobe_extensive_2006</text:p>
          </table:table-cell>
          <table:table-cell table:style-name="ce4" office:value-type="string" calcext:value-type="string">
            <text:p>&gt;gi|15829254:c1589712-1587943 Escherichia coli O157:H7 str. Sakai chromosome, complete genome</text:p>
          </table:table-cell>
          <table:table-cell office:value-type="string" calcext:value-type="string">
            <text:p>TAAAAATGAGCAATCCTAATCCATGCATGACGGACTGGAGAAAGTATTCGCAAAAGTTAAAATCAACAGTCTGTTGGTTTTGAGATATAACTCTCTTTTCTAATATTGACACCTTGGCTTTGCTGGTTGTTAAAATTAGCTTGTTGATTAGTAGTATGGATAGAACTTACTCTGTTATTTATTTCTAAAAATGGAATTTATCAATGCTTCCTACATCGCAATTACGACCGACCGGGACATTCTGCTCCTATTCCGCTGAAACATCAGCAGACATCAAAAGCGAAATCACACCAATTCAGATAGAAGAAGCGCGGGCCAGTGGTCGTTTATATATCAAAGATTGTGATATTGAGTATCTGCCACAGTTACCAAACGAAATAACATCAGTTACAATCGAAAACTGCAACAACCTGACAACCCTTACAGGATTGCCGGTTAATACACAAAACCTCTCCGTCATTAACTGTGAAAAATTACAAATCACAGACATGCCATCAACCGTAAAAAATCTACATATTGAATTAACTGATTCACCATTTATACATTTCATATCTGAAGGCATCGAGTGCCTGACGGTTTGCCACTGCTATATATCTGGAGTGCCAGAGAGTGTCCGCTACCTTGAAATAAAAGGTAGCGCCACAGACAGCATAAAAAATGTTCCAAACGGGTTATCATCTCTCAGCATCAATAGCTATAACCCGGAGAATCAGGCCAGAATTGACAACCTGATATCACCGTCACTGAAGACGCTATCGCTGACTGGATGTAGCAATATTATACTGCCGGAGAAACTTCCGGAGAGTGTGACATCGGTAACCATTCATGCGGAGCAGAAAACCACGTGGAACATCGGTGTTGAAGGGATGCCTGATGGGCTGGATCTTGATTTACAAAATGTACTACTCTCTCCAGATGTAGTTAAAGCAAAAAACATCACCTTTCAGGGCAACGCTCTGGATGTGGCCTTACACTTTCGCGAGGGAGACATTGTCTATGGACTATCTTCACCCAGAGAAAAACTTGTCAACAGCATTAAACTAGTTAACGACTTTTCCAAAAAAGATATTATAACTCAGAATACGTTAACAAACGCAGTATGGGACCCCAGAACACCTCGCAAATATAAGCAAGATCCACTTATCAAAAGAGCATTAAATGAACACGAAAGAGGAATAAAATTTAAACAACACTTAAAGAATCACAATAATTATAATGTTACCATGGCCGACCTTTCCGTATACAATCGCGACAAATTATGGGCAAAAACAAGCAAGGCCGGCCTAGAGTTTCAGACATTAACACGCAATAAAACGGTTATTTTTTGTGCGGATGAGCTTGTCAACTCACTCAAACTCATAGCTAACAAGTCAGAGGGCTATGGCCAGAGTATTACCGCCAGCGAATTACGATGGATTTACCGTAATAAAGACAACAACCAAATAATGAAAAACATAAAATTTTATCTACATGGCAAAGAGATACCAGCAGAAAGAATATTAGATACACCAGAATGGAAAGACTATCGTCCAAAATACTCTGGTTCCACATATAAATATTCTTAATGATACCAACTTATAACGGAATAGCATAAAAACACTTTTCATGGAGCAAAGGAGAAAACAATGCCATTTTCAATCAAAAACAGATTTTCAAGTTCACAAGTACATTACCCGGAAATATCCGGTCCCATAAAAGACAAGCCAGCGTCAAAGAACTGCATACTTACATCAACAACATGTAATGTAGATAGCTATACAGTGTACCAAA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NleA</text:p>
          </table:table-cell>
          <table:table-cell table:style-name="ce8" office:value-type="string" calcext:value-type="string">
            <text:p>hypothetical protein</text:p>
          </table:table-cell>
          <table:table-cell table:style-name="ce8" office:value-type="string" calcext:value-type="string">
            <text:p>Q8XAJ5</text:p>
          </table:table-cell>
          <table:table-cell table:style-name="ce4" office:value-type="string" calcext:value-type="string">
            <text:p>Effector</text:p>
          </table:table-cell>
          <table:table-cell table:style-name="ce4"/>
          <table:table-cell table:style-name="ce4" office:value-type="string" calcext:value-type="string">
            <text:p>tobe_extensive_2006</text:p>
          </table:table-cell>
          <table:table-cell table:style-name="ce4" office:value-type="string" calcext:value-type="string">
            <text:p>&gt;gi|15829254:c1803064-1801341 Escherichia coli O157:H7 str. Sakai chromosome, complete genome</text:p>
          </table:table-cell>
          <table:table-cell office:value-type="string" calcext:value-type="string">
            <text:p>AACAGAAACATTTATAATTTATTTTAAGTGTTCAAGCGATAAACTGGTAAATTTAACAACTTAATTTTGAGATCTAAGTCACATCAATCAAGCATTCAAACAGTTATATATTAAAGCTGTCCACATCGGATATGTGACACTAATAGTATCAATGGATTGATATTATTAATGGATATAAACATGTAATAAGGATTTATTATGAACATTCAACCGACCATACAATCTGGAATCACCTCACAAAACAATCAACATCATCAAACAGAACAAATACCCTCTACACAAATACCGCAATCCGAATTACCTCTAGGATGCCAAGCTGGATTTGTTGTTAATATTCCAGATGATATACAGCAACATGCACCGGAATGCGGTGAAACAACAGCTCTACTGAGCTTGATAAAAGATAAAGGTCTGCTCTCAGGGCTAGACGAATATATAGCTCCTCACCTTGAAGAAGGATCCATAGGAAAAAAAACATTGGATATGTTTGGTTTATTCAATGTTACCCAAATGGCATTAGAGATACCTAGTTCCGTTTCAGGCATCTCTGGTAAATATGGTGTCCAGCTAAACATTGTAAAACCAGATATTCATCCTACATCAGGTAATTATTTTTTACAGATATTCCCTCTGCATGATGAAATAGGTTTTAATTTTAAAGACCTTCCTGGCCCGTTAAAAAATGCATTAAGCAACAGTAATATATCAACCACTGCAGTGTCGACTATTGCATCGACTGGAACATCAGCCACTACTTCGACGGTAACCACCGAGCCAAAAGACCCAATACCATGGTTTGGATTAACAGCTCAAGTGGTTCGTAATCATGGTGTAGAACTTCCTATAGTCAAAACTGAAAATGGATGGAAGCTTGTTGGAGAAACACCACTTACTCCTGATGGGCCGAAAGCAAATTACACGGAGGAGTGGGTTATCAGACCGGGAGAAGCAGATTTTAAATATGGTGCATCTCCATTACAGGCAACTCTAGGGCTGGAGTTTGGCGCACATTTCAAGTGGGATTTAGATAACCCTAATACTAAATATGCCGTTCTTACCAATGCTGCCGCAAATGCGCTTGGTGCTTTAGGGGGATTTGCAGTATCCAGATTTGCTAGTACAGATCCAATGTTAAGTCCTCATATCGGTGCAATGGTTGGGCAAGCAGCAGGGCATGCCATACAGTATAATACCCCTGGATTAAAGCCAGACACTATTTTATGGTGGGCTGGTGCGACACTGGGGGCTGCCGATTTAAACAAGGCCGAGTTTGAAGTAGCTAGATTCACTGACTATCCTCGTATATGGTGGCACGCAAGAGAAGGAGCTATTTTCCCCAATAAAGCAGATATTGAACATGCCACAGGTGCTGATATACGCGCAATGGAAGAAGGTATCCCTGTTGGACAGCGGCATCCAAATCCAGAGGATGTGGTAATCGATATCGAAAGCAATGGCTTACCACATCATAATCCATCAAATCATGTTGATATCTTTGATATAATCCAAGAAACAAGAGTCTAAGCTTTAACTTGTTTATTTTAAAATAATAGCTGAAATGGATGGCAGCTATTATTAATAAGGATTAATATATTTTTTCTAAAATACCCCACAAAATAAACACATCATAAAAATTCTAAATACACACACCTAATCTCAAAAAAAACAAACTTACTATTTGACTTGGATTATGTTTTTAATCCAATATTTTCCGACAACATCTC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NleH1-2</text:p>
          </table:table-cell>
          <table:table-cell table:style-name="ce8" office:value-type="string" calcext:value-type="string">
            <text:p>hypothetical protein</text:p>
          </table:table-cell>
          <table:table-cell table:style-name="ce8" office:value-type="string" calcext:value-type="string">
            <text:p>Q8XAL6</text:p>
          </table:table-cell>
          <table:table-cell table:style-name="ce4" office:value-type="string" calcext:value-type="string">
            <text:p>Effector</text:p>
          </table:table-cell>
          <table:table-cell table:style-name="ce4"/>
          <table:table-cell table:style-name="ce4" office:value-type="string" calcext:value-type="string">
            <text:p>tobe_extensive_2006</text:p>
          </table:table-cell>
          <table:table-cell table:style-name="ce4" office:value-type="string" calcext:value-type="string">
            <text:p>&gt;gi|15829254:1804555-1805740 Escherichia coli O157:H7 str. Sakai chromosome, complete genome</text:p>
          </table:table-cell>
          <table:table-cell office:value-type="string" calcext:value-type="string">
            <text:p>GGAAGTGGGAAAATATTGGCGAAATGAAGTAACCCGATAGCTTCACAAAAACCGGAGTCCGGCTCCGGTTTTTGTTGTCATGTATGGGGGATGTCTGTTAGGAATAATTAGATAGGTTTATTTTGAAGGTTGAAATGTATGTTATCGCCCTCTTCTATAAATTTGGGATGTTCATGGAATTCTTTAACCAGAAACCTGACTTCGCCTGATAATCGTGTTTTATCCTCTGTAAGGGATGCTGCTGTTCACTCTGATAGCGGGACGCAAGTAACGGTTGGCAACAGAACATATCGTGTTGTGGTCACTGATAATAAGTTTTGCGTTACAAGAGAAAGTCATAGTGGTTGTTTTACTAATCTGTTGCACAGGTTGGGATGGCCTAAGGGAGAGATTAGCAGAAAAATTGAGGCTATGCTGAATACATCGCCAGTGAGCACGACTATAGAAAGAGGCTCTGTTCATTCGAACAGACCTGATTTACCTCCAGTGGATTATGCGCAGCCGGAGTTACCTCCAGCGGATTATACTCAATCAGAGTTGCCGAGGGTTAGCAACAATAAATCACCCGTGCCAGGTAATGTTATTGGTAAAGGTGGTAATGCTGTCGTGTATGAAGATATGGAAGATACAACAAAAGTGTTGAAGATGTTTACTATATCTCAAAGCCATGAAGAGGTGACAAGCGAAGTTCGTTGTTTCAATCAGTATTATGGTTCCGGGAGTGCAGAGAAAATATATAATGATAATGGAAATGTTATTGGTATTAGAATGAATAAAATAAATGGGGAATCTCTTTTGGATATTCCATCATTACCAGCACAAGCTGAACAGGCTATTTACGATATGTTTGACAGACTGGAGAAAAAAGGAATTCTTTTTGTTGATACAACAGAAACAAATGTTTTATATGATCGTATGAGAAATGAATTTAATCCAATAGATATATCATCTTATAATGTTTCTGATATTTCATGGAGTGAACATCAAGTCATGCAATCTTATCACGGAGGAAAGCTGGATCTTATTAGTGTAGTATTAAGTAAGATATAATATTTTTATCCAGATATATTAGTTGCAATAATATTTATGGATTTATTTGTTAAGGGGGTTTTGATATGTTACCAACAAGTGGTTCTTCAGCAAATCTTTATTCATGGATGTATGTATCAGGAAGAGGTAACCCTTC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NleF</text:p>
          </table:table-cell>
          <table:table-cell table:style-name="ce8" office:value-type="string" calcext:value-type="string">
            <text:p>hypothetical protein</text:p>
          </table:table-cell>
          <table:table-cell table:style-name="ce8" office:value-type="string" calcext:value-type="string">
            <text:p>Q8XAL7</text:p>
          </table:table-cell>
          <table:table-cell table:style-name="ce4" office:value-type="string" calcext:value-type="string">
            <text:p>Effector</text:p>
          </table:table-cell>
          <table:table-cell table:style-name="ce4"/>
          <table:table-cell table:style-name="ce4" office:value-type="string" calcext:value-type="string">
            <text:p>tobe_extensive_2006</text:p>
          </table:table-cell>
          <table:table-cell table:style-name="ce4" office:value-type="string" calcext:value-type="string">
            <text:p>&gt;gi|15829254:1805584-1806323 Escherichia coli O157:H7 str. Sakai chromosome, complete genome</text:p>
          </table:table-cell>
          <table:table-cell office:value-type="string" calcext:value-type="string">
            <text:p>GTAGTATTAAGTAAGATATAATATTTTTATCCAGATATATTAGTTGCAATAATATTTATGGATTTATTTGTTAAGGGGGTTTTGATATGTTACCAACAAGTGGTTCTTCAGCAAATCTTTATTCATGGATGTATGTATCAGGAAGAGGTAACCCTTCGACTCCGGAATCAGTAAGTGAGCTTAATCATAATCACTTTCTTTCTCCTGAATTACAAGATAAACTTGATGTTATGGTCTCTATATATTCATGTGCCAGAAATAATAATGAGCTTGAGGAAATTTTTCAAGAGCTAAGTGCTTTTGTAAGTGGGCTGATGGATAAGAGAAATAGTGTATTTGAGGTGAGAAATGAAAATACTGATGAGGTTGTCGGAGCGCTGAGGGCGGGAATGACGATAGAGGACAGGGATAGTTATATCAGGGATCTTTTTTTTCTGCATTCATTGAAAGTAAAAATTGAGGAAAGTAGACAAGGCAAAGAAGATTCGAAATGTAAAGTTTATAATCTGCTATGTCCGCATCACTCTTCAGAGCTATATGGTGATCTACGAGCAATGAAATGCCTCGTGGAAGGATGCAGTGATGATTTTAATCCTTTTGATATTATTAGGGTACCAGATCTTACTTACAACAAAGGATCTTTACAATGTGGATGATTAGAGGCCTGTGAGCCTGTTTAGGATTCTGTGTAAATGCCTTTTCTTAAAAGTGACCGTCAAGACGGTCACCAAACTCGATAA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EspO1-2</text:p>
          </table:table-cell>
          <table:table-cell table:style-name="ce8" office:value-type="string" calcext:value-type="string">
            <text:p>hypothetical protein</text:p>
          </table:table-cell>
          <table:table-cell table:style-name="ce8" office:value-type="string" calcext:value-type="string">
            <text:p>Q8X2S4</text:p>
          </table:table-cell>
          <table:table-cell table:style-name="ce4" office:value-type="string" calcext:value-type="string">
            <text:p>Effector</text:p>
          </table:table-cell>
          <table:table-cell table:style-name="ce4"/>
          <table:table-cell table:style-name="ce4" office:value-type="string" calcext:value-type="string">
            <text:p>tobe_extensive_2006</text:p>
          </table:table-cell>
          <table:table-cell table:style-name="ce4" office:value-type="string" calcext:value-type="string">
            <text:p>&gt;gi|15829254:c1810176-1809814 Escherichia coli O157:H7 str. Sakai chromosome, complete genome</text:p>
          </table:table-cell>
          <table:table-cell office:value-type="string" calcext:value-type="string">
            <text:p>TAAATTGCACTATAAGAGAAAGACATAATGTGAGGATAAAAATGCCATTTTCAATAAAAAGTATTTTTTCAGGACACACTTGGCATCAACCTGAAATATCTAGGCCTATAGCAGATAAATCATCTACTAAAAATTGTATCTTAGACTCAACAACATGCAATGTAGATGGCTTTACAGTGTTTAACAGAAGATCCTGTAGTTTTGATATGCGTCCTCCCGGAAGCGCAGACAGAACTCCACAACTGAGGTTATCAATATCAGAAGTCGCATGGATGTCAAAAATAATAGAGACAGAGACAAATAATACAAACAAATCATAGCTATTAGCCCAGAAAAGAGTTGGTACACTAGCCATGAATAAC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NleG</text:p>
          </table:table-cell>
          <table:table-cell table:style-name="ce8" office:value-type="string" calcext:value-type="string">
            <text:p>Protein of unknown function</text:p>
          </table:table-cell>
          <table:table-cell table:style-name="ce8" office:value-type="string" calcext:value-type="string">
            <text:p>Q8XAN6</text:p>
          </table:table-cell>
          <table:table-cell table:style-name="ce4" office:value-type="string" calcext:value-type="string">
            <text:p>Effector</text:p>
          </table:table-cell>
          <table:table-cell table:style-name="ce4"/>
          <table:table-cell table:style-name="ce4" office:value-type="string" calcext:value-type="string">
            <text:p>tobe_extensive_2006</text:p>
          </table:table-cell>
          <table:table-cell table:style-name="ce4" office:value-type="string" calcext:value-type="string">
            <text:p>&gt;gi|15829254:c1811589-1810748 Escherichia coli O157:H7 str. Sakai chromosome, complete genome</text:p>
          </table:table-cell>
          <table:table-cell office:value-type="string" calcext:value-type="string">
            <text:p>AAAATTTAATTTTTTGTTTGAATCCTATCACATATTTAGTATCTTGACTCCTGTCACCAATATGGTTCAATAACATAGACTAAAGAGGGAGAAAATATGCCTGTCATATTAAACTTTTCGAGTGAAAGAGTATTGTCTGAAAGTGAACTGGAGGCTTTACGTCATGTCGGAAGAGTTAGTCAGAGTGAACAGCTTGTTGTGAGAGGCCGCACTATGAGACTTCATCATATTTCATTTATGGACAGTTTTAGCGTGGAACCGGTTTCCGGCGGACTGTTGGATCGCCTTAGTGCAAGAGGGCATCGCCTTCTCGCAGAAAATCTGGAGATACAGCTTAACAGAGGCCATACTTTTTTGCAGGCATTCCGTTTATATATGGAACAGAGCCGTGCAACCCCATGTACGCGCCAAAACGTCAGTAGTGCAATACAAAACAAAATTAACTCTCATGCATTTACTGTTAGTCATCAAGACTTTTCCTGTCATGAACAACACCTGAATTGCCCGATAACATTATGCATTCCTGAAACTGGTGTTTTTGTCAGAAATGCAAAAAACTCAGAAATATGTTCATTATATGACCACAATGCACTCACTGAACTTATCCGACGCAACGCTCCACACCCTCTCAGCCGTGAACCCTTTGTTCCGGAAATGATTGTCAGCAAAGATGAATGCCATTTTAATCTAATAGAACAATATTTTTGCATATTAGCCACACAAAATATATGCACTAGAATTTGACTGTATGGTTCGATTTAAATGTTGCAAAATTAATTTTACTAGTTATTGCCATCTATTTCATACTCCCTAATTCTTGATACAATCTGTCTGTCAAAATA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EspM1</text:p>
          </table:table-cell>
          <table:table-cell table:style-name="ce8" office:value-type="string" calcext:value-type="string">
            <text:p>IpaB/EvcA family</text:p>
          </table:table-cell>
          <table:table-cell table:style-name="ce8" office:value-type="string" calcext:value-type="string">
            <text:p>Q8X4Q6</text:p>
          </table:table-cell>
          <table:table-cell table:style-name="ce4" office:value-type="string" calcext:value-type="string">
            <text:p>Effector</text:p>
          </table:table-cell>
          <table:table-cell table:style-name="ce4"/>
          <table:table-cell table:style-name="ce4" office:value-type="string" calcext:value-type="string">
            <text:p>tobe_extensive_2006</text:p>
          </table:table-cell>
          <table:table-cell table:style-name="ce4" office:value-type="string" calcext:value-type="string">
            <text:p>&gt;gi|15829254:1811587-1812355 Escherichia coli O157:H7 str. Sakai chromosome, complete genome</text:p>
          </table:table-cell>
          <table:table-cell office:value-type="string" calcext:value-type="string">
            <text:p>TTTGAACGAATGCTATTTACACATGTATTTTTTTAATTAAAATGATTGTATACAATTTTTGTAAGCAAATTTTAATGAAAAGGATTTGTTATGCCAGTAAATGCGACAGGTGTGTCCTTCAGCTCTTTTGGTATCAGTTATCATAAAGATAATTCTTTCCGGGGCACCATCCGTGGGAAGAATGATGAGGTCGTGAAGTGTTCAATGGGAGAGCGCTCTATCCGCTTTAATGTTAACAAATTTAGCGGCTGTATACTGGAGACGGTAAGCAGGCAGAGTACTAAAGATATTCATGGATGGGTAAGTGATGAACGGACAGTATATCCGTCAAGGGTTATCAACCAAGAGATTGATAATTGCTGCCTTCAAAAAAATGCAAAAATTTCTTCTGAAGAGAGGAAAATGGTCTTTTCTCTTGTAAGTAAGGAGTTTGAACTAACTCTTGATGTTAAAGCGGCACAAAGTTCTATTAATCATATAATAATAGGAAATGCTTCTTTTGGCAAAAAAATGGATGCTCTTTGCGATGGTATGAGCCGAGCTGTAAAAAACAGTACAACAGATTACATAGCAAACGTGCTTGCAGACAAGTTTTATCAGAAACATATCGCCCCGGGTGTTGATATTGTAAAACTACGAAATGAAATCCCAGGTTATATGAGTCGTGTTATACAGGGGTAAGGTTGGAGGAGGCTATGCGCCAGTATCATTGGTTTTCATCCTGTAAAAAGATATGAGTAAAATATACAACAGGCGTTACACTATATG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NleG2-2</text:p>
          </table:table-cell>
          <table:table-cell table:style-name="ce8" office:value-type="string" calcext:value-type="string">
            <text:p>Protein of unknown function </text:p>
          </table:table-cell>
          <table:table-cell table:style-name="ce8" office:value-type="string" calcext:value-type="string">
            <text:p>Q8X4X1</text:p>
          </table:table-cell>
          <table:table-cell table:style-name="ce4" office:value-type="string" calcext:value-type="string">
            <text:p>Effector</text:p>
          </table:table-cell>
          <table:table-cell table:style-name="ce4"/>
          <table:table-cell table:style-name="ce4" office:value-type="string" calcext:value-type="string">
            <text:p>tobe_extensive_2006</text:p>
          </table:table-cell>
          <table:table-cell table:style-name="ce4" office:value-type="string" calcext:value-type="string">
            <text:p>&gt;gi|15829254:1970040-1970787 Escherichia coli O157:H7 str. Sakai chromosome, complete genome</text:p>
          </table:table-cell>
          <table:table-cell office:value-type="string" calcext:value-type="string">
            <text:p>CCTGCTCTGGTTTTTGTTGTCACGTATGGGGGATGTTTGTTACAGCTATTTAAGTCTGGAGTTCAAATTAAAATAGGGAGCTTTGTTATGCCATTAACCTCAGATATTAGATCACATTCATTTAATCTTGGGGTGGAGGTTGTTCGTGCCCGAATTGTAGCCAATGGGCGCGGAGATATTACAGTCGGTGGTGAAACTGTCAGTATTGTGTATGATTCTACTAATGGGCGCTTTTCATCCAGTGGCGGTAATGGCGGATTGCTTTCTGAGTTATTGCTTTTGGGATTTAATAGTGGTCCTCGAGCCCTTGGTGAGAGAATGCTAAGTATGCTTTCGGACTCAGGTGAAGCACAATCGCAAGAGAGTATTCAGAACAAAATATCTCAATGTAAGTTTTCTGTTTGTCCAGAGAGACTTCAGTGCCCGCTTGAGGCTATTCAATGTCCAATTACACTGGAGCAGCCTGAAAAAGGTATTTTTGTGAAGAATTCAGATGGTTCAGATGTATGTACTTTATTTGATGCCGCTGCATTTTCTCGTTTGGTTGGTGAAGGCTTACCCCACCCACTGACCCGGGAACCAATAACGGCATCAATAATTGTAAAACATGAAGAATGCATTTATGACGATACCAGAGGAAACTTCGTTATAAAGGGTAATTGAAATGAACATTACCCTTTATTTTATTTAATGAAACATCCTGCAAACTGATATGAATTACTGAATGAGGTTTTTATGCCTGTTACCA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NleG6-1</text:p>
          </table:table-cell>
          <table:table-cell table:style-name="ce8" office:value-type="string" calcext:value-type="string">
            <text:p>Protein of unknown function</text:p>
          </table:table-cell>
          <table:table-cell table:style-name="ce8" office:value-type="string" calcext:value-type="string">
            <text:p>Q8X4X2</text:p>
          </table:table-cell>
          <table:table-cell table:style-name="ce4" office:value-type="string" calcext:value-type="string">
            <text:p>Effector</text:p>
          </table:table-cell>
          <table:table-cell table:style-name="ce4"/>
          <table:table-cell table:style-name="ce4" office:value-type="string" calcext:value-type="string">
            <text:p>tobe_extensive_2006</text:p>
          </table:table-cell>
          <table:table-cell table:style-name="ce4" office:value-type="string" calcext:value-type="string">
            <text:p>&gt;gi|15829254:1970680-1971497 Escherichia coli O157:H7 str. Sakai chromosome, complete genome</text:p>
          </table:table-cell>
          <table:table-cell office:value-type="string" calcext:value-type="string">
            <text:p>ACTTCGTTATAAAGGGTAATTGAAATGAACATTACCCTTTATTTTATTTAATGAAACATCCTGCAAACTGATATGAATTACTGAATGAGGTTTTTATGCCTGTTACCACCTTAAGTATCCCAAGTATATCTCAATTATCTCCTGCAGGAGTACAGTCTTTGCAGGATGCTGCCAGACTTGAAAGTGGAATAAGAATATCCATTGGTAGTGGCCAATATTCTGTTCACTATGTCCAGCTACTGGATGGATTTTCAGTTGAACCGGTGAGAGGAGGCTTACTGGATAGGCTATTGGGGCGTGAGCATCGAATGGAGAGAAGGGCTGTGGCTCTGGAAAGGCAATTAAATGGAGGTGTCGATTTTTTAAGTAGTGTTAATAACTATTTTCAGAGTGTCATGGCAGAACACAGAGAAAATAAAACAAGTAATAAAATATTAATGGAAAAAATAAATTCTTGTTTATTTAGACCTGATTCTAATCACTTTTCTTGCCCGGAGTCATTTTTGACATGCCCGATAACGCTGGACACACCTGAGACTGGGGTGTTCATGAGAAACTCACGAGGTGCTGAGATATGCTCTCTATATGATAAGGACGCGTTAGTGCAACTTGTTGAAACTGGTGGAGCTCATCCTCTGAGTCGAGAACCTATAACAGAATCAATGATTATGAGAAAAGATGAATGTCACTTTGATACAAAAAGAGAAGCTTTTTGTTGTAAGTGATAATTAATGATATAAATGTAGTTTTATGTACTTTTATTTTTTACTAAAGCAAAATTAAGTTATTAAAATGGAGGGAGAGGAATGCCTGTAGA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NleG5-1</text:p>
          </table:table-cell>
          <table:table-cell table:style-name="ce8" office:value-type="string" calcext:value-type="string">
            <text:p>Protein of unknown function</text:p>
          </table:table-cell>
          <table:table-cell table:style-name="ce1" office:value-type="string" calcext:value-type="string">
            <text:p>Q8X4X3</text:p>
          </table:table-cell>
          <table:table-cell table:style-name="ce4" office:value-type="string" calcext:value-type="string">
            <text:p>Effector</text:p>
          </table:table-cell>
          <table:table-cell table:style-name="ce4"/>
          <table:table-cell table:style-name="ce4" office:value-type="string" calcext:value-type="string">
            <text:p>tobe_extensive_2006</text:p>
          </table:table-cell>
          <table:table-cell table:style-name="ce4" office:value-type="string" calcext:value-type="string">
            <text:p>&gt;gi|15829254:1971389-1972222 Escherichia coli O157:H7 str. Sakai chromosome, complete genome</text:p>
          </table:table-cell>
          <table:table-cell office:value-type="string" calcext:value-type="string">
            <text:p>TTTTTGTTGTAAGTGATAATTAATGATATAAATGTAGTTTTATGTACTTTTATTTTTTACTAAAGCAAAATTAAGTTATTAAAATGGAGGGAGAGGAATGCCTGTAGATTTAACGCCTTATATTTTACCTGGGGTTAGTTTTTTGTCTGACATTCCTCAAGAAACCTTGTCTGAGATACGTAATCAGACTATTCGTGGAGAAGCTCAAATAAGACTGGGTGAGTTGATGGTGTCAATACGACCTATGCAGGTAAATGGATATTTTATGGGAAGTCTTAACCAGGATGGTTTATCGAATGATAATATCCAGATTGGCCTTCAATATATAGAACATATTGAACGTACACTTAATCATGGTAGTTTGACAAGCCGTGAAGTTACAGTACTGCGTGAAATTGAGATGCTCGAAAATATGGATTTGCTTTCTAACTACCAGTTAGAGGAGTTGTTAGATAAAATTGAAGTATGTGCATTTAATGTGGAGCATGCACAATTGCAAGTGCCAGAGAGCTTACGAACATGCCCTGTTACATTATGTGAACCAGAAGATGGGGTATTTATGAGGAATTCAATGAATTCAAATGTTTGTATGTTGTATGATAAAATGGCATTAATACATCTTGTTAAAACAAGGGCGGCTCATCCTTTGAGCAGGGAATCAATCGCAGTTTCAATGATTGTAGGAAGAGATAATTGTGCTTTTGACCCTGACAGAGGTAACTTCGTTTTAAAAAATTAAGGTAGCAATGGCGGGTTAACTTTTCGTAAAATGAAATTAATTCTCGGTACGGCATGTAAAACGCGGCACCTCGTATGCAAGAACGTGCCGCGGT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EspR1</text:p>
          </table:table-cell>
          <table:table-cell table:style-name="ce8" office:value-type="string" calcext:value-type="string">
            <text:p>Leucine-rich repeat (LRR) protein [Function unknown]</text:p>
          </table:table-cell>
          <table:table-cell table:style-name="ce8" office:value-type="string" calcext:value-type="string">
            <text:p>Q8X9Y4</text:p>
          </table:table-cell>
          <table:table-cell table:style-name="ce4" office:value-type="string" calcext:value-type="string">
            <text:p>Effector</text:p>
          </table:table-cell>
          <table:table-cell table:style-name="ce4"/>
          <table:table-cell table:style-name="ce4" office:value-type="string" calcext:value-type="string">
            <text:p>tobe_extensive_2006</text:p>
          </table:table-cell>
          <table:table-cell table:style-name="ce4" office:value-type="string" calcext:value-type="string">
            <text:p>&gt;gi|15829254:c2065049-2063412 Escherichia coli O157:H7 str. Sakai chromosome, complete genome</text:p>
          </table:table-cell>
          <table:table-cell office:value-type="string" calcext:value-type="string">
            <text:p>TCGGGACTCAAGGACCCAACGGGCACACCCGTCTGTTATTATATTCATAATGAGAGTAAACCTTCCTTAGGTTATGGTCCAACATCCAATAATTGGTTAAGCCAATCCTTTACAACAGAGTTATAAAACACATCCTGGTTTATCAAGGGTGATAAATCAGAAAAACATTGTATTACTATGGAGCAGTTATGAAATTCCCTTCAATATTTAACAAAATAAAACCACAATCCATACAGCAACATCCAGAAAAAAATCAACTTAACTGGATGCTCGAATTAAATAAATGGAAAGAAGAACGTATACTTACAGGTGAAATCCATCGTCCGGAATGTCGAAACGAAGCCGCTAAAAGGATAAACTGTGCTTTTTTGTCGAAACAGAATGACATTGATTTATCAGGACTTAATTTATCTACTCAACCACCAGGGCTGCAAAACTTCACCTCTATCAATCTTGATAATAACCAACTCACACATTTTGATGCAACCAACTACGATAGACTCGTAAAACTTAGTCTGAATAGTAACACTCTTGAGTCAATAAATATTCATCAAGGCAGAAATGTAAGCATTACACATATATCTATGAATAATAATTGTCTCAGAAATATTGATATAGATAGGCTTTCATCAATTACTTATTTTAGTGCGGCACATAATAAACTAGAGTTTGTGCAATTAGAATCTTGCGAATGGCTGCAATACCTGAATCTCAGCCATAATCAATTAACTGATATTGTTACAGGAAATAAAGAAGAACTCTTACTGCTGGATCTATCCCATAATAAACTAGCAAGTTTACACAATGCCTTATTTCCCAACTTAAATACGTTACTTATCAACAACAACTTGCTTTCTGAAATTAAAATGTTTTATAGCAACTTCTGCAAAGTTCAGACATTAAACGCTGCTAACAATCAGTTGGAAAAAATAAACCTTCATTTCCTGACTTATCTTTCATCTATCAAAAGTTTAAGGCTGGACAATAATAAAATAACTCGCATTGATACTGAGAACACATCCGATATTAGAAGTTTATTCCCCATAATAAAGAAGAGCGAAAGCTTAAATTTTTTAAATATTTCTGGCGAGAACAATTGCCCTACTATCCAGCTCATGTTATTTAATTTGTTTTCCCCAGCACTTAAGCTTAATACTGGCCTGGCAATTCTTTCGCCTGGTGCATTTGAAGATCACTCTGACGGATTAGATGTGGATAACGAATTGTTTCACTATACTATTAATAAAGCATATACCCCATATAATATACATACTTATAAAACAGAAGAAGTTGTAAACCAGAGGAATATAAAAATTAAAAATATGACCTTAGATGAAATAAACAATACTTATTGTAATAACGATTATTACAATGAGGCAATAAGAGAGGAACCGATAGACTTTCTGGACAGATCGTTTTCCTCCAGCTCATGGCCTTTTTATCACTAATTCTATAAGTGTCTGGTCTTGTTAAAAATATAGTTAATATACAACCCTTTGGATTCATCATCTGAAGGGTTGAATCATGACATGCGTACATAGCTTAACCCCGTTTAATGGTTAGCTTGTTAGTTACATTTAGTAACACATAACTGGCTGCTTAATCCCCATTCTGCCCCCGCGGTTACGCTTTCTTATC</text:p>
          </table:table-cell>
          <table:table-cell table:number-columns-repeated="3"/>
          <table:table-cell table:style-name="ce4" table:number-columns-repeated="5"/>
          <table:table-cell table:number-columns-repeated="1008"/>
        </table:table-row>
        <table:table-row table:style-name="ro1">
          <table:table-cell table:style-name="ce4" office:value-type="string" calcext:value-type="string">
            <text:p>EspR2</text:p>
          </table:table-cell>
          <table:table-cell table:style-name="ce8" office:value-type="string" calcext:value-type="string">
            <text:p>IpaH-like protein</text:p>
          </table:table-cell>
          <table:table-cell table:style-name="ce8" office:value-type="string" calcext:value-type="string">
            <text:p>Q8X4Z5</text:p>
          </table:table-cell>
          <table:table-cell table:style-name="ce4" office:value-type="string" calcext:value-type="string">
            <text:p>Effector</text:p>
          </table:table-cell>
          <table:table-cell table:style-name="ce4"/>
          <table:table-cell table:style-name="ce4" office:value-type="string" calcext:value-type="string">
            <text:p>tobe_extensive_2006</text:p>
          </table:table-cell>
          <table:table-cell table:style-name="ce4" office:value-type="string" calcext:value-type="string">
            <text:p>&gt;gi|15829254:c2066256-2064924 Escherichia coli O157:H7 str. Sakai chromosome, complete genome</text:p>
          </table:table-cell>
          <table:table-cell office:value-type="string" calcext:value-type="string">
            <text:p>TGGTCATTCACCTCAATTAATATTATTCCATACCCCCGGGGACATCTTACTATAATATTTATTGATGAGTGATTATGACCAATATTAATACAGCTTGTGTAAAAAATAATGCCAGTTATCAATTTAATAACGCATTACCTAACAAAGAAACCATCTCCAGCAATTTTTGTGAACGACTAGAACAATGGGGTAATAAGTCGCTTAATAATGGTGAAGAAAGAGCAATTGCCGTGGAGCGAATTAAAGAAGCTTACAATTCGAACATGGCATCTCTTGATTTGTCATATCTTGATTTGAGTGAGTTACCGCCTATCCCCTCGACAGTTAATACGTTAAATCTGGAAAACAATTGTCTAACTTGTCTTGACTTTACTGACAATGCCAGTCTCGTTAATATCAACCTCAGCTTTAATAAAATTAACACGATAACCTTTCCAAATGAATCAAATCTGGAAAACATTTATATTGATCATAATAATCTGGAAAGTTTAGATTTAAAAAATCAGCATTCATTGGTTAATCTGGAAGCGCAAAATAATAATCTAAAAAAATTAATATTTCTGATAGTTATAAACTGAAATTTCTTAATCTTGATTATAACAAGCTAGCATCGCTGGATGTCTCCCGGCAAGAGTCTCTGATTGAGTTAAGTGCCCATCACAATATGATCACTGACCTTATATTACACAATCATCCCAGGATGAAAACAATCACTTTAAACGACAACCATATTGCACATTTAAACACCAAAACTACTACAAAACTTGAATATTTAAACTTAAGCAATAACAATTTATTGCCAACCAATGACATTGATCAACTAATATCATCAAAACATCTTTGGCATGTATTAGTTAACGGCATCAACAATGATTCACTTGCACAAATGCAGTACTGGACTGCAGTAAGAAATATAATTGATGACACTAATGAAGTGACCATTGATTTATCTTATAATCTGGCAATCACAAATATCGATACCAGTGATGAACATCTTGTAGAAGTAAGCGATAATTCAGAAGGTAATTATATAAAAGACAATGACTCAATGTCTATTCGTTATAGATCAAAATATTATTCCAGAGATTCCGCCTTAATAGAAGAAGAAACAATATTTTCTGACGCAGAACTAAAAGCTATTCTGCCTATGCGTCGCATGTACGGGGTTAGTGACTATAAGTCAAATTCCTCTTCTCTATCCTCACACTCGGGACTCAAGGACCCAACGGGCACACCCGTCTGTTATTATATTCATAATGAGAGTAAACCTTCCTTAGGTTATGGTCCAACATCCAATAATTGGTTAAGCCAATCCTTTACAACAGAGTTATAA</text:p>
          </table:table-cell>
          <table:table-cell table:number-columns-repeated="3"/>
          <table:table-cell table:style-name="ce4" table:number-columns-repeated="5"/>
          <table:table-cell table:number-columns-repeated="1008"/>
        </table:table-row>
        <table:table-row table:style-name="ro1">
          <table:table-cell table:style-name="ce4" office:value-type="string" calcext:value-type="string">
            <text:p>NleG5-2</text:p>
          </table:table-cell>
          <table:table-cell table:style-name="ce8" office:value-type="string" calcext:value-type="string">
            <text:p>Protein of unknown function</text:p>
          </table:table-cell>
          <table:table-cell table:style-name="ce8" office:value-type="string" calcext:value-type="string">
            <text:p>Q8X507</text:p>
          </table:table-cell>
          <table:table-cell table:style-name="ce4" office:value-type="string" calcext:value-type="string">
            <text:p>Effector</text:p>
          </table:table-cell>
          <table:table-cell table:style-name="ce4"/>
          <table:table-cell table:style-name="ce4" office:value-type="string" calcext:value-type="string">
            <text:p>tobe_extensive_2006</text:p>
          </table:table-cell>
          <table:table-cell table:style-name="ce4" office:value-type="string" calcext:value-type="string">
            <text:p>&gt;gi|15829254:c2159454-2158621 Escherichia coli O157:H7 str. Sakai chromosome, complete genome</text:p>
          </table:table-cell>
          <table:table-cell office:value-type="string" calcext:value-type="string">
            <text:p>TTTGTTGTAAGTGATAATTAATGCTATAAATATAGTTTTGTGTATTTTTATTTTTTACTAAAGCAAAATTAAATTATTAAAATGGAGGGAGAGGAATGCCTGTAGATTTAACGCCTTATATTTTACCTGGGGTTAGTTTTTTGTCTGACATTCCTCAAGAAACCTTGTCTGAGATACGTAATCAGACTATTCGTGGAGAAGCTCAAGTAAGACTGGGTGAGTTGATGGTGTCAATACGACCTATGCAGGTAAATGGATATTTTATGGGAAGTCTTAACCAGGATGGTTTATCGAATGATAACATCCAGATTGGCCTTCAATATATAGAACATATTGAACGTACACTTAATCATGGTAGTTTGACAAGCCGTGAAGTTACAGTACTGCGTGAAATTGAGATGCTCGAAAATATGGAATTGCTTTCTAACTACCAGTTAGAGGAGTTGTTAGATAAAATTGAAGTATGTGCATTTAATGTGGAGCATGCACAATTGCAAGTGCCAGAGAGCTTACGAACATGCCCTGTTACATTATGTGAACCAGAAGATGGGGTATTTATGAGGAATTCAATGAATTCAAATGTTTGTATGTTGTATGATAAAATGTCATTAATATATCTTGTTAAAACAAGGGCGGCTCATCCTTTGAGCAGGGAATCAATCGCAGTTTCAATGATTGTAGGAAGAGATAATTGTGCTTTTGACTCTGACAGAGGTAACTTCGTTTTAAAAAATTAAGATAGCAATGGCGGGTTAACTTTTCGTAAAATGAAATTAATTCTCGGTACAGCATGTAAAACGCGGCACCTCGTATGCAAGAACGTGCTGCGGTTGG</text:p>
          </table:table-cell>
          <table:table-cell table:number-columns-repeated="3"/>
          <table:table-cell table:style-name="ce4" table:number-columns-repeated="5"/>
          <table:table-cell table:number-columns-repeated="1008"/>
        </table:table-row>
        <table:table-row table:style-name="ro1">
          <table:table-cell table:style-name="ce4" office:value-type="string" calcext:value-type="string">
            <text:p>NleG6-2</text:p>
          </table:table-cell>
          <table:table-cell table:style-name="ce8" office:value-type="string" calcext:value-type="string">
            <text:p>Protein of unknown function</text:p>
          </table:table-cell>
          <table:table-cell table:style-name="ce8" office:value-type="string" calcext:value-type="string">
            <text:p>Q7ADX5</text:p>
          </table:table-cell>
          <table:table-cell table:style-name="ce4" office:value-type="string" calcext:value-type="string">
            <text:p>Effector</text:p>
          </table:table-cell>
          <table:table-cell table:style-name="ce4"/>
          <table:table-cell table:style-name="ce4" office:value-type="string" calcext:value-type="string">
            <text:p>tobe_extensive_2006</text:p>
          </table:table-cell>
          <table:table-cell table:style-name="ce4" office:value-type="string" calcext:value-type="string">
            <text:p>&gt;gi|15829254:c2160163-2159346 Escherichia coli O157:H7 str. Sakai chromosome, complete genome</text:p>
          </table:table-cell>
          <table:table-cell office:value-type="string" calcext:value-type="string">
            <text:p>TTCATTATAAAGGGTAATTGAAATGAACATTACCATTTATTTTATTTAATGAAACATCCTGCAAACTGATATGAATTACTGAATGAGGTTTTTATGCCTGTTACCACCTTAAGTATCCCAAGTATATCTCAATTATCTCCTGCAAGAGTACAGTCTTTGCAGGATGCAGCCAGACTTGAAAGTGGAATAAGAATATCCATTGGTAGTGGCCAATATTCTGTTCACTATGTCCAACTACTGGATGGATTTTCAGTTGAACCGGTGAGAGGAGGCTTACTGGATAGGCTATTGGGGCGTGAGCATCGAATGGATAGAAGGGCTGTGGCTCTGGAAAGGCAATTAAATGGAGGTGTCGATTTTTTAAGTAGTGTTAATAACTATTTTCAGAGTGTCATGGCAGAACACAGAGAAAATAAAACAGGTAATAAAATATTAATGGAAAAAATAAATTCTTGTGTATTTGGAACGGATTCTAATCACTTTTCTTGCCCGGAGTCATTTTTGACATGCCCGATAACGCTGGACACACCTGAGACTGGAGTGTTCATGAGAAACTCACGAGGTGCTGAGATATGCTCTCTATATGATAAGGATGCGTTAGTGCAACTTGTTGAAACTGGTGGAACTCATCCTCTGAGTCGAGAACCTATAACAGAATCAATGATTATGAGAAAAGACGAATGTCACTTTGATGCAAAAAGAGAAGCTTTTTGTTGTAAGTGATAATTAATGCTATAAATATAGTTTTGTGTATTTTTATTTTTTACTAAAGCAAAATTAAATTATTAAAATGGAGGGAGAGGAATGCCTGTAGATTT</text:p>
          </table:table-cell>
          <table:table-cell table:number-columns-repeated="3"/>
          <table:table-cell table:style-name="ce4" table:number-columns-repeated="5"/>
          <table:table-cell table:number-columns-repeated="1008"/>
        </table:table-row>
        <table:table-row table:style-name="ro1">
          <table:table-cell table:style-name="ce4" office:value-type="string" calcext:value-type="string">
            <text:p>NleG2-3</text:p>
          </table:table-cell>
          <table:table-cell table:style-name="ce8" office:value-type="string" calcext:value-type="string">
            <text:p>Protein of unknown function</text:p>
          </table:table-cell>
          <table:table-cell table:style-name="ce8" office:value-type="string" calcext:value-type="string">
            <text:p>Q8X509</text:p>
          </table:table-cell>
          <table:table-cell table:style-name="ce4" office:value-type="string" calcext:value-type="string">
            <text:p>Effector</text:p>
          </table:table-cell>
          <table:table-cell table:style-name="ce4"/>
          <table:table-cell table:style-name="ce4" office:value-type="string" calcext:value-type="string">
            <text:p>tobe_extensive_2006</text:p>
          </table:table-cell>
          <table:table-cell table:style-name="ce4" office:value-type="string" calcext:value-type="string">
            <text:p>&gt;gi|15829254:c2160803-2160056 Escherichia coli O157:H7 str. Sakai chromosome, complete genome</text:p>
          </table:table-cell>
          <table:table-cell office:value-type="string" calcext:value-type="string">
            <text:p>GCTCCGGTTTTTTGTTGTCACGTATGGGGGATGTTTGTTACAGCTATTTAAGTCTGGAGTTCAAATTAAAATAGGGAGCTTTGTTATGCCATTAACCTCAGATATTAGATCACATTCATTTAATCTTGGGGTGGAGGTTGTTCGTGCCCGAATTGTAGCCAATGGGCGCGGAGATATTACAGTCGGTGGTGAAACTGTCAGTATTGTGTATGATTCTACTAATGGGCGCTTTTCATCCAGTGGCGGTAATGGCGGATTGCTTTCTGAGTTATTGCTTTTGGGATTTAATAGTGGTCCTCGAGCCCTTGGTGAGAGAATGCTAAGTATGCTTTCGGACTCAGGTGAAGCACAATCGCAAGAGAGTATTCAGAACAAAATATCTCAATGTAAGTTTTCTGTTTGTCCAGAGAGACTTCAGTGCCCGCTTGAGGCTATTCAGTGTCCAATTACACTGGAGCAGCCTGAAAAAGGTATTTTTGTGAAGAATTCAGATGGTTCAGATGTATGTACTTTATTTGATGCCGCTGCATTTTCTCGTTTGGTTGGTGAAGGCTTACCCCACCCACTGACCCGGGAACCAATAACGGCATCAATAATTGTAAAACATGAAGAATGCATTTATGACGATACCAGAGGAAACTTCATTATAAAGGGTAATTGAAATGAACATTACCATTTATTTTATTTAATGAAACATCCTGCAAACTGATATGAATTACTGAATGAGGTTTTTATGCCTGTTACCACC</text:p>
          </table:table-cell>
          <table:table-cell table:number-columns-repeated="3"/>
          <table:table-cell table:style-name="ce4" table:number-columns-repeated="5"/>
          <table:table-cell table:number-columns-repeated="1008"/>
        </table:table-row>
        <table:table-row table:style-name="ro1">
          <table:table-cell table:style-name="ce4" office:value-type="string" calcext:value-type="string">
            <text:p>NleG7</text:p>
          </table:table-cell>
          <table:table-cell table:style-name="ce8" office:value-type="string" calcext:value-type="string">
            <text:p>Protein of unknown function</text:p>
          </table:table-cell>
          <table:table-cell table:style-name="ce8" office:value-type="string" calcext:value-type="string">
            <text:p>Q8X395</text:p>
          </table:table-cell>
          <table:table-cell table:style-name="ce4" office:value-type="string" calcext:value-type="string">
            <text:p>Effector</text:p>
          </table:table-cell>
          <table:table-cell table:style-name="ce4"/>
          <table:table-cell table:style-name="ce4" office:value-type="string" calcext:value-type="string">
            <text:p>tobe_extensive_2006</text:p>
          </table:table-cell>
          <table:table-cell table:style-name="ce4" office:value-type="string" calcext:value-type="string">
            <text:p>&gt;gi|15829254:c2209931-2209448 Escherichia coli O157:H7 str. Sakai chromosome, complete genome</text:p>
          </table:table-cell>
          <table:table-cell office:value-type="string" calcext:value-type="string">
            <text:p>CCTGGAACAGCAGATCAACAACGGACGAAGTTTTGCACAAATATCTCAGGATTTTATGCTTCAATTATCTTCAAATATAGGATGGAAAAAAGGGGCCGAAAACGCCCTTAAAAATAAAATCCATTCTCATTCATTTGTTGTAAATCCTGATGAATTCTCTTGCGACACACAATTTCTTAAGTGCCCAATAACATTATGCGTTCCAGAAAAAGGGGTTTTTGTCAAGAATGCACTGAACTCCAACATATGCACTCTTTATGATAAGTCTGCGTTCATGAATCTCACAAGAGAACATCTACCCCACCCTCTCAGCAGGGAAAAGATAGTAAAAGAAATGATTATTGAAAGGAATATGTGTTATTTTGACACCATAAGTCAGCATTTCATAATTATGGATGCAGACCAACAGAAACAGCATTGTAAATAAAATGTAATAATTACATACTATTAGTGATTCTCATGCATCGTAAGCGGCTCGCCAGAA</text:p>
          </table:table-cell>
          <table:table-cell table:number-columns-repeated="3"/>
          <table:table-cell table:style-name="ce4" table:number-columns-repeated="5"/>
          <table:table-cell table:number-columns-repeated="1008"/>
        </table:table-row>
        <table:table-row table:style-name="ro1">
          <table:table-cell table:style-name="ce4" office:value-type="string" calcext:value-type="string">
            <text:p>NleG3</text:p>
          </table:table-cell>
          <table:table-cell table:style-name="ce8" office:value-type="string" calcext:value-type="string">
            <text:p>hypothetical protein</text:p>
          </table:table-cell>
          <table:table-cell table:style-name="ce8" office:value-type="string" calcext:value-type="string">
            <text:p>Q8X394</text:p>
          </table:table-cell>
          <table:table-cell table:style-name="ce4" office:value-type="string" calcext:value-type="string">
            <text:p>Effector</text:p>
          </table:table-cell>
          <table:table-cell table:style-name="ce4"/>
          <table:table-cell table:style-name="ce4" office:value-type="string" calcext:value-type="string">
            <text:p>tobe_extensive_2006</text:p>
          </table:table-cell>
          <table:table-cell table:style-name="ce4" office:value-type="string" calcext:value-type="string">
            <text:p>&gt;gi|15829254:c2210596-2210140 Escherichia coli O157:H7 str. Sakai chromosome, complete genome</text:p>
          </table:table-cell>
          <table:table-cell office:value-type="string" calcext:value-type="string">
            <text:p>TCTGTATGAAGGAATATGGTAATGCCTGGATTAGTATCATATATATCATCGACTTCATTCGCGAATGAGATGGCGGAGATGCGTCAGCAGGTAATGGAAGGGCAGATTGGTGGATTTCTCCTGGGAGGGGAGAGAGTTAGAGTTTCTTATTTATTTCAATTGCATTAATATCTTGAATGGATTACATAGAGTTAATGTATCCAGTACTCCCTATTCTCTTGCATATAATACATGTTGCAACTTACATCTCAGCGCTATGAAAAAACACCACCTCTCTCTTTATGAAATTCTGGATTTACCAAGCGCTAATTTATCATTTCAATCTACCTTTAAGTATTGCATTTATCTCCCTACGAGGTCATACTTTAGGAAGTTAAATATGAATGATAATATACCTACAGCGCGAAATCACAAACAATCGACTTGTATTACAGAAAAAACATGCCTATATTTTTAA</text:p>
          </table:table-cell>
          <table:table-cell table:number-columns-repeated="3"/>
          <table:table-cell table:style-name="ce4" table:number-columns-repeated="5"/>
          <table:table-cell table:number-columns-repeated="1008"/>
        </table:table-row>
        <table:table-row table:style-name="ro1">
          <table:table-cell table:style-name="ce4" office:value-type="string" calcext:value-type="string">
            <text:p>NleG2-4</text:p>
          </table:table-cell>
          <table:table-cell table:style-name="ce8" office:value-type="string" calcext:value-type="string">
            <text:p>Protein of unknown function</text:p>
          </table:table-cell>
          <table:table-cell table:style-name="ce8" office:value-type="string" calcext:value-type="string">
            <text:p>Q8X393</text:p>
          </table:table-cell>
          <table:table-cell table:style-name="ce4" office:value-type="string" calcext:value-type="string">
            <text:p>Effector</text:p>
          </table:table-cell>
          <table:table-cell table:style-name="ce4"/>
          <table:table-cell table:style-name="ce4" office:value-type="string" calcext:value-type="string">
            <text:p>tobe_extensive_2006</text:p>
          </table:table-cell>
          <table:table-cell table:style-name="ce4" office:value-type="string" calcext:value-type="string">
            <text:p>&gt;gi|15829254:c2211450-2210789 Escherichia coli O157:H7 str. Sakai chromosome, complete genome</text:p>
          </table:table-cell>
          <table:table-cell office:value-type="string" calcext:value-type="string">
            <text:p>AGTTTTGTCATGCCGTTAACATCAGCTATTGCATCCAATTCATTTTCCACCTGAATGCAGGTTCTTCGTGCTCAAATGGCCGCCAGTGGCGGTGGAGAAATTACAGTAGGCGGGCAGACGGTCCGTATCACATATAGTGAAACGGATGGTCGCTTTCTGGCGAGTGGGGGCAATAACAGTTTGCTTTCTGGATTATTACTTACAGGGCTTAATGGTGGTCCTGAAGCGCTCAGGGATATAATGTTAAGAATGGTTTCAGGTTCAGGTAACACACAATCACATGGTGATATTGAGGGGAAAATATCACAATGTAAGTTTTCTGTTAATACGGAGAGCCTTCAGTGTCCATCCGAGGCGGTTCGATGCCCAATTATACTGGATAAACCAGAAGAAGGTGTGTTTGTTAAAAATTCAGAAGGTTCTTTGGTTTGTACCTTATTTGATTCGGTTTCTTTTTCTCATTTGGTTCGCGACGGTGGGAAGCACCCGCTAACACGAGAACCAATAACGTCATCAATGATTGTAAGTCAAGAACAATGTATTTATGACCAAACCAAAGGAAACTTTGTCATAAAGGATAAGTGAAATAAATATTACCCAAGCTATATGTTAACTGCCAGTTGCTTATATGAAATGCTACAGATGTTCAGGGTATAAGGATG</text:p>
          </table:table-cell>
          <table:table-cell table:number-columns-repeated="3"/>
          <table:table-cell table:style-name="ce4" table:number-columns-repeated="5"/>
          <table:table-cell table:number-columns-repeated="1008"/>
        </table:table-row>
        <table:table-row table:style-name="ro1">
          <table:table-cell table:style-name="ce4" office:value-type="string" calcext:value-type="string">
            <text:p>EspL1</text:p>
          </table:table-cell>
          <table:table-cell table:style-name="ce8" office:value-type="string" calcext:value-type="string">
            <text:p>ShET2 enterotoxin, N-terminal region</text:p>
          </table:table-cell>
          <table:table-cell table:style-name="ce8" office:value-type="string" calcext:value-type="string">
            <text:p>Q7ADG2</text:p>
          </table:table-cell>
          <table:table-cell table:style-name="ce4" office:value-type="string" calcext:value-type="string">
            <text:p>Effector, Toxin</text:p>
          </table:table-cell>
          <table:table-cell table:style-name="ce4"/>
          <table:table-cell table:style-name="ce4" office:value-type="string" calcext:value-type="string">
            <text:p>tobe_extensive_2006</text:p>
          </table:table-cell>
          <table:table-cell table:style-name="ce4" office:value-type="string" calcext:value-type="string">
            <text:p>&gt;gi|15829254:2402520-2404988 Escherichia coli O157:H7 str. Sakai chromosome, complete genome</text:p>
          </table:table-cell>
          <table:table-cell office:value-type="string" calcext:value-type="string">
            <text:p>TAGTGAGTACACCAGCAAAACGCTTAAAGAACAACTGATAACATCACGGAGCGTCTGAAAGGTTTACTGCGAGCGAATTTACAGCAGCATAAACTGAATCCAGCAAAGTTCGTTGCGTGATTTGGCGGTACTATTTAAACGATCATAAGATTAATGACGAAGTGGTCATATCACAATGATAAAAGTGACACAATTCTTATAGCAATTTTTCGTGCACATTTCGTTCTGGCGATAATAATTAATCATCATACTCAAAACCTCCAGACATATATAAGGCGAATAGATTATGAGTCAAAACGACATTATTATCAGAACTCATTATAAGTCTCCTCATAGAATGCACATCGATAGCGACATACCAACGCCTTCATCAGAGCCTATTAATCAATTTGCGCCCCAACTCATCACCCTACTTGATACCTCTGACTTAAGTTCGATGCTGTCATACTGTGTTACTCAGGAATTTACCGCAAACTGTCGAAAAATATCACAAAATTGTTATTCCACTGCCCTTTTTACCATTAACTTTGCCACTTCACCCATCCATGCAGAAAATATATTCATTACATTACACTATAAAAAAGAAATCATTTCCTTATTACTGGAAACCACGCCTATTAAAGCTAACCATTTGCGAAGCATACTGGATTATATTGAACAGGAACAGTTAACTGCCGAAAATCGTAACCATTGTATGAAACTGTCTAAAAAAATCCATAGAGAAAAAACTATACAACCAACAGTAAATCTCAATGGTAGTGCATTTTTTTCGCAATCTCCTTCTGACGCTATTTTTTGTCGCCATCTGTCATTGCAATACGCACTTGATTCATTGAGAAATGGAAAAGGCAAGGTCAACCTGATTAAACATTACTCCTCCGTTGAATCCATACAGCAGCATGTCCCCTTAGTCCGGGACGCGGAGTTCAGAGCATTACTTCGCCATCCTCCTGCAGGGAGTCGCGTTATCGCGAGTAAGGATTTTGGCTTCGCTTTAGATATTTTCTTCTGTCGAATGATGGCAAACAATGTCAGTCATATGTCTGCGATTTTATATATAGACAATCATACTTTGTCAGTAAGGCTACGAATAAAGCAGTCGGCGTATGGGCAATTAAATTATGTTGTGTCCGTTTACGACCCGAACGATACCAACGTTGCCGTCAGAGGCACCCACAGGACAGCACGGGGCTTTCTCTCGCTTGATAAGTTCATCAGTTCAGGTCCCGATGCTCAGACCTGGGCTGATAGGTATGTTCGCAACTGTGCAATTGCTATTCTGCCCCTATTACCTGAGGGAGTTCCAGGGGCTATTTTCACGGGTATCGCGACACGAATGCCATTTGCCCCTATACATCCATCGGCAATGTTGTTAATAATGGCCACAGGCCAGACTCAACAGCTTATTACATTATTCAGACAGTTGCCCATACTCCCTGAAAAAGAAATCATTGAAATAATAACTGCGCAGAATAGCATTGGTACACCTGCTTTATTTTTGGCTATGATGAACGGACATACTGACAACGTGAAAATATTTATGCAAGAAATTCAGTCACTGGTAGATAATCACATCATTCATGAAGATAATCTGGTTAAATTGTTGCAAACTAAAAGTGCTAACGAAACACCTGGACTTTATATCTCCATGTTGTATGGATTCGATGAGATAATCGATATCTTTCTGAATGCATTAACCACTCCTATAGCACAAGAGCTTTTAAACAAAAAACTGGTGATGAGTATTTTAGCCATGAAAATACATGATGGTGAGCCAGGATTATACGCCGCAATGGAAAATAATCACCCTTTGTGTGTCACACGGTTCCTCTCTAAAATTAATGGCATCGCCTTTAAATACAAGTTGAGCAAAGCTAACATCATGGATTTATTAAAAGGCGCTACAGCACAGGGAACCCCTGCATTATACATCGCTATGAGCAAGGGTAATGAAGACGTCGTGTTATCTTATATATCGACGCTGGGTGCTTTTGCAAAAAAACATTCTTTTAGTCAACATCAGTTATTTACACTGTTGGCTGCTAAAAATCATGACAACATGTCAGCTGTTCATATAGCCATTCATCATAATCATTATAAAACTGTAGAAACATATTATGCTGCTATAAATGTAATCAGCCAAAGCATGAGTTTTAGTGCTGATGAATTAAAGACGTATTTATAACCAGCTATTTACGATATTTATATATCGATACATAATTTTATTTTTTCATAAAACGCAGAAACAGTGATCAGGTGTACAACGCCACCCGACGGCTGTAATAACAAAAAATCCCTTGATGCCTGTCCCTTTTGTTACACTCCGTTATCACGCACAAGAGATATGCAGGACACTGGTATGCCGACTAAACGCTTTGATAAAAAACACTGGAAGATGGTGGTGGTGCTACTGGCAATCTGTGGCGCTATGTTGTTGCTACGTTGGGCAGCAATGATTTGGGGCTGAGC</text:p>
          </table:table-cell>
          <table:table-cell table:number-columns-repeated="3"/>
          <table:table-cell table:style-name="ce4" table:number-columns-repeated="5"/>
          <table:table-cell table:number-columns-repeated="1008"/>
        </table:table-row>
        <table:table-row table:style-name="ro1">
          <table:table-cell table:style-name="ce4" office:value-type="string" calcext:value-type="string">
            <text:p>EspJ</text:p>
          </table:table-cell>
          <table:table-cell table:style-name="ce8" office:value-type="string" calcext:value-type="string">
            <text:p>AvrPphF-ORF-2; AvrPphF-ORF-2</text:p>
          </table:table-cell>
          <table:table-cell table:style-name="ce8" office:value-type="string" calcext:value-type="string">
            <text:p>Q8XB62</text:p>
          </table:table-cell>
          <table:table-cell table:style-name="ce4" office:value-type="string" calcext:value-type="string">
            <text:p>Effector</text:p>
          </table:table-cell>
          <table:table-cell table:style-name="ce4"/>
          <table:table-cell table:style-name="ce4" office:value-type="string" calcext:value-type="string">
            <text:p>tobe_extensive_2006</text:p>
          </table:table-cell>
          <table:table-cell table:style-name="ce4" office:value-type="string" calcext:value-type="string">
            <text:p>&gt;gi|15829254:2668474-2669323 Escherichia coli O157:H7 str. Sakai chromosome, complete genome</text:p>
          </table:table-cell>
          <table:table-cell office:value-type="string" calcext:value-type="string">
            <text:p>CACTTGACAAACACTCATGATAATTGTAATAAAATATATAAGGCTATAATACAATACTGTCAATCAATATTTCATTTATATGAGAAAAAGGCATTTATAATGTCAATTATAAAAAACTGCTTATCATTAATTAACAATGCATTAAATATACAAAAAACATCATATTCTCTGACCAAAATGGAGCAGGCAGGGAAGTTGTTAAATAGAAAAATAACTCCAGAAAATACTCCTCCAATGTTGTTATCATACAGAAATGCAGATTTAACGCAAGAAAAAAACATTACAGAAAGAGTTTTATCCATATTTAAAATAAAACGAGATTTTGTTGCTGTAAGAATCCAAAACAATCAGTTTACTGATTTGAAAAACAAAAAAATTCAAGGCCATCAAAACACAGTTGCCAGTGTCATGGATTGGTATAATCCCCAAAAAAATGCTTTGGGTATAACTATGGGTACACCAAGAAAATCGGCCGATATAGCAAAAGAAGAGCACAGAAATGCACTAAATTTCATGATAATGGAAAAAAACACATTTCATGAAAAAATCTTAAACAGCAATGACAATTTGCAAAAATCATACAGCAAAACAGAAGACAGTAGTTGGGTCGCAGCTTCTGTCGGCTCTCTTCTAGATAAAGGAGCAAAAGTATATCCCGATACATCATGCTCTCTGAGACTGGGAGAACCATTCATCTTTACGCTGCCAGAATCAGTTAGAGTCGATGTTGACATATATCCTCTCAAAAAATAATCTTAAAGGTATTGACATATAAGAAATAATTAAGTGTATTCACATTAGACTAGTCGCTTAAGAGTAGATTTTTGGCATTTTGGGAAGATCAGCGGGA</text:p>
          </table:table-cell>
          <table:table-cell table:number-columns-repeated="3"/>
          <table:table-cell table:style-name="ce4" table:number-columns-repeated="5"/>
          <table:table-cell table:number-columns-repeated="1008"/>
        </table:table-row>
        <table:table-row table:style-name="ro1">
          <table:table-cell table:style-name="ce4" office:value-type="string" calcext:value-type="string">
            <text:p>TccP</text:p>
          </table:table-cell>
          <table:table-cell table:style-name="ce8" office:value-type="string" calcext:value-type="string">
            <text:p>EspF protein repeat</text:p>
          </table:table-cell>
          <table:table-cell table:style-name="ce8" office:value-type="string" calcext:value-type="string">
            <text:p>P0DJ88</text:p>
          </table:table-cell>
          <table:table-cell table:style-name="ce4" office:value-type="string" calcext:value-type="string">
            <text:p>Effector</text:p>
          </table:table-cell>
          <table:table-cell table:style-name="ce4"/>
          <table:table-cell table:style-name="ce4" office:value-type="string" calcext:value-type="string">
            <text:p>tobe_extensive_2006</text:p>
          </table:table-cell>
          <table:table-cell table:style-name="ce4" office:value-type="string" calcext:value-type="string">
            <text:p>&gt;gi|15829254:2669398-2670715 Escherichia coli O157:H7 str. Sakai chromosome, complete genome</text:p>
          </table:table-cell>
          <table:table-cell office:value-type="string" calcext:value-type="string">
            <text:p>GCAGTCGAAAAGCAAAACATACGTTTTCTTTTTAACAATAATTGATGAGTATTGCATCGAGTGTCATTTATACATCGCCGCATTTATTTGCCACTATAAAAAGGCTGATTACATATCTATCGGAGAACTAAAATTACTTATAAGGTAATCTGCATGATTAACAATGTTTCTTCACTTTTTCCAACCGTCAACCGCAATATTACAGCTGTATATAAAAAAAGCAGCTTCTCTGTATCACCACAGAAAATCACATTAAATCCTGTAAAAATCAGCTCACCTTTTTCACCAAGCAGTAGCTCCATCAGCGCAACAACTCTCTTTCGAGCCCCAAACGCCCATTCGGCATCATTTCATCGACAGTCTACTGCTGAAAGTTCGTTACATCAACAACTTCCTAATGTGAGGCAGCGCCTGATACAACATCTTGCAGAGCATGGCATTAAACCTGCCCGGAGTATGGCTGAACATATTCCTCCGGCACCTAACTGGCCTGCGCCACCACCGCCAGTACAAAATGAACAATCAAGACCTCTGCCTGATGTGGCTCAGCGTCTGGTGCAGCATCTTGCAGAGCATGGCATTCAACCAGCCCGGAATATGGCTGAACATATTCCTCCGGCACCTAACTGGCCTGCGCCACCACTGCCAGTACAAAATGAACAATCAAGACCTCTGCCTGATGTGGCTCAGCGTCTGGTGCAGCATCTTGCAGAGCATGGCATTCAACCAGCCCGGAGTATGGCTGAACATATTCCTCCGGCACCTAACTGGCCTGCGCCACCACCGCCAGTACAAAATGAACAATCAAGACCTCTGCCTGATGTGGCTCAGCGTCTGATGCAGCATCTTGCAGAGCATGGCATTCAACCAGCCCGGAATATGGCTGAACATATTCCTCCGGCACCTAACTGGCCTGCGCCAACGCCGCCAGTACAAAATGAACAATCAAGACCTTTGCCTGATGTGGCTCAGCGTCTGATGCAGCATCTTGCAGAGCATGGCATTCAACCAGCCCGGAATATGGCTGAACATATTCCTCCGGCACCTAACTGGCCTGCGCCAACGCCGCCAGTACAAAATGAACAATCAAGACCTTTGCCTGATGTGGCTCAGCGTCTGATGCAGCATCTTGCAGAGCATGGCATTAATACATCTAAGCGCTCGTGATTATAATATAATTACCTATATTAGCTCTGACCTGACAGTTACCGGTTATTTATACAGGTATCTGTCAGATTACATCTAACCAACAAAAAACCGGAGCCGGACTCCGGTTTTGTGAAGCTGTCGGGTTACTTCATCCCGCCAATATTTTCCC</text:p>
          </table:table-cell>
          <table:table-cell table:number-columns-repeated="3"/>
          <table:table-cell table:style-name="ce4" table:number-columns-repeated="5"/>
          <table:table-cell table:number-columns-repeated="1008"/>
        </table:table-row>
        <table:table-row table:style-name="ro1">
          <table:table-cell table:style-name="ce4" office:value-type="string" calcext:value-type="string">
            <text:p>EspM2</text:p>
          </table:table-cell>
          <table:table-cell table:style-name="ce8" office:value-type="string" calcext:value-type="string">
            <text:p>chaperone-like protein; IpaB/EvcA family</text:p>
          </table:table-cell>
          <table:table-cell table:style-name="ce8" office:value-type="string" calcext:value-type="string">
            <text:p>Q8X4W3</text:p>
          </table:table-cell>
          <table:table-cell table:style-name="ce4" office:value-type="string" calcext:value-type="string">
            <text:p>Effector</text:p>
          </table:table-cell>
          <table:table-cell table:style-name="ce4"/>
          <table:table-cell table:style-name="ce4" office:value-type="string" calcext:value-type="string">
            <text:p>tobe_extensive_2006</text:p>
          </table:table-cell>
          <table:table-cell table:style-name="ce4" office:value-type="string" calcext:value-type="string">
            <text:p>&gt;gi|15829254:c3477661-3476893 Escherichia coli O157:H7 str. Sakai chromosome, complete genome</text:p>
          </table:table-cell>
          <table:table-cell office:value-type="string" calcext:value-type="string">
            <text:p>TAGAATATTATTGCATGCATGTTTTTTCTGGCTACAATAAACGCAAGTATGCAATATTGTAAACACTTTTTTATAAAAAGGAATTATAATGCCGATGAATACTACAGGTATGTCTTTCAGCTCTTTTGGTATAAGTTGCCATAGAGAGAACTCCTTCAGGAACTCTTTCCGAGGGAAGAATGATGAGGTCGTAAAATGTTCAATTGGAGAACGGACTATTAGCTTTTCTGTTCGCAAATTTAGCGGCAATATACTGGAAACGGTGAGAAGGCAGAGTACTAAAGATATTGATGAGTGGATAAAAGATGAACGGATAGTATATCCCTCAAGGGTGATCAACCAGGAGATTGATAATTACTGTTTTCAAAAAAATGCAAAAATTTCCACTGAAGAGAGGCAAAGAGTCTTTTTTCTTGTGAGCCAGGAGAATCAACTAACCCTTGATGTTAAGGCAGCACAAAGTTCTATTAATCATGTAATAATGGGGAGTGCTTCTTTTGGCAAGAAAATGGATGCTCTTTGTGATGGTATGAGCCGGGATGTAAAAAATCGTACATCAGATACCATAGCAAACTTGCTTGCGGACAAGTTTTACCAGAAACATATCGATTCGGATATTGATATTGTAAAACTACGAAATGATATCCCAGATTATTTGATGCGTGCTATACAGGGATGAGGCTAGAGGAGAGGACTGCTTCAGCATCATCGGCTTCGGACCAGTAAAAGAGACGCAGAAAATGCACAACGGCACCACACGCCATGCATG</text:p>
          </table:table-cell>
          <table:table-cell table:number-columns-repeated="3"/>
          <table:table-cell table:style-name="ce4" table:number-columns-repeated="5"/>
          <table:table-cell table:number-columns-repeated="1008"/>
        </table:table-row>
        <table:table-row table:style-name="ro1">
          <table:table-cell table:style-name="ce4" office:value-type="string" calcext:value-type="string">
            <text:p>NleG8-2</text:p>
          </table:table-cell>
          <table:table-cell table:style-name="ce8" office:value-type="string" calcext:value-type="string">
            <text:p>Protein of unknown function</text:p>
          </table:table-cell>
          <table:table-cell table:style-name="ce8" office:value-type="string" calcext:value-type="string">
            <text:p>Q8X9A7</text:p>
          </table:table-cell>
          <table:table-cell table:style-name="ce4" office:value-type="string" calcext:value-type="string">
            <text:p>Effector</text:p>
          </table:table-cell>
          <table:table-cell table:style-name="ce4"/>
          <table:table-cell table:style-name="ce4" office:value-type="string" calcext:value-type="string">
            <text:p>tobe_extensive_2006</text:p>
          </table:table-cell>
          <table:table-cell table:style-name="ce4" office:value-type="string" calcext:value-type="string">
            <text:p>&gt;gi|15829254:3477657-3478503 Escherichia coli O157:H7 str. Sakai chromosome, complete genome</text:p>
          </table:table-cell>
          <table:table-cell office:value-type="string" calcext:value-type="string">
            <text:p>TTCTATTAAAAATTGTATTGTTTTATTCACATATCATGAGCGGCATGTTGATTCTTGTTACCAATATAGTTCACAATATGGATTAAAAAGGATAATAATATGCCAGTCATATTAAATTTTTCTAATGGAAGTGTATTGCCGGAAAATGAGCTGGAGGCTTTACGACATATAGCAAGAAGCAACCAGAATGACACTATTACTATAGGAGGCCGTAATATGAGGCTTCATTATATCCAGTTTATGGATGGTTTTAGTGTTGAGCCTATTCTTGGTGGACTTTGGGACCATCTTGGGGCAAGAGAGGCTCATCATCTCGCAGACCGCCTGACAAGACAACTTAACGGAGGTAACACTTTTCTGCAGGCATACAGCTTATATCTGGAGCAGAGGCAAGCTGCCCCGCTTGTGCAGGAGAGCGTCATAAAAACACTACTAGATCGAATAAATTCGAATGCATTTCCCGTTAGTTTACAAGACTTTTCCTGTACTGAGGAACATCTTAATTGTCCGATAACGCTACATATTCCTGAGACAGGTGTTTTTGTCAGAAATGCTCGAAATTCAGAAATATGTGCATTATATGATCAGGAAGCATTGACTGAACTTATCCTGCGTAACGCTCTCCACCCCCTCAGCCGTGACCCCTTTGCTCCAGAAATGATTATAAGCAAAGACAAGTGTCATTTTAATATAACAAAACAATGTTTTTACGCATTACCCATATACCCACTTCAACAAAACAGTATTTAAAAATAAAAGCACAATATAAGAAGCATATTTTCAATAAGTTAATCACCATATAACAAACATATAGCGAGGAGACTATTTATGCCCAAAATATCATCAG</text:p>
          </table:table-cell>
          <table:table-cell table:number-columns-repeated="3"/>
          <table:table-cell table:style-name="ce4" table:number-columns-repeated="5"/>
          <table:table-cell table:number-columns-repeated="1008"/>
        </table:table-row>
        <table:table-row table:style-name="ro1">
          <table:table-cell table:style-name="ce4" office:value-type="string" calcext:value-type="string">
            <text:p>EspW</text:p>
          </table:table-cell>
          <table:table-cell table:style-name="ce8" office:value-type="string" calcext:value-type="string">
            <text:p>hypothetical protein</text:p>
          </table:table-cell>
          <table:table-cell table:style-name="ce1" office:value-type="string" calcext:value-type="string">
            <text:p>Q8X9A5</text:p>
          </table:table-cell>
          <table:table-cell table:style-name="ce4" office:value-type="string" calcext:value-type="string">
            <text:p>Effector</text:p>
          </table:table-cell>
          <table:table-cell table:style-name="ce4"/>
          <table:table-cell table:style-name="ce4" office:value-type="string" calcext:value-type="string">
            <text:p>tobe_extensive_2006</text:p>
          </table:table-cell>
          <table:table-cell table:style-name="ce4" office:value-type="string" calcext:value-type="string">
            <text:p>&gt;gi|15829254:3478325-3479701 Escherichia coli O157:H7 str. Sakai chromosome, complete genome</text:p>
          </table:table-cell>
          <table:table-cell office:value-type="string" calcext:value-type="string">
            <text:p>CAAAGACAAGTGTCATTTTAATATAACAAAACAATGTTTTTACGCATTACCCATATACCCACTTCAACAAAACAGTATTTAAAAATAAAAGCACAATATAAGAAGCATATTTTCAATAAGTTAATCACCATATAACAAACATATAGCGAGGAGACTATTTATGCCCAAAATATCATCAGTTGTATCATCATGTTACCATCTGTTCAGTGAACATCAACAACTTTCAAATGAAACAACAATGACGAACCCCGTCTCCAGAAGAATTGTTCATAAAGAATATGGTATATCTTTAAAATCCGTTCCTGTATGGTTGGCTACAGCTAAAACTCCCCTTGCTCTACTCAATGGCAGACATACAAGAAGTCACTCATTTATTATTGCAGGGACCCCAGGAATGGGAAGCAGGAGCGGAGCCCAATACTATGCCATAAACAGTGATGATAAACGCTCCCGAATAGACATTGACTCTTTATTTTTAAAAAAGTTAAATAATGTGCGAAATCAAAATAAATTTCCAATCGATGTAAAAGAAACGGTTATAAAACTACAAGGGCAAAAATTCACATGCATTGAAGATTTTTATAAAAGGTATAATGAAACCAGGTTAAAGGCCAATACCAATATCCAACAAGAACAAATTGCAGATGAAGTAAAATCACTTACATATTTGATTCCTTCAGAAAAAAAAGAGATGTGGATATATAAAAACAATGGAAAAGATAATGCAAAACCAAACTTAGGAGAGCGAGACGTAAGAATGTTCGAAAATATTAGTTCTGATGATACAGATAAGATAACAGGAAGGAAATTTTCAGAGTTAGGTGAGTATCTTTATTCAGGGAATGTAATAAAACTCAGTCAGTTATCAATTCGTTACTTACCCAATATCAGCTCAATCTCATTAATAGAGACAAAACAGAGTTTGTTGCTACATCGATTGTATTCAGATGAAGTACTTCAGAGAAATGGAACGCTTATCCCGACACCACTACATGAAGAAAAATCAATTCCAGCTGACAATATAAAAACAATGCTCAACAACATACCGACTTACAAAATGTTACCGCCATTCACAGAAACACAAGGTAATTGTTCTTCTGGCGCAGCCACGTTTTTACGCAAATCAGGCGCCGAAGAAAAAGATATTCTTGCATGTAGCCCCCGAAATTATGGGCTGCATCATAACATAAAAACATGGGACCCCTTGGTTAGAAATTAAGGATCCAAATATTATATATTTCATATAAAGCAAGAAAAAAATATTGTCTGAATAATTGTTCAGACAATATATCCTTACATGGCACTATTATAATAAACTATTAATATAAAAACACACCAACAAAAAAAATTAAGCATCACTTGCAACAAAGGATTCTT</text:p>
          </table:table-cell>
          <table:table-cell table:number-columns-repeated="3"/>
          <table:table-cell table:style-name="ce4" table:number-columns-repeated="5"/>
          <table:table-cell table:number-columns-repeated="1008"/>
        </table:table-row>
        <table:table-row table:style-name="ro1">
          <table:table-cell table:style-name="ce4" office:value-type="string" calcext:value-type="string">
            <text:p>NleG6-3</text:p>
          </table:table-cell>
          <table:table-cell table:style-name="ce8" office:value-type="string" calcext:value-type="string">
            <text:p>Protein of unknown function</text:p>
          </table:table-cell>
          <table:table-cell table:style-name="ce8" office:value-type="string" calcext:value-type="string">
            <text:p>Q7ABH4</text:p>
          </table:table-cell>
          <table:table-cell table:style-name="ce4" office:value-type="string" calcext:value-type="string">
            <text:p>Effector</text:p>
          </table:table-cell>
          <table:table-cell table:style-name="ce4"/>
          <table:table-cell table:style-name="ce4" office:value-type="string" calcext:value-type="string">
            <text:p>tobe_extensive_2006</text:p>
          </table:table-cell>
          <table:table-cell table:style-name="ce4" office:value-type="string" calcext:value-type="string">
            <text:p>&gt;gi|15829254:c3480157-3479609 Escherichia coli O157:H7 str. Sakai chromosome, complete genome</text:p>
          </table:table-cell>
          <table:table-cell office:value-type="string" calcext:value-type="string">
            <text:p>AACAGGTGTCTGGAAATATAGGGGCAAATCTACTGGATAGGCTATTGGGGCGTGAGAATCGAATGGAGAGAAGGGCTGTGGCTCTGGAAAGGCAATTAAATGGAGGTGTCGATTTTTTAAGGAGTGTTAATAACTATTTTCAGAGTGTCATGGCAGAACACAGAGAAAATAAAACAAGTAATAAAATATTAATGGAAAAAATAAATTCCTGTGTATTTGGAACGGATTCTAATCACTTTTCTTGCCCGGAGTCATTTTTGACATGCCCGATAACGCTGGACACACCTGCGAATGGAGTGTTCATGAGAAACTCACAAGGTGCTGAGATATGCTCTCTATATGATAAGGACACGTTAGTGCAACTTGTTGAAACTGGTGGAGCTCATCCTCTGAGTCGAGAACCTATAACAGAATCAATGATTATGAGAAAAGACGAATGTCACTTTGATTCAAAAAAAGAATCCTTTGTTGCAAGTGATGCTTAATTTTTTTTGTTGGTGTGTTTTTATATTAATAGTTTATTATAATAGTGCCATGTAAGGATATATT</text:p>
          </table:table-cell>
          <table:table-cell table:number-columns-repeated="3"/>
          <table:table-cell table:style-name="ce4" table:number-columns-repeated="5"/>
          <table:table-cell table:number-columns-repeated="1008"/>
        </table:table-row>
        <table:table-row table:style-name="ro1">
          <table:table-cell table:style-name="ce4" office:value-type="string" calcext:value-type="string">
            <text:p>EspL2</text:p>
          </table:table-cell>
          <table:table-cell table:style-name="ce8" office:value-type="string" calcext:value-type="string">
            <text:p>ShET2 enterotoxin, N-terminal region</text:p>
          </table:table-cell>
          <table:table-cell table:style-name="ce8" office:value-type="string" calcext:value-type="string">
            <text:p>Q7AAV1</text:p>
          </table:table-cell>
          <table:table-cell table:style-name="ce4" office:value-type="string" calcext:value-type="string">
            <text:p>Effector,Toxin</text:p>
          </table:table-cell>
          <table:table-cell table:style-name="ce4"/>
          <table:table-cell table:style-name="ce4" office:value-type="string" calcext:value-type="string">
            <text:p>tobe_extensive_2006</text:p>
          </table:table-cell>
          <table:table-cell table:style-name="ce4" office:value-type="string" calcext:value-type="string">
            <text:p>&gt;gi|15829254:3861109-3863252 Escherichia coli O157:H7 str. Sakai chromosome, complete genome</text:p>
          </table:table-cell>
          <table:table-cell office:value-type="string" calcext:value-type="string">
            <text:p>TGGACTTATCTCTATACGCCGAAAATAAATGCCATAAGTGAGCATTTTAACCGAACACTGAGGGAACAATTTATTGAGTTTAATGAAGAATTGCTCTTTGAATAGCTGAATATGTTCAATCTGAAACTGGCTGAGTATCTGGTACTGTACAACAGTAAAATTCTTCATAAATCGTTTAAACTACAAAAATCAGTAGAATATATTATTTCCACTGTCAGGCGGAAAATTTATAGAAAGGATACAAACATATGCCAATAATAAACAAATCGGCATCAAATTATGTTGAATATATTTCAAAAAACAATCCCCCTTATTTATCAAAAAAGAGAGATGCCAGTATAAATCTAAATGGAAAGGTTAGTGATTGCAATGGGGAAATCATATGGTGTCGACATATAGCATCATATTGGAGTGAGTTTTTTTGTAGTAATTCAGGAAAGATAGACTACGAAACATTTTCATCCCCTCAATTATTAAGCAAAGCTATTGTAATTCAGGAAAACAAGGGGACAAATAATATTAAGGGTGATGTGTATTTTGTTGAAAATGAATCTTGGGGAAGCGTTATATATAACCTTTTTCTTCAACTTGAGAAAGAGAATAAATCTCACACATCATTAGAAGTTCATTCTCCCGGACATGCAATGGCTCTGGGCATTAAAATAAAAAACGACAAGGAAAATAAGTTTGTTATTAATTTCTATGATCCCAATCAGACCGCGACGCATAAACGAGTATTTTTTTGCACTAATAACATTTGTGATATAATAAACCTGACAGCATATGATTTTCTTAGTGAGCAATGTCTGAAATGTTATGGGCTAAAAGAAGACACACTGTCACTTTTTGTGGATAAAACAAAATCGAATGACAACAATAATGTGTTTATAAAAAAATTACCTGATAATATTCTCCAAGGTGTTGTTATTAATTTTGCTATGGGAGCAGGACTAAGAGAGATAATAAAAAAGGTATATAACGATACTCGATTTACAGATCTTACAAAATCTCAGATGAAAATCTTGTGTGAATCAAAAAATGTTAATAATGTTCCTGGGTTGCTTTTAGCTCTACAAAATGGACATGATAATGTAATTGATGAATATGGTACTTTAATTAAAAAGTCAAATCTTAATAAAGAAGAATTAATACATATATTATCTGCAAGAACTTTGGATGGAACCATACCTGGTTTATATCAGGCCCTTCAAAATGGACATGCTCAAGCTATTAAGAGTTATGGTAACTTAGTTCTGGATACTATTAATAAAAATATAGATTTAGAGTATTTGCTTTCAGCATTTAAATATGAGGCACATAGCTCTAATAAATATACTCCTGGATTATTTTCTGCATTTCAAAATGGTCATGCAGACGCAATAAAGGCATATTGTGGCGTACTTGGCAATAGTAATTTGAAAAGAGGTGAGATAATCAGGATGCTTGAGGCGAGAAATTATGATGGTGCACCAGGATTACTTCTTGCGTATCAAAATGGAGATATTAATACGATTCAGTCTTTTTTTGACTCACTAATAATGTTAGATATATCAAAGGATTTTATCGAAGAGTTATTGACTGCAAAACATTATGATTTTACGGGGTTATCATTAGCGATCAGTCATAGACATGATCATGTTGTCAAATTATACGGAAAGTTATTTAAAAAACTTGATACCAGTCCATATAAAATGTCAATTATCCTAGCATTAGCAATTGATTGCGAGAGAAATAATGCAAACATAATTATTGATAGTGAGTACAAGTCAAATAAGGCAGTAAAGGAATATGTAGAAATTTTAAAAGAATTCAATATATGCCCAGAAAAGGTAGCAGAATACCTAAGCGAGTTCAGCGGAAAACATTTCCTCGATGTATATAATTATTATTCCAATTGAAAAAAATATAAAGTATCTATCACGGCACTCTCAGTTGAGTATCACAGGCACATGTATTTTAGCCCCCTGAGTCTACAGACAACCAATATTACTTAAATAAGTGATAATCTTAATGCTGTTTTTTAGAACAGATGATTGATATTTTTGGGCCGGAGAAACGCAGACAGGCTTTGTTGAATAAATCGAGCTTTTGCTGAGTTTAAGGATCAGATCACTCATTTTCCTGCAAAAGCTCATTGGGCGAAA</text:p>
          </table:table-cell>
          <table:table-cell table:number-columns-repeated="3"/>
          <table:table-cell table:style-name="ce4" table:number-columns-repeated="5"/>
          <table:table-cell table:number-columns-repeated="1008"/>
        </table:table-row>
        <table:table-row table:style-name="ro1">
          <table:table-cell table:style-name="ce4" office:value-type="string" calcext:value-type="string">
            <text:p>NleB1</text:p>
          </table:table-cell>
          <table:table-cell table:style-name="ce8" office:value-type="string" calcext:value-type="string">
            <text:p>non-LEE encoded effector protein NleB; Provisional</text:p>
          </table:table-cell>
          <table:table-cell table:style-name="ce8" office:value-type="string" calcext:value-type="string">
            <text:p>Q8XBX8</text:p>
          </table:table-cell>
          <table:table-cell table:style-name="ce4" office:value-type="string" calcext:value-type="string">
            <text:p>Effector</text:p>
          </table:table-cell>
          <table:table-cell table:style-name="ce4"/>
          <table:table-cell table:style-name="ce4" office:value-type="string" calcext:value-type="string">
            <text:p>tobe_extensive_2006</text:p>
          </table:table-cell>
          <table:table-cell table:style-name="ce4" office:value-type="string" calcext:value-type="string">
            <text:p>&gt;gi|15829254:3863465-3864750 Escherichia coli O157:H7 str. Sakai chromosome, complete genome</text:p>
          </table:table-cell>
          <table:table-cell office:value-type="string" calcext:value-type="string">
            <text:p>ACAGGGAGGGGAAAGGATGTCATCGTTAATGAGACTTTTTGTTAATGTCAACAATGCTATGAATTTATTTTAGAAAAACAATTAAGCTGACGTAGTGTTCCGTCTAAATGACGGGGCGATATTAACATGATTAGAACAAGAGGAATTTTATGTTATCTTCATTAAATGTCCTTCAATCCAGCTTCAGAGGAAAGACAGCTTTATCAAATAGTACACTTCTCCAGAAAGTTTCTTTTGCTGGAAAAGAATATCCTCTGGAACCTATTGATGAAAAAACCCCTATTCTTTTTCAGTGGTTTGAAGCAAGGCCAGAGCGATACGAAAAAGGAGAAGTACCAATATTGAATACCAAAGAACATCCGTATTTGAGCAATATTATAAATGCTGCAAAAATAGAAAATGAGCGTATAATCGGTGTGCTGGTAGATGGAAATTTTACTTATGAACAAAAAAAGGAATTTCTCAGTCTTGAAAATGAATATCAAAATATAAAAATAATCTACCGAGCAGATGTGGATTTCAGCATGTATGATAAAAAACTATCTGATATTTACCTTGAAAATATCCATAAACAAGAATCATACCCTGCCAGTGAGAGGGATAATTATCTGTTAGGCTTATTAAGAGAAGAGTTAAAAAATATCCCAGAAGGTAAGGACTCTTTGATTGAGTCATATGCAGAAAAAAGAGAACATACTTGGTTTGATTTTTTCAGGAATTTGGCCATGTTGAAGGCTGGAAGTTTGTTTACAGAGACGGGAAAAACTGGATGCCATAACATATCGCCCTGTAGCGGATGTATATATCTTGATGCCGACATGATTATTACCGATAAATTAGGAGTCCTGTATGCTCCTGATGGTATCGCTGTGCATGTAGATTGTAATGATGAGATAAAAAGTCTTGAAAATGGTGCGATAGTTGTCAATCGTAGTAATCATCCAGCATTACTTGCAGGCCTCGATATTATGAAGAGTAAAGTTGACGCTCATCCATATTATGATGGTCTAGGAAAGGGTATCAAGCGGCATTTTAACTATTCATCGTTACACGATTATAATGCTTTTTGTGATTTTATTGAATTTAAGCATGAAAATATTATACCGAATACCAGTATGTATACCTGCAGTTCATGGTAAGTCTTCCGGTTGTGGTTGAAAAATATCGTTCTTTAGGTATAGATTCAGATGATTAATCCTGTTACTAATACTCAGGGCGTGTCCCCTATAAATACTAAATATGCTGAACATGTGGTGAAAAATATTTACCCGGAAATTAAACATGAT</text:p>
          </table:table-cell>
          <table:table-cell table:number-columns-repeated="3"/>
          <table:table-cell table:style-name="ce4" table:number-columns-repeated="5"/>
          <table:table-cell table:number-columns-repeated="1008"/>
        </table:table-row>
        <table:table-row table:style-name="ro1">
          <table:table-cell table:style-name="ce4" office:value-type="string" calcext:value-type="string">
            <text:p>NleE</text:p>
          </table:table-cell>
          <table:table-cell table:style-name="ce8" office:value-type="string" calcext:value-type="string">
            <text:p>hypothetical protein</text:p>
          </table:table-cell>
          <table:table-cell table:style-name="ce8" office:value-type="string" calcext:value-type="string">
            <text:p>Q7DBA6</text:p>
          </table:table-cell>
          <table:table-cell table:style-name="ce4" office:value-type="string" calcext:value-type="string">
            <text:p>Effector</text:p>
          </table:table-cell>
          <table:table-cell table:style-name="ce4"/>
          <table:table-cell table:style-name="ce4" office:value-type="string" calcext:value-type="string">
            <text:p>tobe_extensive_2006</text:p>
          </table:table-cell>
          <table:table-cell table:style-name="ce4" office:value-type="string" calcext:value-type="string">
            <text:p>&gt;gi|15829254:3864550-3865426 Escherichia coli O157:H7 str. Sakai chromosome, complete genome</text:p>
          </table:table-cell>
          <table:table-cell office:value-type="string" calcext:value-type="string">
            <text:p>AAGCATGAAAATATTATACCGAATACCAGTATGTATACCTGCAGTTCATGGTAAGTCTTCCGGTTGTGGTTGAAAAATATCGTTCTTTAGGTATAGATTCAGATGATTAATCCTGTTACTAATACTCAGGGCGTGTCCCCTATAAATACTAAATATGCTGAACATGTGGTGAAAAATATTTACCCGGAAATTAAACATGATTACTTTAATGAATCACCCAATATATATGATAAGAAGTATATATCCGGTATAACCAGAGGAGTAGCTGAACTAAAACAGGAAGAATTTGTTAACGAGAAAGCCAGACGGTTTTCTTATATGAAGACTATGTATTCTGTATGTCCAGAAGCGTTTGAACCTATTTCCAGAAATGAAGCCAGTACACCGGAAGGAAGCTGGCTAACAGTTATATCCGGAAAACGCCCAATGGGGCAGTTTTCTGTAGATAGTTTATACAATCCTGATTTACATGCATTATGTGAGCTTCCGGACATTTGTTGTAAGATCTTCCCTAAAGAAAATAATGATTTTTTATACATAGTTGTTGTGTACAGAAATGACAGCCCTCTAGGAGAACAACGGGCAAATAGATTTATAGAATTATATAATATAAAAAGAGATATCATGCAGGAATTAAATTATGAGTTACCAGAGTTAAAGGCAGTAAAATCTGAAATGATTATCGCACGTGAAATGGGAGAAATCTTTAGCTACATGCCTGGGGAAATAGACAGTTATATGAAATACATAAATAATAAACTTTCTAAAATTGAGTAGAGAAGCTCAGCCACTTGTGTAGGGGGGCTAAAATTAATTCTATTTCATTATATGAGAACACCAATAAGAATAATAATATTTGATCACAACTGAAGATGCT</text:p>
          </table:table-cell>
          <table:table-cell table:number-columns-repeated="3"/>
          <table:table-cell table:style-name="ce4" table:number-columns-repeated="5"/>
          <table:table-cell table:number-columns-repeated="1008"/>
        </table:table-row>
        <table:table-row table:style-name="ro1">
          <table:table-cell table:style-name="ce4" office:value-type="string" calcext:value-type="string">
            <text:p>EspF1</text:p>
          </table:table-cell>
          <table:table-cell table:style-name="ce8" office:value-type="string" calcext:value-type="string">
            <text:p>protein EspF</text:p>
          </table:table-cell>
          <table:table-cell table:style-name="ce8" office:value-type="string" calcext:value-type="string">
            <text:p>Q7DB85</text:p>
          </table:table-cell>
          <table:table-cell table:style-name="ce4" office:value-type="string" calcext:value-type="string">
            <text:p>Effector</text:p>
          </table:table-cell>
          <table:table-cell table:style-name="ce4"/>
          <table:table-cell table:style-name="ce4" office:value-type="string" calcext:value-type="string">
            <text:p>tobe_extensive_2006</text:p>
          </table:table-cell>
          <table:table-cell table:style-name="ce4" office:value-type="string" calcext:value-type="string">
            <text:p>&gt;gi|15829254:c4590114-4589144 Escherichia coli O157:H7 str. Sakai chromosome, complete genome</text:p>
          </table:table-cell>
          <table:table-cell office:value-type="string" calcext:value-type="string">
            <text:p>GGTAGTGGCTGGGTACGAGGATTTTAATTTATATTGATTTAAAAATCATTTTATTATTCGTTTTGATATATATGAGAGTTAGCCAAGCTTAGATATAAAGAGGCATAAATTATGCTTAATGGAATTAGTAACGCTGCTTCTACACTAGGGCGGCAGCTTGTAGGTATCGCAAGTCGAGTGAGCTCTGCGGGGGGAACTGGATTTTCTGTAGCCCCTCAGGCCGTGCGTCTTACTCCGGTGAAAGTTCATTCCCCTTTTTCTCCAGGCTCGTCGAATGTTAATGCGAGAACGATTTTTAATGTGAGCAGCCAGGTGACTTCATTTACTCCCTCTCGTCCGGCACCGCCGCCACCGACAAGTGGACAGGCATCCGGGGCATCCCGACCTTTACCGCCCATTGCACAGGCATTAAAAGAGCACTTGGCTGCCTATGAAAAATCGAAAGGTCCTGAGGCTTTAGGTTTTAAGCCCGCCCGTCAGGCACCGCCGCCACCGACAAGTGGACAGGCATCCGGGGCATCCCGACCTTTACCGCCCATTGCACAGGCATTAAAAGAGCACTTGGCTGCCTATGAAAAATCGAAAGGTCCTGAGGCTTTAGGTTTTAAGCCCGCCCGTCAGGCACCGCCGCCACCGACAAGTGGACAGGCATCCGGGGCATCCCGACCTTTACCGCCCATTGCACAGGCATTAAAAGAGCACTTGGCTGCCTATGAAAAATCGAAAGGTCCTGAGGCTTTAGGTTTTAAGCCCGCCCGTCAGGCACCACCGCCACCGACAGGGCCTAGTGGACTACCGCCCCTTGCACAGGCATTAAAAGATCATTTAGCTGCCTATGAGCAATCGAAGAAAGGGTAACCAACTAATAAAAACCGATATCAAATTGTGTGGTAATAAATGTGATTAGTAATATCGGTTTTTATTGGAGGGGTAATAAATAATGTATTATTATACGGTGAAAGTGGAGAAAG</text:p>
          </table:table-cell>
          <table:table-cell table:number-columns-repeated="3"/>
          <table:table-cell table:style-name="ce4" table:number-columns-repeated="5"/>
          <table:table-cell table:number-columns-repeated="1008"/>
        </table:table-row>
        <table:table-row table:style-name="ro1">
          <table:table-cell table:style-name="ce4" office:value-type="string" calcext:value-type="string">
            <text:p>EspB</text:p>
          </table:table-cell>
          <table:table-cell table:style-name="ce8" office:value-type="string" calcext:value-type="string">
            <text:p>Enterobacterial EspB protein</text:p>
          </table:table-cell>
          <table:table-cell table:style-name="ce8" office:value-type="string" calcext:value-type="string">
            <text:p>Q8XC86</text:p>
          </table:table-cell>
          <table:table-cell table:style-name="ce4" office:value-type="string" calcext:value-type="string">
            <text:p>Effector</text:p>
          </table:table-cell>
          <table:table-cell table:style-name="ce4"/>
          <table:table-cell table:style-name="ce4" office:value-type="string" calcext:value-type="string">
            <text:p>tobe_extensive_2006</text:p>
          </table:table-cell>
          <table:table-cell table:style-name="ce4" office:value-type="string" calcext:value-type="string">
            <text:p>&gt;gi|15829254:c4592121-4590901 Escherichia coli O157:H7 str. Sakai chromosome, complete genome</text:p>
          </table:table-cell>
          <table:table-cell office:value-type="string" calcext:value-type="string">
            <text:p>CTCGAGCTGGATAAAGCGGCAAGCGAGTTACAAAATCAGGCGAGCTATTTACAAAGTGTTTCTCAACTGATGTCCGATTCAGCACGGGTAAATAGTCGTATTGTTAGTGGCCGAATTTAATTATTAAAGAGAATTTTATTATGAATACTATTGATAATACTCAAGTAACGATGGTTAATTCCGCTTCGGAGAGTACGACCGGCGCTTCCAGTGCAGTTGCCGCATCTGCTTTATCAATTGATTCATCTCTGCTTACTGATGGTAAGGTTGATATTTGTAAGCTGATGCTGGAAATTCAAAAACTCCTCGGCAAGATGGTGACTCTATTGCAGGATTACCAACAAAAACAATTGGCGCAAAGCTATCAGATTCAGCAGGCCGTTTTTGAGAGCCAGAATAAAGCTATTGAGGAAAAAAAAGCCGCGGCAACCGCTGCTTTGGTTGGCGGGATTATTTCATCAGCATTGGGGATCTTAGGTTCTTTTGCAGCAATGAACAACGCGGCTAAAGGGGCTGGTGAGATTGCTGAAAAAGCAAGCTCTGCATCTTCAAAGGCTGCTGGTGCGGCTTCTGAGGTTGCAAATAAAGCTCTGGTCAAGGCTACGGAAAGTGTTGCTGATGTCGCAGAGGAGGCATCCAGTGCGATGCAGAAAGCGATGGCCACAACAACGAAAGCAGCCAGCCGTGCATCTGGCGTTGCAGATGATGTTGCGAAAGCCTCTGACTTTGCTGAAGATCTTGCAGACGCCGCCGAGAAGACAAGCAGAATCAATAAGTTGTTGAATTCCGTAGATAAACTGACCAATACCACAGCATTTGTTGCCGTGACCAGTCTTGCTGAAGGTACGAAAACGTTGCCAACAACAATATCTGAGTCCGTCAAATCGACTCATGAGGTTAATGAACAACGTGCGAAGTCGCTGGAAAACTTCCAGCAGGGGAATCTGGAGCTGTATAAACAAGACGTTCGCAGAACGCAGGATGATATCACGACTCGTCTGCGTGATATAACGTCCGCTGTCCGCGATCTCCTTGAGGTCCAGAATCGTATGGGGCAATCGGGTCGCTTAGCTGGGTAATTGATCATGGTCGATACGTTTAATGATGAAGTGTTTAATTACTATCTTGAACAAAAAGGGTACACAATACAGAAGGAGTTTCTTTGTGGCAGTGCCTTTTTTATCGGATGGCGGATTGAGACACCTTTTTTTTCATTAGCGT</text:p>
          </table:table-cell>
          <table:table-cell table:number-columns-repeated="3"/>
          <table:table-cell table:style-name="ce4" table:number-columns-repeated="5"/>
          <table:table-cell table:number-columns-repeated="1008"/>
        </table:table-row>
        <table:table-row table:style-name="ro1">
          <table:table-cell table:style-name="ce4" office:value-type="string" calcext:value-type="string">
            <text:p>Map</text:p>
          </table:table-cell>
          <table:table-cell table:style-name="ce8" office:value-type="string" calcext:value-type="string">
            <text:p>IpaB/EvcA family</text:p>
          </table:table-cell>
          <table:table-cell table:style-name="ce8" office:value-type="string" calcext:value-type="string">
            <text:p>Q7DB76</text:p>
          </table:table-cell>
          <table:table-cell table:style-name="ce4" office:value-type="string" calcext:value-type="string">
            <text:p>Effector</text:p>
          </table:table-cell>
          <table:table-cell table:style-name="ce4"/>
          <table:table-cell table:style-name="ce4" office:value-type="string" calcext:value-type="string">
            <text:p>tobe_extensive_2006</text:p>
          </table:table-cell>
          <table:table-cell table:style-name="ce4" office:value-type="string" calcext:value-type="string">
            <text:p>&gt;gi|15829254:c4602732-4601937 Escherichia coli O157:H7 str. Sakai chromosome, complete genome</text:p>
          </table:table-cell>
          <table:table-cell office:value-type="string" calcext:value-type="string">
            <text:p>ATATAAATACAAGATAATTATTCTTTAAAGTTATTTTTTAATGGGAAGCAATTTTTTTACTGTCGAAATATAATTTATAAAGGTTTATGGTATGTTTAGTCCAATGACAATGGCAGGCAGATCGTTAGTTCAGGCGACTGCACAGACGCTTAAACCTGCGGTTACCAGAGCTGCAATGCAAGCGGGTACGGGAGCCACGGGTATGAGGTTCATGCCCGTGCAGTCGAACTTTGTGATTAATCATGGCAAACTGACTAACCAACTCCTGCAGGCTGTAGCCAAACAAACTCGTAATGGCGATACCCAACAATGGTTCCAGCAGGAGCAGACGACTTATATATCCAGAACAGTAAATAGAACTCTGGATGACTATTGCAGGAGTAATAATTCGGTCATTAGTAAGGAGACTAAAGGTCACATTTTTAGAGCTGTTGAAAATGCGTTACAGCAACCTCTTGATATGAACGGGGCACAATCATCAATTGGTCACTTCTTGCAGTCCAATAAATACTTTAATCAGAAAGTTGATGAGCAGTGCGGCAAAAGAGTGGATCCAATAACACGTTTTAACACCCAGACGAAGATGATAGAACAAGTCTCACAAGAAATATTTGAACGCAACTTTAGCGGCTTCAAAGTCAGTGAGATAAAAGCGATTACTCAGAATGCGATTTTAGAGCATGTACAGGATACCCGATTGTAGGGATAACCTTGTCAGGTATAAATTAAGCTTCCTGGTGTATAGCATGGCCTTTGTTGATGTAAGAAAAAACGCGATAAAGAAACTTAATAAACT</text:p>
          </table:table-cell>
          <table:table-cell table:number-columns-repeated="3"/>
          <table:table-cell table:style-name="ce4" table:number-columns-repeated="5"/>
          <table:table-cell table:number-columns-repeated="1008"/>
        </table:table-row>
        <table:table-row table:style-name="ro1">
          <table:table-cell table:style-name="ce4" office:value-type="string" calcext:value-type="string">
            <text:p>EspH</text:p>
          </table:table-cell>
          <table:table-cell table:style-name="ce8" office:value-type="string" calcext:value-type="string">
            <text:p>hypothetical protein</text:p>
          </table:table-cell>
          <table:table-cell table:style-name="ce8" office:value-type="string" calcext:value-type="string">
            <text:p>Q7DB74</text:p>
          </table:table-cell>
          <table:table-cell table:style-name="ce4" office:value-type="string" calcext:value-type="string">
            <text:p>Effector</text:p>
          </table:table-cell>
          <table:table-cell table:style-name="ce4"/>
          <table:table-cell table:style-name="ce4" office:value-type="string" calcext:value-type="string">
            <text:p>tobe_extensive_2006</text:p>
          </table:table-cell>
          <table:table-cell table:style-name="ce4" office:value-type="string" calcext:value-type="string">
            <text:p>&gt;gi|15829254:c4604069-4603411 Escherichia coli O157:H7 str. Sakai chromosome, complete genome</text:p>
          </table:table-cell>
          <table:table-cell office:value-type="string" calcext:value-type="string">
            <text:p>ATCAACGAAGATTTTTATTTTACTGTTAGCATAGTATGTGATTAATCAGGAATACGTTATATAGGGAGATGTATCATGTCGTTATCAGGAGCGGTATTCAAGACATTTCTGACAAGTGAACATGCGTCATGGAACAGGTTCAACAGAAGGCTTCATATACCCAATGAAGATATCGTAGATGAAATTCAGCTTAAAGCCCGAATGCAACAACGCCATCATCGGGTATATCCAGAAATAGGGGATTCCACCATTGTCTCTTTTAGAGGCAAAGACTATGCTGTTCACTTTATTAAAGATGGCCCAAAAGATGATTATGTGTACAAAGTACAAAGAATAACACCGGAAAATGGATGTTTCTCAACGCTATTTAGCGTGTTTTCTGGCGGTGTGACTAAGGCTTTGGAAAGAAAATTAAATGAGAGACATATAACTCCACTTTCTTCAACCTGGTTTCCTCGTACTCCCCTGGAGGGGATCTTAGCTGAAAGAGGATTATCTTCTTTGTTACGTCGTGTACAGTCTACCGAACGTCTTGATAATAGGGCTATAGCAACAAGAGCTTCCTCTTATAGCGTATTATGATTAGCATTTGAGTTTTCTTCCTGACTTAACTCCAGAATAGTTATAATTCTGGAGTTTTTCCGCTTTTTAACTGATAT</text:p>
          </table:table-cell>
          <table:table-cell table:number-columns-repeated="3"/>
          <table:table-cell table:style-name="ce4" table:number-columns-repeated="5"/>
          <table:table-cell table:number-columns-repeated="1008"/>
        </table:table-row>
        <table:table-row table:style-name="ro1">
          <table:table-cell table:style-name="ce4" office:value-type="string" calcext:value-type="string">
            <text:p>EspZ</text:p>
          </table:table-cell>
          <table:table-cell table:style-name="ce8" office:value-type="string" calcext:value-type="string">
            <text:p>SepZ; type III secretion system protein</text:p>
          </table:table-cell>
          <table:table-cell table:style-name="ce8" office:value-type="string" calcext:value-type="string">
            <text:p>Q7DB68</text:p>
          </table:table-cell>
          <table:table-cell table:style-name="ce4" office:value-type="string" calcext:value-type="string">
            <text:p>Effector</text:p>
          </table:table-cell>
          <table:table-cell table:style-name="ce4"/>
          <table:table-cell table:style-name="ce4" office:value-type="string" calcext:value-type="string">
            <text:p>tobe_extensive_2006</text:p>
          </table:table-cell>
          <table:table-cell table:style-name="ce4" office:value-type="string" calcext:value-type="string">
            <text:p>&gt;gi|15829254:4609534-4609923 Escherichia coli O157:H7 str. Sakai chromosome, complete genome</text:p>
          </table:table-cell>
          <table:table-cell office:value-type="string" calcext:value-type="string">
            <text:p>TTTATAACCAGGTAAATGTCTAAATTAGACAAAAGGAGAAAGATCAATGGAAGCAGCAAATTTAAGTCCTTCTGGTGCAGTAATGCCGCTGGCGACCTCACTCAGTGGAAATAACTCAGTGGATGAGAAGACAGGAGTGATTAAACCAGAAAATGGAACAAATCGCACCGTTAGAGTTATAGCCGGATTAGCACTTACCACTACGGCTCTGGCAGCTCTAGGTACAGGTATTGCAGCGGCATGCTCGGAGACGAGCAGCACAGAATACTTAGCCCTGGGTATTACTTCTGGCGTACTAGGTACTCTTACTGCGGTTGGCGGTGCATTAGCGATGAAATATGCCTAACCGGCCCATCGCATAAATAAAAGATAGAGGTAATGGATGTATTA</text:p>
          </table:table-cell>
          <table:table-cell table:number-columns-repeated="3"/>
          <table:table-cell table:style-name="ce4" table:number-columns-repeated="5"/>
          <table:table-cell table:number-columns-repeated="1008"/>
        </table:table-row>
        <table:table-row table:style-name="ro1">
          <table:table-cell table:style-name="ce4" office:value-type="string" calcext:value-type="string">
            <text:p>EspG</text:p>
          </table:table-cell>
          <table:table-cell table:style-name="ce8" office:value-type="string" calcext:value-type="string">
            <text:p>EspG protein</text:p>
          </table:table-cell>
          <table:table-cell table:style-name="ce1" office:value-type="string" calcext:value-type="string">
            <text:p>Q7DB50</text:p>
          </table:table-cell>
          <table:table-cell table:style-name="ce4" office:value-type="string" calcext:value-type="string">
            <text:p>Effector</text:p>
          </table:table-cell>
          <table:table-cell table:style-name="ce4"/>
          <table:table-cell table:style-name="ce4" office:value-type="string" calcext:value-type="string">
            <text:p>tobe_extensive_2006</text:p>
          </table:table-cell>
          <table:table-cell table:style-name="ce4" office:value-type="string" calcext:value-type="string">
            <text:p>&gt;gi|15829254:4621240-4622794 Escherichia coli O157:H7 str. Sakai chromosome, complete genome</text:p>
          </table:table-cell>
          <table:table-cell office:value-type="string" calcext:value-type="string">
            <text:p>TGTAAATAAGTACAACCTTTTCATAGACACAAAAACTATGGCTGACGCATCACTTGCAATCAATTATCCATCATTAGATTAATATTTTCACTTATTTTTCAGAAGGTAAAAATAACTTTCTATGCGTTTAAAACACCCGCTATAAATATCTTGTATATTATTGACACTATATGATGCTATATGATACTTGTTGCCAAATTGTTCATTACAAACCAGATAGGAGAATCTCTCATGATAAATGGACTTAATAATGACTCCGCATCTTTAGTTTTAGATGCTGCAATGAAAGTTAATTCTGGGTTTAAAAAAAGCTGGGATGAGATGTCATGCGCTGAAAAGTTATTTAAAGTACTTAGTTTTGGTTTATGGAATCCAACGTACAGTCGTAGTGAAAGACAATCATTTCAAGAGTTGTTAACCGTTTTAGAGCCTGTATATCCACTTCCCAATGAATTAGGCAGAGTATCTGCTCGTTTTTCAGATGGTTCATCCTTAAGAATTTCCGTCACTAACAGCGAACTTGTTGAAGCCGAGATTCGCACAGCAAATAATGAAAAGATTACTGTGCTCCTGGAGTCAAACGAACAAAATAGGTTATTACAATCTTTACCCATCGATCGCCACATGCCATACATTCAGGTTCATCGTGCCTTATCTGAGATGGACCTGACTGATACTACCTCAATGCGCAATCTACTTGGTTTTACGTCAAAACTATCAACAACCTTGATTCCTCATAATGCTCAAACAGATCCGCTTTCCGGGCCTACACCATTCAGCTCTATCTTTATGGATACATGTCGAGGACTCGGCAATGCAAAGCTTTCACTCAATGGTGTTGATATACCTGCAAATGCACAAAAATTGCTTCGCGATGCACTAGGACTTAAAGACACACATTCATCACCAACCCGGAATGTTATAGATCATGGTATTTCTCGCCATGATGCAGAGCAAATAGCAAGAGAAAGCAGCGGCAGTGATAAACAGAAAGCTGAAGTTGTGGAATTTTTATGCCATCCAGAAGCAGCAACGGCCATATGCTCGGCTTTCTATCAATCTTTCAATGTGCCAGCCTTAACGTTGACACATGAAAGGATCTCTAAAGCCAGTGAATACAATGCGGAAAGATCATTAGATACACCTAACGCTTGCATTAACATCAGTATCTCTCAATCATCAGATGGAAACATTTATGTTACCAGCCATACTGGGGTTCTGATAATGGCGCCAGAAGACCGCCCCAACGAGATGGGCATGTTGACGAACAGGACTTCTTATGAAGTGCCGCAAGGTGTGAAATGTATAATCGATGAAATGGTAAGTGCGCTACAACCAAGGTATGCCGCATCTGAAACGTACTTACAAAACACTTAAAATAAAACTTTATTAATCAAAACTAATAATAGAAACCACACCCATAATTATTAACAATTTATTCCGAAGTTAATCACAATTAAACAAAGATATTTATTCTGCAAACAATTTACAGCAAATAGAGAAAATGAAAAGAAAACCATTGATTGCATTTTTCATCGCGATATTTATTGCACTA</text:p>
          </table:table-cell>
          <table:table-cell table:number-columns-repeated="3"/>
          <table:table-cell table:style-name="ce4" table:number-columns-repeated="5"/>
          <table:table-cell table:number-columns-repeated="1008"/>
        </table:table-row>
        <table:table-row table:style-name="ro1">
          <table:table-cell table:style-name="ce4" office:value-type="string" calcext:value-type="string">
            <text:p>EspL3</text:p>
          </table:table-cell>
          <table:table-cell table:style-name="ce8" office:value-type="string" calcext:value-type="string">
            <text:p>PTS system arbutin-like IIC component; transcriptional regulator</text:p>
          </table:table-cell>
          <table:table-cell table:style-name="ce8" office:value-type="string" calcext:value-type="string">
            <text:p>Q7A9J9, Q8XC05</text:p>
          </table:table-cell>
          <table:table-cell table:style-name="ce4" office:value-type="string" calcext:value-type="string">
            <text:p>Effector</text:p>
          </table:table-cell>
          <table:table-cell table:style-name="ce4"/>
          <table:table-cell table:style-name="ce4" office:value-type="string" calcext:value-type="string">
            <text:p>tobe_extensive_2006</text:p>
          </table:table-cell>
          <table:table-cell table:style-name="ce4" office:value-type="string" calcext:value-type="string">
            <text:p>&gt;gi|15829254:4652971-4655599 Escherichia coli O157:H7 str. Sakai chromosome, complete genome</text:p>
          </table:table-cell>
          <table:table-cell office:value-type="string" calcext:value-type="string">
            <text:p>TTATACTGCCTCCGTAATGGCAACATTTTCTGCTGATTGATGAGAATTAATTAAGCTATCGAGCTGTTCACGCAGCTGGGATACATGCAGACCAATGATCACCTGAATGGCATCGCCACTACGGAAGACGCCGTGCGCTCCCAGCTTTTTAAAGACTTCGTCATCCAGCGTTTGTGACATGTCATGCAGTGCAATGCGTAGACGCGTCGCACAATTGTTAATGCTGGAGATATTGCCGACCCCGCCCAGGGCTTGCAGGATACCGGCAGCCTGATCCAGCTCTTTTTTTGGCTCTGCCGCGGTGGTTTGGCCTCGCGAGGCTTTGTATTCGGCTTTTGAGTAGAGTTTCACTTCCGCATCTTCACGTCCCGGCGTGCACATGTTGAATTGCAGAATCAGGGTGCGGAAAACCACGAAGTACAGCAGGGTAAAGCACAACCCAATGGCGATTTGGGTCAGCATCATATCCGCGTGGTTGCTGAACATCGGGATCCAGTTTTGCGGTAAAACCTGGTCAATCAGACCTCCGCCCATGTTGCCCACCACACCAAAGAGATACATCACGGTCGACATTGAGGCCGCAAGCACAGCGTGTACCGCAAACAGCAACGGTGAAATGAACAGGAAGGTAAATTCCAGCGGTTCGGTAATTCCCACCAGCATGGCGGTTAAGGTTGCGGGAATCAGCAAACCCGCCACTTTTACCCGATTTTCCGGTGCGGCAGTGAAGTACATCGCTAAAGAAATGCCCACGGCACCAAAGATTTTTGAGTTACCGTGCAGGGCAAAACCTCCTTCCGGGAACAACGATTTCAGCGGCTCGGCGCTCAAACTGAACTCTTGCAGATGCTGCGCCCAGTACATCTGAATTCCGCCTTCAACAGCTGCCGGACCAAAGATAAACGGTCCGTAGATGAAGTGGTGTAAACCGGTTGGGATCAGAATACGTTCGAGGAAGGTGTAAACCCACACCCCAAGCGCACCCGCCGAACGCAGGAACGCTTGCAGAGATTCAATCCCCATTTGTACTTTTGGCCAGCCGAGCAATGTCAGCCAGGCACAGGGGATCATCACCAGGAAGGCGATAATCACCACATAAGACGTCCCCTGGAAAATGCCGAGAAAAACCGGCAGTTTTTTATCGAACAGACGGTTATGCAGCGCCGTCACAATGCCGGAAATGATAATTGCGCCGATAATGCTGGTATCGAGGGTTTTAATCCCGGCCATCATTGTCAGACCGCTACCTGCCACCGCGTCCTGAGTGAAATCGACGCCGAAGTAGCTTCCCCAGGTCATTCCCATCGCATTGATGAAATAGTTCCAGGTCAGGAAACTCACCATCACCGCCAGACAAGCACGCCCCTGCGCTTGCTTAGCAAGGCCAATGGGTAAACCGACAGCAAAAATCAGCGGCATATTACGGAATACCGTCCAACCGCCCTCTTCAATAATGTGTACGATTTGCGCGAATAAACTGTTCGGATCGGTCAGTGATTCCCCGACAAACATCGGGTTTTGCAGCAAGATGGCAAGACCCACCACAATCCCGGCGAAGGGAAACAGCAGCACTGGCGTGAACATCGCGCCGCCAAAGCGTTGAATTTGACTGAGCATTTCCACATCCTCTTTTCTCAATTCTGTAAGTAGGAAGCCTGATTGGTTATGCGGCAGGCCTGGAGCGAGGATAGGAAGATGCGATCGGCAGAACATGACGACCCAATGGGATTCGTGATCGCTTTCATGCTTTTCGTTGGGCGGTAGAGATCTACTTTTTCGCGAAAAAGTAGATCTCTGTGAGCACTGGTACACAGCATCGAACACATCTTTAAAAAAAAGATGTTTTTTCAATTGATTAAGCAGAACTTGTGGGCGCATTACCCGGGCTTGCAGGCAAAAAAGAGATCTAGAGATGATCTACAAAAGCATTGCGGAGCGGTTAAGAATTCGACTTAATTCCGCGGATTTCACGCTAAACAGCCTTCTTCCCGGTGAAAAAAAACTGGCGGAAGAGTTTGCGGTATCGCGGATGACCATCCGTAAAGCGATTGACCTGCTGGTAGCGTGGGGGCTGGTGGTCCGCCGCCACGGCAGCGGCACTTACCTGGTGCGCAAAGATGTGCTGCATCAAACCGCCAGCCTGACCGGGCTGGTGGAGGTGTTAAAACGGCAGGGAAAAACAGTCACCAGCCAGGTGCTGATTTTTGAAATCATGCCTGCGCCTCCGGCAATTGCCAGCCAGTTGCGGATTCAAATCAACGAGCAGATCTACTTCTCCCGTCGCGTTCGTTTTGTGGAAGGGAAACCGCTGATGCTGGAAGACAGCTATATGCCGGTAAAACTGTTCCGTAACCTTTCGCTGCAACATCTGGAAGGGTCGAAGTTTGAATATATTGAACAAGAGTGCGGGATTTTGATTGGCGGTAATTATGAAAGCCTGACGCCGGTGCTCGCCGATAGACTGCTGGCGCGGCAAATGAAGGTAGCGGAACACACGCCACTGCTGCGGATCACCTCGTTGTCATATAGCGAGAGCGGGGAGTTTTTGAATTATTCAGTGATGTTCAGAAATGCCAGCGAATACCAGGTGGAGTACCATTTACGGCGACTCCACCCGGACAAGAGTTAA</text:p>
          </table:table-cell>
          <table:table-cell table:number-columns-repeated="3"/>
          <table:table-cell table:style-name="ce4" table:number-columns-repeated="5"/>
          <table:table-cell table:number-columns-repeated="1008"/>
        </table:table-row>
        <table:table-row table:style-name="ro1">
          <table:table-cell table:style-name="ce4" office:value-type="string" calcext:value-type="string">
            <text:p>EspY4</text:p>
          </table:table-cell>
          <table:table-cell table:style-name="ce8" office:value-type="string" calcext:value-type="string">
            <text:p>hypothetical protein</text:p>
          </table:table-cell>
          <table:table-cell table:style-name="ce8" office:value-type="string" calcext:value-type="string">
            <text:p>Q8XB17</text:p>
          </table:table-cell>
          <table:table-cell table:style-name="ce4" office:value-type="string" calcext:value-type="string">
            <text:p>Effector</text:p>
          </table:table-cell>
          <table:table-cell table:style-name="ce4"/>
          <table:table-cell table:style-name="ce4" office:value-type="string" calcext:value-type="string">
            <text:p>tobe_extensive_2006</text:p>
          </table:table-cell>
          <table:table-cell table:style-name="ce4" office:value-type="string" calcext:value-type="string">
            <text:p>&gt;gi|15829254:4686286-4688694 Escherichia coli O157:H7 str. Sakai chromosome, complete genome</text:p>
          </table:table-cell>
          <table:table-cell office:value-type="string" calcext:value-type="string">
            <text:p>TTAAGCCTGGGTTATATTTTGTACAATATCGGGATACCGTTCGAACCAATCCAGAATATTACGCATCGCGTCACTGATGTTTTTATCGTCTTTATATTGATTCTCAAGTCTATTATTTCGAACAATAGTAAGCTTAGAACGTATTTTATCATCACAATCGACAATTTTCGCATTCAATGCATTTACTTCATCCTGCACTTCTATACTATTCCAATTGTCCCTTTTGTTATCAAATAAAGTCCTTTTATCCTCTAATGATTTATTACGACTTATGATTAACTCTTTAATTTCTCGCAATAAGTCATCGTAATCTTTAATGGAAGCTCTTATTTCCTGATAGTTTTTTAGTAAATCCTCCCAGTTAATTGCAAATGCACTGGAAAAATAGTAAAAATCGCGAGCATACTTATTGAGCCTTGAGTCGTAATCTGTCTTAAACGATTTTATATGTTCCAGTTGGTTTGATAGTGCTTTAATTTGTTTTTCTTCAACACCTTCAAAAATGGGTGCAAGTTCCTTATAATCAAATGTTACATTTGTAGCAGATTCTTTATGAGACTCCTTTATTTGCTTTTGGACATATTCTTTTGGATTTTCAGTAAGTATTGTTCCATCTGGCGGCGGAATCATTTTATTTATTATAGATTCAACAAACTTAATCCGGTCACTTTCTATCATATTGTTAATGATATTTTGTGCATTTTCCTGCATATCTTTAAAAATAAAAAACTCAACCCTACTATTATCAAAATGATATTTTTCCTCGTACGATTTATTTTCAACATAAAGTGTTGATAAAAACGACTCTAACTCTAAAAATGCGTTTTTATATTTTTCCTTAGTCTTTGACTCGGAATTATAAAAATTTATTACATCGATATTGATAGCACTTACCTTTTTTAAGAAATCAGGTATTTGTTCTTTACTTATAGCTCCGTCCAGATCCATATACATGTATTTTTGCGCTGTAAGACCATCTTTTGAATAATTTGTATTTGGATCAATAGCACAGTCTTTGCACCTATCTCCACTGTAATAATAGCCTAAATTTGCCCCAATCAAATTACTATTTTTAAAGAAGACATTATTGTTCTCTGTATTTTTCTTGCTAAATGAAGAATCGGTCCCTTTCTTTATACTCTCTACGCATTTCGAAAAATTATCATCTAACTTAAGATTTCTCGATCTTCTTTCAATGTAATCAGAAAAATACTCTTTGGGGTTAAACATAGTTCTATCTGAACCATCTTCACGAAGACCATCGTTTATTTTAATATGCTTCAAATTACAATTATAAAACACAGTCCCCGTATCCGGACCCCTGATTTCATCATAATTAGACTTGTTGAACGAATTTGCCAAAAAATCCATTCCATGAGCATCAAGCCCTATTATATTACAGTTATAAAAATGACTCAGAAGTATACTCGAGCCAGGACAACATCCTCCCTGGATTATACAATCCTGAACGAAAGACTGCATAAAGAGATAAGAACCTAATTTTTCTTGAATACTATCAGGTTGTGTAACGGTGTAGATTTTAGACGTCTCACATCTATAATTTTCAATTTTGCATTTAGAAATAAAACAACCTTTAAACATACCTTTTATTGGTTTTTTATTTCCTGATTCCACAGTATCATCATTAGTCTCATAAAGCTGTATGTTGTTGAATTTACAATCATCGAAATAGCAATTTTCAAAAACCGGACCTTCAAGGTTAGGGCTGTTTATCACTCCTGAAAAAATTACATTCTTAAAACTACAATATTTTAATGAATTTAAAACATCCTTAGACAACGATGATAAATTGATTGTTGTATTAATAATAGGAATTTTATTTTTAATCAGCGTCGCAAGTTTTACAGAATAATTATCAAACGTTAATCTCACCAAGGGAGAATTATCAAAATGTAAATCATCGAGATAATTATCAAGCGTTAATCTCTCTGAAGAAACCTGTTTTTTTTCGTTATCATTCGAAGTAGCCCCCGTGTAGAGATTAAAGGATCTACTCACAATAACTTCATTATTTTCATTTGTGGTAAAGTCTGTCTTAGTACTAAATCGCCATTGTTGTTCTTTTTTTGCCAGAGATTTAATCTTATCGAACACCTCGGCTTTATTATCAACTTTCGTGACAAATTCGTAAATTAAGCCTTTGACTTCTTTAATATGAGAGCCAGGAAAAAGATCGCGAACAAACTCCCACAGTGTACGTTTTTTAAATAAATCCCCTTTGCCATCAAGAATATTTTCAATATCCTTAGAGTTTACATTATATTTCTTATCATTAATACTTAAAGCAATTTTATCAGAATAGCCTTTATGACTAAGCCTCTCCTTATACATTGCTTCTAAAAAAGGATTAGTATTAACAAAAACATCTGGTTTTAATTTAGCGACCAT</text:p>
          </table:table-cell>
          <table:table-cell table:number-columns-repeated="3"/>
          <table:table-cell table:style-name="ce4" table:number-columns-repeated="5"/>
          <table:table-cell table:number-columns-repeated="1008"/>
        </table:table-row>
        <table:table-row table:style-name="ro1">
          <table:table-cell table:style-name="ce4" office:value-type="string" calcext:value-type="string">
            <text:p>EspX3</text:p>
          </table:table-cell>
          <table:table-cell table:style-name="ce8" office:value-type="string" calcext:value-type="string">
            <text:p>hypothetical protein</text:p>
          </table:table-cell>
          <table:table-cell table:style-name="ce8" office:value-type="string" calcext:value-type="string">
            <text:p>Q8XB16,Q7A9I2</text:p>
          </table:table-cell>
          <table:table-cell table:style-name="ce4" office:value-type="string" calcext:value-type="string">
            <text:p>Effector</text:p>
          </table:table-cell>
          <table:table-cell table:style-name="ce4"/>
          <table:table-cell table:style-name="ce4" office:value-type="string" calcext:value-type="string">
            <text:p>tobe_extensive_2006</text:p>
          </table:table-cell>
          <table:table-cell table:style-name="ce4" office:value-type="string" calcext:value-type="string">
            <text:p>&gt;gi|15829254:4688995-4690182 Escherichia coli O157:H7 str. Sakai chromosome, complete genome</text:p>
          </table:table-cell>
          <table:table-cell office:value-type="string" calcext:value-type="string">
            <text:p>ATGGATAATCTTATTGGCACACCACCAAACCACGCAGTTCCCCATAACTATATAGACATGGAGCAAATGGAATATTTATGTCATCTCAATCGTTTTTCTAAATTGTCTAACGATTTTTTAATAAATGGTCCAAGAGAGGACCTTTTTACATATAAATATGTTTTAGATGGTTCATTTTCAAATTTACAGCATTTACTTCCTAAAGGACAACTACAGAAGATACAACAGAGATTAAGTTCTCTTATGCATAAAAACATGTTTCATTGTTTTCATGTTTTTTTATTAAAACTATGCTCAATTGAGAGTATTCCTCTCCCAAATGCCGATTACGCTTTCTTTGATGACGAAATGCCATTTACATTAACTGATGAACAGATCGAAAATATTTCTTTTTTAAACGCATATCACAAAGAAAAGAAAGGAAACAACGACATTGTTACATTTGATTTCATGAGCGCTGATCACCACTATAATTTTAGCACAACCATAGCTTTAACAAATGATAGCTTCCATATATCTTCAATAAACAACCATAACTCACAGGTTATATTCGATGAAAACATCCATTTACATCCCTATGAATTACCAGAATCATCACAATGGTGTTATCAGTTAATAAAAAACATGATTTCTTTACATTGCAGATATAATAACAATTTCAAGATAAACTAAACCTTTTGTTTTGATTTTAAAAATAAATCTTTTTGTAATGCCAGGTTGCAATATATAACGTTTATTGCATGTTTTTTTTCACATGAAAACATGAAATATTCGACATTTCATGATATTAACCTTGATATGTGTGAGATAAAGAATTGCAATTTTAACAATTCAGAGATGAATTTCATTTCGTGCGTCGGGACAAATTTTAGCGGTTCTACATTTAACAATGTAAAAACAACAACAGCGCAACTAATTAAGACACCAACAAAGTGGACGAATAATACTCTAAAATATTGGTTCTCCAGTTGTAATAAACGTAATATCATCTTCACTTTTAATACAATATCTGATAGAAATATGAAATTAAAAGGTATCAAGGATATATTACTGTCGTTGGTTGACCAAAAAGTCAATATTTATAGTGTAAGGCAAGAGCTTCTGAATTTTCTTAATAATGATTTATATAAAAATGATGGAGAGATTCTCTCTTATAAAGAATCAATAATGTTGTTTTGTGCTGAATAG</text:p>
          </table:table-cell>
          <table:table-cell table:number-columns-repeated="3"/>
          <table:table-cell table:style-name="ce4" table:number-columns-repeated="5"/>
          <table:table-cell table:number-columns-repeated="1008"/>
        </table:table-row>
        <table:table-row table:style-name="ro1">
          <table:table-cell table:style-name="ce4" office:value-type="string" calcext:value-type="string">
            <text:p>EspY5</text:p>
          </table:table-cell>
          <table:table-cell table:style-name="ce8" office:value-type="string" calcext:value-type="string">
            <text:p>SopD; Salmonella outer protein D</text:p>
          </table:table-cell>
          <table:table-cell table:style-name="ce8" office:value-type="string" calcext:value-type="string">
            <text:p>Q8XB12</text:p>
          </table:table-cell>
          <table:table-cell table:style-name="ce4" office:value-type="string" calcext:value-type="string">
            <text:p>Effector</text:p>
          </table:table-cell>
          <table:table-cell table:style-name="ce4"/>
          <table:table-cell table:style-name="ce4" office:value-type="string" calcext:value-type="string">
            <text:p>tobe_extensive_2006</text:p>
          </table:table-cell>
          <table:table-cell table:style-name="ce4" office:value-type="string" calcext:value-type="string">
            <text:p>&gt;gi|15829254:4690651-4693035 Escherichia coli O157:H7 str. Sakai chromosome, complete genome</text:p>
          </table:table-cell>
          <table:table-cell office:value-type="string" calcext:value-type="string">
            <text:p>TTATTCAGTATCAATTTTCTTAATAGCTTTCACCATATTTTGATTTTCTTTTAGCCAAGTCCTGATATTTTGAACTACATCATTAAGTGTATTCTCTTGTTGATACTTTATCTTGAACCTCTCTGTTTCAGAGGAAAGATCCCGGATTGCATTATCTATTTCTTCAATTTTTTTATCTATTTTCTTTATATCATTTTCGATTTTGACTTTTTCATCATTATCATTTAAATTAAGCATCTTCTCATTAAAATAAACCTTTCTTTCTAGCTGAGCATCTCTTGTGCCAGAAAGGTTGGCTAAATCTTGAAATTTATAAGTGAAATTTTCATTAATATAATTATTATTTCTATCAATGCCCCCCAATAAATATTGTTCAATGTCAAAGAATGAAGCAATTTCATGGGCTACATTTGCTGGTTTTTCTATATATTTCTCTTGGTTTATTTTTTCTTCTGCCTTAAAGTTTTTCACCGTTAAAAAAAGATTTTGCTTTTCCAAAAATTTCTCCTTTGTAGGCTTATTCTTATTCTCATAATCGTAGTAAAGTACTTGCAAACCAGCAAAATCAAAGTAAAATCTATTACCATTTGGATTGGCAGTACGATATGTTTTTTCATTTCCATTTTCATCGTAATGTCTATACCAATAAAGGTTATTATAGATTTTATGCATGAAATTCACTTTATCAGTATCTATTTCACTAGCTATATCTTTTTTTCTATTGTACAAAACATTATCTATAATATATTTTATAGTTTCATCATTGAGTTGAAAATCTTTTACATCATAACCAGGCATAATGTTATGCAGATTAACTAATAAGGATTGTAAATCGGCTAGTGCCTTTTTGTAATTATTCTTCATATTATTGCTATATTTATAAATATCTTCTATCCGTGAATAAATATTCGTTACCTTTTCCATGAAAGGTAAAATGTCTTTTTCAGCTATAGCTCCTCTATGGTACATATAAACAGGAATTTTAACCTGAGTGTTTGCAGCAAGATTACCACTTAAGATAGTGGTATGAGTATCAATAGCACAATCATACAAGGGATTCCCACCGGTTAACTCGCCCAAACAAGCAGCATATAAACAGCAATGATTAAGATTTAAATGTTTATCTATATCGTCTTTTATATTATAATGAGTTTTAATATTTTGGAAAATATCATCGTGGATAAAATTTAAAAGAGCTTTATCCAGATTAAGTTTATTTTTATTTTCACTTTCTCCGAAATATTTTCTTGGATCATAATCTCGTAAATCTTCACGAATTCCATCTCGTTTGCATGTCATATTAACATAACGAAAATCACAATCATAAAAATTATTACTATCTCTAAAACCACCGCGAGTTTTTCCATAAAACGAAGTTTCTATGAAATCCATTCCAACACCATTAAGCTTTGCTATATTGCAAGATAATAAACTGCTTGCAATAACACTTGCTTCTTTACACACTCCATCTTGAAGATTACTTGCATATACAAATGACTGCATAAACAGATATGCACCGACTTTCTTATCCCCTCTTTGGGGATCTTGATTTATAGAGTATATTTTTGATGTCTCTATCTTGAAATTTTTCATTTCGCATTGATACAAAAAACACCCTTTAAACATACCGTAAATCGGTATTTTATTATTTGGTTTTACGTTACAAAGAACGTCATAGCTTTCACAGGTCACTTTATCAAAGCCAACAAGGGACACACTCTCGAAATTACATTCCTCAAAAAAACAATTTTCAAATACTGGGCCATTAAGATTTTCGTAAGATATATTACCTGTGAATGTCATCTTTTTAAAGCAACACTGTTTTAGCGATACCAGAACATCTTTTTTCAGTGCAGATAAATCGATTATCATATTTTCAAAGGGGATTTTATTTTTTAAATATACGCTTAGTTTTTCATTATCATTAGGGAACTGCATTTTCAATATCCCTGATTGAAAAGCCTTCTCATCAAAATGAATATCATGTTTATAACTATTATAATTGCGTTCTTCTGATAATACAGAACGCATTGTATTTTCTTCAGCATTATTATGATTATCTTTCGAGTTAATATTTATTTTAAATACTCTACTAACAATAATGTCTTTATTCTCATCTACTGTAAATTCTGTCGTCGTACTAAAGCGCCATTTTTCTTCTGGAATAGCGAGAGATTTAATTCTCTCAAATCTCTTAACTTTGTCCTCAGTTTTCGTTACAAATTCTACAATTGTTTCTTTAGCCTCCTTAATATGATACATGGGAAAGAGATCGAGTATAAATTCCCAAAGAGTTAGTTTAAGAAAAGATTGTCTATCACCAGCTATAAGGTTTGTTATATCTTTATGGGTTATTGAATACTTCTCCTCATTACCAACAGACAA</text:p>
          </table:table-cell>
          <table:table-cell table:number-columns-repeated="3"/>
          <table:table-cell table:style-name="ce4" table:number-columns-repeated="5"/>
          <table:table-cell table:number-columns-repeated="1008"/>
        </table:table-row>
        <table:table-row table:style-name="ro1">
          <table:table-cell table:style-name="ce4" office:value-type="string" calcext:value-type="string">
            <text:p>EspL4</text:p>
          </table:table-cell>
          <table:table-cell table:style-name="ce8" office:value-type="string" calcext:value-type="string">
            <text:p>hypothetical protein</text:p>
          </table:table-cell>
          <table:table-cell table:style-name="ce8" office:value-type="string" calcext:value-type="string">
            <text:p>Q8X336</text:p>
          </table:table-cell>
          <table:table-cell table:style-name="ce4" office:value-type="string" calcext:value-type="string">
            <text:p>Effector</text:p>
          </table:table-cell>
          <table:table-cell table:style-name="ce4"/>
          <table:table-cell table:style-name="ce4" office:value-type="string" calcext:value-type="string">
            <text:p>tobe_extensive_2006</text:p>
          </table:table-cell>
          <table:table-cell table:style-name="ce4" office:value-type="string" calcext:value-type="string">
            <text:p>&gt;gi|15829254:5047138-5047680 Escherichia coli O157:H7 str. Sakai chromosome, complete genome</text:p>
          </table:table-cell>
          <table:table-cell office:value-type="string" calcext:value-type="string">
            <text:p>ATGGCATATTTTTATTTCAAATTAGACCGTGTGCAGACAAATAAATATTTCACCAAATATCAACAGACTGTTTTACCGCTACGCAACAGTATTCTTCGGGCATTACTGAAAAATACAGGCGCTGCCGGATTGCGCTTAAAGCCGTTTGCCATGGACGTAATCAGTGAGTTTTATTTTTCTGGTGCTCTGCCTGCGGGCTGGCGTAAGCGCGATGATGTGGCTTTTATCGGGGACGGACCGTGCTTTATTGCCAGACCTGATGAGTCATGCCCTGAAGGTCCGGCGATTGCCGCAATGATTGAAACCGCTGAACGTGAGTTAAGAAAGCGTCCTGATTTCCTTGTCTGGCTCTGTGAAAAGCTGGGGGTAATGAGAATCCCCTCCATGTTTAACACGGACTCCTGGTGGACCCCGTCGCTCTCCCGTGATGCCCTGTGCGTGGTGTTTAAAGTAGGCGCTTATGGCAGGGAAATAAAAGGGTGTATTCCTGAAGAATGCCAGGAAATTAAACATTCTGAATATGTGGCGCTGACGGAGGAATAA</text:p>
          </table:table-cell>
          <table:table-cell table:number-columns-repeated="3"/>
          <table:table-cell table:style-name="ce4" table:number-columns-repeated="5"/>
          <table:table-cell table:number-columns-repeated="1008"/>
        </table:table-row>
        <table:table-row table:style-name="ro1">
          <table:table-cell table:style-name="ce4" office:value-type="string" calcext:value-type="string">
            <text:p>EspX4</text:p>
          </table:table-cell>
          <table:table-cell table:style-name="ce8" office:value-type="string" calcext:value-type="string">
            <text:p>hypothetical protein; SopA-like central domain</text:p>
          </table:table-cell>
          <table:table-cell table:style-name="ce8" office:value-type="string" calcext:value-type="string">
            <text:p>Q8X5W5</text:p>
          </table:table-cell>
          <table:table-cell table:style-name="ce4" office:value-type="string" calcext:value-type="string">
            <text:p>Effector</text:p>
          </table:table-cell>
          <table:table-cell table:style-name="ce4"/>
          <table:table-cell table:style-name="ce4" office:value-type="string" calcext:value-type="string">
            <text:p>tobe_extensive_2006</text:p>
          </table:table-cell>
          <table:table-cell table:style-name="ce4" office:value-type="string" calcext:value-type="string">
            <text:p>&gt;gi|15829254:5103885-5105465 Escherichia coli O157:H7 str. Sakai chromosome, complete genome</text:p>
          </table:table-cell>
          <table:table-cell office:value-type="string" calcext:value-type="string">
            <text:p>ATGTTAGGTCATATCTCAAAGTTTGACGGCAATAACTCTTTGATAAAACATGGTGTGGTGCAAGGAAATAATATAGTAGATTTTGATTTACTACGTAATTTTAATGGGGGGCCAGGGTTAAATCGAGAAAACTTTATTTATATCAGCAATATTTTTTTAAATATAAAACAACGGAACGAAAAAAATCATTCAATAAATATGTTTCGTGAAGTCTCAATCAGTGGTGATATTGTAAGCGTAAAATTTTATAGAAATGAAAAAATAGAATGCGCTTGTGATTTTATGATGGCTAAAGATGCGCAGGGGTATATCGACCTGTCTGAATTGGATTTAACAAGTTGTCATTTTAAAGGTGACGTTATTTCGAAGGTGTCTTTCATATCATCAAATCTACAACATGTAACATTCGAATGTAAAGAAATTGGGGATTGCAATTTTACTACTGCAATAGTTGATAATGTCATATTTAAATGTCGACGTTTACACAATGTAATTTTTATCAAAGCGAGTGGTGATTATGTCGATTTTAGCAAAAATATTCTTGATACAGTTGACTTCTCGCAGAGTCAACTTACTCATAGTAATTTTTGTGAATGTCAGATTAGAAATTCAAACTTCGATCATTGTTATCTTTATGCTTCGCACTTCACCAGAGCAGAATTTCTTACTGACAAAGAAATATCATTTATTAAATCGAATTTAACAGCTGTTATGTTTGATCATGTGCGAATATCGACAGGGAATTTTAAAGACAGCGTTACACAACTAATGGTATTATCTATTGATTACTCAGATATATTTGGAAATGAATATCTCGATGGTTATATCAATAACATTATAAAAATGATTGATTCGTTGCCAGATGATCCAGCGATATTGAAATCCGTTCTGGCAGTAAAACTGGTGATGCAATTAAAAATTCTTAATATTGTTAATAAAAACTTTATTGAGAATATGAAGAAAATATTTAGCCATGGTCCTTATATAAAAGATCCCATTATACGTAGTTATATCCATCCTGATGAAGATAACAAGTTCGATAATTTTATGCGTCAAAATCGATTCAGTAAGGTGAATTTCGATACCCAACAGATGATCGATTTTATTAACAGATTTAATATGAATAAATGGCTGATTGATCGAAATAACAATTTTTTTATCCAACTTATCGATCAGGCTCTACGATCAACGAATGATACGATCAAAGAAAATGCCTGGCATCTTTATAAAGAGTGGATTCGTAGTGATGATGTTTCACCTTTATTTATAGAAATTGAAGATAATTTAAGAACCTTTAACACGAATGAATTAACACGAAACGATAATATCTTTATCTTGTTCTCCTCTGTCGATGATGGGCCAGTTATGGTGGTAAGCTCCCAGCGCTTACATGATATGTTGAATCCTACAAAAGATACCAATTGGAATTCCACGTATATCTATAAATCCAGACATGAGATGTTGCCTGTTAATCTTACTCCGGAAACACTTTTCGGCTCCAAATCTTATGATAAACATGCGCTTTTCCCCATTTTTACTGCGAGTTGGCGAGCTAATCGTATAAAGAATAAAGGTATTTAA</text:p>
          </table:table-cell>
          <table:table-cell table:number-columns-repeated="3"/>
          <table:table-cell table:style-name="ce4" table:number-columns-repeated="5"/>
          <table:table-cell table:number-columns-repeated="1008"/>
        </table:table-row>
        <table:table-row table:style-name="ro1">
          <table:table-cell table:style-name="ce4" office:value-type="string" calcext:value-type="string">
            <text:p>EspX5</text:p>
          </table:table-cell>
          <table:table-cell table:style-name="ce8" office:value-type="string" calcext:value-type="string">
            <text:p>hypothetical protein; pentapeptide repeats</text:p>
          </table:table-cell>
          <table:table-cell table:style-name="ce8" office:value-type="string" calcext:value-type="string">
            <text:p>Q8X5T9</text:p>
          </table:table-cell>
          <table:table-cell table:style-name="ce4" office:value-type="string" calcext:value-type="string">
            <text:p>Effector</text:p>
          </table:table-cell>
          <table:table-cell table:style-name="ce4"/>
          <table:table-cell table:style-name="ce4" office:value-type="string" calcext:value-type="string">
            <text:p>tobe_extensive_2006</text:p>
          </table:table-cell>
          <table:table-cell table:style-name="ce4" office:value-type="string" calcext:value-type="string">
            <text:p>&gt;gi|15829254:5134928-5136220 Escherichia coli O157:H7 str. Sakai chromosome, complete genome</text:p>
          </table:table-cell>
          <table:table-cell office:value-type="string" calcext:value-type="string">
            <text:p>TCAATCTGCGTGTTGCATAATATCTGCAGTAATCTTCATAGCTACTTCATGAGTATTATTCTCAGTTTGTGACATGCCAGTATGAGAGGTACAATCTTCTTCAAAGAATTTCTGTAGTGTTACCAGGGTATCACTATTAATGGGAATATTCTCCTCCCCACGGAGAATGGAAATGCCCATTCCCTGGACGCTAGCCTCATCGAAATTAACCCGATAGAGACGGGTATTAAACATCCAGGCTTTTGTTAAAACAGAACAGTTGAAATGGCAATTGTTTAAATTGGCATTATTAAAATTAACATTAGCCATATTAGAATCGGTGCATATAACCATTTCGAGGAACGTATTTGTTAGCCGTGTAAAAAAGAGTTTACTATCAATTAAGTTTATATTCTGGAGGATTGCTTTGTTCAGATTGACGCGAGACAGATCAGCATGTTTAAAGTTAATTAAATCAAGTTTAGAGAAGCTAAGGTCGGCTCTAAATAAATTAATATATGGCGCTATTACTTTATAAAGATTTACCTCAGCCATGTATGCCATATAAAAATTTGAATAATCAAGGAAGGTATTTTTAATATTGGCTCTATTCATTGTTGCATTGTAGAATTGAACATGCATAGCGGAGCATGAATTTAGAGTTCCGTCAGTCATTTTTATCTGAGCGAAATATGAGTCATCGAGAATACAATTATCAAAAAGTATTTTTTCCATTATGGCGAAATTAAAATTCGTTTTATACATATTACAGTCCTGGAAAATAGCGTTTTGTAGTCTGCAACCTGCAAAATTCGAATTGGATAAATCTTCATCTTTAATCACGATACCTTTCAGGCTAAGGTGTGAAAAATCGTAACCACCATTCACTGTCTGTGGGATTTCGATAGTATTATTATGGACGGTGACATTATTTATAAAATATACCACCTTAATTGACACTTCCTTATCTTTATTAAGGTAAACTCTTCTCGTAATTCTATCGTCACATTTATTATTTGCATATGAAGCTATATCTATAAAATATTTATGTATTTTCCTGTCCGTTTCTTTCGTGATTTTTCCTGATGGTAAACTATCATAAATTCTTTTCATTTTCTGAATCAAGTCTATCACTTTTTCATGATCATCCATTTTGAAAAGAGAGAGGGCTTTATTGTCAATTAACGTGTTTTTATGATGTTTGCTGTAATTATCTGATTTTGTTTTCTTTGTATGTGATAGACTTGTGACAGAGTGGTTATCGTTAATCAGGCAAAGAGGGAAAAACATATTATTTAAACCATTATAGCGCAT</text:p>
          </table:table-cell>
          <table:table-cell table:number-columns-repeated="3"/>
          <table:table-cell table:style-name="ce4" table:number-columns-repeated="5"/>
          <table:table-cell table:number-columns-repeated="1008"/>
        </table:table-row>
        <table:table-row table:style-name="ro1">
          <table:table-cell table:style-name="ce4" office:value-type="string" calcext:value-type="string">
            <text:p>EspX6</text:p>
          </table:table-cell>
          <table:table-cell table:style-name="ce8" office:value-type="string" calcext:value-type="string">
            <text:p>Pentapeptide repeats containing protein [Function unknown]</text:p>
          </table:table-cell>
          <table:table-cell table:style-name="ce8" office:value-type="string" calcext:value-type="string">
            <text:p>Q8X2I7</text:p>
          </table:table-cell>
          <table:table-cell table:style-name="ce4" office:value-type="string" calcext:value-type="string">
            <text:p>Effector</text:p>
          </table:table-cell>
          <table:table-cell table:style-name="ce4"/>
          <table:table-cell table:style-name="ce4" office:value-type="string" calcext:value-type="string">
            <text:p>tobe_extensive_2006</text:p>
          </table:table-cell>
          <table:table-cell table:style-name="ce4" office:value-type="string" calcext:value-type="string">
            <text:p>&gt;gi|15829254:5424265-5426472 Escherichia coli O157:H7 str. Sakai chromosome, complete genome</text:p>
          </table:table-cell>
          <table:table-cell office:value-type="string" calcext:value-type="string">
            <text:p>CTATTCTTCAACTATATATGTTGGCTGATAAGACGTTAAACCCGGAATGGAAAATCTCCTATTCACTTCTTTCTTTAAACGGGCTTGATTAAAACTGTTACTGTCCTGTTGCTCGGTACTGTTCTTGGCTTGTTTATCGGTACTGTCATTGACCTGTTTATCGATATTGTCATTGGCTTGTTTATCGGTACTGTCATTGGCTTGTTGCACCGTACTGTCAATGGATTGTTGCACCGTACTGTCATTGGCCTGTTTATCGGTACTGTCAATGGATTGTTTCTCGGTACTGTTATTGGCTTGATTCACGATATTATCATTGTTCAGATATGCTCCCTCAAGATAGACATTTTTCGCTCTGACATTGTAAAAACAGGTATTTTTAAAAAGCGTTTTTATAAATATTGTATTGTCAAACCATGCGTAGTCAAATAGGATATTCGAACAATTTGCACCAGTACAATTAGTATTGTAGAATTTTGCATTCGAAAAGTTTGCATTAGAGATTTTACAATTTGTTAAATTAGCGTTTGAAAAGTTGGTATACATGCAGAGAATACCAGTAAGATTATATTCTGAAAGATCTTTTCCCGATAGATCGGAATAATTTAGTATTGCGCCAGTAAGAATTACTTTAGGTGTTCCCGGTATTTGAGGTGTTCCAGGTATTCCAGGTATTTTAGATGTTTCATATAGAATCACGGTTGTGAAATCTATGTGTTCAAGATACGCGTTACTAAGGTCACTTCCAGTAAAGGTTACGCCAGTGAGAACTTTTCCGTTGAAGTTACTGTTTCGTAGATTTGCGTTTTTGAAATTTACATAAGTCAAGTGGCGAACTTTACGAAAATCATTATTTTCTAATGAGGCATTTTCGAATTCTGCATTACGCAGATCACAATCGGTAAAATCCACGCCTTCACAGATCGTACCGGAGAACTTGGCATTTCTAAGAATGCTGCCATTAAAATTGACATTCCTTAGCGCCATTTTCGACAAGTCTATGTCGGTTAAATCCATCTCTGCTAAATTCAACCCTTCGATACACCGTTGACCCGTTGCATCTTCAGGAATAGCAGTGCTAATAGTATTGATGACAACATCACCTATCTTGAAGGTCATTGTAATTCCTGCATCAGAGATAGAGAGTTTTCGCGTAAGACGTTCACTCTTATCTCCAGTGATACTCTTCTGAGCAACGTAAAAGCGCTCGCATGTCTCACAAAATCTTTTCCAGCTCTCATTTGGGGTCAGATTATTGTCCGGGAGGAAATTAGCAATGCTATAAAGATCGTTCAGGACGCTACTTCTTATTTCAGGAGAGGCGCATTCAATAATTTCAGAGGTGGATATTGTATTTTTAATTTTATCTATATTATCCGTGAGATTTCGTGATCCTGCTATATTTGGCTGCTGGTGGTTTTCTTTGTAGTATTGCAGCAAATTTTCCCATTGTAAGTTTGTAAACGAGAAAGTTTCAGTCTTGTTATTGTTATCCCGTATGGTTAATTGATTTTCTACTGGGTCAAAAGAAATCATGAAGTTATTCAGGTGTTGATATTGATGAGTGGCATCTAATTTCACTTCAAATGAATTTGAACTTTTGCAGGCATGTTTTAAAAACTTTTCACAGGGAAGGTGTTGATCTTTATCTACTTGTTGTGGGTCATTGTGCAAAACAGAGAAAATACTCTCTTTCAAATTGTTCTTGTCAATATAGATTGGTAGTTGCGCTTTTTGTTCCATTATTTTAATAAACTGCTGCAGTTGCTCGGTTTTAACATTGCAGTGATGACTTATATCTTTATCTTTATCTTTATCTTTATCTTTATCTTTATCTTTATCTTTAACAGTTAATACGCTTTCATTATCATCTTGTCGATTAAATATTATTTTTAGATCGCCATCGTCAAACTCATGTAAACCATTTCTTTTGGTTCTGCCGATGATTTGTTCTGTTGTTGATGAATATCTATTTAAGGTTAATTCAAGATTGTCGGGATTAGAGATAAGGTGAATAAAAAGATTCAGTACACGCTTAATCAAACCATCATTCAAATGATTTATATCATAATTAATTTGTTTTTGTATGGTTTCAATTTCCGTGTTAATATCAAATGGTAGGTTGTTTTTTTCATGGCAAGCTTTTAGTCCCGAATACATGCCGAGTGTTGGGAAAATATCTTTGTATATGTTAAATAGGGAGCCCAT</text:p>
          </table:table-cell>
          <table:table-cell table:number-columns-repeated="3"/>
          <table:table-cell table:style-name="ce4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SubA</text:p>
          </table:table-cell>
          <table:table-cell office:value-type="string" calcext:value-type="string">
            <text:p>Subtilase cytotoxin, subunit A, variant 1</text:p>
          </table:table-cell>
          <table:table-cell office:value-type="string" calcext:value-type="string">
            <text:p>Q3ZTX7</text:p>
          </table:table-cell>
          <table:table-cell office:value-type="string" calcext:value-type="string">
            <text:p>Toxin</text:p>
          </table:table-cell>
          <table:table-cell/>
          <table:table-cell office:value-type="string" calcext:value-type="string">
            <text:p>paton_new_2004</text:p>
          </table:table-cell>
          <table:table-cell office:value-type="string" calcext:value-type="string">
            <text:p>&gt;gi|73853177:151027-152070 Escherichia coli EH41 plasmid pO113, complete sequence</text:p>
          </table:table-cell>
          <table:table-cell office:value-type="string" calcext:value-type="string">
            <text:p>TTACAGTTCTTCACTCATCCTTCCCTGACGGACAGGAATATAATTTTTCTTGCAAAACATACTAATCGCTTTTTCTGCATTCAAAACCCTCCCTTCTGTCACTTTATCTACAAGTGAAGGGTATTTATCTGCAGACTCCAGCAGCGTTCGCTTCAGTTCTGTCGCTGTTGCCCGGGGATTACATGAGGTCATTGCTGCCAGTACGCCGGAAACTATAGCTGTTGCTTCTGACGTTCCGCTACCAGTCCCCGTTTTGCCATCAGGTCTGAGGAATGTAATATTCTGCCCTGGTGCAGCAATATCAACCCAATTGTTCCCGAACCGACTTCCGGTAATTCCTCCACCATGCAATACCGGTGTTTCTCCTTTCCGGTACTGTGCCAGGGCAGCGACTCTTATCACAGGATCTTGCTTTTTATTCACACTGCTGACAGGATGATAAGCCGCTGGCCATATTCTCTGCTGAGCACTCAGTTTGCGTATATCAGCGCCATCATTACCCACTGCCGCAACAATTAATCGATCATTATTTCTGCCCATACGGGAAAGCAGTTCTGTCCAGACCGATGCGGAAGCCACTCCCTTCTGGCCTCCCGATATATTAATGATTTTCTCTTCTCCTGGAGCAAGAAAAACATTCGACATAATGCTTTCAATTGCTCTAATCCATGAGTCCTGTACACCGTCAGGAATAACTCTTCTACTGGATATCAGAGCATGAGGATAAACACCATAAATCCCATAACGTGAGGCAATGAGGGAAGCCATAGCAGTACCATGAATATATAAAGCTTCAGACTTTTTTACCGGGAACGGTGAACCATCCTGAGTAAAACTAAATTTTGCAAATTCACTATCGCTGAGACCTCCAATAAATGCCACTCCGGAATCAACAACAGATACGACCACTGGGGTATTTTTGTCTGTAAGAGACATTGTTGTTTCTGTCAGACCAATTGCATCAAAATACCAGGGTTTTTCCGCCCTAGCTGACGCAGATATAAAAAGCAGGAATAGAATATACGTCCATAAAATCTTAAGCAT</text:p>
          </table:table-cell>
          <table:table-cell table:number-columns-repeated="3"/>
          <table:table-cell table:style-name="ce4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SubB</text:p>
          </table:table-cell>
          <table:table-cell office:value-type="string" calcext:value-type="string">
            <text:p>Subtilase cytotoxin, subunit B, variant 1</text:p>
          </table:table-cell>
          <table:table-cell office:value-type="string" calcext:value-type="string">
            <text:p>Q3ZTX8</text:p>
          </table:table-cell>
          <table:table-cell office:value-type="string" calcext:value-type="string">
            <text:p>Toxin</text:p>
          </table:table-cell>
          <table:table-cell/>
          <table:table-cell office:value-type="string" calcext:value-type="string">
            <text:p>paton_new_2004</text:p>
          </table:table-cell>
          <table:table-cell office:value-type="string" calcext:value-type="string">
            <text:p>&gt;gi|73853177:150585-151010 Escherichia coli EH41 plasmid pO113, complete sequence</text:p>
          </table:table-cell>
          <table:table-cell office:value-type="string" calcext:value-type="string">
            <text:p>TTATGAGTTCTTTTTCCTGTCAGGACCAAAACATTCTGTCGATGTGGTGCAGGTTGATAACCCAACAAGAGCATTGGACGTTAATGCCTTCACAAAAGGAGGATACGTCCATACTCCGGGTTCATAATAAATCCTGACCGGCTGGCCTGTTGTGTAAAAATATAATGCTTGATTGTATAATGTGGAAAACGAAGCCCCCCAGACTGACGAATTCTTCATCGAGCAGGCACTTATGGAGGAGCCTGCCGATTGTTTCCCCTCAATACAAAAATAAGGTTTATTGTCTATTTGTCCTGTATGAAACTGGGTAATAACAACGCCTGAAAACATGCCATCCCGGGCATCACCAGTCCACTCAGCCATAGCTGGATTAAGGGATAGACATCCCATAATACCTGCACACACAAAAAAACGCTTAATCGTCAT</text:p>
          </table:table-cell>
          <table:table-cell table:number-columns-repeated="3"/>
          <table:table-cell table:style-name="ce4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gspC</text:p>
          </table:table-cell>
          <table:table-cell office:value-type="string" calcext:value-type="string">
            <text:p>Inner membrane protein; secretin interaction</text:p>
          </table:table-cell>
          <table:table-cell office:value-type="string" calcext:value-type="string">
            <text:p>B7UI38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korotkov_structural_2011</text:p>
          </table:table-cell>
          <table:table-cell office:value-type="string" calcext:value-type="string">
            <text:p>&gt;gi|215485161:3377681-3378640 Escherichia coli O127:H6 str. E2348/69 chromosome, complete genome</text:p>
          </table:table-cell>
          <table:table-cell office:value-type="string" calcext:value-type="string">
            <text:p>TTAGCGCAGTGCGATGGAAATGTCGTAGAGCGCACCCTTGCGTAAAACCGTAAGTTGAATGGAATCCATTGAAGGTAACTGCCGCATCAGAGCAATCATTGCTCGTGGATCAGTGAAATCCTGCTGATTTAGCGCAATGGCGATATCGCCTTCCCTGAAACCGCTGGCATCGAACAGAGAACGATCTGCCCCCGGCTTCACTGCATAACCGACAATTCCCTCCTTACGCACAGGCGTAAGCTGGATATAGTTAAAAATTTTCTGCGGATCTTTCGCCAGTGCCTGACGCACGGCAGCCGGGATCTCCACTGGCGCACTGACGACAGGTTCAGCAACAGCTTGCTTTGCTTCGTCGCTGGCGGCTTTTTTGCTGGTCACCGCCACAGGGGGGCGTTCCTCCTCTGCCAGACTCAGACGTTCCATTTTCCCCTGATAGCGCAGCATCACATGGTCGCGGTTGATTTCCTCAATCACTGCGTTGTGAGAGCCAAGCCGTTCACCCTGCAAATAGACCTGCTGTTTGCCGCCTTCTTCAATAACCGCGCCGGGTCTGGCACCAAAGGCGATCCCACGCAGCACCACATTAAGACGCGTTTCTGCCACAGGCGCAGATTCAGGTTGTTTTATCGGTGCGGCGACGGGTTGATATTTGCCAAACCAGTTTTGTTGGCTGACTAATTGCACGTCATTTTTATCGAACGGTTTTGCATCCGCACGGAGCGGTTTATTCGCCGATGAGGAAACCGCCGTATATTCCGCAGAAAAGGAGAAATAGCGCCAGAGTGAATACGCCATTTTTGCAGAAATAATAAGCAGCATCAGCCAGAACATCGCGCGTGCAATTTTGCGCAGATGCTCTTTGTCTGTATTAAGAGATTGTCTCTGGCTAAGAGTGTGACGAATTTTTGTCAGCAACTGAATGAGATAAATTCGTACGTCACGAAAAACAACCCGCGCCAA</text:p>
          </table:table-cell>
          <table:table-cell table:number-columns-repeated="3"/>
          <table:table-cell table:style-name="ce4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gspD</text:p>
          </table:table-cell>
          <table:table-cell office:value-type="string" calcext:value-type="string">
            <text:p>Outer membrane secretin</text:p>
          </table:table-cell>
          <table:table-cell office:value-type="string" calcext:value-type="string">
            <text:p>B7UI37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korotkov_structural_2011</text:p>
          </table:table-cell>
          <table:table-cell office:value-type="string" calcext:value-type="string">
            <text:p>&gt;gi|215485161:3375591-3377651 Escherichia coli O127:H6 str. E2348/69 chromosome, complete genome</text:p>
          </table:table-cell>
          <table:table-cell office:value-type="string" calcext:value-type="string">
            <text:p>TTAACGCGTTCTCCCGGCATTGAGGAACGCGCGTACTTCCGGCGGTAAGGCCTGATTTTGCGCTGGCAATATCGGCTGCGCGGTGTGCGGCATCAGGCTTAAGCCTTGCTCATCGCGGTAGATTTGCTCGGCGCGCATGTAGTTATATTTGCGCTGCGACACGCCGTCTGCCGCCATACCGTCACGCAGAATGGTCGGACGGATAAACACCATCAGGTTACGTTTTTCTTTTTTATCCGCCGTCGATTTAAACAGGTTACCAATCAATGGGATATCGCCCAGCAGCGGCACTTTCGCCACGCTTTCTCCCGCCTGGTCGTCCATCAGACCGCCAAGCACGATCAGCTCACCATCGTTAGCCAGCACGGTGGTTTTCAGTTTGCGCTCGCCAAACACGACATCGAGACTGGTCTGCCCTTCCACTTTCGAGACTTCCTGCTCAATCACCATCTGTACCGCGTTACCTTCGTTAATCTGCGGCGTGACTTTCAGCATGATGCCGACTTTTTTCCTCTCTACCGTATTGAAAGGATTGCTGTTATTGGAACCAACGGTAGAGCCGGTTAATACCGGAACGTCCTGGCCCACCATGAAGAAGGCTTCCTGGTTGTCCAGCGTGGTGATACTCGGCGTGGAAAGCACGTTCGAGCTGGAGTCGTTTTTGACCGCCTGTACCAGCGCCATCCAGTCGCCTTTCACCACGCCAACCGCCGTACCGCTAAAGCCAGAAAGAAGCTGAGCGAGCGTGGAGAGATCGCCGTTAGTATCCGGATTTATGGTGGTAGCACCGTTTTCGCTGATCACCGTGGAACCTTTCTGCGGCTTGGCTGCAGAAATCGCTGCCCCCAGCGTACCAATAGGGATTTGCGTACCGTTGGCAAACTGCATTAATCCGGCATCTTTTGACCCCCACTGCACGCCGAAGTTGATATTGCTGCCTTCGGCAACTTCCACGATTAACGCCTCGACATGCACCTGAGCACGGCGAATATCCAGTTGTTCAATCACGCTTTGCAGCGACTGCATGATGTCCTGCGGCGCGGTAACAATCAGGGCATTACTGTGTTTGCTGGCGGCGATGGAGACAACCTCACGCCCGCTACCAACCGTGCCTTCCGCCTCTTCTTTAGCCGCCGTGAGCGTACCGCTGACCTGCTTCAGCACATCGACCAGATCTTCGGCTTTGCTGTATTTGAGATAGAACACCTGGCTGTTGCCGCTGCGCTCCATTTCTGAATCCAGCCGACGGATCAGACGGCGCATTTTGTCTCGCGTGGCGGGGTCACCACTGACAATCACGCTGTTGGTGCGTTCATCGGCGACAATTTGAGATTTCAGCGTTGCTGGCTGGTTCTCGCCGCTGTTTTTGGTCAGGCTTTCCAGCACGCGGGCAATTTCCGAGGCTGAGGCGTTATCCAGCGGGATCACCTCTTCGGTGCGATTACCCGCGTGATCCACGCGCTGGATCACTTCCGTCAGGCGCTCCACAACTGAGGCGCGTCCGGTAAGCATAATCACGTTGGAGGGATCGTAATTAACAACGTTGCCTGAGCCTGCGCTGTCAATCATCTGGCGCAGAATCGGTGCCAGCTCGCGTACCGACACATTACGTACCGGCACGACTTTGGTGACCATTTCATCGCCCGCGTAGTTGTCGCTGCCTTCACCGACCAGCGGCAGCGGCTCGACTTTCGCGGCGCTTGATTTCACCACCTTCAGCACGTCGTTTTCCATCGGTACGACCGCATACCCCTGTGCTTCCAGCAGGTTAAGGAATAGCTGGTAATACTGGCGTTCATTGAGTGGGGTCATGGTACGAATACTCACTTTCCCCTGTACGCCCGGCCCCATAATGATGGTTTTATTAAGGTTAGCGCCGACGGTTTCGATGAACGATTTCAGGTCGGTATCTTTAAAATTAGCGGTGAAAGTGGCTTCTTCCGCCCAGACCGGTGAACTACACAATGCCGCTGCCAGCATCAGCGGCAGTAAACGCTTTTTTGTTTTGAGGCCAGTTGTCTTCTTACGCCAGATAGACAACGTCATATCACGCCAAAACAC</text:p>
          </table:table-cell>
          <table:table-cell table:number-columns-repeated="3"/>
          <table:table-cell table:style-name="ce4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bfpB</text:p>
          </table:table-cell>
          <table:table-cell office:value-type="string" calcext:value-type="string">
            <text:p>Outer membrane secretin</text:p>
          </table:table-cell>
          <table:table-cell office:value-type="string" calcext:value-type="string">
            <text:p>Q47068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3682-5340 Escherichia coli O127:H6 str. E2348/69 plasmid pMAR2, complete sequence</text:p>
          </table:table-cell>
          <table:table-cell office:value-type="string" calcext:value-type="string">
            <text:p>ATGAAACTTGGCAGGTATTCACTTTTCTTATTGTGTCCGCTCCTGGCATCTTGCTCGGGTAATGGATTTTATAAAGATAATCTTGGCGTAATCGATAAAAATATTCTGCATGCTGACACCTCATTGCTGAAGTCGAAGAATAAAGAACATTATAAAAGCAGTGATATGGTAAGCAAAACAGACAGTATTTATATAGGAAATAGCAGTTTTCAGACATATCATGGAGAGCCCCTGCCCGGTAAATTAGAAGGTGTACATGGAATTATTCTGAGATCAAGTACACCTCTGGGATTTGATGAAGTACTCTCTATGATTCAGGATTCCAGTGGTATTCCCATTGTAAAACATACCACGAAAGATGTGATCAGTGGAGGGGTGTCCAGCAAAAGTCTGGCCGCAACTGTCGCGGAAAAAATGAACAGTGCAACAGGCGGAAAAAGTACTGATCAATTTGATCATCTACTGCTTGAGGTATCATCAGAACATCAGCTTATGGATGTTAATTATCAGGGCGCGCTTTCCACGTTTCTTGATAAAGTTGCGGCAAACTACAACCTGTACTGGACATATGAGTCTGGCAGGATTGCTTTTTCAAACGAGGAAACTAAACGCTTCAGTATAAGTATATTACCGGGTGGTAAATATACATCAAAAAACTCTATCAGTTCGGACAGCAATAGCAGTTCGGGAAGTTCGGGAAGTTCGGGCAGTAGTTCCAGTGATTCTGGAGCAGAGTTGAAATTCGATTCAGATGTGGATTTCTGGAAAGATATTGAGAACTCGATAAAACTGATACTGGGCAGCGATGGTTCGTATTCAATATCGACAAGTACATCGTCTGTTATTGTCAGAACATCTTCTGCAAACATGAAGAAGATAAACGAATATATTAATACACTGAATGCACAGCTTGAAAGACAGGTTACCATTGATGTCGCGATCTATAATGTTACAACAACTGACAGCAGTGATCTGGCAATGTCTCTGGAAGCTTTGCTAAAGCATAACGGAGGTGTTCTGGGCTCTGTTTCAACCTCAAATTTTGCGGCAACAAGCGGCACCCCTTCATTTACAGGATATCTGAATGGGAACGGCGACTCAAGCAACCAGGTTTTGCTTAACTTGTTAGCCGAAAAAGGAAAAGTTAGTGTGGTGACATCTGCATCTGTAACTACGATGTCAGGTCAGCCGGTTCCTTTGAAAGTAGGAAATGACAGAACATATGTATCTGAGATAGGGACTGTATTAAGCCAGTCATCAACCAGTACAACAGCCAGTACGTCAACTGTTACCAGCGGTTTTCTGATGAACCTGTTACCGCAGGTTGCTGATGACGGGAATATATTGTTGCAGTATGGTGTAACGCTTTCAGAACTTGTTGGCTCAAATAATGGTTTCGATCAGGCAACTGTTAATGGAACCGTAATTCAATTACCTAATGTTGATTCCACAACCTTTGTGCAATCAAGCATGCTTCGCAATGGTAATACTCTGGTTCTGGCAGGATATGAGAAGAAGAGAAACGAAAGTGTGGATCAGGGTGTTGGGACAACCAGTTTTAAACTCTTGGGTGGCGCACTGAATGGAAGTGCTTCCCGAACAGTCACTGTCATTTGTATAACCCCGAGAATTATTGATCTCAAGGCTTCTGGCGAATGA</text:p>
          </table:table-cell>
          <table:table-cell table:number-columns-repeated="3"/>
          <table:table-cell table:style-name="ce4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lngD</text:p>
          </table:table-cell>
          <table:table-cell office:value-type="string" calcext:value-type="string">
            <text:p>Outer membrane secretin</text:p>
          </table:table-cell>
          <table:table-cell office:value-type="string" calcext:value-type="string">
            <text:p>D7GKK3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33881-35359 Escherichia coli ETEC 1392/75 plasmid p557, complete sequence</text:p>
          </table:table-cell>
          <table:table-cell office:value-type="string" calcext:value-type="string">
            <text:p>TTATGGTGCCATAACAGGTGCCCGATAATAGTCAATACCTACAACCATTGCGATGGTATTATCACTGTTTTCGCGATTATATTCGCCACCAAAGATCATGGCTCCGCGAGAGTCATTTTCTTCGCCACCTTCATATTTCGCAACCATCATCAGAGTACCGGGTTTAAGTACAGATGTATTAAACATTTCTGTTGTGCTGACATTTGGTAACTGCACCGATTCGAAATTCTCTATAGAATTCAGCGTCTTCTTAGTAAATGCGCTACTGACCTCAATTGAACCATCTGAAAGTACACGCGGTGTCAGAATAAAACTGGACCCCGTAATAACTTTATCTGTTTCAATTGTCGTGTCAGAAACAGATGTTAATGAGTTTGTAGTCTGCGTCCTTCCTGAGATATAGTTTTGAGTCTGAGTCAGGTTCACTGGCACAGGAACATTATTTCTGGTAATAAAAGTGCCACTTTGTAACACATTTTTACCTGTCAGTTGATAAATTGCCTCAATCTTTCCGGTAATGTTGAAATTTTGTGTATTTTCTACAGGAACGATAAAATCACGACCAAAGGTTGCCCCACTTAATGAAGACAATAAGCTCGTATCAATACCAATGCTGGTTCCGCCGTTCAAATAACTCAAATTTGCAGCAGCTCCCAGTTTACGGACTTTTTTCTTGTCAATAGTAAAAATCTTATACGTTAAAACAAACTGTCGGCTGTTATCTTCACGATACTTTTTCAGCACATTATCGAGCATTCGATACTCAGAAGGTCTTCCAATAAATGCCAGAACTGATGCATCTTTGATGATATTATAATTTTTACTGCTGACATACTGTTCTGCAAGTTTTTCAACATCTGACCAGAAAGTTGATTCAAACTTCAGCTCAGATTTACCCTTCACCCCTCCAGAAGTGGTTGCTTCGTTACCTGAAAGATCAATACTGGTTTCGAATTTATTATTCTCGCCATAATAATCAAGCTTTATTGCATAATTATCATAATATGAGATATTAAGAATGTTGTTTTCATCCACTTTTACACTAACATCATACAATGCTGAGATGTACCGAATGAATTCATCTACTGTTCCGCGAAAATTGACATTATGAAATTCTTCGACGAAATCATCTTTATTCTGTCCTGGATATGTCTCTTTGATTCTGTATGAGAGCCCCGCCTGTGATGCCACTGTATCCATTACAGCATCCAGTGTCATAGAATCGTAACTGGTAATTGAGATATTCTGCTCAAGTAGTCTTTTCTTTTTTTCACTGTAAGCTACTTTTTCTCCAAGATATGGGGTCTTGTAGACAATAAATGGAGAAGATTTTACATCCTCAGCCTCGATCAAACCAACTTCTGGCGACAGACTTTTCTCAATTGAAAACTTTTCATCAAATGATGAACATCCCTGCAATGCCAATAAAACTAACATCATGGATATTTTTAACTTCATATTCTTATACCTGACATTCAT</text:p>
          </table:table-cell>
          <table:table-cell table:number-columns-repeated="3"/>
          <table:table-cell table:style-name="ce4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hofQ</text:p>
          </table:table-cell>
          <table:table-cell office:value-type="string" calcext:value-type="string">
            <text:p>Outer membrane secretin</text:p>
          </table:table-cell>
          <table:table-cell office:value-type="string" calcext:value-type="string">
            <text:p>Q8X818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15829254:4231661-4232899 Escherichia coli O157:H7 str. Sakai chromosome, complete genome</text:p>
          </table:table-cell>
          <table:table-cell office:value-type="string" calcext:value-type="string">
            <text:p>TTACTCACTGGAAACCAGTCGTGGCGTGATAAACACCACTAACTCGCGTCGTTCATCTTCTTTTCCGTCATGACGAAATAATTGCCCGAACCAGGGAATGTCGCCAAGCAACGGCACGCTATCCTGACCCGATTTATTTTTACGGGTAAAAATGCCGCCCAGCGCCAACGTTTCTCCGCTTTTGACCTCGACCTGCGTTTCGATCTCCTGCTTATCAATCGCCAGCACTTCGCCATCGGCCTGCTGTAGCACCTGCCCCGGAACGTTCTGGCTGATGTGTAATTTCAGCCGGATGCGACCTTTTTGTAACACCGTGGGCGTGACCTCCATCCCCAGGACGGCCTCTTTAAATTCCACCGACGTCGCGCCACTTTCCCCGCTGGAAACCTGATATGGAATTTCGCTCCCCTGTTTAATGCTGGCAGGCTGAAGATGTGAGGCCAGCAGACGCGGACTGGCGATAATATCCAGCTGCTGTTTTTGTTCGAGCGCGGAAAGCTCAAGATCCAGCAAACGTCCGTTGATGCGCCCAATGTTAAAACCGACATGCGTTGTCGCCGTCGCTACGGAGAGGTCGCTACCAAGCGTGGTGACTTGCCCAACGCCACCAGCGTGTTGCGCATCGGCCAGCGTCCATTTCACGCCTAACTCACGCAAACTTTTTTCATTAATGGTGACAATATGCGCCGACAGCTCAACCTGCCCGACCGGCAGATCCATTTGCGCTACCCACTGTTCAAGGGCGCTTAACGCCGTTTTGTTATCTCGTAGCAAAAGGCGATTGGTGCGTTTATCGACGGTCATACTCCCTTTGGCACTCAGTAGCTTCTCCCCAGCTTTCGCCAGCTCTCCGGCGTCGGCGTATTGCAGAGTAATATTGCGATTTTCCAGCGGCAGATTTGCCTGCGCCCGCGCCTGCTCCGCTTCCTGACGGGCGATATTGTCATTCTGCCAGGCAATGGAATGCACTGAGAGAATGTTGCCCTCCTGGCGCGTTATCAGTCCGGCGCTTTTCACTACAGTTTGTAGTGCCTGCTTCCAGGGAACATCTGTTAGATGTAACGACACCGTACCGCTGACGTCTGGCGACACCACCAGGTTCAACTTCTCCTGTTCAGCCAGCGCCTGCAACACCTGAGCTACCGGAACGTCATCCACCATCAGCGTCACTTTTTGCGGCTTTGCCGCCTGTACGCCGGGTATCAGCATCAACAGTAGTGCGGCTATCCATTGCTTCAT</text:p>
          </table:table-cell>
          <table:table-cell table:number-columns-repeated="3"/>
          <table:table-cell table:style-name="ce4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gspE</text:p>
          </table:table-cell>
          <table:table-cell office:value-type="string" calcext:value-type="string">
            <text:p>Secretion ATPase</text:p>
          </table:table-cell>
          <table:table-cell office:value-type="string" calcext:value-type="string">
            <text:p>B7UI36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3374098-3375591 Escherichia coli O127:H6 str. E2348/69 chromosome, complete genome</text:p>
          </table:table-cell>
          <table:table-cell office:value-type="string" calcext:value-type="string">
            <text:p>TTACGCCTCCATGGTTACCCGCAGAACTTCATCGAGAGAGGTTTCTCCGGCGAGCACTTTCTCAATGCCGTTACTGCGGATACCTGCGGAGTGTTGCCGGACATAACGTTCCAGCTCCAGTTCCCCGGCCTGACGGTGGATCAAATCACGCAATGTGGCGTCCACCACAATCAGTTCATGGATGGCAGTACGTCCGCGAAAACCTTTGTGATTACAGGCGGGGCAGCCCTGCGGATGGTACAGCGTGACGGCATGCGCATCGGTAATCCCCAGCAGGCGTTTTTCTTCGTCAGTGGCAGGCGCGGACTGGCAGCAGTCGGGACACAGCGTGCGAACCAGTCGCTGCGCCATCACGCCCGTCAAACTGGAAGAGAGCAGGAAAGGCTCCACGCCCATATCCTGCAAACGCGTGATCGCCCCCACCGCCGTGTTGGTATGCAGCGTGGAAAGGACCAGGTGCCCTGTAAGCGATGCCTGGACGGCAATTTCTGCGGTTTCGGTATCGCGGATTTCACCGACCATCACCACATCCGGGTCCTGACGCAAAATCGCGCGCAGGCCACGGGCGAAGGTCATGCCGACGCGGGTGTTAACCTGCGTCTGACCGATCCCTTCAATCATGTATTCGATAGGGTCTTCAACCGTGAGAATGTTACACGAGTGGTTGTTCAGCTCCTGCAATCCAGCATACAGCGTGGTGCTTTTGCCGGAACCGGTCGGCCCCGTCACCAGAAAAATGCCGTGCGGTTTGTGTAACAGCTGGCGCAACTGCGCAGTCAGTTCGAGACTTAAACCCAGACGCTCCAGCGTCAGGCGAGCCTGGTTTTTGTCCAGCAGTCGCAGCACCACGCGCTCGCCCCAGGCGGAGGGCATGGTGGAGACACGCACGTCAATCGCCCGACCGCCCAGCAGCAGCGCAATACGCCCATCCTGCGGTACGCGCTTTTCGGCAATATCCAGCCGCGCCATCACCTTGATACGCGATACCAGCAGCGAGGCCAGTTTGCGCCCCGGGCGCAGCATTTCATGTAGTGTGCCGTCAACACGAAAACGGATCACCAGACTCTTTTCAAACGTCTCGATGTGGATATCCGAAGCGCCTTCTTTAATCGCCTCTGCCAACATGGCGTTGATCAGTTTGATGATTGGCGCATCGTCGTCACTTTCCAGCAGATCTTCCGTTTCCGGTAGTTCTTCTGCGAGAGTAAAAAAGTCCTCGGCAGAACCGAGATCTTCCATCAGCTGGCGGGCCTCGGAAGAGTCCCGCTGCCAGACCGCATTCAGCCGCTGTTCAAATTCGGCCTCGTCGATTTGCCGCAGCGTAAAGGGCGCGTTCAGCCCCCGCTGCAACTCCTGCAAGACAGAGAGCGACAACGGGTGGACGTGGAGGATCTCCAGCGACGCTTCGCACCATGCCACCAGGCTAAACCGACGGCTGAAACTGTAGGGCAGACGCACGGTGTTAGCGGTGGTTTCCTGTGCTACAGGCACCAT</text:p>
          </table:table-cell>
          <table:table-cell table:number-columns-repeated="3"/>
          <table:table-cell table:style-name="ce4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bfpD</text:p>
          </table:table-cell>
          <table:table-cell office:value-type="string" calcext:value-type="string">
            <text:p>Secretion ATPase</text:p>
          </table:table-cell>
          <table:table-cell office:value-type="string" calcext:value-type="string">
            <text:p>B7UTD6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7024-8631 Escherichia coli O127:H6 str. E2348/69 plasmid pMAR2, complete sequence</text:p>
          </table:table-cell>
          <table:table-cell office:value-type="string" calcext:value-type="string">
            <text:p>TTGATGCTAAACAAAACAGAAAAAACTTCAGATCTGATGTTTGAACGATTTAAGCGCAATGTATCTGAAATCGTCACGGGAGATGGGGGGGAGCTTGAGCTTACTGTTGAACAGAGAAAATACTTTCTGATATTCAAAAATGGTGATTTTCTTGTTTCTTCATGTCATATGAAGCATCATCTGGTACAGATGTTACGTGAAATCGCAACAAGAAAAGGGTATCCAAACCTCACTATTTATGAGGTGAACTTAAAAGATATCAGGTTATTGTATGAAGCATCTCTCAAAACCGTACAGAATAATGGACAGGATCTATTACCAGTCGAAAAAAGAGCTTCAATGCTACTTTTCGAATGCGCCGAGATGAGAGTAAGTGATTTACACATCAAAGTGTATGATGCTGAGGCTGATATTTATATACGTAAAGATGGGGATATGGAACTCTTGCGTCAGATTGAGTCTAATACGGCGCATTCTATCCTTGCATCATTATATAATAATGCAGATGATTCTGATGCAACCTATAAAATTAATGCTTATCAGGCTGCTCGTATAGTTGCTTCAAAATCGAGGCTGGCGTTACCTCCCGTAATTCAGGCGGTGCGCCTTCAGTTTAACCCTCTTGGTCAAGGTGGGCGATATTTAATCGCACGATTCCTGTATACAGACAAAAGTGAAAAACAAAAAGAAATGGATCCAACCAGATTCGGATTCCATCATTCACATGCTGAATCATTTTCAAGAATGCGGAATCTCCCAATTGGTATAAATATTATCTCCGGACCGACGGGTTCGGGTAAATCAACAACCCTGAAAAATTTACTTGAGTTATTGTATATCGAAAAAAAGAAAAAAGTTAATATTATCAGCATTGAAGATCCACCTGAGTATGAAATTGACGGCACGGCTCAGTTACCTATAACGAACGTTGAAACAGAGGCACAAAGGGGTGAAGAATATCGTAAAGCCATTACAGCCGCTTTGCGTTCTGATCCGGATATAATAATGCCAGGGGAAGCCAGGGATGCTGAAGTGATAAACCTTCTTTTCACTGCAGCAATGACAGGACATCAGGTATGGACATCATTACATGCAAATAATGCACTGGCTATATTCGATCGATTGAAAGATCAGGGCGTGGATGAATTTAAACTTACAGATCCGGAATTGATCACTGGATTGGTTGCCCAGCGATTAGTCAGAAAATTGTGCGCTCAATGTAGCATAACATTAACAGAATATATAGCAAGTGGCGGGGGGATATCTGATACGGACAGAAAAATAATCTCAGGTCATGAAACATCTGTACGATTTCCCAATCCTCGTGCTAAAAAATGTTGTCGGGATGGGTATAATGGAAGGACAATCCTCGCGGAGGTTATTGAACCGGACTCAAAATTACTAAGGTTGGTTGCTGAAGGTAAGCGAGAGGATGCTCAGCATTACTGGTTAACATCTCTTCATGGTATGGCCTTAAAAGAGCATGCATGGTTAAAAATAATTTCTGGTGAAATATGCGTTATGGATGCAGTAAATAAAATTTCAGGCATCGATAATATTACAGAAGAAAGGAAAAAATATCTTTTCAGCAGAGATAACGAGATATAG</text:p>
          </table:table-cell>
          <table:table-cell table:number-columns-repeated="3"/>
          <table:table-cell table:style-name="ce4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lngH</text:p>
          </table:table-cell>
          <table:table-cell office:value-type="string" calcext:value-type="string">
            <text:p>Secretion ATPase</text:p>
          </table:table-cell>
          <table:table-cell office:value-type="string" calcext:value-type="string">
            <text:p>D7GKJ9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30484-32016 Escherichia coli ETEC 1392/75 plasmid p557, complete sequence</text:p>
          </table:table-cell>
          <table:table-cell office:value-type="string" calcext:value-type="string">
            <text:p>TTATTGAATTTTTTCAAGTAATACCTCCATATCTGTATCCGGAATTGCCCCAAATTCCATCATGAACCAGTGATAACATGCACGCTTCTTCAACACATGCATAAACACTTTTTCCTTTATAGCAAATCCTTCAGAAACCCCTTCCGATGTAAAACGTTTCTCCCGCCATATAGAGTACACATTAAGCCATTGTTGATTTGCTAATGCTTCCAGCTCACGATGAGTAGGAATCAAATATTCCATTACCAGTTGTCGTGATTTCACTCCTGTAAAATTACAATCATCACATCCCTGCTCATTCACTTTACTTAATATGAATTTTCGTCCGAGAATTTCCGTTTCACAATCAAGTTTGCAATTATTACATAAAACTGGAATTAATTTTTGACATTGCAAACCAGCAATAAATCCAGGCGTTGATAATTTATCACTACTGATACCTAAAGCTGAAAGACGCTGCAATAACGTAACAATATTTCCTGCATGCACAGTTGTGAAACAATAGTGTCCACTTTCCACGGCTCCGGCAAGAGCATTTGATGATACGGGATCACGGATCTCACCAACCATCAGAACATCAGGATCACGCCGCAAAGATGATTTTATTGCTGAGTGAAAACCTCCATTTTCTCCATCCAGAACAGAGCTTTGTTTAGCGCCATAAATTTGATATTCAACAGGATCTTCAACTGTTAAAAAACACCCTTTATCATCGTAGCGATTAATCTGCATCCATTCCATCATGTTTTTCAACGTCGTTGATTTTCCTGAACCAGTTGTTCCTGCTATGAAATAAACACCGTAAGGATTACTTAGTATTCTTTGTATATCTCTTACTTCGGCATCAGATACACCTAACTTAGCAAGATCAGGATTTATCACTGTAGATAGCCCTGAAGGGATAATACGCAGAACACAATGATAACATCCATCACCTTCACCAAAGATAGGATAATGCTCATATCTGAAACGATAACTTCGTTCGTTTAATGTATATAATATATTTGCACTCTGCGCAATTGCTCTGTTCCAGGTTGTATCACGCGTTGAAGCCTGAACGTTATACAATACAAATATTAGTTCATCGCATTTTGATGATAATAACTGATGATCGAGAACAAGGACTCCATTTATACGTAGTTCTATTTTGGCCATAACATCACCACGAGTAATATGGAGGTCACTGGCTCCGCGATTAACAGCATGTAGCAAAAGTGCTTCCAGTTCCTGCTGAATTGAACTGGAATTAATGTCACGACGCTTTACATTCTCTAATGAGATATCTTCCAGAAGCTGATAGTATAAATCAGAATCAACGACTGCAAGGCCCGTCATTTTAACTTTATGTACAAGATTCAGGTATGTAAGGTCAGCCTGTACTTTCCCGGGAAGTATCTCATCTGTATTTTTTTGTATTAAATAATAATTTTCATTATTTTTTCCTAAAAGGAGGTCCTCCTCTAAAATAAAGAAATGCCACTGTTCATTTCTGTAAGTATGGCTGCTCAGTTCTCTGAGTAAAATATTACCCAC</text:p>
          </table:table-cell>
          <table:table-cell table:number-columns-repeated="3"/>
          <table:table-cell table:style-name="ce4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hcpB</text:p>
          </table:table-cell>
          <table:table-cell office:value-type="string" calcext:value-type="string">
            <text:p>Secretion ATPase</text:p>
          </table:table-cell>
          <table:table-cell office:value-type="string" calcext:value-type="string">
            <text:p>C6UVU1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254791136:120184-121569 Escherichia coli O157:H7 str. TW14359 chromosome, complete genome</text:p>
          </table:table-cell>
          <table:table-cell office:value-type="string" calcext:value-type="string">
            <text:p>TTACTCGCCATGCGGCATCCCCAATACGCGGATTAACTCTTCAAAGGTGGTTAAGCCTTGCTCCACGGCCAGGCAGCCGTTTTCAAAAAGCGTTCGCATACCCGCCTGTCGGGCGTGCGTTTCCAGCGATTCAACGTCGGTATTAGCGGAAATAAGCTGACGTATGACCGGTGTTATGGGCAGAACTTCAAATAAGGCAGTGCGACCATAAAAACCGTGGTAGCAATGTACACAACCGGGTGCTTGCCAGTGGGGCAGCGGCGACGGCCATACATTGACTGGAATGTGGATGGGCTCCCCTTGCTGCCGGCGACAATGTGGGCAAAGTTTGCGTACCAGACGCTGGGCTATTACCAGCGTAAGCGCCGATGATAGCATCCAGCGGGCGACCCCCATTTGCTGTAAACGTACCAGCGTTTCGCAGGTGGAATTAGTGTGTAGGGTAGACAACACCAGGTGACCGGTTTGCGCGGCTTTAATGGCAATTTCTGCCGTTTCGCCATCGCGGATCTCTCCGATCATGATGACGTCAGGATCCTGGCGCAATAACGCACGCAAAACGCCCTGAAAGGTGAGTCCGGCACGCGGATGGATTTGCGTCTGGTTTAGTCCGGCTATGGGGATCTCAACCGGATCTTCGACGCTACAAATATTAATGTCAGCGGTATTCAGCTTTTGCAGGGCACTATAAAGCGTGACCGTTTTGCCGCTGCCGGTAGGGCCAGTTACCAGCACCAGTCCCTGTGGTTGTTGCAAGGCATGAGCAAAGCCCGCCAGTTGTAACGGCTGCATTCCCAGCGTGTTAACATCCAGTGCCTGGCTCACCTGCTGTAACAACCTTAATACCACCTTTTCACCACCCCGACATGGTAAGGTCGCAATACGAAATGAGACGGCGTTTCCTGCCAGTTCGACAGTGAATTGCCCGTCCTGCGGCAGGCGATGTTCCGCAATATCCAGGTTTCCCAGCACTTTTAATCTGGCGGTTAATGCGACTCCGGCATCCGGTGAAACATCCGGTAAAGGATGCAATACGCCGTCGATACGCAAGCGGATGCGGTAGGCATTGTCCGCTGGTTCGATATGAATATCAGACGCGCGTTGTTCCAGCGCAGATTGTAACGTTCGAGTCAGCAACTCTGCTTTGGGCTGATGCTTCTCCTGAACAGCTACGGGCAATGTCTGTTGTGTGCGACTGGCGTGACCTTCCATTTGTTGGCGCGTCCAGCAGGTGATCTCAATACGTTTGGTGGTAGCGAAATGCAATGCGTCCAGCAACTCATGTGAGGGGGCATCGACCACCGCAACATGAACCACTTCTTCGCTGGCATCCAGCAAGACTCCCTGATAACGCAGGCACAGGGCCGTGAGCTGTGGAATATTCAT</text:p>
          </table:table-cell>
          <table:table-cell table:number-columns-repeated="3"/>
          <table:table-cell table:style-name="ce4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gspF</text:p>
          </table:table-cell>
          <table:table-cell office:value-type="string" calcext:value-type="string">
            <text:p>Polytopic inner membrane <text:s/>platform protein</text:p>
          </table:table-cell>
          <table:table-cell office:value-type="string" calcext:value-type="string">
            <text:p>B7UI35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3372875-3374098 Escherichia coli O127:H6 str. E2348/69 chromosome, complete genome</text:p>
          </table:table-cell>
          <table:table-cell office:value-type="string" calcext:value-type="string">
            <text:p>TTACATTCCAACCATATTGTTCAGTTGCAGCATCGGCTCGAGGATGGCGATGACGATAAACAGCACCACGCCCGCCATCATCACCACCAGCGCCGGCTCAAACAGCCCTAACGCCAGCCCCACCTGGGTATCAAATTCCCGTTCCTGGTTGACCGCGGCCTGTTCAAGCATGGTTTCCAGCTCGCCGCTCTGTTCGCCGGAGGCGATCATGTACAGCATCATCGGCGGGAACAGGCGCAGATCCGCCAGCGCGGCGCGCAGGCTGCTTCCTTCGCGGACGCGATCTGCCGCCAGCAGCAGTTGTTGCTCGACATAACGATTTGCCGACACGGCGGCGGCGGTCTGAATGCCTTCCAGCAGCGGAACACTGCTGGCGGTGAGGATGCTTAATGTGCGGGAAAAACGCGCCGTATTCAGTCCGCGCGCAACACGCCCCGTCACGGGCAAACGCAGCAAGGTTTTATCCCAGCGCAGGCGCATCGCAGGATTTTTGAGTAGCCGTTGCCCCAGCACCAGAAGCCCCAGCAAACCCGCCAGCCAGTACACGCCGCTGGTCTGTAACGTGTCGCTCATGGCGATGAGCATTCGGGTGGAGGCAGGCAGCGCGTGTCCGAGATGATCAAACTGTTCGATAATTTTCGGCACTACTGCCGTCAGCAAAATAGTGACCACGCCCGTTGCCACCACCAGCAGTACCAGCGGGTAGAGCATGGCCTGCAGCAGGCGTGATTTCAGACGCTGCCGCTGTTCGGTGTAATCCGCCAGGCGATTGAGCACCACATCGAGATGCCCGGATTTTTCTCCGGCGGCGACCATCGAACAAAACAGGGAGTCAAAGACGCGGGGATGTTCGCGCAGGCTGTCCGACAGGGTATAACCTTCCTGAATCCGGCTGCGCAGCGCCATTCCGAGGCTTTTTACATGCAGTTTTTCACTTTGCTCACTGACCGCCTGTAAGCAGGTTTCCAGCGGCATTGCTGCCTGCACCAGCGTTGCCAGTTGGCGCGTGAACAGCGCCAGATCTGCCGCCGCCACGCGACGATGTGCGTGCCGCCGACGCTGCAACATTCCCCCTGCAGAAGCATTCATCCGGGCTTCAATGTGCACGGGAATGAGGTCTTTACCGCGCAACAACTGGCGGGCATGACGCGCTGAATCCGCCTCAATCATGCCTTTGGTTTTGCGACCATTACGCTCCAGCGCCTGATAGTAAAACAGTGCCAT</text:p>
          </table:table-cell>
          <table:table-cell table:number-columns-repeated="3"/>
          <table:table-cell table:style-name="ce4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bfpE</text:p>
          </table:table-cell>
          <table:table-cell office:value-type="string" calcext:value-type="string">
            <text:p>Polytopic inner membrane <text:s/>platform protein</text:p>
          </table:table-cell>
          <table:table-cell office:value-type="string" calcext:value-type="string">
            <text:p>B7UTD7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8638-9696 Escherichia coli O127:H6 str. E2348/69 plasmid pMAR2, complete sequence</text:p>
          </table:table-cell>
          <table:table-cell office:value-type="string" calcext:value-type="string">
            <text:p>ATGAAAGAGAAATTAAACAGACTGCTATTCACGTCGAAAACGAGAATGCGTGTTTTTAGCAAATTATCCAGGTATCTAAGTAATGGTGTTCCAGTAACGTTTGCCCTAGCTGAGCTTTATAAGTTTACGTCTGATGAGGGAAGAAAAAAAGATAATCCGGATGCATTTGCCCTGCAAAGATGGTTAATTGCTGTAAGAAACGGGAAAACATTGGCTGAAGCGATGAGGGGGTGGGTACCTTTTGACGAACTGTCAATAATTTCCGCCGGGGAAATCTCAGGTAATGTTCACCAGGCGTTGGATGATATCATTTATATGAATGATACAAAAAAGAAAGTAAAAGGCGCACTGGCAGGGATTATTTATCCTGTAGTCCTGCTTCTGACGACATGTCTGTATTTGCATATATTTGGAACTCAGGTTGTTCCGGCATTTTCAGGCATCCTGCCTGTAGAGAAATGGCAGGGCGCAGGCAGGACTATGTATTATCTTGCTGTATTCGTTCAGGATTATCTTGTCATTACACTGCTGTCTTTTATGATGGTGATATTATTAATACTGGCAACTCTGTCAAGATGGACCGGAAGGTTGCGTCTCTTCTTTGACAGATTTATTCCCTGGTCGATATACAAAACCATTATAGGATGTGGTTTCTTGTTATCACTGGCATCGCTTATTAATGCAGGTATCCCTGTACCGGAAGCCTTACGAATAATAATGAAAACGGCAAGTCCGTGGTATAAGGAAAGATTAGTTGCTATAAGATACAGATTATTAAATGGAGAGAGAAATCTTGGGGAGGCCCTTAATTCATCTGGTTACATTTTCCCATCCAAACAGATGATAATGGATCTCCGTTCTTATGCTGCACTTGGAGGCTTTGATGAAATGCTTAATAAACTTTCAGTTCAATGGCAGGATGACAGTGTTGCTTATATAACGAAACAAATGACTGTTCTGAAAAATGTTGCTATCATTATTATGGGGCTTGTATTTATGTGGATAGTATCAGGAATGTTTTCATTACAACAACAAATTAGTGATGCAGCAAGATTCTGA</text:p>
          </table:table-cell>
          <table:table-cell table:number-columns-repeated="3"/>
          <table:table-cell table:style-name="ce4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lngI</text:p>
          </table:table-cell>
          <table:table-cell office:value-type="string" calcext:value-type="string">
            <text:p>Polytopic inner membrane <text:s/>platform protein</text:p>
          </table:table-cell>
          <table:table-cell office:value-type="string" calcext:value-type="string">
            <text:p>D7GKJ8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29475-30446 Escherichia coli ETEC 1392/75 plasmid p557, complete sequence</text:p>
          </table:table-cell>
          <table:table-cell office:value-type="string" calcext:value-type="string">
            <text:p>TCAACCAGTCATTTTTGACAGTTCGTCAGAAAGCGCAAACAGCGCGATAAAAACCCATACGACACACCCCCCCAGAACTAAAGTGGACAGGGATTTTAACATTCCTGCAAGGACGTTAATGTTCTGCTCAATTTTAATTTTTGCCTTATCAGATACCGTTCCAAGAACCTGATCAAAAGATGGCAAACTGGCATAAAGACTGATATTCAGTAATTCATCACCACCAAGAAGTCCTGTTTTAAATGCATCACCATATCCCAGACCTTTGGCCATATTATCCTGCATTTTTCTGATATGAGATTTAAGCCATCGATTCGCATTTTTCTCAATAATAATGAGGCAATTCGCCAGAGGAATCCTGTTTTTAATCATTAATGACAAATCATTAATCAGTACTGATGCCACAAGTTTTTTATAGATAGAAAAAGGCACGATTCGGTCAAGAAATTTATCCCTTAACTCTCCATGAAAATTAAACATGATGAAACGAATTGTAAATACAGATACAACAAAAGAGATAAGGATTGTGATCCATAACCCATTATATAAAGCCGTGCCAAAATAGTAAAGACTTTGAGTTACTCCTGGCCATCGGGAAACAGCAACAACCTTTTCGAAAGCAGGAAATACTTTTACAGCATAACCGGCTATAACAATTAGAGCCAGCACCATCATTATTGCTGGGAAAGTAACAGATTTTATTAGCTGGCTTTTTAGTTTTTCCTGATAATTTATGGTCAACACCATACTGTTAAAACCTTCAGCCAGGCTACCACTATTCTCCGCAGCAGTAATTGCACTTAACTCTTCTGTCGGAATCAGGGTGTCAAAGGATGCAGATACTGAGGGACTGTTTTTCATACGTTCCATTAAATAATCAAGACGTTTTGCAAACGATTTCCCCAGTAATGCTTCACCTTCAGATCGCAATTTTACAATAGAGTCATAGATCGGTAATCCTGAATGCAACAT</text:p>
          </table:table-cell>
          <table:table-cell table:number-columns-repeated="3"/>
          <table:table-cell table:style-name="ce4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hcpC</text:p>
          </table:table-cell>
          <table:table-cell office:value-type="string" calcext:value-type="string">
            <text:p>Polytopic inner membrane <text:s/>platform protein</text:p>
          </table:table-cell>
          <table:table-cell office:value-type="string" calcext:value-type="string">
            <text:p>C6UVU0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254791136:118992-120194 Escherichia coli O157:H7 str. TW14359 chromosome, complete genome</text:p>
          </table:table-cell>
          <table:table-cell office:value-type="string" calcext:value-type="string">
            <text:p>TTATCCCATCCCACTCATCGCATCGCCTAAATGGAAAATTGGCAGATACATCGCCACCACCAGCGTACCGATAATTCCTCCCGTTATGATCAGCAACGCCGGTTCCAGTAAGGCTGCTAGGTTATCCGCCAGCGCCATTGTGTTATCCCGATGATGATGGGCGATGTTGTCTAACATGAGATCCAGCGAGCCGGAGGCCTCTCCCGTTCTCACTAATTGCAAACAGAGCGGGCTAAACTCACCGGCATTTTTTAACGCCAGCCAGATGGGATGACCGTTACTGATATCGTGCTGGATTTGTGTCAGAAGTTGCACCCAGTACGGGCAGCGCATTGTTTCTCTGACGCTCTCTACGCCCTGTAAAAAAGTAATGCCTGCACTTTGAGTCAGCGCCAGAATCGTAAAGATCTGCGTGAGTTTTTGTCCCCGCATCAGTGACCCCATAATCGGGATGCGTAACAGCAATTTCTGCCGCGCGATAAGCCAGGTCGGGCGGCGCATCAGCAACTTATTGGCTATCGTCAGCATAATGCCGAACAACACCAGCAGCCAGCCCCATTCGCCACTAAAGTCTGCCAGCGTCATGATCCCCTGCGTTAGTGCCGGTAGTGGGGTGTTGAAGGTCTTATAGATAGCGGCAAACTCCGGCAGAACAAAATGCAGCATTGCCACAACCACCATGATTGCCATCGCTAAAATGATGATGGGATAACGTAACGCTGATTTTACTTTGTCGGTCAACTGACGCTGGGCTCTTTGCTGACGCGCCAGTTCAAAGCAGCATTCATCCAGCTTACCGGTCAGTTCACCCGTGCGGATCATCGCCTGATAGAGCGGCGGAAATACCTCTGACCAGGGTAATAAGGCATTGGAAAAGGCAATGCCCTGTTCGAGATCGTGTGCCAGAGATTGCAGCAACGCTTGCCATTGCTTACTGGGATGCTGTTCCGCCAGCAGTGCCAGCCCTTCAGAAAGCGTTAACCCGGCTTTAAGTAGCGTCGCCAGTTGATGAATGACTTCCGCGCTTTTATCTCCTCGCCACTGCGCAGAATTGATAGCAATTCGCTTCAGGCTTAGTGGGGTAACCATCTGTTGCTGTAGTGCCATAAGCAGTAAAGTACGGCTCTCTGCCCATAGCATCCCATCTTGCGCATTGCCGTCGCCGGTTATGCCATGCCAGCGCCAGAGTTGCTTACTCGCCAT</text:p>
          </table:table-cell>
          <table:table-cell table:number-columns-repeated="3"/>
          <table:table-cell table:style-name="ce4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gspG</text:p>
          </table:table-cell>
          <table:table-cell office:value-type="string" calcext:value-type="string">
            <text:p>Major pilin or pseudopilin</text:p>
          </table:table-cell>
          <table:table-cell office:value-type="string" calcext:value-type="string">
            <text:p>B7UI34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3372403-3372858 Escherichia coli O127:H6 str. E2348/69 chromosome, complete genome</text:p>
          </table:table-cell>
          <table:table-cell office:value-type="string" calcext:value-type="string">
            <text:p>TTACTGAAACTCCTGCAAATTCCAGTTACCGATATCTGCGCCAGCGCCCTCCCCGTTTTCCTGACCATCTGCCCCCAGGGTATAAACATCAAACAGCCCTTTTTCACCCGGGCTGAGATACTGATAATCATTGCCCCACGGATCCTTTGGCAGTCGTTTGATGTATCCACCGGTACGGTAGTTGCGGGCGTCCGCCATATTGGCCGGTTGCTGGATCAGCGCCTCAAGCCCCTGCTCGGTGGTTGGATAACGCCCGTTATCCAGTCGGTACATGTCCAGCGCGTTTTCCAGCGCCACGATATCGCTGATGGCTTTTTGCCGATCGGCTTTCTCTTTGTTGCCCAGCAGGTTAGGCACCACCAGACTTGCCAGGACGCCAAGAATAACAATCACCACCATCACTTCCAGCAGGGTAAAACCTGCCCGTGGTTTTTGTGTGCGGGATAACGAATTCAT</text:p>
          </table:table-cell>
          <table:table-cell table:number-columns-repeated="3"/>
          <table:table-cell table:style-name="ce4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bfpA</text:p>
          </table:table-cell>
          <table:table-cell office:value-type="string" calcext:value-type="string">
            <text:p>Major pilin or pseudopilin</text:p>
          </table:table-cell>
          <table:table-cell office:value-type="string" calcext:value-type="string">
            <text:p>P33553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2646-3227 Escherichia coli O127:H6 str. E2348/69 plasmid pMAR2, complete sequence</text:p>
          </table:table-cell>
          <table:table-cell office:value-type="string" calcext:value-type="string">
            <text:p>ATGGTTTCTAAAATCATGAATAAGAAATACGAAAAAGGTCTGTCTTTGATTGAATCTGCAATGGTGCTTGCGCTTGCTGCCACCGTTACCGCAGGTGTGATGTTTTACTACCAGTCTGCGTCTGATTCCAATAAGTCGCAGAATGCTATTTCAGAAGTAATGAGCGCAACGTCTGCAATTAATGGTCTGTATATTGGGCAGACCAGTTATAGTGGATTGGACTCAACGATTTTACTTAACACATCTGCAATTCCGGATAATTACAAAGATACAACAAACAAAAAAATAACCAACCCATTTGGGGGGGAATTAAATGTAGGTCCAGCAAACAATAACACCGCATTTGGTTACTATCTGACGCTTACCAGGTTGGATAAAGCGGCATGTGTTAGTCTTGCAACCTTGAACTTAGGTACTTCAGCGAAAGGCTACGGTGTTAATATCTCTGGCGAAAATAACATTACATCATTTGGTAATAGCGCTGATCAGGCTGCTAAATCGACTGCTATTACTCCTGCTGAAGCGGCAACTGCATGTAAAAATACTGATTCAACCAATAAAGTTACATATTTTATGAAGTAA</text:p>
          </table:table-cell>
          <table:table-cell table:number-columns-repeated="3"/>
          <table:table-cell table:style-name="ce4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lngA</text:p>
          </table:table-cell>
          <table:table-cell office:value-type="string" calcext:value-type="string">
            <text:p>Major pilin or pseudopilin</text:p>
          </table:table-cell>
          <table:table-cell office:value-type="string" calcext:value-type="string">
            <text:p>D7GKK6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37421-38131 Escherichia coli ETEC 1392/75 plasmid p557, complete sequence</text:p>
          </table:table-cell>
          <table:table-cell office:value-type="string" calcext:value-type="string">
            <text:p>TTAACGGCTACCTAAAGTAATTGAGTTTACCTGAGCAGTACAGGTACTTAGAATTTTGTCTGCAGTCAAGGTTGTTTGTCCATTGTTACCTAAAGAGCGTAAAACAGTTGTAGAGGCGGCCACAGACATATCTACACCAGTTGCTGTCATGGCATATGAACCAGACGCAGAAGTACCAATAGCAACATATTCCCAGTTATTCCCAACTTGCCCAAGAATAGAACGGCACTGCTCTTGGCTTAATCCATTAAGTTCGATAGCAAAACCTTTTTTAACTTGAGCACCATTCGAAGTTAAAGCACCGCCAATAGCGATAAAGTCGCCAGAAATGTTATTACGCACTTCGTCTGGTGTAATTTTCCCAAGCTGAACTAACTGTGCTGCAGGTATTCCGTTTGTATCAGTTTTAATTGTATTTGCAGTAAGGCTTAATGGGTCCACAAAATCTGGATATTTACCATCACGTTGATAAGCATCTTTCATTGCTACGCGGACTGTATTTGTATTAGTTACTAAATCAGTCACAGCACGTGAATCAAACGCACGCTGAGCCAGAATCACGACACCGGCTGCAATCGTACCGATAATGCCAAGAACAATGATAACTTCCAGCAGGCTCATACCACGTTGTTTACGTAATTCATGGTATTTGGCGATTTTTTTTCTTGCCTCTTCTTTAAATTTCTGTGTCCGGTTATACACGGATAGCAT</text:p>
          </table:table-cell>
          <table:table-cell table:number-columns-repeated="3"/>
          <table:table-cell table:style-name="ce4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hcpA</text:p>
          </table:table-cell>
          <table:table-cell office:value-type="string" calcext:value-type="string">
            <text:p>Major pilin or pseudopilin</text:p>
          </table:table-cell>
          <table:table-cell office:value-type="string" calcext:value-type="string">
            <text:p>C6UVU2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254791136:121579-122019 Escherichia coli O157:H7 str. TW14359 chromosome, complete genome</text:p>
          </table:table-cell>
          <table:table-cell office:value-type="string" calcext:value-type="string">
            <text:p>TTAGTTGGCGTCATCAAAGCGGAAGACATCTTCGCAGGCTTGCTGCAATGCGCTGTCACTTTGAATATTGCAGTTGCGCGCCCAGCCGGTGACGCCGTTTGCGTTATCCCAACCTGGCGTCATGACGACGCTTAGCCCATTGAGACTTTCTTGCCCGGTCAGCGACACCACGCCCTTTGCCACACTCATGGCTGAAACATAGCGGGTGGTGGTAGGCGAGGGAATGCCATTGCTGCCACCGTCGCAGGTATCTAATCCACCATGTTCCAGCGCGCACAACTCTACGGCGGTACGGTAAGGCACAAAGGTTTGTAGCATGTCGGTGAGTGCGGCTTTGCGCAGGTAGTTTTGATAAGCGGGAATACCAATGGCGCTTAAAATGGCAATGATGCCAATAACCACCATCAGTTCGATAAGTGTAAAACCGCGTTGCTTGTCCAT</text:p>
          </table:table-cell>
          <table:table-cell table:number-columns-repeated="3"/>
          <table:table-cell table:style-name="ce4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gspH</text:p>
          </table:table-cell>
          <table:table-cell office:value-type="string" calcext:value-type="string">
            <text:p>Pilin-like protein, minor pilin or pseudopilin</text:p>
          </table:table-cell>
          <table:table-cell office:value-type="string" calcext:value-type="string">
            <text:p>B7UI33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3371836-3372399 Escherichia coli O127:H6 str. E2348/69 chromosome, complete genome</text:p>
          </table:table-cell>
          <table:table-cell office:value-type="string" calcext:value-type="string">
            <text:p>TCATGGCATCCCCTCATCACATTGATTGAGAGATAACGCGCCATCGTGCGCCAGCTTTACCGCCCAACACGCGTTTTGTGCCGACGAGTAAAAACGTAGTGTAAACGGCGTGACAGGTTCAAAAGGCGAAAAACGGATCTGCGGTGTCTTCTTTTTCGCCTCTTTTTGCAGCTCCAGTTCAATATCGTGCAGCGTCAGGCGACGACGCTGCAGCTCCAGCGCATACTCCTTCTGCCAGATATCACTGCCGGGTTGTAACAGCATCTGCACCTGTTTTGGCACCGTAACCTGTGCCGATAACCGGGTCGCAGAAACGGGCAACCATTGCCCGTGACGACGCTGCATAAACTGGTAACCTGGCGGGTCGATTAGCACACCGAGTGTTTGCCCTTCGATCACTGCCCTGTCCTTAAACTGCGCAAAGCGAGTCAGAAAATCCTGCGCCGCTTTTTTCGCAGGCGGCTCTGAAGCGGTCGCAAACGTCTGTACCACGCCCGCACTGGCAAGGCCGATAAGGAAAATCACCAGCATGATTTCCAGAAGTGTGAATCCGCGTTCAGGCAC</text:p>
          </table:table-cell>
          <table:table-cell table:number-columns-repeated="3"/>
          <table:table-cell table:style-name="ce4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bfpI</text:p>
          </table:table-cell>
          <table:table-cell office:value-type="string" calcext:value-type="string">
            <text:p>Pilin-like protein, minor pilin or pseudopilin</text:p>
          </table:table-cell>
          <table:table-cell office:value-type="string" calcext:value-type="string">
            <text:p>B7UTE1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11880-12425 Escherichia coli O127:H6 str. E2348/69 plasmid pMAR2, complete sequence</text:p>
          </table:table-cell>
          <table:table-cell office:value-type="string" calcext:value-type="string">
            <text:p>ATGTTTATATTGAGAAATAAAAGAAAAGAGTCAGGTTTGTCACTGATTGAAGCGTCATTAGTGATTATTTTATCTGGCCTGGTTATTGTGCTTGTTCAGTCAGCAATTTCAAAAATTATTAAGTATGCTGTTCATGAAAATGCACTGCATGATGTTTCGTATGTAATGTCTTACATTCAGGATACATTACAGACATCATGCTATGGAAAAGAAAATATTGTTTGTGATGGAGTGATAAGTTCAGTAAAATCAAACGTTAACTCTGGTAATAAAATAAAGGTTGATGTTAAAAAAGACGGAAAATATGTATCTGTGTATATTTTATACACCCTGTCAGGGAACGAATATTTTGGCAGAAATGAAGATTTCGGTAGCATGTTATTTACGCATGTAAGCGCTTATTCTGGGAGAATGGATAGCAGTACAGGAGTTGTAAGTTCGGTTCTGGGATGGTGGAAAGTAAATTCTGATGACACAATTTTTTTAGGTGGGGATAATAATAAAAATCTTTTCTTTTACAATAATTTCCGGGTGGATGTTTTATGA</text:p>
          </table:table-cell>
          <table:table-cell table:number-columns-repeated="3"/>
          <table:table-cell table:style-name="ce4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lngB</text:p>
          </table:table-cell>
          <table:table-cell office:value-type="string" calcext:value-type="string">
            <text:p>Pilin-like protein, minor pilin or pseudopilin</text:p>
          </table:table-cell>
          <table:table-cell office:value-type="string" calcext:value-type="string">
            <text:p>D7GKK5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35788-37359 Escherichia coli ETEC 1392/75 plasmid p557, complete sequence</text:p>
          </table:table-cell>
          <table:table-cell office:value-type="string" calcext:value-type="string">
            <text:p>TTAGGTTTGTGGTTCTGTACTGCACCAGGTTGTGATATTTACTGAAAGAAATTTAGGGTTCAGGTACACCGATGTTGTGTTATTTACTGGGTCGAATACGCCCATTGTTGCAGTGATGTACCATTTTCCTCCAGACTGGTTAACCTGGATAGCCGAACCAGACCAATATCCCAGCTGTCCTCCACTATTTCTGTTTGTGCTAAGATGACTAAAATCTGCCTGATAATTTCCTGTATTATCTTTTGTATCAGCTACAACAGAAGCAATTGAAGCACTGAGTCTTGGATATAATTTCTGTCCATTTGGAGATACTGGACACTCTTGCACATTCAGTTCAATTCGGCCCTTTTCAGTTGTTACGTTACCCTTATACGTATCAGGGTTATTAATGACAATATCACTGTCAGTGCTGTTTCCAAAAGAAGCATATGTAGTGTTTGGTATTGTACGGTATACTTTTTTCGTTGGATCCGTTATTGACTTCTCTTCAACCAAAACATTCGCGAGCATTGTCGCTGGATTCCCATTATCATCTTTTAATTGAATAAGAGAGGCATCCTTATCATTTTCATCTTTACCTTCGACTTGTGTCAAACATAGTTTACTCGTACCTGTATTCAAATCCCAGCATAAACCAGGTTCATTATTTGATGATGCTTTTCCTTTGGTTAAAACCAGATTATTACCATCGTTAGCAGCAGTCAGACATGGTCCGGACATCTTACTATCGATGTTCCAGCAAAGTTTATCGGCTCCGACACGCCCGTCAGCACGTAAATATTTACCAGTATTTGGATCGATACTTATACGTAAACCATAGTTCTTATTCTTGCTTAATGAACCTATATTTTTAGACAAATCAGATATAGTTAAAGCCTGTCCCGAGACTTTAGTAAGTGCCCAACTTGAAACACCAGACTGACCTTTTTCAACCACATAAATATCTTTAAATGATATAGAATGTTTCTCAGCAGCCTTCTCTAAAGCGTTTAAATAGTTTGCAAAGTGAAATGCTCCTTCGGGACTCACCTTTTCAAATCCAAGAATAAAGTCCACGCGCTCTATCGCACTGGCAACTGTTGCATCAGCACCCACAAAATCTATACGTTCTATTTTTAAATCACTGTTTGCCAGAACTGCGGGTTCATTGCATGGAATATAATCCTTACTGAATTCATACTTTCCCTGTGTTCCCGTACTTATACAATATTTTCTTGTAAAATGGATTCTTGTATTGTTTCCTGCGCTCCAGTCGATTAATTCAGTGGCATTAGCAGACATGGCTGCATTTAAATCTTTATTATTAGTTCGATTTATGTAAGGAACTCCAGCTGTCTGATCATAAAGTGGATTTGTAATTTCTTTTTCTTTGTTGTTTTCAACGACTGATATCTGTTCTTCAGCAACAAAATCCACAATTCCTGCCACTTCTGAAATCAATGCATCTGATATAATTTGTCGACGTGCCTCATCAGCTTCTTTTTCTTTATATTTAATAACTGATATCATCCCCACTCCCATTATAGCGAGAGTGATAATCATCTCCAGAAGTGTGAAGCCTCTCATTTTCAT</text:p>
          </table:table-cell>
          <table:table-cell table:number-columns-repeated="3"/>
          <table:table-cell table:style-name="ce4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ppdC</text:p>
          </table:table-cell>
          <table:table-cell office:value-type="string" calcext:value-type="string">
            <text:p>Pilin-like protein, minor pilin or pseudopilin</text:p>
          </table:table-cell>
          <table:table-cell office:value-type="string" calcext:value-type="string">
            <text:p>C6USD6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254791136:3743964-3744287 Escherichia coli O157:H7 str. TW14359 chromosome, complete genome</text:p>
          </table:table-cell>
          <table:table-cell office:value-type="string" calcext:value-type="string">
            <text:p>CTACTGACGATTCGGGCAATGCAGGCGGGTCATCTCGCCTGCTCTGCCCCCGGGTGAAACTAGCGTAACGCTGATGCTGACACATCCCGCCTGCGATGTCTGCATTCGGTTGACCTGCCAGTTGGCAGGTGGCGAAATCGCGCGCAATTGCGTTTGCTGCCAACCATGCCGCCAGAGCTGTTGGTACTGGTTTCTGCTGGTAAGACTGTTCATTAATGTTCGCTGGAAACCCGATAACGCAGTGACAATCATCACCATCAACACCATCGCCAACATTACCTCCGGCAGGCTAAAGCCTTGTTGATTCTTCAGGGAAGCTGACA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spI</text:p>
          </table:table-cell>
          <table:table-cell office:value-type="string" calcext:value-type="string">
            <text:p>Pilin-like protein, minor pilin or pseudo pilin</text:p>
          </table:table-cell>
          <table:table-cell office:value-type="string" calcext:value-type="string">
            <text:p>B7UI32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c3371839-3371468 Escherichia coli O127:H6 str. E2348/69 chromosome, complete genome</text:p>
          </table:table-cell>
          <table:table-cell office:value-type="string" calcext:value-type="string">
            <text:p>ATGAAGCGTGGATTTACCTTGCTGGAAGTAATACTCGCGCTGGCGATTTTTGCGCTGGCTGCCACGGCGGTGTTACAGATTGCCAGCGGTGCGCTGAGTAATCAGCAAATCCTTGAGGAGAAAACGGTAGCGGGCTGGGTAGCTGAAAACCAGACTGCGCTGCTTTACCTGATGACCCGTGAACAACGAGCGGTCAGGCACCAGGGCGAGAGTGATATGGCAGGAAGCCGCTGGTACTGGCGAACGATCCCTCTGAATACCGGTAACGTGCTGCTCCAGGCGGTGGATATTGAAGTCAGTCTTCATGACGACTTTTCGCCAGTGATTCAGTCACGACGCGCCTGGTTTAGCGCCGTGGGAGGCCAACAGTG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pJ</text:p>
          </table:table-cell>
          <table:table-cell office:value-type="string" calcext:value-type="string">
            <text:p>Pilin-like protein, minor pilin or pseudo pilin</text:p>
          </table:table-cell>
          <table:table-cell office:value-type="string" calcext:value-type="string">
            <text:p>B7UTE2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12422-12973 Escherichia coli O127:H6 str. E2348/69 plasmid pMAR2, complete sequence</text:p>
          </table:table-cell>
          <table:table-cell office:value-type="string" calcext:value-type="string">
            <text:p>ATGATAAGAAAAGAAAGCGGCCTTTCATTAATTGAAGTAATGATTGGCGTCCTTTTTTTTTCGATTGTTTCTCTTTCTGTATATAACTATTACAACAGGAGCGCAGAACAACATTATATGAATAATGTCTCTGTCGTTATGTGCAGATATGCTGATGCTCTTAGCTACTATTTACAGGATAGCACAGCAACCAATGGTAACGGTAGTGTATCATTATCTACTCTGGTTGCTTCTGGATATTTGCCACCAATGCAAGAAACGTCTGGTGTTGGAGAATATGAAATAAAAATGTATGTCGATAAGAATAAGAATGGTCTGATAGCATTATATGGTGGAGAGTATTATTCACTTACCTCTGAGAACATAAAAAAATTTCTGGGGATTCGTGGTGCATCTGCTAAAGATAATAAAATCATATCTGCAGGTGGGTATTATTCATTGCCTGTATCTGACTTTACAGGTTTTCGCACTGTTAATTTAAGAGGATTAATGCTCATTCCTTCCATTCAGACATCAGGGCAAAATTGTGACAGAGGTGGATATGATTTTTG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gdB</text:p>
          </table:table-cell>
          <table:table-cell office:value-type="string" calcext:value-type="string">
            <text:p>Pilin-like protein, minor pilin or pseudo pilin</text:p>
          </table:table-cell>
          <table:table-cell office:value-type="string" calcext:value-type="string">
            <text:p>C6USD7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254791136:c3744679-3744272 Escherichia coli O157:H7 str. TW14359 chromosome, complete genome</text:p>
          </table:table-cell>
          <table:table-cell office:value-type="string" calcext:value-type="string">
            <text:p>GTGAACCGCGAAAAGGGTGTTTCGTCACTGGCTCTGGTCCTGATGCTGCTGGTTTTGGGTAGCTTGCTATTACAAGGAATGAGCCAGCAGGATCGCAGTTTTGCCTCTCGCGTGAGCATGGAAAGTCAGTCACTGCGCCGCCAGGCCATCGTTCAGTCGGCGTTGGCGTGGGGGAAAATGCACTCCTGGCAGACGCAGCCCGCAGTTCAGTGCTTACTGTACGCTGCCACTGGTGCCCGGGTTTGTTTGCGTTTACTGGAAGATAATGAAGCCTTATTAATTGCCGGTTATGAAGGCGTTTCGTTGTGGCGAACAGGCGAAGTCATTGATGGAAAAATTGTTTTTTCGCCACGCGGCTGGAGCGATTTTTGTCCGCTGAAAGAGGGGGCGTTATGTCAGCTTCCCTG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spJ</text:p>
          </table:table-cell>
          <table:table-cell office:value-type="string" calcext:value-type="string">
            <text:p>Pilin-like protein, minor pilin or pseudo pilin</text:p>
          </table:table-cell>
          <table:table-cell office:value-type="string" calcext:value-type="string">
            <text:p>B7UI31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c3371471-3370866 Escherichia coli O127:H6 str. E2348/69 chromosome, complete genome</text:p>
          </table:table-cell>
          <table:table-cell office:value-type="string" calcext:value-type="string">
            <text:p>GTGAGAAGGGCTCGCGCTGGTTTCACATTACTGGAAATGCTGGTGGCGATAGCCATTTTTGCCTCACTGGCACTGATGGCGCAGCAGGTGACAAACGGCGTTACACGCGTGAATAGCGCCGTCGCCGGACACGATCAAAAACTAAACCTCATGCAGCAAACGATGAGTTTTTTGAACCACGATCTGACACAAATGATGCCGCGTCCGGTAAGAGGCGATCAGGGCCAGCGTGAACCAGCGTTACTGGCGGGCGCTGGCGTGCTGGCGTCTGAGAGTGAAGGAATACGCTTTGTGCGCGGCGGCGTGGTCAATCCGTTGATGCGTCTGCCGCGCAGTAATCTGCTCACCGTCGGTTACCGCATTCATGGTGGTTATCTCGAACGGTTAGCCTGGCCACTGACTGATGCGGCAGGCAGCGTGAAGCCAACAACGCAAAAATTAATCCCGGCGGATTCGCTCCGTTTGCAGTTCCACGACGGCACGTGCTGGCAGGAGAGCTGGTCATCAGTGCAGGCGATTCCTGTGGCAGTACGCATAACCCTGCATTCGCCGCAATGGGGCGAAATTGAACGCATCTGGTTGTTACGCGGGCCGCAATTATCATG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pK</text:p>
          </table:table-cell>
          <table:table-cell office:value-type="string" calcext:value-type="string">
            <text:p>Pilin-like protein, minor pilin or pseudo pilin</text:p>
          </table:table-cell>
          <table:table-cell office:value-type="string" calcext:value-type="string">
            <text:p>B7UTE3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12963-13451 Escherichia coli O127:H6 str. E2348/69 plasmid pMAR2, complete sequence</text:p>
          </table:table-cell>
          <table:table-cell office:value-type="string" calcext:value-type="string">
            <text:p>ATGATTTTTGAAGGACGTCAGCAAAAGGGACTGTCGCTTATTGAAATAGCGATGGTAATTATTTTGTCTGTGGTATTTATTTCTGGCGGGAGTTATATTATATCTCTTTTCAAGGTTTTTGCTCAATCTTGTGTTGTAGCAACAGATATGAATTCTGTCAGAAATATAATCATCAGTTCGGATGTTGAATATAAAACTGGAAAATATGATGTATCATCCATAACAAATGACAATCGATTTAATAAATATCAGGTGTATTTTGGAAATGATGGTTATACTTTAATATCAGGAAGTTCTCCTGTTAGTGTGGATGTGTTTTTTATTACCTGCTATTTGGCAAAATATAACTGTGTATGGATTCTCAATACCAACAATAAAATATACGCGAAACATATGTCTGCTGTTCTCCCGTTAGAGTTATTAAGTGCATATGGCCTTAATTATTCAGGAGAGAGTGGTGTCACAGGGCTTCTGTTTAAACGGTACTA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pdB</text:p>
          </table:table-cell>
          <table:table-cell office:value-type="string" calcext:value-type="string">
            <text:p>Pilin-like protein, minor pilin or pseudo pilin</text:p>
          </table:table-cell>
          <table:table-cell office:value-type="string" calcext:value-type="string">
            <text:p>C6USD8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254791136:c3745239-3744676 Escherichia coli O157:H7 str. TW14359 chromosome, complete genome</text:p>
          </table:table-cell>
          <table:table-cell office:value-type="string" calcext:value-type="string">
            <text:p>ATGCCTGTAAAAGAGCAAGGTTTTTCTCTGCTGGAAGTGTTGATTGCTATGGCGATCAGTAGCGTATTGTTGTTGGGGGCTGCACGCTTTCTGCCTGCGTTACAGCGTGAAAGTTTAACGAGCACCCGTAAGCTGGCACTGGAAGATGAAATCTGGCTGCGGGTATTTACCGTCGCGAAGCATCTCCAGAGGGCGGGTTATTGTCATGGCATCTGTACCGGCGAAGGGCTGGAAATTGTCGGACAGGGTGACTGTATCATTGTGCAGTGGGATGCGAACAGTAACGGTATCTGGGATCGCGAACCGGTAAAAGAGTCCGACCAGATTGGATTTCGTCTGAAGGAGCAAGTGTTGGAAACGCTACGCGGTGCGACATCCTGTGAAGGTAAGGGCTGGGATAAAGTCACTAATCCGGATGCCATCATTATCGACACTTTTCAGGTCGTACGTCAGGATGTCAGCGGCTTCTCGCTGGTGTTGACGGTTAATATGCGTGCTGCCAGTAAGTCTGAACCGCAAACCGTGGTGGATGCCAGCTATAGCGTGACAGGATTCAACCTGTG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spK</text:p>
          </table:table-cell>
          <table:table-cell office:value-type="string" calcext:value-type="string">
            <text:p>Pilin-like protein, minor pilin or pseudo pilin</text:p>
          </table:table-cell>
          <table:table-cell office:value-type="string" calcext:value-type="string">
            <text:p>B7UI30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c3370869-3369892 Escherichia coli O127:H6 str. E2348/69 chromosome, complete genome</text:p>
          </table:table-cell>
          <table:table-cell office:value-type="string" calcext:value-type="string">
            <text:p>ATGATCACCTCACCACCAAAACGCGGAATGGCACTGGTCGTGGTGCTGGTATTGCTGGCGGTTATGATGCTGGTGACCATCACGCTTTCCAGTCGGATGCAGCAGCAACTTGGGCGAACGCGCAGCCAGCAGGAGTACCAGCAGGCGCTGTGGTACAGCGCCAGTGCAGAAAGCCTGGCGCTGAGCGCACTCAGTCTGAGCCTGAAAAATGAAAAGCGTGTGCATCTGGCACAACCGTGGGCTTCTGGCCCGCGTTTTTTCCCACTGCCGCAGGGGCAAATCGCCGTCACTCTGCGTGACGCACAGGCCTGCTTTAACCTGAATGCCCTCGCTCAGCCGACGACGGCGTCGCGTCCGCTCGCGGTACAACAACTGATTGCCCTGATCTCGCGCCTTGATGTACCTGCTTATCGGGCCGAACTGATAGCCGAAAGCCTGTGGGAGTTTATTGACGAAGACCGCAGCGTGCAGACGCGTCTGGGTCGTGAAGACAGCGAGTATCTCGCCCGCTCGGTGCCGTTCTACGCCGCTAATCAACCGCTGGCTGATATCAGCGAGATGCGCGTGGTGCAGGGAATGGACGCCGGGCTTTATCAAAAACTGAAACCGTTGGTCTGTGCGCTGCCGATGGCCCGCCAGCAAATCAACATCAATACATTAGATGTCACGCAAAGTGTGATTCTTGAGGCGCTGTTTGACCCGTGGTTAAGCCCTGTTCAGGCGCGGGCGTTATTACAACAACGTCCGGCGAAGGGCTGGGAAGATGTCGATCAGTTTCTTGCTCAGCCGCTACTTGCAGACGTCGATGAGCGTACTAAAAAACAGCTAAAAACCATCCTGAGCGTGGACAGCAATTACTTCTGGCTGCGTTCAGATATCACCGTGAATGAGATTGAACTGACGATGAATTCGTTAATTGTCCGCATGGGCCCACAACACTTTTCTGTTCTCTGGCATCAGACAGGAGAAAGTGAGTG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pdA</text:p>
          </table:table-cell>
          <table:table-cell office:value-type="string" calcext:value-type="string">
            <text:p>Pilin-like protein, minor pilin or pseudo pilin</text:p>
          </table:table-cell>
          <table:table-cell office:value-type="string" calcext:value-type="string">
            <text:p>C6USD9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254791136:c3745700-3745230 Escherichia coli O157:H7 str. TW14359 chromosome, complete genome</text:p>
          </table:table-cell>
          <table:table-cell office:value-type="string" calcext:value-type="string">
            <text:p>ATGAAAACACAACGTGGTTATACGCTGATTGAAACGCTGGTCGCGATGCTGATTTTGGTCATGCTAAGCGCAAGTGGACTCTATGGCTGGCAATACTGGCAGCAGTCGCAACGGCTTTGGCAAACCGCCAGCCAGGCGCGGGACTATTTGCTCTATTTACGTGAAGATGCCAACTGGCATAACCGCGACCACAGTATCAGTTTTATCAGGGAGGGGACGTTATGGTGCCTTGTGAGTTCCGTTGCTGGGGCGAATACCTGTCATGGCAGTTCACCATTGGTCTTTGTGCCACGCTGGCCCGAAGTCGAAATGAGCGACCTGACACCTTCGCTTGCTTTCTTTGGCCTGCGCAATACCGCATGGGCCGGGCATATTGGCTTCAAAAACTCAACGGGCGAGTGGTGGCTGGTGGTTTCGCCGTGGGGAAGACTCCGGCTTTGTCAGCAAGGAGAAACAGAAGGATGCCTGTA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spL</text:p>
          </table:table-cell>
          <table:table-cell office:value-type="string" calcext:value-type="string">
            <text:p>Bitopic inner-membrane protein</text:p>
          </table:table-cell>
          <table:table-cell office:value-type="string" calcext:value-type="string">
            <text:p>B7UI29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c3369886-3368717 Escherichia coli O127:H6 str. E2348/69 chromosome, complete genome</text:p>
          </table:table-cell>
          <table:table-cell office:value-type="string" calcext:value-type="string">
            <text:p>ATGCTTGAGATTTTTTTCCCGCTTTGCGCCGCTGATCCCATCCGTTGGCAGCGCCATACACCCGACGTGGAGCACGGTATCTGGCCTGACGTTGCTGACGAACGTCTCCAGCAATGGCTGCAAACTGATGCGATTCGACTCTACATTCCCGGCGAATGGATCAGCGTCTGGCAGGTTGAACTGCCTGATGTGCCCCGCAAGCAGATACCGACGATTCTGCCCGCCTTGCTGGAAGAAGAGCTGAACCAGGATATCGATGAACTGCATTTCGCCCCGTTGAAAATCGACCAGCAACTGGCAACCGTAGCTGTGATTCACCAGCAGCATATGCGCAACATTGCGCAGTGGTTGCAGGCAAACGGCATCACCCGCGCTACTGTCGCGCCGGACTGGATGTCTATTCCTTGTGGGTTTATGGCTGGCGATGCGCAACGGGTTATCTGCCGCATCGATGAATGCCGGGGATGGAGCGCCGGGCGGGCGCTGGCTCCGGTCATGTTCCGCGCACAGCTCAATGAGCAGGATATACCGCTTTCACTAACCGTGGTCGGCATTGCACCGGAAGAACTGTCTGCATGGGCTGGTGCGGACGCCGAACGCCTGACCGTTACGGCTCTGCCAGCCATTACCACTTATGGCGAACCGGAAGGGAACCTGCTAACAGGGCCGTGGCAGCCTCGTGTCAGCTACCGAAAACAGTGGGCGCGCTGGCGGGTGATGATTCTGCCGATATTGCTGATTCTGGTTGCGCTGGTAGTGGAACGGGGCGTGACGTTATGGAGCGTCAGCGAACAGGTGGCGCAAAGCCGCACCCAGTCGGAGAAACAGTTCTTAACGCTATTCCCGGAGCAGAAGCGGATTGTGAATTTACGCTCTCAGGTGACGATGGCGCTGAAAAAATATCGCCCACAGGCCGACGATACCCGGCTGCTCGCAGAATTGTCAGCGATCGCCAGTACCCTGAAATCAGCGTCACTTACCGACATCGAAATGCGTGGTTTCACCTTTGATCAAAAACGCCAGACGCTTCACCTCCAGCTACGGGCTGCGAACTTTGCCAGCTTCGACAAACTGCGTAGCGCACTGGCGGCAGATTATGTTGTGCAACAGGACGCGTTACAGAAAGAGGGTGATGCGGTTTCCGGCGGAGTAACGTTGCGGAGGAAATA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pC</text:p>
          </table:table-cell>
          <table:table-cell office:value-type="string" calcext:value-type="string">
            <text:p>Bitopic inner-membrane protein</text:p>
          </table:table-cell>
          <table:table-cell table:style-name="ce1" office:value-type="string" calcext:value-type="string">
            <text:p>B7UTD4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5337-6545 Escherichia coli O127:H6 str. E2348/69 plasmid pMAR2, complete sequence</text:p>
          </table:table-cell>
          <table:table-cell office:value-type="string" calcext:value-type="string">
            <text:p>ATGATAAAGAATAATCTTGGCGTAGCGGTAATTGGTTCGAAACAATATGCCGTGAATTTATTATGGGGAAGTTCTCAGGATACAGAAACAACAAATCAGGCTCTGAATAAGAGCCTGACGTTGATGTCCTCAAAGCTATATTCCGTTATTGGACGATTTCAGGGTGAACAGTTTGCCGTAGGAGATAAAAATATTGGCCACAAAAGAGGCCAGGTGACCTTACTGTCTGCAATTGATTTCGATGGCAGTTCTTTTTGTGGGCTGTTTCCTGCTGATAATGAATTATGGCTTGTCATCGGTGTTGATAAAGATGGAATGGTTCACTTTGACAAGTCCTTTCACAGTAAGGATGATGCAAAAAAATTCTTTTTCGACCATGTGGCATATGGATACCCGTGGGACAGAACATACAGTCCTTCAGATGTTGGAGTCGGTGAAAGCAGGAGTATTTCTGAGCTTTCACTAATCAAAGGGAAGAAATTAAAGGAAAAAGGTGCCGGTCAACTAATGCCATTGCTGTTATCTGGCGTTGGAATTATAATATTCTTTGTCATCATATATAATTTTATGAACTTATGGTTAAGTGGCAGAGATAAGGATATTCTTAACGAAGAACCATCTCCGGCCGTCAGTGAGGAAGTCAGAAATATCCCGTGGGAAGGGAAAAGCAAACCGGGCTCATTGTTTTCTAAATGTATAAAAGAAATGGATTCATTCCGGTTCCAAGCAGCATCCGTTCCAGGCTGGATGCCTGAAAATAAAGTAACCTGTAATGACTCTGATATAAACTTTAGTGTTTATCGTTCTGGCGGACTTAATATATGGTATGAAAATCCGGGCCTGTTTTTTCACAGTGGAGACATCCCAGACATTACCAGAAATGATAATGATAAAATAACATTTACATGGCCTCTTGAAACGGTCAGGTATGACAGTTCGATACTCGACGTGCATACCTTGAATAAGACTCAAGAAATAATAAGGTATCTTTCACGTCAGTTTGAGAATAGCTGGATAGAGATAAAATTTGAACCGTCCGTGCCGGACGGCAATACAGAACGAGTGGGTTTTTCTTTTTCATTTAACCATGATCCGAGAATCTTACTCCCAATTCTTTCTGAAGTAAATGGACTGATTATCACTAATATCGATTATGATTTTTCAGGAAGTAACTGGAACGTGAAAGGTGTTTTTTGGGGGAGAGCTTA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ngE</text:p>
          </table:table-cell>
          <table:table-cell office:value-type="string" calcext:value-type="string">
            <text:p>Bitopic inner-membrane protein</text:p>
          </table:table-cell>
          <table:table-cell office:value-type="string" calcext:value-type="string">
            <text:p>D7GKK2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c33878-33318 Escherichia coli ETEC 1392/75 plasmid p557, complete sequence</text:p>
          </table:table-cell>
          <table:table-cell office:value-type="string" calcext:value-type="string">
            <text:p>ATGAATCTTGAACAGATTTCAGATGAAAAAATTGCGCTGGAGGTTTTATGGATATCCTCAGAGAACGTATCAAAAAAGATCACAGACACAAGGGAAAGAAGTTGGCGAAGATTCGTAGACAGACATTACAGGAAAATTGAATATACAAATTCAGAAAAAAAACTATGTCTTGGATACAGTCCTGATACATCTTCCCAGGCTCAACCTTTTGCTCTTTATATTCGCAATATTTTTGGAGATGGCATTTACTATACAAATGAAGAAAGTGATAAAAATTACTTATTAGTTATAAACAACGGTGAAGTCATGGAAGGAACAGATGCCTATCTTAACAATGCGTTGTTTGAGAGGTATAGGAAACAATTACAATGTGAAGAATACGCATCTCTACAATGGAACTGTCTGACAATTACACATATAGATGAGGTAATTGAAGCAAATAATTTGTATAAGAGAAAAAATAAAAAAAAGAAAATCACATATCTTTCAGTTATGTTAGGCGCAGGAGTGATTTTTCTTTTATTATTTTCCTTTACGCTTAAGATGTTCTTGGTGAACTG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spM</text:p>
          </table:table-cell>
          <table:table-cell office:value-type="string" calcext:value-type="string">
            <text:p>Bitopic inner-membrane protein</text:p>
          </table:table-cell>
          <table:table-cell office:value-type="string" calcext:value-type="string">
            <text:p>B7UI28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c3368715-3368164 Escherichia coli O127:H6 str. E2348/69 chromosome, complete genome</text:p>
          </table:table-cell>
          <table:table-cell office:value-type="string" calcext:value-type="string">
            <text:p>ATGTTACGCGATAAATTTATTCACTATTTTCAGCAATGGCGTGAACGCCAGTTAAGCCGTGGCGAACACTGGCTGACACAACACCTGGCGGGGCGTTCTCCGCGTGAAAAAGGCATGTTACTGGCAGCGGTAGTGTTCCTGTTTAGCGCCGGATATTACGTTCTCATCTGGCAGCCGTTGAGCGAACGGATTGAGCAACAGGAGACGATGTTGCAGCAGCTCGTGGCGATGAACGCGCGACTGAAGAGCGCCGCGCCGGATATTATTGCGGCGCGAAAATCCGCCACGACAACGCCAGCACAGGTATCGCGGGTCATCAGTGACAGCGCTTCCGCGCACTCGGTGGTCATCAAACGGATTGCCGAGCGTGGGGAGAATATTCAAGTCTGGATAGAACCTGTGGTGTTTAATGACCTGCTGAACTGGTTAAACGCGCTGGATGAAAAATATGCGCTGCGAGTGACACAAATTGATGTCAGCGCAGGTGAGAAGCCTGGGATGGTGAATGTGCAGCGGCTGGAGTTTGGGCGGGGTAAAGTATCAGGAGATTA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spO</text:p>
          </table:table-cell>
          <table:table-cell office:value-type="string" calcext:value-type="string">
            <text:p>Prepilin peptidase</text:p>
          </table:table-cell>
          <table:table-cell office:value-type="string" calcext:value-type="string">
            <text:p>A8A5E0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157159467:3509886-3510563 Escherichia coli HS, complete genome</text:p>
          </table:table-cell>
          <table:table-cell office:value-type="string" calcext:value-type="string">
            <text:p>ATGACAATGCTACTGCCGCTCTTCATTCTGGTTGGTTTTATTGCAGGTTATTTTGTTAATGCCATCGCCTATCACCTCTCGCCGTTGGAGGATAAAACGGCGTTAACGTTTCACCAGGTATTGGTTCATTTCAGGCAAAAAAAATATGCCTGGCATGATACAGTGCCCCTGATACTTTGTGTTGCTGCTGCTATCGCCTGCGCCCTGGCACCTTTCACGCCCATCGTGACTGGCGCACTCTTTCTCTATTTCTGTTTCGTACTCACGCTCAGTGTTATTGATTTTCGCACTCAGCTCCTGCCCGACAAACTCACCTTACCGCTGCTCTGGCTTGGCTTGGTATTTAATGCGCAGTATGGATTAATTGATTTACATGATGCGGTTTACGGCGCGGTAGCGGGCTATGGGGTGCTGTGGTGTGTTTACTGGGGCGTCTGGTTAGTTTGTCACAAAGAGGGATTGGGCTACGGTGATTTCAAGCTACTGGCCGCTGCAGGCGCATGGTGTGGCTGGCAAACGTTGCCAATGATACTGCTGATTGCCTCGCTGGGTGGCATTGGTTACGCCATCGTTTCACAACTTCTGCAACGCCGGACTATAACCACTATCGCATTCGGCCCGTGGCTTGCGCTCGGCAGCATGATAAACCTGGGGTATCTGGCCTGGATCTCTTATTA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pP</text:p>
          </table:table-cell>
          <table:table-cell office:value-type="string" calcext:value-type="string">
            <text:p>Prepilin peptidase</text:p>
          </table:table-cell>
          <table:table-cell office:value-type="string" calcext:value-type="string">
            <text:p>B7UTD9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10682-11431 Escherichia coli O127:H6 str. E2348/69 plasmid pMAR2, complete sequence</text:p>
          </table:table-cell>
          <table:table-cell office:value-type="string" calcext:value-type="string">
            <text:p>ATGCAAGAAAGTATATTTCTATTATTGGTTTTTATATATGCGGCCACAATTACCAGTTTTATATGGCTCGCTGTGGAACGTCTTCCCCATCAGTTAAAATGGGTAGACAATCCTGTTTCTGATATAACAATATGGTCTCCGGGAAGTAAATGTAATAATTGTGGTAAAAAAATTCGTTGGTATTATCTTATTCCTGTTTTGGGGTATTTTTTGTGTCGGGGGGAATGTGGCTATTGTCATGCTAAAGTTCCCGTCCGGTATCCACTTACAGAGTTTATCTGTGGTGTTTGCAGTGTTATTATATTTGTATTTTTGGGAGACAGACTGTATGATGCAGTAATAGTTTCGCTACTTTTTCTTTGCCTTGTTTTTCTTGCTCTGATTGATTTAAGAGAGAACTGGCTACCAGCTTGTGTTACGTACCCTCTATTTTGGGCAGGTATGATTACTCCAGGGTTTGCATCCAGCGATGATAAGATTTTCGGTGCATTTACCGGTTTTTTAATAATGTATATTTCAATGAAACTAGTTAGCGCCTTAAGAAAGGAGGATGTTTTTGCAGGCGGAGACATTGCTCTGGCTACAGCGGCCGGTGCATGGTTAGGAATAGATAAAATGCCTTTTTTTCTTATTTTGTCTTCATTTATATTTATTCTTTACTCTCTTCCAGCAAGGTTAAGAGGTCAGGTTTTTGTTCCTATGGGACCAGCTCTTTCCGCGTCATTTTTTATATGTTTAGTTTATCATTA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ngP</text:p>
          </table:table-cell>
          <table:table-cell office:value-type="string" calcext:value-type="string">
            <text:p>Prepilin peptidase</text:p>
          </table:table-cell>
          <table:table-cell office:value-type="string" calcext:value-type="string">
            <text:p>D7GKJ6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c28336-27482 Escherichia coli ETEC 1392/75 plasmid p557, complete sequence</text:p>
          </table:table-cell>
          <table:table-cell office:value-type="string" calcext:value-type="string">
            <text:p>ATGTATGTTGAAATCGGCGTTTTCTTTTTTTTATTCATTACAGGTTTGTGCATTGGTAGTTTTTTAAATGTGGTCATCTATCGCATTCCTTTGTCGCTCATAAAGCCTCAGGACGATATTTTTAATATAGCATGGCCACCTTCACATTGTACTAACTGTAAAAATAAAATTCTCAAAAGAGACAATATACCTTTATTAAGCTGGTTATTATTGAAAGGTCAATGCCGATTTTGTGGTGGCGTGATATCTTCACGCTACCCAATTATAGAATTAATCACAGGTCTGTGTTTTTCTGTAATTGGATTATGGATGTTTGATTTCTTAAATCAGCAGCCATTGGTAGTAATTTCTGTTCTGTTTCTGTTCTCAGTTTTACTTTGTCTGACAGTTATTGATCTTGACCATTTGTTATTGCCTGATAGCTTAGTTTTTACTTTATTATGGACAGGGCTACTGGCAGCAACATTTGAAATTTCACCTGTTCATCTTAAAGATGCCGTTATTGGAGTTTGTGGAACGTGGTTATTTCTTACTGTAATTACATATCTTTTTACCGTCATCAGAAATAAAGAAGGCCTCGGTGGTGGTGATGTTAAATTAATCAGCGCGCTATCCGCATGGGTTGGCTGGTACTATATTCCAGCGTTGCTAGTCTTTTCATCTGTAATTGGTTTTATTTTATTCTTTATTGCAAAAAGAAAAATGGAATTCAGTTCCGATACAGAGAGGACCCTATATTATGTAGTTCCATTCGGTCCAGCTATATCGTTAACTGCATTTTTCATATATTTATCTAGTATCAACAAAGTGAATTTTATTGATGGTGTTTATGAATACTTTCTCTTATTTCTATG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2972</text:p>
          </table:table-cell>
          <table:table-cell office:value-type="string" calcext:value-type="string">
            <text:p>Prepilin peptidase</text:p>
          </table:table-cell>
          <table:table-cell office:value-type="string" calcext:value-type="string">
            <text:p>Q46836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francetic_second_1998</text:p>
          </table:table-cell>
          <table:table-cell office:value-type="string" calcext:value-type="string">
            <text:p>&gt;gi|556503834:c3114352-3113543 Escherichia coli str. K-12 substr. MG1655, complete genome</text:p>
          </table:table-cell>
          <table:table-cell office:value-type="string" calcext:value-type="string">
            <text:p>ATGCTTTTTGATGTTTTTCAGCAATACCCCACGGCGATGCCCGTCCTGGCAACCGTCGGAGGATTGATCATCGGCAGTTTTTTGAATGTGGTGATTTGGCGTTACCCAATCATGCTGCGCCAACAAATGGCGGAGTTTCACGGTGAAATGTCGAGTGCGCAGTCAAAAATAAGCCTTGCGCTACCGCGTTCGCACTGCCCACATTGTCAGCAGACCATCCGGATACGTGACAATATTCCGCTGTTCTCCTGGCTGATGCTCAAAGGGCGCTGCCGCGACTGTCAGGCGAAAATCAGCAAGCGTTATCCGCTGGTGGAGTTATTGACAGCACTTGCTTTTTTGCTGGCGAGTCTGGTCTGGCCAGAAAGTGGATGGGGGCTGGCGGTGATGATATTATCCGCCTGGCTGATTGCCGCGAGTGTCATCGACCTCGATCACCAATGGCTGCCCGATGTTTTTACTCAGGGCGTATTGTGGACAGGACTGATTGCGGCATGGGCGCAGCAGAGTCCGCTCACGCTACAAGATGCAGTCACCGGCGTCCTGGTGGGATTTATCACTTTTTACTCTCTGCGTTGGATAGCCGGAATAGTTCTGCGTAAAGAAGCATTAGGCATGGGCGATGTATTACTTTTCGCCGCGTTAGGTGGCTGGGTGGGGGCATTGTCGCTGCCCAATGTTGCTTTAATCGCCTCATGCTGCGGCCTGATATATGCCGTTATTACAAAAAGAGGATCAACCACACTGCCTTTTGGACCGTGTTTAAGTCTGGGCGGTATAGCAACACTTTATCTACAGGCATTGTTTTA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ghG</text:p>
          </table:table-cell>
          <table:table-cell office:value-type="string" calcext:value-type="string">
            <text:p>Pilotin</text:p>
          </table:table-cell>
          <table:table-cell office:value-type="string" calcext:value-type="string">
            <text:p>B7UI39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c3379068-3378658 Escherichia coli O127:H6 str. E2348/69 chromosome, complete genome</text:p>
          </table:table-cell>
          <table:table-cell office:value-type="string" calcext:value-type="string">
            <text:p>ATGTCGATAAAACAAATGCCAGGGAGGGTATTAATATCGCTATTGTTGAGCGTTACAGGATTATTAAGTGGCTGTGCCAGCCATAATGAAAATGCCAGTTTACTGGCGAAAAAACAGGCGCAAAATATCAGCCAAAACCTGCCGATTAAATCTGCGGGATATACCTTAGTGCTGGCGCAAAGTAGCGGCACGACGGTAAAAATGACCATTATCAGCGAAGCGGGTGCTCAGACCACGCAGACGCCTGATGCCTTTTTAACCAGCTATCAACGACAAATGTGCGCTGACCCAACGGTGAAATTAATGATCACCGAGGGAATTAATTACAGCATAACGATTAATGATACACGTACAGGTAACCAGTATCAGCGGAAACTGGATCGTACCACCTGTGGAATAGTCAAAGCATA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A</text:p>
          </table:table-cell>
          <table:table-cell office:value-type="string" calcext:value-type="string">
            <text:p>Gene regulation</text:p>
          </table:table-cell>
          <table:table-cell office:value-type="string" calcext:value-type="string">
            <text:p>P43459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17176-18000 Escherichia coli O127:H6 str. E2348/69 plasmid pMAR2, complete sequence</text:p>
          </table:table-cell>
          <table:table-cell office:value-type="string" calcext:value-type="string">
            <text:p>ATGCTTACATCTAAAAAAGAAATGCAGAGTTCTGAAAATAAACAAGAGGAGAATTTAGCGTTATTGTTAACTAATTACATTTCATATCAGAATATAGTTATATTTACGGGGGGGAATCAGTTTAAGATAAGAAACAAGAAAGAATTCACCGAATACACAATAGAATCCAACTCCTTGTTTTTTTTAGCAAAAAACACTCATTGGGACATGGAAATTGTCGGAATCGATAATAGTAATCCGTACAGAAAAATTATAATTGATGATGCATTAATTAAGTTGCTGCATTCAATATCATCTGATGACTCTTGTTATGTAAAAAAAAAAATATTTACTGCGAACCTCAATGAAATGCAATTGAATATAGTTTCCAATATAATTACAGACATAAAATACTCAGGCAACAACAAAAAAATATTTAAAATATTGTATTTATTATCTTTTTTTAATGATTATAATGATATAGTTAATGTCATCCTTAGTGCTTCATCTAAGAGCATCGTAGACAGGGTTATAAAAGTAATTGAGTTGGATATATCCAAAAACTGGAAACTAGGCGATGTCAGTAGTTCAATGTTTATGAGTGATTCTTGTCTGAGAAAACAATTAAACAAAGAGAACTTAACCTTTAAAAAAATCATGTTAGATATAAAAATGAAACATGCTTCTTTATTTTTAAGAACTACTGATAAAAACATAGATGAAATATCTTGTTTGGTTGGGTTTAATTCCACATCATATTTTATTAAGGTATTTAAGGAATATTACAACACAACACCAAAAAAATATAATGGCGTTTATTCTATTACACAAGGAACATTGCCATA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ngS</text:p>
          </table:table-cell>
          <table:table-cell office:value-type="string" calcext:value-type="string">
            <text:p>Gene regulation</text:p>
          </table:table-cell>
          <table:table-cell office:value-type="string" calcext:value-type="string">
            <text:p>D7GKK8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c39783-38887 Escherichia coli ETEC 1392/75 plasmid p557, complete sequence</text:p>
          </table:table-cell>
          <table:table-cell office:value-type="string" calcext:value-type="string">
            <text:p>ATGAGTGGTTATTCGTTAAAAACGATTAATGGAAATAGCATCATAAAAAAAACGGATGGACAGAACATCCGTATTTCATTTTTTAATGGCGAGGGTATTCCGGAAGATGTTAACGTTTCCAACGTTTATGTTGCCGCTTTCACACTTGTCTGCCTGCATCACGGGCATGTAACCATCACTGATGAGCGAGGGCGAACAATACATTGTGTTGCACCGGGGTTGATGGTGCTTGAACGAAATCAGTTGATAAATATCACGATGCAGGAAGTGGATGGTCATCTTTCCTTTGATGTACTGGATATCCCTCATGAGTTATTAACCATCGCACATGAATTGCTTATTGAAAAACTCCAGACAGAGCATCAGCCTGGAGAACATCCTTTCAGGATTGTTTACAGCAATGATTTCGCAGCAAGAAAAGAAGTGTTTGATTTGCTTAGATTTACATTGTCGCAGGAAAAAAAAGGCATCTTCGAAAATGAGGAAAAAGAAAATATAGCGACATATGCTTTATTGCTGTTGCTCTCAGGCTTTATTCATGACACCGCTTTTGCAGGTATAATCTCCCGTTCAGCAAAACTGAGCGTGAAATACAAAGTCTATAATCTGCTTTACACAGAGCCGGATAAACAGTGGAAACTGGATGATGTGTCCTCAGCTATTTTTATGAGTGCCTCCACTCTCAAAAGAAAACTGGCTACAGAAGGGACGACATTCAGTGAGCTTTATATCACCGCGAGAATGAACCTTGCCAGTAAGTTGCTCAGAACCGGTAAATACAGCGTTACCAATGTGGCAGTGTTATGTGGCTATGACAGCGTTTCGTATTTCATTGCCTGTTTTAAGAGGCAGTTTAACATTACCCCCTCCGCCTTTATGAAATCAGTGAATCACTG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ngR</text:p>
          </table:table-cell>
          <table:table-cell office:value-type="string" calcext:value-type="string">
            <text:p>Gene regulation</text:p>
          </table:table-cell>
          <table:table-cell office:value-type="string" calcext:value-type="string">
            <text:p>D7GKK9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c40340-40035 Escherichia coli ETEC 1392/75 plasmid p557, complete sequence</text:p>
          </table:table-cell>
          <table:table-cell office:value-type="string" calcext:value-type="string">
            <text:p>ATGTGTCAAAATAATGCAAATTCTGTTTCAGAATACGTACGTTTAAATATCATGGTGAAAAAAGGCGAAGTATTACCCGGAACCATAGAAGGAGAGCATTTCTGGCTTCTTATGGAAATATTGCCAATTCACAGTAAAAAAATCATTAATGCCATGCGTGATCATCTCGTTTTCGGTATATCACGTAAAGAAGTCTGTGAAAAATACAGTGTCAATAATGGTTACCTGAGTATCAGTATTGCAAAGCTAAATTACACCCATCAGATTGTCAGAAACATGATTCATTATTACAAGGACAGGCAATG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pF</text:p>
          </table:table-cell>
          <table:table-cell office:value-type="string" calcext:value-type="string">
            <text:p>Retraction ATPase</text:p>
          </table:table-cell>
          <table:table-cell office:value-type="string" calcext:value-type="string">
            <text:p>B7UTD8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9680-10675 Escherichia coli O127:H6 str. E2348/69 plasmid pMAR2, complete sequence</text:p>
          </table:table-cell>
          <table:table-cell office:value-type="string" calcext:value-type="string">
            <text:p>ATGCAGCAAGATTCTGATTTTTTTCTTCGGTGTGATATCATGAATATTATTAATGAGCTCAACTTTGCAGATTTACTGATCTCAAAGGATTCATATAATTTCCGTTTTCTAGAAGGGCAACCATATCCAATATGTAATGTGCCGGATAATTATAATGCAGAAGTGCAGGAGATGGTGCAAGAACTTGAGTGTATCCGGGAAGCAAAGGGAAATGAATTTTTTTATCTTCATCTTGGGGTACCTTATCGAGTTGCGGTTGTGCAAACAATCACTGGTTCAGGTTTTTTCTTACGTAAACTGAAACTGCCGGTACCATCACTCGATAGCCTCGGGTTTTCCGAACCATTCCTGAATACATTAAAATTGATGGGGAAGAAAAGAGGTTTGCTTTTAGTTAGTGGAGCTACAGGCTCTGGCAAGTCCACAACAATCTATGCTTTGCTGACATATTATGTTCAGAAATACGGTGATATTGCTATTTCAATTGAAGATCCACCGGAAGTTCCTGTTCAGGGAAATTATGGTGATAATCAGGAAGGCGTCTGGTTTCAGATGGATGCACGTGAGCTTGGGGGATATGAAAATGCAATGATTTCAGCGATGCGTTATAATCCAAGATATATTTTCCTGGGTGAGATTCGTAGCGCTAAAACAGCGAAAGAGGCCATTCGGGCTGCAGTCAATGGGCATCTTGTAGTTTCAACAATACACGGAAGCTCTGTTCAGGGGGCTATTTATGCCTTACAGCAGATAGCTTCTGCTGAGGGAGAAGCAGATCTTGTTCGCAGCATCATTGCTGACGGGCTGTTAGGTATAGTTCATCAGGAGTTACGTTTTACAGAAAACGGACAGCGGTCACTCAGTGCAAACATTTTATGCAACGATGGCTCTGCATCTATTTCTTCAAAAATAAGAAGCGGTAAACTGGAGCTTTTGAGTAGTGAAATTGAGCAACAACGAATTATGTTGAGCCATGGAAAAAACCTGATTAGCTA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ggR</text:p>
          </table:table-cell>
          <table:table-cell office:value-type="string" calcext:value-type="string">
            <text:p>Retraction ATPase</text:p>
          </table:table-cell>
          <table:table-cell office:value-type="string" calcext:value-type="string">
            <text:p>C6UT57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254791136:c3895709-3894729 Escherichia coli O157:H7 str. TW14359 chromosome, complete genome</text:p>
          </table:table-cell>
          <table:table-cell office:value-type="string" calcext:value-type="string">
            <text:p>ATGAATATGGAAGAAATTGTGGCCCTTAGTGTAAAGCATAACGTCTCGGATCTACACCTGTGCAGCGCCTGGCCCGCACGATGGCGCATTCGCGGGCTAATGGAAGCTGCGCCGTTTGATGCGCCGGACGTCGAAGAGCTACTGCGGGAGTGGCTGGATGACGATCAGCGGGCAATATTGCTGGAGAATGGTCAGCTGGATTTTGCCGTGTCGCTGACGGAAAACCAGCGATTGCGTGGCAGCGCATTCGCGCAACGGCATGGCATTTCGCTGGCGTTACGGCTGTTACCTTCGCACTGCCCGCAGCTCGAACAGCTTGGCACACCACCGATATTGCCGGAGTTACTCAAGAGCGAGAATGGCTTGATTCTGGTGACGGGGGCGACGGGGAGTGGCAAATCTACCACGCTGGCGGCGATGGTTGGTTATCTCAATCAACATGCTGATGCGCATATTCTGACGCTGGAAGATCCTGTGGAATATCTCTATGCCAGCCAGCGATGTTTGATCCAGCAGCGGGAAATCGGTTTGCATTGTATGACGTTCGCATCGGGATTGCGGGCCGCATTGCGGGAAGATCCTGATGTGATTTTGCTCGGAGAGCTGCGTGACAGCGAGACAATCCGTCTGGCGCTGACGGCGGCAGAAACCGGGCATCTGGTGCTGGCAACCTTACATACACGTGGTGCCGCGCAGGCAGTTGAGCGACTTGTGGATTCATTTCCGGCGCAGGAAAAAGACCCCGTGCGTAATCAACTGGCAGGTAGTTTACGGGCAGTGCTGTCACAAAAGCTGGAAGTGGATAAACAGGAAGGACGCGTGGCGCTATTTGAATTGCTGATTAACACACCTGCGGTGGGGAATTTGATTCGCGAAGGGAAAACCCACCAGTTACCGCATGTTATTCAAACTGGGCAACAGGTGGGGATGATAACGTTTCAGCAGAGTTATCAGCAGCGGGTGGGGGAAGGGCGTTTGTG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pG</text:p>
          </table:table-cell>
          <table:table-cell office:value-type="string" calcext:value-type="string">
            <text:p>Outer membrane protein, forms complex with secretin</text:p>
          </table:table-cell>
          <table:table-cell office:value-type="string" calcext:value-type="string">
            <text:p>B7UTD2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3274-3675 Escherichia coli O127:H6 str. E2348/69 plasmid pMAR2, complete sequence</text:p>
          </table:table-cell>
          <table:table-cell office:value-type="string" calcext:value-type="string">
            <text:p>GTGAGGACAGTAATCCTTTTTTTTTGTCTTTTGGTATCCTGTTTTACTCAGGCACAGGAAAGTGCAAATAAAAACGAGAAACTTTTTTCAGGGGACACAACGTCTGTTGCACTGCAGGCAAGTGAAAGAACAATTAAAAATGCCAAAGCTGACTGGTCTGTAATAAAAGGACAGACTTTATATGGCGTTCTTTCCGACTGGGCGCAACAGAGCGGATGGACTGTATTATGGCATGCAAATTATAACTATACTTTAAATGCATCTGCAGTGTTTAAGGATATGTCGCTGGATGATGCAGTAAAGAAACTACTAGAATCGATGGGAAATGTGTCACCCAGGGTCTTTATTAAATTTTATAACGGGAATCATGTCATTCTCGTTACACAATCACCCGAAGGATA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ngC</text:p>
          </table:table-cell>
          <table:table-cell office:value-type="string" calcext:value-type="string">
            <text:p>Outer membrane protein, forms complex with secretin</text:p>
          </table:table-cell>
          <table:table-cell office:value-type="string" calcext:value-type="string">
            <text:p>D7GKK4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c35769-35356 Escherichia coli ETEC 1392/75 plasmid p557, complete sequence</text:p>
          </table:table-cell>
          <table:table-cell office:value-type="string" calcext:value-type="string">
            <text:p>ATGAGAGCAAAATGGGGTGTTTTTTTCTTCCTTAGTATTCTTTCTTCGAGTGCACTGGCATCTCCTGTAGCAAGCACTGATAAACCCAGGAGTCCATTCAGTGTTGATCGTCAACCAGCAGCCGATAGTGTGGAAGAACGAGCTAATATTAGTACCAATAGAATTTTATATTCGCTTACTCTTAATGAAAGCTCGCTTCTCAGTCAGGAAGTAAAAAACTGGGCTCAGAAGCAGGGTTATAAGCTTCTGTGGAAAAGTGATAAAGATTATATTATATATAAAAATGTAAACTTAAGCGGACAGTCCAATGAAGATATTTTAAGGTCTTTGGGGGAGCTGTTTTCTTCAGAACAATATGGGTTAGTTGTTAAATTATACGCCGGAAACAACGTACTGGTTATCGACTCTCAATG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pU</text:p>
          </table:table-cell>
          <table:table-cell office:value-type="string" calcext:value-type="string">
            <text:p>Soluble protein essential for pilus biogenesis</text:p>
          </table:table-cell>
          <table:table-cell office:value-type="string" calcext:value-type="string">
            <text:p>B7UTD5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6523-7017 Escherichia coli O127:H6 str. E2348/69 plasmid pMAR2, complete sequence</text:p>
          </table:table-cell>
          <table:table-cell office:value-type="string" calcext:value-type="string">
            <text:p>GTGTTTTTTGGGGGAGAGCTTAGTTTGAAAAAAATATTGTTTACTTTTTTGTTTGTCGTTTCTTCAGTCGTGAATGCTGAGGTCAATACAAGTGTTGATGTTTCCGGTAAGAATGACTCTAGAAAAGAAGAAAATAAATTGCCTGATGTTGATTTAGAAAAGTATAAAGATGAATTGCTTTCCTATCAGGAACTTCAGCGTAAGAATATGATGCTTAAATTACAGTCTGAAAATCAGAAACTGGAGAGTGAAATAAAAAAAAGTGGATCATTTATCTCATATGATACAAATGAAAACACGATATACTTAATGTCTATAATGACAACTCCTAAAAAAGGATTATGTGCAACCATATTTAATGGGGCTATAAGCAGAGTCTGTAAGGGCGATATCATTAACGAACATTCTGTGGTGAGTGACATTACCGGTAATTATGTGGAGATCAGGAGTATTAATAACATATCCGATCCCGTGCAGAAAATTTTTCTGAGATA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ngG</text:p>
          </table:table-cell>
          <table:table-cell office:value-type="string" calcext:value-type="string">
            <text:p>Soluble protein essential for pilus biogenesis</text:p>
          </table:table-cell>
          <table:table-cell office:value-type="string" calcext:value-type="string">
            <text:p>D7GKK0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c32501-32016 Escherichia coli ETEC 1392/75 plasmid p557, complete sequence</text:p>
          </table:table-cell>
          <table:table-cell office:value-type="string" calcext:value-type="string">
            <text:p>ATGTGCAATTTAAAGTTATGCTCAGTATTTTGTTTTGCAATTTCAGGTGTAATAATTTGCAGTAATGCATCGGCCCAGGAGTCGCAGGATAAGTCCGAAAAGGTAACTCCGGCTCAGGAACAGATTGTGCGTATGCTTGAAGAAGATTTAAATTTTGAATCTCAGCGGAAGCAATTGAGCAATGAACTGGCACTGGAAAAGTTACGTCTTGAATTAAATAAACTCAAGGCAGAAAATCAGCCTGTAGTTCAGTTTACACCATCTCCCGCTGATGAAAAGAAGAGTGAGTTATCATCAGTAAAGCTGGCCTCACCTCCGGCTATTGTACTTGTGTCCGAAGTGGCTGGTTTGTCCCGAATCCTCGTAAAGGACGGGGAAAGTATAAAATTGCGTAAGCCCTCAGAGATTTTTACCGCGATTAATGGAAACAAATACAGATTAGTTTCTCTGGGTAATCAGAAATACACGCTGAAGGATGTGCAATA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pH</text:p>
          </table:table-cell>
          <table:table-cell office:value-type="string" calcext:value-type="string">
            <text:p>Putative lytic transglycosylase</text:p>
          </table:table-cell>
          <table:table-cell office:value-type="string" calcext:value-type="string">
            <text:p>B7UTE0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11413-11859 Escherichia coli O127:H6 str. E2348/69 plasmid pMAR2, complete sequence</text:p>
          </table:table-cell>
          <table:table-cell office:value-type="string" calcext:value-type="string">
            <text:p>ATGTTTAGTTTATCATTAATTACAGGTGTTGCAGCATGTGTTCTCAATGCCAGTTCTGTGAATAATATTGAGCCTGCACTATTACTGTCAGTTATGACCGTCGAAGGTGGTAAACCTGGTAGTATATCCATTAATAAGAATGGAAGCCATGATTTAGGTATTATGCAGATAAATACCCATGCATGGTTAAAACTTATCAGTAAGAGTTTTTTTAACGGAGATGAGAGGTCTGCTTATGCCAAACTTAAGGATGATGCATGTTTTAACATATCAGTAGGGGCCTGGATCCTCCGCAGATCTATTATATTCGAGGGTGGTAATTTATGGGAAGGTGTGGGCCGATATCATTCGGCCACACCAGAGTATAAATATAGATATATAGATAAAGTAAAGAATGTCTATGGTCAAATAACATACAGCCAATCAATACATCAAAGGAATATGTA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ngT</text:p>
          </table:table-cell>
          <table:table-cell office:value-type="string" calcext:value-type="string">
            <text:p>Putative lytic transglycosylase</text:p>
          </table:table-cell>
          <table:table-cell office:value-type="string" calcext:value-type="string">
            <text:p>D7GKK7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c38873-38430 Escherichia coli ETEC 1392/75 plasmid p557, complete sequence</text:p>
          </table:table-cell>
          <table:table-cell office:value-type="string" calcext:value-type="string">
            <text:p>ATGCGTATAAAAATTATTATTCCTCTGTTTTTTTTATTTGTCTGCAGAACCGTTTCTGCAGACTGTTTTGAGCAGGCCGGGTATGACAGTAATATAGACCCCGATTTGTTAAGAGCCATTGCAAAAGTGGAGTCAAATTTTAATCATCTGGCAATCGGTAAAAATCCGGTAAGAGGATTTGGTGTGGGACTTATGCAGATAGACTCGCAGAACTTTGCTCATTTGAGAAAGTTTAATATTTCGCCAGAAATGCTGCTGGATGCCTGCATCAATGTTTATGCCGGTGCCTATTTTCTCCGACTGGCCGTAAACAGAATGGGCAATAACTGGGATGCTGTGGGAGCCTACAATGCCGGCTTTTCCAGAAAGCCACAACAGATAAAACGACGCTATCAGTATGCGTCAAAAGTTCGTCTGCATTACCGTGATCTGAAGAAAAAGTA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2854</text:p>
          </table:table-cell>
          <table:table-cell office:value-type="string" calcext:value-type="string">
            <text:p>Putative lytic transglycosylase</text:p>
          </table:table-cell>
          <table:table-cell office:value-type="string" calcext:value-type="string">
            <text:p>C9QZQ7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556503834:2993939-2994441 Escherichia coli str. K-12 substr. MG1655, complete genome</text:p>
          </table:table-cell>
          <table:table-cell office:value-type="string" calcext:value-type="string">
            <text:p>ATGCGCTCACCAAAAGTTAAATTCTTAACCATCTTCACGTTTTGTATATTTATTACAAAAATGTCTTTCGCCAGCAACTCTTGCTCTAATGAAGCAGGAACAATGTTCAGAATCGAACCAAATTTAATTAAAGCTATCGCTCTTGTTGAAAGCAATCTAAAAAAGGATAGCATAGGCAAGAACAGAGATAAGAATAACAATATAAAGAGTTTAGATTATTGGTTAATGCAGATAAACCAGATGCATATTCCCCTGTTAAAAAAACGTGGAATAATAAAAGATGAACGAGATTTGTTAGATAACCCTTGTCTGAACATTAAAATAGGAACCGAGATTTTATATAACCATTTTTCACGTTGTGGAGTAACGTGGCAATGCCTGGGGACTTATAATGCGGGTTTTGCAATGGATAACCAAAAAAAGAGACAGCAATATGCCCCAAAATATATATTGTATATACCAGGCTTAATGAACTAGACAATCGTAAGGCTTCAGCAAAATG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pL</text:p>
          </table:table-cell>
          <table:table-cell office:value-type="string" calcext:value-type="string">
            <text:p>Bitopic inner-membrane protein</text:p>
          </table:table-cell>
          <table:table-cell office:value-type="string" calcext:value-type="string">
            <text:p>B7UTE4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13454-13903 Escherichia coli O127:H6 str. E2348/69 plasmid pMAR2, complete sequence</text:p>
          </table:table-cell>
          <table:table-cell office:value-type="string" calcext:value-type="string">
            <text:p>ATGTTATTCTTCTGGTGTGGTTTTTTTTCATTAATTGTATCCATTTTAAATATTTCCATGGGTTATAATGATCGCCTATTCCTCGATGAACAAAACCGAATTATTAAAGAAAATATATATGTGGATTATCTTACTGTTAATGCTGCTGTCTTGTCTGAAATTTGCACAACAGATGCAGGCAAGTGCAAGGATAAAACGAGTATTCTGTCGGACGAGCTTTCAGAATCGCTGAAAGATAAATTGTCTGGATATGATAATAGCATTACACCTGAATTTTGTATTAACCATGGGAAGGTTATAGTCTATACAACTTATCATTTTAATATTAGCCGTTATAAAGACAGCTCATTGTTCAACCTTTCAGACGTGCCGAATAGCGACAGATTAGCTTGTTCAATAAATGATAATTCTGGTATTGCTATTATCAAAACATTCAACAAAACGGGATA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ngF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D7GKK1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c33316-32489 Escherichia coli ETEC 1392/75 plasmid p557, complete sequence</text:p>
          </table:table-cell>
          <table:table-cell office:value-type="string" calcext:value-type="string">
            <text:p>ATGAATTTATCTAATTTTGACTGGAAAACCTATCTTGCAAAAATACAGAGACAGTCATACCTTGCTATTGGGGGGGCAATATTTGTATTCTTTTGTATTTGTGCAGGAGGCGTTTGGTACTTTTATGAACAAAAGGAGTCTGCTAAGGAAGTTGAGAAGAAGCGGCAAGAGCAGGAACTGGCAAATAAAATAAAAAGTATTAATGATTATTATGCTGACATTTTAAGTGGTTCTTCAACAACTAAAGCAATAGATATTTTTTTGGCTATTAACCAGAGTAGTGTACCTCTCTCATTATCTGGTTTTAATCTTGATTTATATTCTTGTGATGTGAACAGTTGTACTTTTAGCTACAGCACAACAAATGAGAAAATATTCAATATCCAGGAAGTTAATTTTTTAGGTGAATACTATAAAGCTAATATTTCAGAGAAAGGGCTAGAATATCAGATAAGTCAATCATCACTGGCAGATAATGATTTACGAGAAAAATATAATTCCATGGAAGATATCCCTGTTGCTGATTGTAGTGAGTTGGTCAACTATGTACATTCCTTTAACTCTCTTACATCCGATAGTAAAGGAAAAATTGTACTTTCCGGTTATCCCGACTCAAGCATCAGTTCTGTAGAAGATGTGCTTCCAGAGATAAAAAAGAAATATGGGTTTAAAAATGTACAATGGAGTACAACATTACCTAATGATATTCTTAGTGTAACATCTTTCCTGAGTCGTCAGGCTTATAAAGAGTCTTTTCGTGTAAATAAAATTGAAAAAAAACAGTCTTCCGAAATTGAAATTTCAGGGAATTTATTATGTGCAATTTA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ngJ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D7GKJ7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c29460-28339 Escherichia coli ETEC 1392/75 plasmid p557, complete sequence</text:p>
          </table:table-cell>
          <table:table-cell office:value-type="string" calcext:value-type="string">
            <text:p>ATGAAAACTAGATTCAAATATGGACTATTAGCTGCAGCTATATTCTATTCACTACCGGGGATGGCATCTACAACCTCCTCTGAAGGAGGTGCATTTACAGTTAAGATGGCAAAATCTTCTACTGTAGATGATATCAAGGGATGCCCGACACTGGAAACCCCGCTGAAGCTGACTTTTACCGAAGATATGATTCCAATTAAAGCAGAGAATTCTAGCATCTATTCTTATTATGATGGGTGGCTTGGTGTCGGTGTCGGTAATAATAGAGACACCCCGTATCCATGGCAGGATCTATTAGGTAATACCCGATATACAGCTAAAAATCATGAAATCCATATTTATGTAGAGTTTTTTAAGGAGCCTGTAAACCGTTTTTCTGATAAAGGGGGTATTTTTACATATACAGATCCAAACGGAATAATGTATTCTAATGGCGAATATCCTTGGCAGCAGGTACCTGAATTAGGAAAGAATGTTTATAAAGCTGTTATCACTCAATGGAATAAAGGTGAAACCAAGAATATTTATTTGCCTGGCCGTGATTTTAAAAATGTAGAGGTTTTTTACTTCCAGGATAATGTTCCTTACTGGGATGACAGAAACAATTATAAAAAAATGAAAGAAAGGCTTTCGAAGCTGAAATCAGAATATACTCAATCTGAAATTCAAACAAAGTTGCCGTCCCAAGAAGAGTCTACCACTGGTGATTACGCACCTAAACCTGGTGACACTGTTCGCACGGCAGAGGCTCTATATCTGTATCAAAAACTAACTCGAGCCAGTGTGAATGAGTCGAAAATTAACTTCGAACAGATAAGAGGACAGTTTAACAATTTAAGAAATACCTGGTGGACACAAGAACTAATTTTATTTGGAGGTCAAGGCAAAGAAAATTTACGAAATAAAATAGAACTTAATCAGAATAATTACGTGATGAAAGATACAGGTGTTTTTGATAAGGCTTTAAAAATTGAAAGTATTGATTTGAAACTGATGGAGAATAAAAGAGTTGGCTCGAGATTTAGTGGGCCTAATGGACTTAAAGGCACTTATATTGCGAGTTATGACAGAACGGATTTTTCTATGACACCAGAAAATATCAAAGCTTGCGGTCTTGATTA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f16</text:p>
          </table:table-cell>
          <table:table-cell office:value-type="string" calcext:value-type="string">
            <text:p>Basal body ruler</text:p>
          </table:table-cell>
          <table:table-cell office:value-type="string" calcext:value-type="string">
            <text:p>C6UYM3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office:value-type="string" calcext:value-type="string">
            <text:p>kulasekara_analysis_2009</text:p>
          </table:table-cell>
          <table:table-cell office:value-type="string" calcext:value-type="string">
            <text:p>&gt;gi|254791136:c4664466-4664050 Escherichia coli O157:H7 str. TW14359 chromosome, complete genome</text:p>
          </table:table-cell>
          <table:table-cell office:value-type="string" calcext:value-type="string">
            <text:p>TTGACTAGAGTTTCTCTAAAAAGAAATTTGATAGAGCCTGTTTCTTTTCGGCCATCAGATGATTGGCCGCAAGGAGAAGAAAGTTTTAATGATATTTTTTATCATATAAAAAAAAGATCGCCTGATACGTTGTTCATACGAATGGCTTCTTTATGGAAGAGATTGTTTTACTCCTCGGGCCGAAGACGACGCTACTTTGAAGAAGGGGAGCACTCGTTTAGTATTCTTTGTGGAAGATTACGAGGAATTGTTTTAACAATTAAATGTAGTAACGGAATCATTTATCTGTCTATTAAAGTAAGCCCAAATAATAGAAATCATGTTTTTTTATATCATAAAAAAGACTATGTTTTCGATAAGTTAAAAGAAATCTTTCCTGATGAAGCCATTGAGTTCACAATTGAATATGAAAATTA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f15</text:p>
          </table:table-cell>
          <table:table-cell office:value-type="string" calcext:value-type="string">
            <text:p>Export aparatus central stalk</text:p>
          </table:table-cell>
          <table:table-cell office:value-type="string" calcext:value-type="string">
            <text:p>C6UYM4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office:value-type="string" calcext:value-type="string">
            <text:p>kulasekara_analysis_2009</text:p>
          </table:table-cell>
          <table:table-cell office:value-type="string" calcext:value-type="string">
            <text:p>&gt;gi|254791136:c4664836-4664459 Escherichia coli O157:H7 str. TW14359 chromosome, complete genome</text:p>
          </table:table-cell>
          <table:table-cell office:value-type="string" calcext:value-type="string">
            <text:p>ATGTTGGACAGAATTTTATCTATTCGTAAAAGCAGAGCGAACCGATTGAGAGAATCAATGGCTAAGATTAACTCTCAGATAAAAGAGGTGGATGGTAAACTCGATGACTGCGAGCAATCCATTAAAGAGTCGATTGCCTCTAAGCAGGCATATTGTGCATCGCTGGTGAATTTGGATAAAGTGTCGTTGTATAAATATCAGATTAAAAACAATGCATTTGATGAGCAAAAGCAGCGATTGTATGAGAAAAAATCTTCACTTTCGAAGGAAAAGCGTTCATTGCTAGATTCACAAAAACGAACAAAAGAGAATCTGCAACATGTTAATAAATCAGTAGAAAAATTATCTTTTGCCATAAAGGAACATTACTTTGACTA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cL</text:p>
          </table:table-cell>
          <table:table-cell office:value-type="string" calcext:value-type="string">
            <text:p>Export aparatus peripheral stalk</text:p>
          </table:table-cell>
          <table:table-cell office:value-type="string" calcext:value-type="string">
            <text:p>C6UYP1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office:value-type="string" calcext:value-type="string">
            <text:p>kulasekara_analysis_2009</text:p>
          </table:table-cell>
          <table:table-cell office:value-type="string" calcext:value-type="string">
            <text:p>&gt;gi|254791136:c4677749-4677135 Escherichia coli O157:H7 str. TW14359 chromosome, complete genome</text:p>
          </table:table-cell>
          <table:table-cell office:value-type="string" calcext:value-type="string">
            <text:p>GTGCTTACAGAAGATATCATACCAGAGGATAAGTTACAGGAAATTATTCAATCTGATGATATTATCAAACTGGCTCGAAAAAAAACATATGAACATTTACTGAGGGCGAGGAGGAAATCGAAAGAATTAAAGACAGAATCCAGAAAAAAAATTGCCAGAAAAATGATTCTAATGAGAGAAAGGATTCGAAAAAATAATAAAATAAAATTAGATAAAGAGGTTAACCAATCGATAAAATGGGTTAAAGATATCCAGGCTATCGAGTTGGTCTTAATGCAGGACATAATGAATAAGATTCATTTGTCACTGACTAATGCATTACATTCTTTAGATACATCATCAAGAATTAATTGGGATGATTTACTTAATGAAGTTGTAAGGGAAACTCTATCTAATAACAATATTGTCGGAGCTATTAAGATCACTAAAAACCCAGACATTAAACTTGATCCTGGCGAGGCCAACAATATACAGCTTATTAATGATGCAAACACACCGCATAATAAAATTATAATAGAAAATGAATATATTAGAATAACTTTAGACCCATTAGAGCAAATAAGTATTTTATTGAATTCATTTAAAGATAATTATCTTAGCATTATTCAGGAATG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f4</text:p>
          </table:table-cell>
          <table:table-cell office:value-type="string" calcext:value-type="string">
            <text:p>Export aparatus C-ring</text:p>
          </table:table-cell>
          <table:table-cell office:value-type="string" calcext:value-type="string">
            <text:p>C6UYP2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office:value-type="string" calcext:value-type="string">
            <text:p>kulasekara_analysis_2009</text:p>
          </table:table-cell>
          <table:table-cell office:value-type="string" calcext:value-type="string">
            <text:p>&gt;gi|254791136:c4678374-4677775 Escherichia coli O157:H7 str. TW14359 chromosome, complete genome</text:p>
          </table:table-cell>
          <table:table-cell office:value-type="string" calcext:value-type="string">
            <text:p>ATGACAATTTTTAATAAAATAGACTATAACTATTATAAATTAATTAATTATCCAATCATGATGGTTCATGATGAATGGCTAGGTGATTTAACCGGTGTCAATCAGGTCAGTTTTCGGCGTTTAAGAGAAACTAGTTCTACTCGTAATCAACTCAATAAGATATTGCGTCAGGAAATACATGATAAAATTTCTGGTGTGGAATTATCTGACATAAATAAGGAAGGTTTTTTATATCAGTCAATTGGGAAAATAAGATTGCTTGCTCTAAGTAGTGCATTATTTGACATTCAATGCCCTGATTATATTTTCTCACGATTATATCGAGAAACTCTGATTAGAGAGATAGGATATCAAAATGTGAAGCAGTTATCATTCTATTGGCAGGGAGGGCAATGTAAACCAGAATATGGTGAAGAACGGTTTTGTGCTGAGTTAATAAAATACGGTGCAGGAAATTTGGAGTGGCTATTTGCTGATAATCCTTTATGGACCATAGTCAAATATCTTTTGCCGAAAAGTGGAGAAATAAAACCAACTCATATTAATGATTTATTTCTTAACAGACTTAATAAAATTTTATTGCCTTATGAAACTTTATG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prI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Q8X2T4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15829254:c3720526-3720287 Escherichia coli O157:H7 str. Sakai chromosome, complete genome</text:p>
          </table:table-cell>
          <table:table-cell office:value-type="string" calcext:value-type="string">
            <text:p>ATGGCAGATTGGAATGGTTATATTATGGACATCAGCAAACAATTTGATCAGGGCGTTGATGATCTGAACCAGCAAGTTGAAAAAGCGTTGGAGGATTTAGCAACCAATCCTTCCGACCCGAAATTCCTTGCCGAATATCAAAGTGCATTAGCTGAGTATACATTATATCGAAATGCGCAATCTAACGTTGTAAAAGCGTATAAAGATCTTGATTCGGCAATCATACAAAACTTCCGCTA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ivJ</text:p>
          </table:table-cell>
          <table:table-cell office:value-type="string" calcext:value-type="string">
            <text:p>Basal body ruler</text:p>
          </table:table-cell>
          <table:table-cell office:value-type="string" calcext:value-type="string">
            <text:p>Q7AB23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15829254:c3727223-3726606 Escherichia coli O157:H7 str. Sakai chromosome, complete genome</text:p>
          </table:table-cell>
          <table:table-cell office:value-type="string" calcext:value-type="string">
            <text:p>TTGCAAACAAAAGGAGCCGAGCAATTTTCTACAAAGAAACTTCTCAATATGACTTCACGAGATCAGGGTATTAATTCTGAACTATCTAATCGAACGATACAATTTAAGGAAAAAATCCATAATGGTATCCATACAGAATACATCACAGATCAAAAACACAGTAATAATAAAGATCGTGAAAAAAAATACCGCGATGGAGACAAAATAAATGGACCGCAGGCCCATTCATTAGACATTACTAACGAAAGAAGGTTTGCTGATAACAGAACCATGTTTACTCAACATATCGAAAAGCAAAGGAATGTTAATACGCTCAATCAGAATGATATAAATAATTCTGCTAATAATGCCAATGTGCGCGAAAATGAATTGACATATCAGTTTCAGCGTTGGGGACAAAATCATACGGTCCGGATTCTGGAAAGTAGTGAAGGGATACGACTAAAACCATCAGACACACTTGTCTCCGACAGACTCCATGAAGCCCAACACAATGATGTTACAGCACAACGTTGGGTATTGACTGAGCAAGATGAACGACAAGGACAACGACATCAGCCTCATGAGGAGCAAGAAAATGAAGGCAAATTCGAAAACGATCAGAAGGATGAAAGTTA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ivG</text:p>
          </table:table-cell>
          <table:table-cell office:value-type="string" calcext:value-type="string">
            <text:p>Basal body outer membrane</text:p>
          </table:table-cell>
          <table:table-cell office:value-type="string" calcext:value-type="string">
            <text:p>Q8X6D6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15829254:c3734137-3732434 Escherichia coli O157:H7 str. Sakai chromosome, complete genome</text:p>
          </table:table-cell>
          <table:table-cell office:value-type="string" calcext:value-type="string">
            <text:p>ATGAAAATAAAATTACGCATTACTATTATATTAATTTCAGTCTTATGCATTTTTAATGGATTATTGACTCCTGGTGCATATGCCGCAGCAGCGAATGGATACGTAGCAAATAAAGAAAATCTACGTAGTTTTTTTGAAACGGTTTCATCATATGCGGGTAAGCCTACAATAGTTAGTAAGCTTGCCATGAAGAAACAGATCAGCGGAAATTTTGATTTAACAGAACCCTATGCCTTGATTGAACGCCTGTCGGCACAGATGGGGCTTATTTGGTATGATGATGGCAAAGCTATTTATATCTATGACTCATCAGAGATGCGTAATGCATTGATTAATCTGAGAAAGGTATCGACGAATGAGTTTAATAATTTCTTAAAAAAATCGGGTCTGTATAACTCTCGTTATGAAATTAAAGGGGACGGCAATGGTACTTTCTATGTATCGGGGCCACCGGTTTATGTTGACCTGGTCGTTAATGCTGCGAAATTAATGGAGCAAAACAGCGATGGCATTGAGATCGGTCGAAATAAAGTAGGAATAATTCATCTGGTCAACACATTCGTTAATGACCGGACTTATGAGTTACGTGGCGAAAAGATAGTTATTCCTGGCATGGCAAAAGTACTATCGACGTTGTTAAATAATAACATTAAGCAAAGCACAGGGGTGAACGTACTTTCTGAAATTTCAAGTCGTCAACAACTAAAAAACGTATCACGTATGCCTCCTTTTCCTGGGGCTGAAGAAGATGATGACCTACAAGTAGAGAAAATAATATCGACAGCAGGAGCGCCAGAGACTGACGATATACAAATTATTGCATATCCTGATACCAACAGTTTACTTGTTAAAGGAACAGTATCTCAGGTTGATTTTATCGAGAAGTTAGTAGCTACGCTTGATATTCCAAAGCGACACATTGAATTATCTTTATGGATAATAGATATTGATAAGACTGATCTAGAACAGCTAGGTGCTGACTGGTCGGGCACGATAAAAATTGGATCCAGCTTAAGTGCATCATTTAATAATTCAGGTTCAATTAGTACCCTTGATGGGACACAGTTTATTGCAACAATACAGGCACTTGCACAAAAAAGAAGAGCCGCCGTTGTTGCTCGTCCCGTCGTTTTAACACAAGAGAATATTCCTGCTATATTTGATAATAACCGCACTTTCTATACTAAATTAGTCGGCGAGCGTACTGCGGAATTGGATGAAGTAACCTATGGTACGATGATTAGCGTGCTACCACGATTTGCTGCGCGAAATCAAATTGAATTACTCTTGAATATTGAAGATGGAAATGAAATCAATTCCGACAAGACCAATGTTGATGATCTGCCTCAGGTTGGTAGAACACTTATAAGTACTATTGCACGCGTGCCCCAAGGGAAAAGTCTTTTGATTGGGGGATATACACGCGATACGAATACCTATGAAAGTCGCAAGATCCCAATATTAGGCAGCATTCCATTTATTGGTAAATTATTTGGTTATGAAGGAACAAATGCGAATAACATCGTTCGTGTCTTTCTTATTGAGCCAAGAGAGATCGATGAACGCATGATGAATAATGCGAATGAGGCTGCGGTTGATGCCAGAGCGATTACACAGCAAATGGCAAAAAATAAAGAAATCAACGATGAATTACTGCAGAAATGGATAAAAACTTACCTGAATCGTGAAGTCGTCGGAGGATA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prH</text:p>
          </table:table-cell>
          <table:table-cell office:value-type="string" calcext:value-type="string">
            <text:p>Basal body inner membrane</text:p>
          </table:table-cell>
          <table:table-cell office:value-type="string" calcext:value-type="string">
            <text:p>Q8X2T3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15829254:c3721274-3720540 Escherichia coli O157:H7 str. Sakai chromosome, complete genome</text:p>
          </table:table-cell>
          <table:table-cell office:value-type="string" calcext:value-type="string">
            <text:p>ATGCTTTTTTTTCTTTTTGTTATCATTTTCATTGCTTTTTATATTGTTAATGCCAGTAATGATCCGCAGCTGAGACATATCGATAAGATTCTTGTAAACAAAAACAGGAATTATGAAATTTTATATGGTAGAGATCATGTCATCTATATCAATACCAATAGTTTGGATGAAGCAGTCTGGGTCAAACAAGCACTGGAAAAAAATCAACCAGGAAAGCCAGTACGGGTGATAAATCCTGATGATGAATCGATACGAATTTTTTCATGGCTTGCTGATAATTTCCCTGATTTACAATATTTTAAACTTCAGCTATTAGATGCCAGTAATCCCAGACTGACCGTGAGTAAGCAACGGAATGCTATCACACAGCAACTAATCGACAATCTTATTAAAGGGTTACTACAAACTATGCCATATGCCAGCAATATAAGTATTGCGGTATTAGATGATAATGTATTGGAAAGTCAGGCTATTGAAACATTGTCTGCAATAGGTCTTTCTTATGAAAAATATAAAACAGCTAACAATGTGTATTTCAATATCATTGGTACGTTAAGCGACAGTGAATTAAACAAAATAAATAACTATGTTGACGAATATTATAAACAATGGGGTAAACAATATGTAAGATTTAATGTGAATTTGAAAAATCAGGACACAAATAATAGTTCATTTAGCTACGGAGATAACCGATTCGAGAAGTCTCAAGGTAGCAAGTGGACATTTCAGGAATA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prK</text:p>
          </table:table-cell>
          <table:table-cell office:value-type="string" calcext:value-type="string">
            <text:p>Basal body inner membrane</text:p>
          </table:table-cell>
          <table:table-cell office:value-type="string" calcext:value-type="string">
            <text:p>Q8X6G6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15829254:c3719938-3719204 Escherichia coli O157:H7 str. Sakai chromosome, complete genome</text:p>
          </table:table-cell>
          <table:table-cell office:value-type="string" calcext:value-type="string">
            <text:p>ATGAAATATATATCATTATTATTGTTTATCCTGCTGTTGTGCGGCTGCAAGCAGCAGGAATTACTGAACCATCTTGATCAACAGCAAGCTAATGATGTCCTTGCTGTTTTACAAAGACATAATATTAATGCTGAAAAGAAGGATCAAGGCAAAACTGGATTCTCAATCTATGTTGAACCAACGGATTTTGCTTCTGCGGTGGATTGGCTAAAAATCTACAATCTCCCGGGTAAGCCTGATATTCAAATATCGCAGATGTTCCCTGCAGATGCACTCGTTTCATCTCCACGAGCGGAAAAAGCAAGGCTATATTCTGCTATTGAGCAGCGGTTAGAGCAATCTCTCAAAATTATGGATGGTATTGTTTCTTCGAGAGTACATGTTAGTTACGATGTTGATACTGGCGATAGTGGTAAAACTGCTTTACCAATTCATATTTCTGTACTTGCAGTATATGAAAAAGATATCAATCCAGAAATAAAAATAAATGACATAAAGAGATTTATTGTTAATAGTTTTGCAAGCGTACAATATGAGAATATTTCTGTTGTATTGTCAAAACGAAGAGACATTATTGAGCAAGCACCAACATATGAAATTAGCGAACCTGTTTTTGCTTATGATAAGGCTATGCCGGTTTCTATCTTACTTGCATTAATATCCGTAGCGACTTGCTGGCTGTTATGGAAGTATAGGGCCATTCTAACTAATTTAGTCAGGTTGAAAATTAAGTA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prJ</text:p>
          </table:table-cell>
          <table:table-cell office:value-type="string" calcext:value-type="string">
            <text:p>Basal body rod</text:p>
          </table:table-cell>
          <table:table-cell office:value-type="string" calcext:value-type="string">
            <text:p>Q8X6G5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15829254:c3720267-3719935 Escherichia coli O157:H7 str. Sakai chromosome, complete genome</text:p>
          </table:table-cell>
          <table:table-cell office:value-type="string" calcext:value-type="string">
            <text:p>ATGTCAGTAAGCAATATGCCACCTATTGATAGAGCTGAGCAATCAACTGCTCATGAAATACAGCAAGCGAAAGTGATTGATTTAAATGACCGGGTTCTCAATCTTGACAACCCGGATGATAAAATGATCTCCGCTTTTGCTAACTATGCTGTACAAACTGAAAATTGGCAGCAAAATGCGTTACAAGCATTAACGTCTGATAAAAAAGGATTAACTCCTGAAAAATTATTAGTCTTGCAGGATCATGTGCTTAATTATAATGTCGAGGTTTCATTGGTGGGAACATTAGCAAGAAAAATTGTCGCTGCAGTTGAGACGTTGACCCGCTCATG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ivE</text:p>
          </table:table-cell>
          <table:table-cell office:value-type="string" calcext:value-type="string">
            <text:p>Export apparatus gatekeeper</text:p>
          </table:table-cell>
          <table:table-cell office:value-type="string" calcext:value-type="string">
            <text:p>Q8X6D8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15829254:c3732429-3731284 Escherichia coli O157:H7 str. Sakai chromosome, complete genome</text:p>
          </table:table-cell>
          <table:table-cell office:value-type="string" calcext:value-type="string">
            <text:p>ATGGCGATTCATGTAGAGCATGTCGGTGTATTAGAAAGAGCCAGGGAAGTTTCTCGCTTAGAGGACATTATCACAGAAGATAATGAAGACATTGAAGCTGAAATGCCTAAAATGAGGGATGATCCCGCAGGTAAAGAAGCTCGGTTCTTACAAGCTACTGACGAGATGTCAGCAGCGTTAACGCAGTTTATGAAGAAAAAAATTTACGAAGAACAACTGGCCAATTTTCTGGACGGAGAAGAATATGTCCTGGAAGACCAGCCAATAGAAAAAACCGACAAAGTTATGGAGGCGCTTAAGGCTGCAACTACCCATGACTATGAAGTGTATAGCTTTGCTAAAAAATTATTCCCAGATGAAAGCGATCTGGTAGTTGTGTTACGTGCAATTTTACGTAAAAAACAAATATCAGAAAATGTCCGGCTAAACGCTGAAGCATTACTTAGAAAAGTTAATCAAGAGACTACTAAAAAATTCATTAATAGCGGAATTAACTCGGCATTAAAAGCAAAGTTATTTGGCCAGGCGCTGTCATTAAATCCAAAATTACTAAGGGCGAGTTATCGGCAATTTTTAATGGCAGAAGACGATGCTGTAGATACTTATGTCGAATGGATTGGTAGTTATGGCTATCAAAATAGAATGTTGGTGACAAAATTTATCAAAGAGACGCTTTTCTCAGATATAAATGCACTTGATGCGAGTTGTTCATCATTGGAATTTGGTATGTTTCTCAATAAGTTGTCACAACTATTGTCTCTTCAGTCGGCAGAGGCTTTATTTCTGAAAACTTTAATGAATAACCCAATAATTAAAAAATTTATCAGCGCAGAAGATTACTGGATATTTTTTCTGATATCGTTAATAAAATTTCCTGAGACTGCAGAGGAACTCCTGAACAATGCACTGGTGACCCTTCCCGCAGATGCTAATTATAAAGACAAAACGTTACTCCTGAAGGCGATTTACAGTGGATGTACAAATCTTCCATTTTCACTTTTTATTAATAATGAACAATTATTAGAGATTAGGGAGTGTTGTAAACAGGCAATAAAAGTAACATTTGCAGCAGAGCTCTTTGATACACAAAACTGTAACAAAAAACAAAATAAAAAACCATGGAAGAAGGTGATGTTCAATGTTTA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ivI</text:p>
          </table:table-cell>
          <table:table-cell office:value-type="string" calcext:value-type="string">
            <text:p>Export aparatus central stalk</text:p>
          </table:table-cell>
          <table:table-cell office:value-type="string" calcext:value-type="string">
            <text:p>Q8X6E4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15829254:c3727794-3727459 Escherichia coli O157:H7 str. Sakai chromosome, complete genome</text:p>
          </table:table-cell>
          <table:table-cell office:value-type="string" calcext:value-type="string">
            <text:p>ATGCAACTTAAAAACCTGCAGTCACTGTTAGATATGAAGGAGTTACTCGGCGAAGTTGTATTTCGCCAGGATATATTTTACTCGTTACGTAAAGTTACAGTCATTCAGCAGCAGATCGCTGAGATAAATCTTGAAAAGCAAAAAATAGCCGAGCGGCGAAAAATACTTAACAAGGAAATAGTTCAACAGCAAGCACAAAGAAAACACTGGTGGCTAAAAGGAGAAAAATACGACCGACTAAAAAAGCGCATCAAAAAACAACTTTTAAATCAGATGCTTTATCAAGACGAGCTTGAACAGGAGGAAAAATATAATGGACGAAGTCAAGAAAATTG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ivC</text:p>
          </table:table-cell>
          <table:table-cell office:value-type="string" calcext:value-type="string">
            <text:p>Export aparatus ATPase</text:p>
          </table:table-cell>
          <table:table-cell office:value-type="string" calcext:value-type="string">
            <text:p>C6USW6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kulasekara_analysis_2009</text:p>
          </table:table-cell>
          <table:table-cell office:value-type="string" calcext:value-type="string">
            <text:p>&gt;gi|254791136:c3788349-3787030 Escherichia coli O157:H7 str. TW14359 chromosome, complete genome</text:p>
          </table:table-cell>
          <table:table-cell office:value-type="string" calcext:value-type="string">
            <text:p>ATGTCTTGCGATATGGAGCATGCTGGTATGAAAAAATTAAAATTATTAAATAAATACAGCTACTTACATAGCATAAACGGCTCTCTGATTGAAGCAGAACTTGACGACGTTTCTGTGGGTGAAGTATGCGAAATTTATGCGAGCAGGCAAGCAAATGAACGTATAGCCAGGGCTCAGGTCGTTGGCTTTCGCAATGGGAAGACATTATTAAACCTTATAGGCAGCTCTGTGGGGCTTACACGTACTGCAGTTTTGAAACCAACGGGAGAGCAGTTAACCATACAGATCAGTGATGCCTTTCTTGGTTCGGTTTTGAATGCCTCTGGTCAAATTATGGAAAGGTTTGTCCCGGACACTCCAGGCGATAGGGGAAATTTACGCCTGATTGATGAACTGCCACCGTCGTATCAGGAACGTCGAGTTATTAATACACCACTTGAGACACGGATAAGAGTCATTGATGGCGTACTGACATGTGGCATTGGTCAACGTGTTGGGATTTTCGCCTCGGCTGGCTGTGGCAAAACGGTTTTAATGCATATGCTCGTAAACAATACTGAAGCTGATGTGTTTGTTATTGGCTTGATTGGCGAACGTGGTAGGGAAGTTACGGAATGCGCGGAATCGCTCAAAAAATCAGTAAATGCAGCGAAATGCGTATTGGTCTATGCCACCTCTGATTTTTCGTCAGTAGACCGGTGTAATGCCGCCCTGATGGCGACAACCGTGGCAGAGTATTTTCGAGATCGAGGAAAGAGAGTTGTACTTTTTATCGACTCAATGACGCGGTATGCACGAGCACTACGTGATATGAAACTGGCAGCGGGTGAACCACCTGCCAGACGTGGTTATCCTGCTTCTGTTTTTGACAGTTTGCCTCGCTTACTGGAGAGGCCGGGACCAACACTAAAAGGAAGTATTACCGAGTTTTATACCGTGTTACTGGAAGGGGAAGATGAATCAGACCCACTGGGTGACGAAATTCGCTCAATCCTTGATGGCCATATCTATCTAAGTCGCAAACTCGCGGGTCAAGGTCACTATCCGGCAATAGATGTTCTAAAAAGTGTGAGTCGAGTATTTGGTCAGGTCACTGATGAAAAACACAGAGATAATGCTGCACGGGTAAGGAAGAACCTCACAACTTTGGAAGATCTACAGGTGTTTATTGACTTAGGGGAATATCGCGCAGGGCAAAATGCTGAAAATGATTTTGCTATGAATGCCCGGCCTAAACTCACAAATTGGTTGAAACAGTCAGTTAATGAAAAAATGCCAATGAGTGAAACGCTAAAAGAGCTTGAACGAATTGTTAAGTA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ivA</text:p>
          </table:table-cell>
          <table:table-cell office:value-type="string" calcext:value-type="string">
            <text:p>Export aparatus gate</text:p>
          </table:table-cell>
          <table:table-cell office:value-type="string" calcext:value-type="string">
            <text:p>C6USW7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kulasekara_analysis_2009</text:p>
          </table:table-cell>
          <table:table-cell office:value-type="string" calcext:value-type="string">
            <text:p>&gt;gi|254791136:c3790414-3788354 Escherichia coli O157:H7 str. TW14359 chromosome, complete genome</text:p>
          </table:table-cell>
          <table:table-cell office:value-type="string" calcext:value-type="string">
            <text:p>ATGTTTAACAAAGTTTTGGTAGGGTTAAGGAGTCATCCAGAATTAATAATTCTTGGATTAATGGTGATGATTATCGCCATGCTCATAATTCCATTGCCCACCTATTTAATCGACTTTTTGATTGGGCTTAACTTAACATTGGCAATACTTGTATTTTTAGGATCATTCTATGTTGATAGGATCTTAAGCTTTTCTTCATTTCCATCAATCCTCCTTATCACAACGTTATTTCGTTTGGCGCTGGCGATCAGTACCAGTCGACTTATACTTCTTGAGGCGGATGCTGGAGAAATTATAACGAGTTTTGGTGAGTTCGTTATTGGAGATAGCCTGGTAGTTGGTTTTGTTATTTTCTCCATTGTTACTATTGTTCAGTTTATCGTGATTACTAAAGGTTCGGAACGTGTGGCTGAAGTTGCTGCCCGCTTTTCGCTTGACGGTATGCCAGGTAAACAAATGAGCATTGACGCCGATCTACGCGCCGGGATCATTGATGCAGATTTAGCAAAAGAACGTCGTAGTGTATTAGAACGAGAGAGCCAGTTGTATGGTTCCTTTGATGGTGCGATGAAATTTATCAAAGGTGATGCTATTGCAAACATTATTATTATCTTTGTTAATATTATCGGTGGGCTATCAGTAGGAGTAGGCCAAAATGGAATGGATTTCTCAACAGCGTTGACTGTCTACACAATTCTTACTGTCGGTGATGGTCTTGTTTCTCAAATTCCAGCTTTATTAATTGCTATTAGCGCAGGATTTATCGTTACGCGCGTAAATGGCGATAGTGATAATATGGGGCAAAATATAATGTCCCAGTTATTAAGTAATTCTTTTGTCATTGTTGTGACATGTGTCCTCGCGCTAAGTATTGGGTTGCTTCCAGGTTTTCCCCTTCTAGTGTTTTTATGTTTGGCAGTAATCTTAGGAATTTACTTTTACTTTAAATTCAAAAAGAAAGGGACTGAAGAAACGGTTGTTGAGGGAGATATTACCGTTGGGTTGGAACCCTATAATCAAGATGATGATATCTCATTAGGTATCATTAATAAACTTGATCAGGTTATTACCGAAACGGTACCCTTGGTCTTGATTATGAATAGTGTACAGGCTAAAAAATACACTGAAATCAATCTTGCTGATAGGATTCGTAGTCAGTTTTTTATTGAGTATGGTATCCGCATTCCCGGTATTGTCATTCGTGAGGGGGAAGGTCTTAATGATGAAGATGTCATATTAATGCTAAATGAAGTCAGAGCTTCACAATTTAAAATTTATCATGATCTTGTCTTGTTGGTTGAATATTCAGATGAAGTGGTTTCGACTTTGATCAAGAAACCTGTCATTGTAAATAGTAATGGTGAACAATATTATTGGGTTACGAAAAGTGATGCTCAAAAATTAACAAAAATTGGCTGTTATACTCGCACGGCCATGGATGAAATGTATAATCATTTATCTGTCTGTCTGGCTCATAATATTAATGAGTACTTTGGTATACAAGAAACAAAATATATTCTTGATCAATTAGAGATGAAGTATTCTGATCTATTAAAAGAAATATTAAGATATATAACCGTGCAGCGCATTTCAGAGGTAATTCAGCGTCTGATCCAGGAGCGAATTTCAGTGCGCAATATGCGGTTAGTTATGGAGGCCTTAGCATTATGGAGCCCACGAGAGAAAGATATAATCACACTCGTCGAGCATGTACGAGGTGCATTAGGTCGCTACATTTGCCATAAGTTTTCATATTCTGGAGAAATTAAAGCAATTGTGATTTCGCCTGAAATAGAGGACAGAATCAGAGATGGTGTCAGGCCTACCGCTGGCGGTACTTTTCTTAATCTCGATGCATCCGAAGCTGAGATGATTCTGGATAATTTTAAACTGGCACTTTCTGGAATCAATATTCCTATTAAAGACATTATTTTACTGGGATCTGTGGATATTCGTCGTTTTATCAAAAAACTTATTGAATCTAGTTATCGAGACCTCGAAGTACTTTCGTACGGGGAACTAACGGAAAATGTTCCCGTTAATATTCTGAAAACTATTTA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paS</text:p>
          </table:table-cell>
          <table:table-cell office:value-type="string" calcext:value-type="string">
            <text:p>Export aparatus autoprotease</text:p>
          </table:table-cell>
          <table:table-cell office:value-type="string" calcext:value-type="string">
            <text:p>C6USH9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kulasekara_analysis_2009</text:p>
          </table:table-cell>
          <table:table-cell office:value-type="string" calcext:value-type="string">
            <text:p>&gt;gi|254791136:c3783079-3781958 Escherichia coli O157:H7 str. TW14359 chromosome, complete genome</text:p>
          </table:table-cell>
          <table:table-cell office:value-type="string" calcext:value-type="string">
            <text:p>ATGGCAAATAAAACTGAAAAGCCAACACAAAAGAAACTGCAGGATGCTTCTAAAAAAGGGCAAATTCTAAAAAGTAGAGACTTAACCGTTTCTGTAATAATGCTTGTGGGTACTTTATATCTCGGATATGTTTTTGATGTGCATCACATTATGTCGATTCTTGAATATATCCTTGATCATAACGCTAAACCGGATATTTGGGACTATTTTAAAGCTATGGGGATTGGTTGGTTGAAAACGATCATTCCTTTTTTGCTGGTTTGCATGTTCACAACAATACTTGTCTCCTGGTTTCAAAGTAAAATGCAATTAGCAACTGAAGCTGTAAAATTAAAGTTTGATTCATTGAATCCAGTAAATGGTTTAAAGCGTATATTTGGCTTAAAAACCGTAAAAGAATTTGTTAAAGCAATTCTTTATATTATTTTTTTTGCATTGGAGATCAAAGTATTTTGGAGTAATCATAAATCACTGCTTTTTAAAACTCTTGATGGAGATATCATATCTTTATTATCAGATTGGGGAGAGATGCTATTCCTTCTCATACTGTATTGTCTCGGCAGTATGATAATTGTCTTAATTTTTGATTTTATCGCTGAATATTTTTTATTTATGAAAGATATGAAAATGGATAAACAAGAAGTTAAAAGAGAATACAAGGAACAAGAAGGAAATCCTGAAATTAAGTCTAAACGCAGAGAGCGCCATCAGGAAATTCTTTCTGAGCAATTGAAATCTGATGTCAGTAATAGCCGTTTGATGATTGCCAACCCTACTCACATTGCAATAGGGATATACTTTAAGCCACATCTGTCACCTATTCCATTGATTTCTGTAAGAGAAACTAATGAGGTAGCATTAGCTGTAAGGAAATATGCAAAGGAAATCGGGATACCAATTATTACAGATAAAAAATTAGCACGAAAAATTTATGCTACCCATCGTCGCTACGATTATGTTAGCTTCGAAAATATAGATGAAATATTACGTCTTCTGCTGTGGCTTGAAGATGTGGAGAATGCTGGACAACCTGTTCCAGATGAACAGCTCTCTTCAGAAGATAAATATATTGAGGGTGAAGACACAAAAAGCGAGAATAATGACAATAATTTAAAAAATTA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paP</text:p>
          </table:table-cell>
          <table:table-cell office:value-type="string" calcext:value-type="string">
            <text:p>Export aparatus autoprotease</text:p>
          </table:table-cell>
          <table:table-cell office:value-type="string" calcext:value-type="string">
            <text:p>B5YX55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eppinger_genomic_2011</text:p>
          </table:table-cell>
          <table:table-cell office:value-type="string" calcext:value-type="string">
            <text:p>&gt;gi|209395693:c4721089-4720436 Escherichia coli O157:H7 str. EC4115 chromosome, complete genome</text:p>
          </table:table-cell>
          <table:table-cell office:value-type="string" calcext:value-type="string">
            <text:p>ATGTCTCAATTAATGACCATTGGCTCACAGCCAATATTTTTAATTATTGTATTTTTTCTGTTATCATTACTGCCAATATTTGTTGTTATTGGTACTTCATTCCTGAAAATTTCTATTGTACTGGGGATATTGAAGAACGCATTAGGCATTCAACAGGTACCACCAAACATGGCGCTAACATCAGTGTCTTTGATACTGACAATGTTTATTATGTCTCCGATAATATTACAGATAAATGATAATATTTCTCAGGAACCAATCAATTATACCGACTCTGATTTTTTTCAAAAAGTTGATGAGAAAATATTATCACCATATCGCGGTTTTTTAGAAAAAAATACAGAGAAAGACAATGTAGAGTTTTTTGAACGTGCAGCTCAAAAAAAATTGGGTAATGAAACTATCTTAAAAAAAGACTCTCTATTTATACTGTTACCGGCTTTCACGATGGGGCAGCTTGAAGCTGCATTCAAGATAGGTTTTTTGCTCTATTTACCCTTTATTGCGATAGATTTGATCATTTCCAATATCTTATTGGCCTTGGGTATGATGATGGTATCGCCAGTAACAATTTCGATTCCTTTTAAGATCTTATTATTCATTCTTGTTGGAGGCTGGCAAAAATTATTCGAATTTCTGTTGGTGGTGAATTG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paR</text:p>
          </table:table-cell>
          <table:table-cell office:value-type="string" calcext:value-type="string">
            <text:p>Export aparatus autoprotease</text:p>
          </table:table-cell>
          <table:table-cell office:value-type="string" calcext:value-type="string">
            <text:p>B5YX53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eppinger_genomic_2011</text:p>
          </table:table-cell>
          <table:table-cell office:value-type="string" calcext:value-type="string">
            <text:p>&gt;gi|209395693:c4720167-4719391 Escherichia coli O157:H7 str. EC4115 chromosome, complete genome</text:p>
          </table:table-cell>
          <table:table-cell office:value-type="string" calcext:value-type="string">
            <text:p>ATGAATGAGATAATGACGGTCATAGTATCATCATTTTATTGTATACTCAGGCCGCTGGGGATGTTTATTATCCTACCAATATTTTCAACAGGTGTTTTACTCAGTAACTTTATTCGCAACTCAATTATGATTGCGTTTACGCTTCCGATCATAGTAGAGAACTATACATTTTCGGAAAAATTGCCATCTGGAATCTTTCAGTTGACAGGAATAGCGCTAAAAGAAATAAGTATTGGTTTTTTCATTGGGTTATCATTTACTATTCTTTTTTGGGCAATAGATGCGGCTGGACAGATTATTGATACTCTAAGAGGCTCAACAATATCTTCAATTTTTAACCCGTCCATAAGTGATTCATCTTCTATCACTGGCGTTATCTTGTACCAATTTATCTCTGTGATCTTTGTTATTCATGGTGGGATACAAAGCATCCTAGATAAGCTATATTTATCCTACGAGATATTACCATTACAAGCCGATATTGCATTCAATCGTGCTTTAATAGATTTTTTGTTTTCTCTATGGGATTCATTTATTAAACTGATGTTATCATTTTCAGTTCCCATGATTATCGGTATATTCTTATGTGATATGGGGTTTGGGTTTCTTAACAAAACAGCACCTCAGCTAAACGTATTCACATTATCACTGCCAGTAAAAAGTTTGATAGCAATCTTTATATTGCTATTAGTTATTCATGTTTTTCCTGATTTTATTACGGCAAATATTCATTCTGACATAATTGATAGATCGTTACCGAGCATGATTAATGAGTG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paQ</text:p>
          </table:table-cell>
          <table:table-cell office:value-type="string" calcext:value-type="string">
            <text:p>Export aparatus autoprotease</text:p>
          </table:table-cell>
          <table:table-cell office:value-type="string" calcext:value-type="string">
            <text:p>Q8X6F2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15829254:c3724994-3724734 Escherichia coli O157:H7 str. Sakai chromosome, complete genome</text:p>
          </table:table-cell>
          <table:table-cell office:value-type="string" calcext:value-type="string">
            <text:p>ATGGATGACATTGTTTTTGCAGGGAATAGGGCGCTGTATCTGATTTTAGTTATGTCTGCAGGACCTATTGCAGTAGCGACATTTGTTGGTTTATTGGTAGGGCTTTTTCAAACGGTAACGCAGTTGCAAGAACAGACGTTGCCATTTGGCGTGAAATTATTGTGCGTAAGTATTTGCTTTTTTTTAATGAGCGGATGGTATGGTGAAAAATTATATTCTTTTGGTATTGAAATGCTGAATTTAGCATTTGCGAGAGGATA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paO</text:p>
          </table:table-cell>
          <table:table-cell office:value-type="string" calcext:value-type="string">
            <text:p>Export aparatus C-ring</text:p>
          </table:table-cell>
          <table:table-cell office:value-type="string" calcext:value-type="string">
            <text:p>C6USI2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254791136:c3785769-3784783 Escherichia coli O157:H7 str. TW14359 chromosome, complete genome</text:p>
          </table:table-cell>
          <table:table-cell office:value-type="string" calcext:value-type="string">
            <text:p>ATGAAGGCAAATTCGAAAACGATCAGAAGGATGAAAGTTAATGTTCGGTCTGAGGAAAGTAAATCGAAACACTCTACGTTTGAAACCACTTTTCAAAATTGGAAAGAAAATGGCGAAGATGTTGCATTATTAATGCCCGAATTTAGTGCTAAATGGCTACCGATAGCAGAAGAGAGTGGCAGCTGGTCTGGATGGGTGTTGCTTCGAGAAATATTTCCCTTAATTTCTGCCGAGCTCGCTGGGATGGCTTTAATGCCAGAAACGGAAAGGTTAATAGGGGAATGGCTCAGTTTATCCAGTTCCCCGTTAAATCTAAAGTATCCTGAACTAAAATATAATCGTTTGTGCGTAGGTAAAGTATTTGATGGAGTATTGAGTCCAGCTCAACCACTGATAAGAATATGGACAGGGGAATTGAATCTTTGGTTAGATAAAGTCACAGTCTGCCAATACGAAAACGCTCCAACTTTAGACAAAAAATCATTATATTGGCCCATTCATTTTGTAATTGGATTTAGTAAAACATGTTATAGAACTATTGTTGATATTGAAGTCGGTGATGTTTTATTAATCTCAAATAATATGGCTTATGCGGTTATTTATAATACAAAGATTTGTGATTTAATTTATCCAGAGGAGTTAAAAATGGCTGATCATTTTCAGTACGAGGAAGATTTTGAAACAGATGACTTTGATATCAAAAAAAGCGAGAGTGAGATTTATGATGAAAATGACGAACAGATGATTAATAGTTTTGAAGAGTTGCCTGTAAAAATTGAGTTTGTTCTTGGTAAGAAAATAATGAATCTATATGAAATAGACGAGCTCTGTGCAAAAAGAATAATATCTCTGCTTCCTGAATCTGAGAAAAATATAGAGATACGTGTAAATGGCGCGCTAACTGGCTATGGCGAACTTGTTGAAGTGGATGATAAATTGGGCGTAGAGATTCATTCTTGGTTATCAGGGCATAATAATGTCAAATAG</text:p>
          </table:table-cell>
          <table:table-cell table:number-columns-repeated="1016"/>
        </table:table-row>
        <table:table-row table:style-name="ro1" table:number-rows-repeated="1048290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MJ1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number:date-style style:name="N10108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09" number:language="en" number:country="CA">
      <number:day number:style="long"/>
      <number:text>-</number:text>
      <number:month number:textual="true"/>
    </number:date-style>
    <number:date-style style:name="N10110" number:language="en" number:country="CA">
      <number:month number:textual="true"/>
      <number:text>-</number:text>
      <number:year/>
    </number:date-style>
    <number:time-style style:name="N10111" number:language="en" number:country="CA">
      <number:hours/>
      <number:text>:</number:text>
      <number:minutes number:style="long"/>
      <number:text> </number:text>
      <number:am-pm/>
    </number:time-style>
    <number:time-style style:name="N10112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5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000-00-00</text:date>, <text:time style:data-style-name="N2" text:time-value="09:36:01.0951584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5T09:10:16</meta:creation-date>
    <meta:generator>LibreOffice/4.2.7.2$Linux_X86_64 LibreOffice_project/420m0$Build-2</meta:generator>
    <dc:date>2014-11-06T15:21:29.142343401</dc:date>
    <meta:editing-duration>P2DT14H19M46S</meta:editing-duration>
    <meta:editing-cycles>152</meta:editing-cycles>
    <meta:document-statistic meta:table-count="1" meta:cell-count="1467" meta:object-count="0"/>
  </office:meta>
</office:document-meta>
</file>